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44"/>
    <style:style style:name="ce4" style:family="table-cell" style:parent-style-name="Default" style:data-style-name="N0"/>
    <style:style style:name="ce5" style:family="table-cell" style:parent-style-name="Default" style:data-style-name="N0"/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/>
    <style:style style:name="ce9" style:family="table-cell" style:parent-style-name="Default" style:data-style-name="N0"/>
    <style:style style:name="ce10" style:family="table-cell" style:parent-style-name="Default" style:data-style-name="N0"/>
    <style:style style:name="ce11" style:family="table-cell" style:parent-style-name="Default" style:data-style-name="N44"/>
    <style:style style:name="ce12" style:family="table-cell" style:parent-style-name="Default" style:data-style-name="N0"/>
    <style:style style:name="ce13" style:family="table-cell" style:parent-style-name="Default" style:data-style-name="N0"/>
    <style:style style:name="ce14" style:family="table-cell" style:parent-style-name="Default" style:data-style-name="N0"/>
    <style:style style:name="ce15" style:family="table-cell" style:parent-style-name="Default" style:data-style-name="N0"/>
    <style:style style:name="ce16" style:family="table-cell" style:parent-style-name="Default" style:data-style-name="N0"/>
    <style:style style:name="ce17" style:family="table-cell" style:parent-style-name="Default" style:data-style-name="N44"/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44"/>
    <style:style style:name="ce22" style:family="table-cell" style:parent-style-name="Default" style:data-style-name="N0"/>
    <style:style style:name="ce23" style:family="table-cell" style:parent-style-name="Default" style:data-style-name="N0"/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/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3" style:family="table-cell" style:parent-style-name="Default" style:data-style-name="N44">
      <style:table-cell-properties fo:border-top="thin solid #000000" fo:border-bottom="none" fo:border-left="thin solid #000000" fo:border-right="none"/>
    </style:style>
    <style:style style:name="ce34" style:family="table-cell" style:parent-style-name="Default" style:data-style-name="N44">
      <style:table-cell-properties fo:border-top="none" fo:border-bottom="none" fo:border-left="thin solid #000000" fo:border-right="none"/>
    </style:style>
    <style:style style:name="ce35" style:family="table-cell" style:parent-style-name="Default" style:data-style-name="N44">
      <style:table-cell-properties fo:border-top="thin solid #000000" fo:border-bottom="thin solid #000000" fo:border-left="thin solid #000000" fo:border-right="none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Default" style:data-style-name="N3"/>
    <style:style style:name="ce41" style:family="table-cell" style:parent-style-name="Default" style:data-style-name="N22"/>
    <style:style style:name="ce42" style:family="table-cell" style:parent-style-name="Comma" style:data-style-name="N45"/>
    <style:style style:name="co1" style:family="table-column">
      <style:table-column-properties fo:break-before="auto" style:column-width="6.21770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5208333333333cm" style:use-optimal-column-width="true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8.41375cm" style:use-optimal-column-width="true"/>
    </style:style>
    <style:style style:name="co11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TF_Pivo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2">
            <text:p>Sum of Total Receipt Amount (in USD)</text:p>
          </table:table-cell>
          <table:table-cell table:style-name="ce36"/>
          <table:table-cell table:number-columns-repeated="16382" table:style-name="ce1"/>
        </table:table-row>
        <table:table-row table:style-name="ro1">
          <table:table-cell office:value-type="string" table:style-name="ce32">
            <text:p>As Of Date</text:p>
          </table:table-cell>
          <table:table-cell office:value-type="string" table:style-name="ce36">
            <text:p>Total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3-04-20T00:00:00" table:style-name="ce33">
            <text:p>04/20/2013</text:p>
          </table:table-cell>
          <table:table-cell office:value-type="float" office:value="6298789313.6700029" table:style-name="ce37">
            <text:p>629878931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3-07-22T00:00:00" table:style-name="ce34">
            <text:p>07/22/2013</text:p>
          </table:table-cell>
          <table:table-cell office:value-type="float" office:value="125251690" table:style-name="ce38">
            <text:p>12525169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3-08-22T00:00:00" table:style-name="ce34">
            <text:p>08/22/2013</text:p>
          </table:table-cell>
          <table:table-cell office:value-type="float" office:value="13299189.48" table:style-name="ce38">
            <text:p>13299189.4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4-03-20T00:00:00" table:style-name="ce34">
            <text:p>03/20/2014</text:p>
          </table:table-cell>
          <table:table-cell office:value-type="float" office:value="519215330.65000004" table:style-name="ce38">
            <text:p>519215330.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4-10-22T00:00:00" table:style-name="ce34">
            <text:p>10/22/2014</text:p>
          </table:table-cell>
          <table:table-cell office:value-type="float" office:value="346118005.15999997" table:style-name="ce38">
            <text:p>346118005.2</text:p>
          </table:table-cell>
          <table:table-cell table:style-name="ce1"/>
          <table:table-cell office:value-type="float" office:value="865333335.80999994" table:formula="msoxl:=SUM(B9,B8)" table:style-name="ce1">
            <text:p>865333335.8</text:p>
          </table:table-cell>
          <table:table-cell table:number-columns-repeated="16380"/>
        </table:table-row>
        <table:table-row table:style-name="ro1">
          <table:table-cell office:value-type="string" table:style-name="ce35">
            <text:p>Grand Total</text:p>
          </table:table-cell>
          <table:table-cell office:value-type="float" office:value="7302673528.9600019" table:style-name="ce39">
            <text:p>7302673529</text:p>
          </table:table-cell>
          <table:table-cell table:style-name="ce1"/>
          <table:table-cell office:value-type="float" office:value="865.33333580999999" table:formula="msoxl:=D9/1000000" table:style-name="ce1">
            <text:p>865.3333358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7302.6735289600019" table:formula="msoxl:=GETPIVOTDATA(&quot;Total Receipt Amount (in USD)&quot;,$A$3)/1000000" table:style-name="ce1">
            <text:p>7302.673529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Afghanistan_Reconstruction_Tru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16377" table:default-cell-style-name="ce1"/>
        <table:table-row table:style-name="ro2">
          <table:table-cell office:value-type="string" table:style-name="ce2">
            <text:p>As Of Date</text:p>
          </table:table-cell>
          <table:table-cell office:value-type="string" table:style-name="ce2">
            <text:p>Trustee Fund Number<text:s/></text:p>
          </table:table-cell>
          <table:table-cell office:value-type="string" table:style-name="ce2">
            <text:p>Trustee Fund Name</text:p>
          </table:table-cell>
          <table:table-cell office:value-type="string" table:style-name="ce2">
            <text:p>FUND</text:p>
          </table:table-cell>
          <table:table-cell office:value-type="string" table:style-name="ce2">
            <text:p>Donor ID</text:p>
          </table:table-cell>
          <table:table-cell office:value-type="string" table:style-name="ce2">
            <text:p>Donor Country</text:p>
          </table:table-cell>
          <table:table-cell office:value-type="string" table:style-name="ce2">
            <text:p>Donor Code</text:p>
          </table:table-cell>
          <table:table-cell office:value-type="string" table:style-name="ce2">
            <text:p>Ammendment unique ID</text:p>
          </table:table-cell>
          <table:table-cell office:value-type="string" table:style-name="ce2">
            <text:p>Installment Posting Date</text:p>
          </table:table-cell>
          <table:table-cell office:value-type="string" table:style-name="ce2">
            <text:p>Installment Posting year SY</text:p>
          </table:table-cell>
          <table:table-cell office:value-type="string" table:style-name="ce2">
            <text:p>Installment Posting year FY</text:p>
          </table:table-cell>
          <table:table-cell office:value-type="string" table:style-name="ce2">
            <text:p>Installment Posting year CY</text:p>
          </table:table-cell>
          <table:table-cell office:value-type="string" table:style-name="ce2">
            <text:p>Donor or Grant Agreement Currency</text:p>
          </table:table-cell>
          <table:table-cell office:value-type="string" table:style-name="ce2">
            <text:p>Contribution Commitment Amount</text:p>
          </table:table-cell>
          <table:table-cell office:value-type="string" table:style-name="ce2">
            <text:p>Installment Due Date</text:p>
          </table:table-cell>
          <table:table-cell office:value-type="string" table:style-name="ce2">
            <text:p>Installment Due Year SY</text:p>
          </table:table-cell>
          <table:table-cell office:value-type="string" table:style-name="ce2">
            <text:p>Installment Due Year FY</text:p>
          </table:table-cell>
          <table:table-cell office:value-type="string" table:style-name="ce2">
            <text:p>Installment Due Year CY</text:p>
          </table:table-cell>
          <table:table-cell office:value-type="string" table:style-name="ce2">
            <text:p>Foreign Exchange Receipt Date</text:p>
          </table:table-cell>
          <table:table-cell office:value-type="string" table:style-name="ce2">
            <text:p>Foreign Exchange Receipt Year SY</text:p>
          </table:table-cell>
          <table:table-cell office:value-type="string" table:style-name="ce2">
            <text:p>Foreign Exchange Receipt Year FY</text:p>
          </table:table-cell>
          <table:table-cell office:value-type="string" table:style-name="ce2">
            <text:p>Foreign Exchange Receipt Year CY</text:p>
          </table:table-cell>
          <table:table-cell office:value-type="string" table:style-name="ce2">
            <text:p>Receipt Amount (In Donation Currency)</text:p>
          </table:table-cell>
          <table:table-cell office:value-type="string" table:style-name="ce2">
            <text:p>Project Preference</text:p>
          </table:table-cell>
          <table:table-cell office:value-type="string" table:style-name="ce2">
            <text:p>Project Preference Trust Fund Grant Number</text:p>
          </table:table-cell>
          <table:table-cell office:value-type="string" table:style-name="ce2">
            <text:p>Project Preference Project ID</text:p>
          </table:table-cell>
          <table:table-cell office:value-type="string" table:style-name="ce2">
            <text:p>Preference Amount (in USD)</text:p>
          </table:table-cell>
          <table:table-cell office:value-type="string" table:style-name="ce2">
            <text:p>No Preference Amount (in USD)</text:p>
          </table:table-cell>
          <table:table-cell office:value-type="string" table:style-name="ce2">
            <text:p>Total Receipt Amount (in USD)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</text:p>
          </table:table-cell>
          <table:table-cell office:value-type="date" office:date-value="2002-06-06T00:00:00" table:style-name="ce11">
            <text:p>06/06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2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GBP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2-06-06T00:00:00" table:style-name="ce17">
            <text:p>06/06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2</text:p>
          </table:table-cell>
          <table:table-cell office:value-type="string" table:style-name="ce20">
            <text:p>2002</text:p>
          </table:table-cell>
          <table:table-cell office:value-type="date" office:date-value="2002-04-26T00:00:00" table:style-name="ce21">
            <text:p>04/26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2</text:p>
          </table:table-cell>
          <table:table-cell office:value-type="string" table:style-name="ce24">
            <text:p>200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262500" table:style-name="ce30">
            <text:p>7262500</text:p>
          </table:table-cell>
          <table:table-cell office:value-type="float" office:value="7262500" table:style-name="ce31">
            <text:p>7262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Main</text:p>
          </table:table-cell>
          <table:table-cell office:value-type="date" office:date-value="2002-06-11T00:00:00" table:style-name="ce11">
            <text:p>06/11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2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EUR</text:p>
          </table:table-cell>
          <table:table-cell office:value-type="float" office:value="35000000" table:style-name="ce16">
            <text:p>35000000</text:p>
          </table:table-cell>
          <table:table-cell office:value-type="date" office:date-value="2002-06-11T00:00:00" table:style-name="ce17">
            <text:p>06/11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2</text:p>
          </table:table-cell>
          <table:table-cell office:value-type="string" table:style-name="ce20">
            <text:p>2002</text:p>
          </table:table-cell>
          <table:table-cell office:value-type="date" office:date-value="2002-06-24T00:00:00" table:style-name="ce21">
            <text:p>06/24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2</text:p>
          </table:table-cell>
          <table:table-cell office:value-type="string" table:style-name="ce24">
            <text:p>2002</text:p>
          </table:table-cell>
          <table:table-cell office:value-type="float" office:value="35000000" table:style-name="ce25">
            <text:p>3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3666500" table:style-name="ce30">
            <text:p>33666500</text:p>
          </table:table-cell>
          <table:table-cell office:value-type="float" office:value="33666500" table:style-name="ce31">
            <text:p>33666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Main</text:p>
          </table:table-cell>
          <table:table-cell office:value-type="date" office:date-value="2003-06-12T00:00:00" table:style-name="ce11">
            <text:p>06/12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3-06-12T00:00:00" table:style-name="ce17">
            <text:p>06/1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2-06-27T00:00:00" table:style-name="ce21">
            <text:p>06/27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2</text:p>
          </table:table-cell>
          <table:table-cell office:value-type="string" table:style-name="ce24">
            <text:p>2002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0000" table:style-name="ce30">
            <text:p>1000000</text:p>
          </table:table-cell>
          <table:table-cell office:value-type="float" office:value="1000000" table:style-name="ce31">
            <text:p>1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7005</text:p>
          </table:table-cell>
          <table:table-cell office:value-type="string" table:style-name="ce8">
            <text:p>Korea, Republic</text:p>
          </table:table-cell>
          <table:table-cell office:value-type="string" table:style-name="ce9">
            <text:p>KR</text:p>
          </table:table-cell>
          <table:table-cell office:value-type="string" table:style-name="ce10">
            <text:p>KR-1</text:p>
          </table:table-cell>
          <table:table-cell office:value-type="date" office:date-value="2002-07-15T00:00:00" table:style-name="ce11">
            <text:p>07/15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999985" table:style-name="ce16">
            <text:p>999985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2-07-15T00:00:00" table:style-name="ce21">
            <text:p>07/15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999985" table:style-name="ce25">
            <text:p>999985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99985" table:style-name="ce30">
            <text:p>999985</text:p>
          </table:table-cell>
          <table:table-cell office:value-type="float" office:value="999985" table:style-name="ce31">
            <text:p>99998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Main</text:p>
          </table:table-cell>
          <table:table-cell office:value-type="date" office:date-value="2002-12-12T00:00:00" table:style-name="ce11">
            <text:p>12/12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EUR</text:p>
          </table:table-cell>
          <table:table-cell office:value-type="float" office:value="999981.5" table:style-name="ce16">
            <text:p>999981.5</text:p>
          </table:table-cell>
          <table:table-cell office:value-type="date" office:date-value="2002-12-12T00:00:00" table:style-name="ce17">
            <text:p>12/12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2-07-19T00:00:00" table:style-name="ce21">
            <text:p>07/19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999981.5" table:style-name="ce25">
            <text:p>999981.5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6481.38" table:style-name="ce30">
            <text:p>1006481.38</text:p>
          </table:table-cell>
          <table:table-cell office:value-type="float" office:value="1006481.38" table:style-name="ce31">
            <text:p>1006481.3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1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Main</text:p>
          </table:table-cell>
          <table:table-cell office:value-type="date" office:date-value="2002-06-19T00:00:00" table:style-name="ce11">
            <text:p>06/19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2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2-06-19T00:00:00" table:style-name="ce17">
            <text:p>06/19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2</text:p>
          </table:table-cell>
          <table:table-cell office:value-type="string" table:style-name="ce20">
            <text:p>2002</text:p>
          </table:table-cell>
          <table:table-cell office:value-type="date" office:date-value="2002-07-23T00:00:00" table:style-name="ce21">
            <text:p>07/23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68400" table:style-name="ce30">
            <text:p>10068400</text:p>
          </table:table-cell>
          <table:table-cell office:value-type="float" office:value="10068400" table:style-name="ce31">
            <text:p>10068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7005</text:p>
          </table:table-cell>
          <table:table-cell office:value-type="string" table:style-name="ce8">
            <text:p>Korea, Republic</text:p>
          </table:table-cell>
          <table:table-cell office:value-type="string" table:style-name="ce9">
            <text:p>KR</text:p>
          </table:table-cell>
          <table:table-cell office:value-type="string" table:style-name="ce10">
            <text:p>KR-1</text:p>
          </table:table-cell>
          <table:table-cell office:value-type="date" office:date-value="2002-07-23T00:00:00" table:style-name="ce11">
            <text:p>07/23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15" table:style-name="ce16">
            <text:p>15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2-07-23T00:00:00" table:style-name="ce21">
            <text:p>07/23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15" table:style-name="ce25">
            <text:p>15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" table:style-name="ce30">
            <text:p>15</text:p>
          </table:table-cell>
          <table:table-cell office:value-type="float" office:value="15" table:style-name="ce31">
            <text:p>1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Main</text:p>
          </table:table-cell>
          <table:table-cell office:value-type="date" office:date-value="2002-06-20T00:00:00" table:style-name="ce11">
            <text:p>06/20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2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2-06-20T00:00:00" table:style-name="ce17">
            <text:p>06/20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2</text:p>
          </table:table-cell>
          <table:table-cell office:value-type="string" table:style-name="ce20">
            <text:p>2002</text:p>
          </table:table-cell>
          <table:table-cell office:value-type="date" office:date-value="2002-07-23T00:00:00" table:style-name="ce21">
            <text:p>07/23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1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TFR</text:p>
          </table:table-cell>
          <table:table-cell office:value-type="date" office:date-value="2002-07-31T00:00:00" table:style-name="ce11">
            <text:p>07/31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2500000" table:style-name="ce16">
            <text:p>2500000</text:p>
          </table:table-cell>
          <table:table-cell office:value-type="date" office:date-value="2002-07-30T00:00:00" table:style-name="ce17">
            <text:p>07/30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2-07-31T00:00:00" table:style-name="ce21">
            <text:p>07/31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2500000" table:style-name="ce25">
            <text:p>2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500000" table:style-name="ce30">
            <text:p>2500000</text:p>
          </table:table-cell>
          <table:table-cell office:value-type="float" office:value="2500000" table:style-name="ce31">
            <text:p>2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Main</text:p>
          </table:table-cell>
          <table:table-cell office:value-type="date" office:date-value="2002-08-06T00:00:00" table:style-name="ce11">
            <text:p>08/06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2-06-27T00:00:00" table:style-name="ce17">
            <text:p>06/27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2</text:p>
          </table:table-cell>
          <table:table-cell office:value-type="string" table:style-name="ce20">
            <text:p>2002</text:p>
          </table:table-cell>
          <table:table-cell office:value-type="date" office:date-value="2002-08-06T00:00:00" table:style-name="ce21">
            <text:p>08/06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3002</text:p>
          </table:table-cell>
          <table:table-cell office:value-type="string" table:style-name="ce8">
            <text:p>Saudi Arabia</text:p>
          </table:table-cell>
          <table:table-cell office:value-type="string" table:style-name="ce9">
            <text:p>SA</text:p>
          </table:table-cell>
          <table:table-cell office:value-type="string" table:style-name="ce10">
            <text:p>SA-Main</text:p>
          </table:table-cell>
          <table:table-cell office:value-type="date" office:date-value="2002-07-03T00:00:00" table:style-name="ce11">
            <text:p>07/03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2-08-31T00:00:00" table:style-name="ce17">
            <text:p>08/31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2-08-31T00:00:00" table:style-name="ce21">
            <text:p>08/31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</text:p>
          </table:table-cell>
          <table:table-cell office:value-type="date" office:date-value="2002-08-15T00:00:00" table:style-name="ce11">
            <text:p>08/15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GBP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2-08-15T00:00:00" table:style-name="ce17">
            <text:p>08/15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2-09-06T00:00:00" table:style-name="ce21">
            <text:p>09/06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816000" table:style-name="ce30">
            <text:p>7816000</text:p>
          </table:table-cell>
          <table:table-cell office:value-type="float" office:value="7816000" table:style-name="ce31">
            <text:p>7816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3002</text:p>
          </table:table-cell>
          <table:table-cell office:value-type="string" table:style-name="ce8">
            <text:p>Saudi Arabia</text:p>
          </table:table-cell>
          <table:table-cell office:value-type="string" table:style-name="ce9">
            <text:p>SA</text:p>
          </table:table-cell>
          <table:table-cell office:value-type="string" table:style-name="ce10">
            <text:p>SA-1</text:p>
          </table:table-cell>
          <table:table-cell office:value-type="date" office:date-value="2002-09-03T00:00:00" table:style-name="ce11">
            <text:p>09/03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2-09-03T00:00:00" table:style-name="ce17">
            <text:p>09/03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2-09-09T00:00:00" table:style-name="ce21">
            <text:p>09/09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3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Main</text:p>
          </table:table-cell>
          <table:table-cell office:value-type="date" office:date-value="2002-06-24T00:00:00" table:style-name="ce11">
            <text:p>06/24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2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NOK</text:p>
          </table:table-cell>
          <table:table-cell office:value-type="float" office:value="14000000" table:style-name="ce16">
            <text:p>14000000</text:p>
          </table:table-cell>
          <table:table-cell office:value-type="date" office:date-value="2002-06-24T00:00:00" table:style-name="ce17">
            <text:p>06/24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2</text:p>
          </table:table-cell>
          <table:table-cell office:value-type="string" table:style-name="ce20">
            <text:p>2002</text:p>
          </table:table-cell>
          <table:table-cell office:value-type="date" office:date-value="2002-09-24T00:00:00" table:style-name="ce21">
            <text:p>09/24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14000000" table:style-name="ce25">
            <text:p>14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868578.02" table:style-name="ce30">
            <text:p>1868578.02</text:p>
          </table:table-cell>
          <table:table-cell office:value-type="float" office:value="1868578.02" table:style-name="ce31">
            <text:p>1868578.0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Main</text:p>
          </table:table-cell>
          <table:table-cell office:value-type="date" office:date-value="2002-10-10T00:00:00" table:style-name="ce11">
            <text:p>10/10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2500000" table:style-name="ce16">
            <text:p>2500000</text:p>
          </table:table-cell>
          <table:table-cell office:value-type="date" office:date-value="2002-08-26T00:00:00" table:style-name="ce17">
            <text:p>08/26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2-10-10T00:00:00" table:style-name="ce21">
            <text:p>10/10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2500000" table:style-name="ce25">
            <text:p>2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500000" table:style-name="ce30">
            <text:p>2500000</text:p>
          </table:table-cell>
          <table:table-cell office:value-type="float" office:value="2500000" table:style-name="ce31">
            <text:p>2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6001</text:p>
          </table:table-cell>
          <table:table-cell office:value-type="string" table:style-name="ce8">
            <text:p>Switzerland</text:p>
          </table:table-cell>
          <table:table-cell office:value-type="string" table:style-name="ce9">
            <text:p>CH</text:p>
          </table:table-cell>
          <table:table-cell office:value-type="string" table:style-name="ce10">
            <text:p>CH-Main</text:p>
          </table:table-cell>
          <table:table-cell office:value-type="date" office:date-value="2002-10-08T00:00:00" table:style-name="ce11">
            <text:p>10/08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CHF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2-10-11T00:00:00" table:style-name="ce21">
            <text:p>10/11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72585.42" table:style-name="ce30">
            <text:p>672585.42</text:p>
          </table:table-cell>
          <table:table-cell office:value-type="float" office:value="672585.42" table:style-name="ce31">
            <text:p>672585.4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Main</text:p>
          </table:table-cell>
          <table:table-cell office:value-type="date" office:date-value="2002-09-11T00:00:00" table:style-name="ce11">
            <text:p>09/11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CAD</text:p>
          </table:table-cell>
          <table:table-cell office:value-type="float" office:value="19000000" table:style-name="ce16">
            <text:p>19000000</text:p>
          </table:table-cell>
          <table:table-cell office:value-type="date" office:date-value="2002-09-11T00:00:00" table:style-name="ce17">
            <text:p>09/11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2-10-17T00:00:00" table:style-name="ce21">
            <text:p>10/17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19000000" table:style-name="ce25">
            <text:p>19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1997638.359999999" table:style-name="ce30">
            <text:p>11997638.36</text:p>
          </table:table-cell>
          <table:table-cell office:value-type="float" office:value="11997638.359999999" table:style-name="ce31">
            <text:p>11997638.3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2001</text:p>
          </table:table-cell>
          <table:table-cell office:value-type="string" table:style-name="ce8">
            <text:p>India</text:p>
          </table:table-cell>
          <table:table-cell office:value-type="string" table:style-name="ce9">
            <text:p>IN</text:p>
          </table:table-cell>
          <table:table-cell office:value-type="string" table:style-name="ce10">
            <text:p>IN-Main</text:p>
          </table:table-cell>
          <table:table-cell office:value-type="date" office:date-value="2002-06-06T00:00:00" table:style-name="ce11">
            <text:p>06/06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2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02-06-06T00:00:00" table:style-name="ce17">
            <text:p>06/06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2</text:p>
          </table:table-cell>
          <table:table-cell office:value-type="string" table:style-name="ce20">
            <text:p>2002</text:p>
          </table:table-cell>
          <table:table-cell office:value-type="date" office:date-value="2002-11-20T00:00:00" table:style-name="ce21">
            <text:p>11/20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" table:style-name="ce30">
            <text:p>200000</text:p>
          </table:table-cell>
          <table:table-cell office:value-type="float" office:value="200000" table:style-name="ce31">
            <text:p>2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Main</text:p>
          </table:table-cell>
          <table:table-cell office:value-type="date" office:date-value="2003-04-01T00:00:00" table:style-name="ce11">
            <text:p>04/01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SEK</text:p>
          </table:table-cell>
          <table:table-cell office:value-type="float" office:value="28000000" table:style-name="ce16">
            <text:p>28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2-12-12T00:00:00" table:style-name="ce21">
            <text:p>12/12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28000000" table:style-name="ce25">
            <text:p>28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103008.81" table:style-name="ce30">
            <text:p>3103008.81</text:p>
          </table:table-cell>
          <table:table-cell office:value-type="float" office:value="3103008.81" table:style-name="ce31">
            <text:p>3103008.8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Main</text:p>
          </table:table-cell>
          <table:table-cell office:value-type="date" office:date-value="2002-10-22T00:00:00" table:style-name="ce11">
            <text:p>10/22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17000000" table:style-name="ce16">
            <text:p>17000000</text:p>
          </table:table-cell>
          <table:table-cell office:value-type="date" office:date-value="2002-10-22T00:00:00" table:style-name="ce17">
            <text:p>10/22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2-12-20T00:00:00" table:style-name="ce21">
            <text:p>12/20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17000000" table:style-name="ce25">
            <text:p>17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7000000" table:style-name="ce30">
            <text:p>17000000</text:p>
          </table:table-cell>
          <table:table-cell office:value-type="float" office:value="17000000" table:style-name="ce31">
            <text:p>17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2001</text:p>
          </table:table-cell>
          <table:table-cell office:value-type="string" table:style-name="ce8">
            <text:p>Kuwait</text:p>
          </table:table-cell>
          <table:table-cell office:value-type="string" table:style-name="ce9">
            <text:p>KW</text:p>
          </table:table-cell>
          <table:table-cell office:value-type="string" table:style-name="ce10">
            <text:p>KW-Main</text:p>
          </table:table-cell>
          <table:table-cell office:value-type="date" office:date-value="2002-12-10T00:00:00" table:style-name="ce11">
            <text:p>12/10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2-12-31T00:00:00" table:style-name="ce17">
            <text:p>12/31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2-12-27T00:00:00" table:style-name="ce21">
            <text:p>12/27/2002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</text:p>
          </table:table-cell>
          <table:table-cell office:value-type="date" office:date-value="2002-12-19T00:00:00" table:style-name="ce11">
            <text:p>12/19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EUR</text:p>
          </table:table-cell>
          <table:table-cell office:value-type="float" office:value="1700000" table:style-name="ce16">
            <text:p>1700000</text:p>
          </table:table-cell>
          <table:table-cell office:value-type="date" office:date-value="2002-12-19T00:00:00" table:style-name="ce17">
            <text:p>12/19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3-01-14T00:00:00" table:style-name="ce21">
            <text:p>01/14/2003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1170000" table:style-name="ce25">
            <text:p>117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28968" table:style-name="ce30">
            <text:p>1228968</text:p>
          </table:table-cell>
          <table:table-cell office:value-type="float" office:value="1228968" table:style-name="ce31">
            <text:p>122896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2</text:p>
          </table:table-cell>
          <table:table-cell office:value-type="date" office:date-value="2002-12-19T00:00:00" table:style-name="ce11">
            <text:p>12/19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EUR</text:p>
          </table:table-cell>
          <table:table-cell office:value-type="float" office:value="1700000" table:style-name="ce16">
            <text:p>1700000</text:p>
          </table:table-cell>
          <table:table-cell office:value-type="date" office:date-value="2002-12-19T00:00:00" table:style-name="ce17">
            <text:p>12/19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3-01-14T00:00:00" table:style-name="ce21">
            <text:p>01/14/2003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530000" table:style-name="ce25">
            <text:p>53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56712" table:style-name="ce30">
            <text:p>556712</text:p>
          </table:table-cell>
          <table:table-cell office:value-type="float" office:value="556712" table:style-name="ce31">
            <text:p>55671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FG/AIDCO/2002/0523/001</text:p>
          </table:table-cell>
          <table:table-cell office:value-type="date" office:date-value="2002-12-16T00:00:00" table:style-name="ce11">
            <text:p>12/16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EUR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1-15T00:00:00" table:style-name="ce21">
            <text:p>01/15/2003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870600" table:style-name="ce30">
            <text:p>15870600</text:p>
          </table:table-cell>
          <table:table-cell office:value-type="float" office:value="15870600" table:style-name="ce31">
            <text:p>15870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Main</text:p>
          </table:table-cell>
          <table:table-cell office:value-type="date" office:date-value="2003-01-22T00:00:00" table:style-name="ce11">
            <text:p>01/22/2003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3-01-22T00:00:00" table:style-name="ce17">
            <text:p>01/22/2003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1-22T00:00:00" table:style-name="ce21">
            <text:p>01/22/2003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0000" table:style-name="ce30">
            <text:p>1000000</text:p>
          </table:table-cell>
          <table:table-cell office:value-type="float" office:value="1000000" table:style-name="ce31">
            <text:p>1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3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</text:p>
          </table:table-cell>
          <table:table-cell office:value-type="date" office:date-value="2002-12-12T00:00:00" table:style-name="ce11">
            <text:p>12/12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NOK</text:p>
          </table:table-cell>
          <table:table-cell office:value-type="float" office:value="33950000" table:style-name="ce16">
            <text:p>33950000</text:p>
          </table:table-cell>
          <table:table-cell office:value-type="date" office:date-value="2002-12-12T00:00:00" table:style-name="ce17">
            <text:p>12/12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3-01-29T00:00:00" table:style-name="ce21">
            <text:p>01/29/2003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33950000" table:style-name="ce25">
            <text:p>339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949701.13" table:style-name="ce30">
            <text:p>4949701.13</text:p>
          </table:table-cell>
          <table:table-cell office:value-type="float" office:value="4949701.13" table:style-name="ce31">
            <text:p>4949701.13</text:p>
          </table:table-cell>
          <table:table-cell table:number-columns-repeated="16355"/>
        </table:table-row>
        <table:table-row table:number-rows-repeated="2"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7005</text:p>
          </table:table-cell>
          <table:table-cell office:value-type="string" table:style-name="ce8">
            <text:p>Korea, Republic</text:p>
          </table:table-cell>
          <table:table-cell office:value-type="string" table:style-name="ce9">
            <text:p>KR</text:p>
          </table:table-cell>
          <table:table-cell office:value-type="string" table:style-name="ce10">
            <text:p>KR-1</text:p>
          </table:table-cell>
          <table:table-cell office:value-type="date" office:date-value="2003-01-31T00:00:00" table:style-name="ce11">
            <text:p>01/31/2003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500000" table:style-name="ce16">
            <text:p>5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1-31T00:00:00" table:style-name="ce21">
            <text:p>01/31/2003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" table:style-name="ce30">
            <text:p>500000</text:p>
          </table:table-cell>
          <table:table-cell office:value-type="float" office:value="500000" table:style-name="ce31">
            <text:p>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9001</text:p>
          </table:table-cell>
          <table:table-cell office:value-type="string" table:style-name="ce8">
            <text:p>Turkey</text:p>
          </table:table-cell>
          <table:table-cell office:value-type="string" table:style-name="ce9">
            <text:p>TR</text:p>
          </table:table-cell>
          <table:table-cell office:value-type="string" table:style-name="ce10">
            <text:p>TR-1</text:p>
          </table:table-cell>
          <table:table-cell office:value-type="date" office:date-value="2002-09-30T00:00:00" table:style-name="ce11">
            <text:p>09/30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500000" table:style-name="ce16">
            <text:p>5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1-31T00:00:00" table:style-name="ce21">
            <text:p>01/31/2003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" table:style-name="ce30">
            <text:p>500000</text:p>
          </table:table-cell>
          <table:table-cell office:value-type="float" office:value="500000" table:style-name="ce31">
            <text:p>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4</text:p>
          </table:table-cell>
          <table:table-cell office:value-type="date" office:date-value="2002-11-25T00:00:00" table:style-name="ce11">
            <text:p>11/25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33000000" table:style-name="ce16">
            <text:p>33000000</text:p>
          </table:table-cell>
          <table:table-cell office:value-type="date" office:date-value="2002-11-25T00:00:00" table:style-name="ce17">
            <text:p>11/25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3-02-25T00:00:00" table:style-name="ce21">
            <text:p>02/25/2003</text:p>
          </table:table-cell>
          <table:table-cell office:value-type="string" table:style-name="ce22">
            <text:p>1381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33000000" table:style-name="ce25">
            <text:p>33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3000000" table:style-name="ce30">
            <text:p>33000000</text:p>
          </table:table-cell>
          <table:table-cell office:value-type="float" office:value="33000000" table:style-name="ce31">
            <text:p>33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</text:p>
          </table:table-cell>
          <table:table-cell office:value-type="date" office:date-value="2003-02-14T00:00:00" table:style-name="ce11">
            <text:p>02/14/2003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CAD</text:p>
          </table:table-cell>
          <table:table-cell office:value-type="float" office:value="8000000" table:style-name="ce16">
            <text:p>8000000</text:p>
          </table:table-cell>
          <table:table-cell office:value-type="date" office:date-value="2003-02-14T00:00:00" table:style-name="ce17">
            <text:p>02/14/2003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3-21T00:00:00" table:style-name="ce21">
            <text:p>03/21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397090.9699999997" table:style-name="ce30">
            <text:p>5397090.97</text:p>
          </table:table-cell>
          <table:table-cell office:value-type="float" office:value="5397090.9699999997" table:style-name="ce31">
            <text:p>5397090.9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850001</text:p>
          </table:table-cell>
          <table:table-cell office:value-type="string" table:style-name="ce8">
            <text:p>Bahrain</text:p>
          </table:table-cell>
          <table:table-cell office:value-type="string" table:style-name="ce9">
            <text:p>BH</text:p>
          </table:table-cell>
          <table:table-cell office:value-type="string" table:style-name="ce10">
            <text:p>BH-1</text:p>
          </table:table-cell>
          <table:table-cell office:value-type="date" office:date-value="2002-10-10T00:00:00" table:style-name="ce11">
            <text:p>10/10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BHD</text:p>
          </table:table-cell>
          <table:table-cell office:value-type="float" office:value="190000" table:style-name="ce16">
            <text:p>19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3-31T00:00:00" table:style-name="ce21">
            <text:p>03/31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503978.78" table:style-name="ce25">
            <text:p>503978.78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3978.78" table:style-name="ce30">
            <text:p>503978.78</text:p>
          </table:table-cell>
          <table:table-cell office:value-type="float" office:value="503978.78" table:style-name="ce31">
            <text:p>503978.7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</text:p>
          </table:table-cell>
          <table:table-cell office:value-type="date" office:date-value="2003-03-19T00:00:00" table:style-name="ce11">
            <text:p>03/19/2003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GBP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3-03-19T00:00:00" table:style-name="ce17">
            <text:p>03/19/2003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4-08T00:00:00" table:style-name="ce21">
            <text:p>04/08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825000" table:style-name="ce30">
            <text:p>7825000</text:p>
          </table:table-cell>
          <table:table-cell office:value-type="float" office:value="7825000" table:style-name="ce31">
            <text:p>7825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</text:p>
          </table:table-cell>
          <table:table-cell office:value-type="date" office:date-value="2003-02-14T00:00:00" table:style-name="ce11">
            <text:p>02/14/2003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CAD</text:p>
          </table:table-cell>
          <table:table-cell office:value-type="float" office:value="15500000" table:style-name="ce16">
            <text:p>15500000</text:p>
          </table:table-cell>
          <table:table-cell office:value-type="date" office:date-value="2003-02-14T00:00:00" table:style-name="ce17">
            <text:p>02/14/2003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4-09T00:00:00" table:style-name="ce21">
            <text:p>04/09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15500000" table:style-name="ce25">
            <text:p>15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385955.51" table:style-name="ce30">
            <text:p>10385955.51</text:p>
          </table:table-cell>
          <table:table-cell office:value-type="float" office:value="10385955.51" table:style-name="ce31">
            <text:p>10385955.5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FG/AIDCO/2002/0523/001</text:p>
          </table:table-cell>
          <table:table-cell office:value-type="date" office:date-value="2002-12-16T00:00:00" table:style-name="ce11">
            <text:p>12/16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EUR</text:p>
          </table:table-cell>
          <table:table-cell office:value-type="float" office:value="13500000" table:style-name="ce16">
            <text:p>135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5-05T00:00:00" table:style-name="ce21">
            <text:p>05/05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13500000" table:style-name="ce25">
            <text:p>13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025500" table:style-name="ce30">
            <text:p>15025500</text:p>
          </table:table-cell>
          <table:table-cell office:value-type="float" office:value="15025500" table:style-name="ce31">
            <text:p>15025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2001</text:p>
          </table:table-cell>
          <table:table-cell office:value-type="string" table:style-name="ce8">
            <text:p>Kuwait</text:p>
          </table:table-cell>
          <table:table-cell office:value-type="string" table:style-name="ce9">
            <text:p>KW</text:p>
          </table:table-cell>
          <table:table-cell office:value-type="string" table:style-name="ce10">
            <text:p>KW-Main</text:p>
          </table:table-cell>
          <table:table-cell office:value-type="date" office:date-value="2002-12-10T00:00:00" table:style-name="ce11">
            <text:p>12/10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3-06-30T00:00:00" table:style-name="ce17">
            <text:p>06/30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6-04T00:00:00" table:style-name="ce21">
            <text:p>06/04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1</text:p>
          </table:table-cell>
          <table:table-cell office:value-type="date" office:date-value="2003-05-22T00:00:00" table:style-name="ce11">
            <text:p>05/22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17500000" table:style-name="ce16">
            <text:p>17500000</text:p>
          </table:table-cell>
          <table:table-cell office:value-type="date" office:date-value="2003-05-22T00:00:00" table:style-name="ce17">
            <text:p>05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6-16T00:00:00" table:style-name="ce21">
            <text:p>06/16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17500000" table:style-name="ce25">
            <text:p>17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527500" table:style-name="ce30">
            <text:p>20527500</text:p>
          </table:table-cell>
          <table:table-cell office:value-type="float" office:value="20527500" table:style-name="ce31">
            <text:p>20527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</text:p>
          </table:table-cell>
          <table:table-cell office:value-type="date" office:date-value="2003-04-08T00:00:00" table:style-name="ce11">
            <text:p>04/08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6-25T00:00:00" table:style-name="ce21">
            <text:p>06/25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2</text:p>
          </table:table-cell>
          <table:table-cell office:value-type="date" office:date-value="2003-06-24T00:00:00" table:style-name="ce11">
            <text:p>06/24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3-06-24T00:00:00" table:style-name="ce17">
            <text:p>06/24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6-25T00:00:00" table:style-name="ce21">
            <text:p>06/25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1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</text:p>
          </table:table-cell>
          <table:table-cell office:value-type="date" office:date-value="2003-04-01T00:00:00" table:style-name="ce11">
            <text:p>04/01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6-30T00:00:00" table:style-name="ce21">
            <text:p>06/30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2500000" table:style-name="ce25">
            <text:p>2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860750" table:style-name="ce30">
            <text:p>2860750</text:p>
          </table:table-cell>
          <table:table-cell office:value-type="float" office:value="2860750" table:style-name="ce31">
            <text:p>2860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1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</text:p>
          </table:table-cell>
          <table:table-cell office:value-type="date" office:date-value="2003-04-01T00:00:00" table:style-name="ce11">
            <text:p>04/01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6-30T00:00:00" table:style-name="ce21">
            <text:p>06/30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3</text:p>
          </table:table-cell>
          <table:table-cell office:value-type="string" table:style-name="ce24">
            <text:p>2003</text:p>
          </table:table-cell>
          <table:table-cell office:value-type="float" office:value="7500000" table:style-name="ce25">
            <text:p>7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8582250" table:style-name="ce30">
            <text:p>8582250</text:p>
          </table:table-cell>
          <table:table-cell office:value-type="float" office:value="8582250" table:style-name="ce31">
            <text:p>85822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FG/AIDCO/2002/0523/001</text:p>
          </table:table-cell>
          <table:table-cell office:value-type="date" office:date-value="2002-12-16T00:00:00" table:style-name="ce11">
            <text:p>12/16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EUR</text:p>
          </table:table-cell>
          <table:table-cell office:value-type="float" office:value="1500000" table:style-name="ce16">
            <text:p>15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7-07T00:00:00" table:style-name="ce21">
            <text:p>07/07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732650" table:style-name="ce30">
            <text:p>1732650</text:p>
          </table:table-cell>
          <table:table-cell office:value-type="float" office:value="1732650" table:style-name="ce31">
            <text:p>17326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1</text:p>
          </table:table-cell>
          <table:table-cell office:value-type="date" office:date-value="2003-06-12T00:00:00" table:style-name="ce11">
            <text:p>06/12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1500000" table:style-name="ce16">
            <text:p>1500000</text:p>
          </table:table-cell>
          <table:table-cell office:value-type="date" office:date-value="2003-06-12T00:00:00" table:style-name="ce17">
            <text:p>06/1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7-10T00:00:00" table:style-name="ce21">
            <text:p>07/10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698900" table:style-name="ce30">
            <text:p>1698900</text:p>
          </table:table-cell>
          <table:table-cell office:value-type="float" office:value="1698900" table:style-name="ce31">
            <text:p>1698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7005</text:p>
          </table:table-cell>
          <table:table-cell office:value-type="string" table:style-name="ce8">
            <text:p>Korea, Republic</text:p>
          </table:table-cell>
          <table:table-cell office:value-type="string" table:style-name="ce9">
            <text:p>KR</text:p>
          </table:table-cell>
          <table:table-cell office:value-type="string" table:style-name="ce10">
            <text:p>KR-2</text:p>
          </table:table-cell>
          <table:table-cell office:value-type="date" office:date-value="2003-07-02T00:00:00" table:style-name="ce11">
            <text:p>07/02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3-07-02T00:00:00" table:style-name="ce17">
            <text:p>07/0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7-18T00:00:00" table:style-name="ce21">
            <text:p>07/18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0" table:style-name="ce30">
            <text:p>2000000</text:p>
          </table:table-cell>
          <table:table-cell office:value-type="float" office:value="2000000" table:style-name="ce31">
            <text:p>2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3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2</text:p>
          </table:table-cell>
          <table:table-cell office:value-type="date" office:date-value="2003-06-25T00:00:00" table:style-name="ce11">
            <text:p>06/25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NOK</text:p>
          </table:table-cell>
          <table:table-cell office:value-type="float" office:value="103000000" table:style-name="ce16">
            <text:p>103000000</text:p>
          </table:table-cell>
          <table:table-cell office:value-type="date" office:date-value="2003-06-25T00:00:00" table:style-name="ce17">
            <text:p>06/25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7-28T00:00:00" table:style-name="ce21">
            <text:p>07/28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103000000" table:style-name="ce25">
            <text:p>103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4286150.199999999" table:style-name="ce30">
            <text:p>14286150.2</text:p>
          </table:table-cell>
          <table:table-cell office:value-type="float" office:value="14286150.199999999" table:style-name="ce31">
            <text:p>14286150.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5</text:p>
          </table:table-cell>
          <table:table-cell office:value-type="date" office:date-value="2003-06-09T00:00:00" table:style-name="ce11">
            <text:p>06/09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3-06-09T00:00:00" table:style-name="ce17">
            <text:p>06/09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8-11T00:00:00" table:style-name="ce21">
            <text:p>08/11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00" table:style-name="ce30">
            <text:p>20000000</text:p>
          </table:table-cell>
          <table:table-cell office:value-type="float" office:value="20000000" table:style-name="ce31">
            <text:p>2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</text:p>
          </table:table-cell>
          <table:table-cell office:value-type="date" office:date-value="2003-07-16T00:00:00" table:style-name="ce11">
            <text:p>07/16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CAD</text:p>
          </table:table-cell>
          <table:table-cell office:value-type="float" office:value="14999980" table:style-name="ce16">
            <text:p>14999980</text:p>
          </table:table-cell>
          <table:table-cell office:value-type="date" office:date-value="2003-07-16T00:00:00" table:style-name="ce17">
            <text:p>07/16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8-18T00:00:00" table:style-name="ce21">
            <text:p>08/18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14999980" table:style-name="ce25">
            <text:p>1499998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767339.029999999" table:style-name="ce30">
            <text:p>10767339.03</text:p>
          </table:table-cell>
          <table:table-cell office:value-type="float" office:value="10767339.029999999" table:style-name="ce31">
            <text:p>10767339.0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3/4847/70734</text:p>
          </table:table-cell>
          <table:table-cell office:value-type="date" office:date-value="2003-07-08T00:00:00" table:style-name="ce11">
            <text:p>07/08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16000000" table:style-name="ce16">
            <text:p>16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8-21T00:00:00" table:style-name="ce21">
            <text:p>08/21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16000000" table:style-name="ce25">
            <text:p>16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7697600" table:style-name="ce30">
            <text:p>17697600</text:p>
          </table:table-cell>
          <table:table-cell office:value-type="float" office:value="17697600" table:style-name="ce31">
            <text:p>17697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3002</text:p>
          </table:table-cell>
          <table:table-cell office:value-type="string" table:style-name="ce8">
            <text:p>Saudi Arabia</text:p>
          </table:table-cell>
          <table:table-cell office:value-type="string" table:style-name="ce9">
            <text:p>SA</text:p>
          </table:table-cell>
          <table:table-cell office:value-type="string" table:style-name="ce10">
            <text:p>SA-2</text:p>
          </table:table-cell>
          <table:table-cell office:value-type="date" office:date-value="2003-08-20T00:00:00" table:style-name="ce11">
            <text:p>08/20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3-08-20T00:00:00" table:style-name="ce17">
            <text:p>08/20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8-22T00:00:00" table:style-name="ce21">
            <text:p>08/22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2</text:p>
          </table:table-cell>
          <table:table-cell office:value-type="date" office:date-value="2003-06-24T00:00:00" table:style-name="ce11">
            <text:p>06/24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981516.29" table:style-name="ce16">
            <text:p>981516.29</text:p>
          </table:table-cell>
          <table:table-cell office:value-type="date" office:date-value="2003-06-24T00:00:00" table:style-name="ce17">
            <text:p>06/24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08-28T00:00:00" table:style-name="ce21">
            <text:p>08/28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981516.29" table:style-name="ce25">
            <text:p>981516.29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81516.29" table:style-name="ce30">
            <text:p>981516.29</text:p>
          </table:table-cell>
          <table:table-cell office:value-type="float" office:value="981516.29" table:style-name="ce31">
            <text:p>981516.2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4003</text:p>
          </table:table-cell>
          <table:table-cell office:value-type="string" table:style-name="ce8">
            <text:p>Portugal</text:p>
          </table:table-cell>
          <table:table-cell office:value-type="string" table:style-name="ce9">
            <text:p>PT</text:p>
          </table:table-cell>
          <table:table-cell office:value-type="string" table:style-name="ce10">
            <text:p>PT-Main</text:p>
          </table:table-cell>
          <table:table-cell office:value-type="date" office:date-value="2003-07-30T00:00:00" table:style-name="ce11">
            <text:p>07/30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9-03T00:00:00" table:style-name="ce21">
            <text:p>09/03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18680" table:style-name="ce30">
            <text:p>218680</text:p>
          </table:table-cell>
          <table:table-cell office:value-type="float" office:value="218680" table:style-name="ce31">
            <text:p>21868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Main</text:p>
          </table:table-cell>
          <table:table-cell office:value-type="date" office:date-value="2003-06-19T00:00:00" table:style-name="ce11">
            <text:p>06/19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AUD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9-15T00:00:00" table:style-name="ce21">
            <text:p>09/15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4000000" table:style-name="ce25">
            <text:p>4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634800" table:style-name="ce30">
            <text:p>2634800</text:p>
          </table:table-cell>
          <table:table-cell office:value-type="float" office:value="2634800" table:style-name="ce31">
            <text:p>2634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22001</text:p>
          </table:table-cell>
          <table:table-cell office:value-type="string" table:style-name="ce8">
            <text:p>UNDP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Main</text:p>
          </table:table-cell>
          <table:table-cell office:value-type="date" office:date-value="2003-09-16T00:00:00" table:style-name="ce11">
            <text:p>09/16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2411187" table:style-name="ce16">
            <text:p>2411187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9-16T00:00:00" table:style-name="ce21">
            <text:p>09/16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2411187" table:style-name="ce25">
            <text:p>2411187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411187" table:style-name="ce30">
            <text:p>2411187</text:p>
          </table:table-cell>
          <table:table-cell office:value-type="float" office:value="2411187" table:style-name="ce31">
            <text:p>241118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4</text:p>
          </table:table-cell>
          <table:table-cell office:value-type="date" office:date-value="2003-07-22T00:00:00" table:style-name="ce11">
            <text:p>07/22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GBP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09-29T00:00:00" table:style-name="ce21">
            <text:p>09/29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6583000" table:style-name="ce30">
            <text:p>16583000</text:p>
          </table:table-cell>
          <table:table-cell office:value-type="float" office:value="16583000" table:style-name="ce31">
            <text:p>16583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1001</text:p>
          </table:table-cell>
          <table:table-cell office:value-type="string" table:style-name="ce8">
            <text:p>Iran, Islamic R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Main</text:p>
          </table:table-cell>
          <table:table-cell office:value-type="date" office:date-value="2003-06-10T00:00:00" table:style-name="ce11">
            <text:p>06/10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989238.58" table:style-name="ce16">
            <text:p>989238.58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11-12T00:00:00" table:style-name="ce21">
            <text:p>11/12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989238.58" table:style-name="ce25">
            <text:p>989238.58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89238.58" table:style-name="ce30">
            <text:p>989238.58</text:p>
          </table:table-cell>
          <table:table-cell office:value-type="float" office:value="989238.58" table:style-name="ce31">
            <text:p>989238.5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1</text:p>
          </table:table-cell>
          <table:table-cell office:value-type="date" office:date-value="2003-05-22T00:00:00" table:style-name="ce11">
            <text:p>05/22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17500000" table:style-name="ce16">
            <text:p>175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11-18T00:00:00" table:style-name="ce21">
            <text:p>11/18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17500000" table:style-name="ce25">
            <text:p>17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623749.989999998" table:style-name="ce30">
            <text:p>20623749.99</text:p>
          </table:table-cell>
          <table:table-cell office:value-type="float" office:value="20623749.989999998" table:style-name="ce31">
            <text:p>20623749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5</text:p>
          </table:table-cell>
          <table:table-cell office:value-type="date" office:date-value="2003-10-07T00:00:00" table:style-name="ce11">
            <text:p>10/07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GBP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3-10-07T00:00:00" table:style-name="ce17">
            <text:p>10/07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11-21T00:00:00" table:style-name="ce21">
            <text:p>11/21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6965750" table:style-name="ce30">
            <text:p>16965750</text:p>
          </table:table-cell>
          <table:table-cell office:value-type="float" office:value="16965750" table:style-name="ce31">
            <text:p>16965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4003</text:p>
          </table:table-cell>
          <table:table-cell office:value-type="string" table:style-name="ce8">
            <text:p>Portugal</text:p>
          </table:table-cell>
          <table:table-cell office:value-type="string" table:style-name="ce9">
            <text:p>PT</text:p>
          </table:table-cell>
          <table:table-cell office:value-type="string" table:style-name="ce10">
            <text:p>PT-1</text:p>
          </table:table-cell>
          <table:table-cell office:value-type="date" office:date-value="2003-11-03T00:00:00" table:style-name="ce11">
            <text:p>11/03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03-11-03T00:00:00" table:style-name="ce17">
            <text:p>11/03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11-24T00:00:00" table:style-name="ce21">
            <text:p>11/24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38200" table:style-name="ce30">
            <text:p>238200</text:p>
          </table:table-cell>
          <table:table-cell office:value-type="float" office:value="238200" table:style-name="ce31">
            <text:p>238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3</text:p>
          </table:table-cell>
          <table:table-cell office:value-type="date" office:date-value="2003-04-01T00:00:00" table:style-name="ce11">
            <text:p>04/01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3-04-01T00:00:00" table:style-name="ce17">
            <text:p>04/01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03-12-12T00:00:00" table:style-name="ce21">
            <text:p>12/12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451400.02" table:style-name="ce30">
            <text:p>2451400.02</text:p>
          </table:table-cell>
          <table:table-cell office:value-type="float" office:value="2451400.02" table:style-name="ce31">
            <text:p>2451400.0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2001</text:p>
          </table:table-cell>
          <table:table-cell office:value-type="string" table:style-name="ce8">
            <text:p>India</text:p>
          </table:table-cell>
          <table:table-cell office:value-type="string" table:style-name="ce9">
            <text:p>IN</text:p>
          </table:table-cell>
          <table:table-cell office:value-type="string" table:style-name="ce10">
            <text:p>IN-1</text:p>
          </table:table-cell>
          <table:table-cell office:value-type="date" office:date-value="2003-09-15T00:00:00" table:style-name="ce11">
            <text:p>09/15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03-09-15T00:00:00" table:style-name="ce17">
            <text:p>09/15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3-12-15T00:00:00" table:style-name="ce21">
            <text:p>12/15/2003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3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" table:style-name="ce30">
            <text:p>200000</text:p>
          </table:table-cell>
          <table:table-cell office:value-type="float" office:value="200000" table:style-name="ce31">
            <text:p>2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TFR</text:p>
          </table:table-cell>
          <table:table-cell office:value-type="date" office:date-value="2003-12-01T00:00:00" table:style-name="ce11">
            <text:p>12/01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3-12-01T00:00:00" table:style-name="ce17">
            <text:p>12/01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1-07T00:00:00" table:style-name="ce21">
            <text:p>01/07/2004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0" table:style-name="ce30">
            <text:p>2000000</text:p>
          </table:table-cell>
          <table:table-cell office:value-type="float" office:value="2000000" table:style-name="ce31">
            <text:p>2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5</text:p>
          </table:table-cell>
          <table:table-cell office:value-type="date" office:date-value="2003-12-18T00:00:00" table:style-name="ce11">
            <text:p>12/18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CAD</text:p>
          </table:table-cell>
          <table:table-cell office:value-type="float" office:value="5999980" table:style-name="ce16">
            <text:p>5999980</text:p>
          </table:table-cell>
          <table:table-cell office:value-type="date" office:date-value="2003-12-18T00:00:00" table:style-name="ce17">
            <text:p>12/18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1-13T00:00:00" table:style-name="ce21">
            <text:p>01/13/2004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5999980" table:style-name="ce25">
            <text:p>599998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4707838.42" table:style-name="ce29">
            <text:p>4707838.42</text:p>
          </table:table-cell>
          <table:table-cell office:value-type="float" office:value="0" table:style-name="ce30">
            <text:p>0</text:p>
          </table:table-cell>
          <table:table-cell office:value-type="float" office:value="4707838.42" table:style-name="ce31">
            <text:p>4707838.4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</text:p>
          </table:table-cell>
          <table:table-cell office:value-type="date" office:date-value="2003-12-18T00:00:00" table:style-name="ce11">
            <text:p>12/18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CAD</text:p>
          </table:table-cell>
          <table:table-cell office:value-type="float" office:value="13999980" table:style-name="ce16">
            <text:p>13999980</text:p>
          </table:table-cell>
          <table:table-cell office:value-type="date" office:date-value="2003-12-18T00:00:00" table:style-name="ce17">
            <text:p>12/18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1-13T00:00:00" table:style-name="ce21">
            <text:p>01/13/2004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13999980" table:style-name="ce25">
            <text:p>1399998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0984977.24" table:style-name="ce29">
            <text:p>10984977.24</text:p>
          </table:table-cell>
          <table:table-cell office:value-type="float" office:value="0" table:style-name="ce30">
            <text:p>0</text:p>
          </table:table-cell>
          <table:table-cell office:value-type="float" office:value="10984977.24" table:style-name="ce31">
            <text:p>10984977.2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3/4847/70734</text:p>
          </table:table-cell>
          <table:table-cell office:value-type="date" office:date-value="2003-07-08T00:00:00" table:style-name="ce11">
            <text:p>07/08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14400000" table:style-name="ce16">
            <text:p>144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1-13T00:00:00" table:style-name="ce21">
            <text:p>01/13/2004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14400000" table:style-name="ce25">
            <text:p>144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8263808" table:style-name="ce30">
            <text:p>18263808</text:p>
          </table:table-cell>
          <table:table-cell office:value-type="float" office:value="18263808" table:style-name="ce31">
            <text:p>1826380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</text:p>
          </table:table-cell>
          <table:table-cell office:value-type="date" office:date-value="2003-12-18T00:00:00" table:style-name="ce11">
            <text:p>12/18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CAD</text:p>
          </table:table-cell>
          <table:table-cell office:value-type="float" office:value="9999980" table:style-name="ce16">
            <text:p>9999980</text:p>
          </table:table-cell>
          <table:table-cell office:value-type="date" office:date-value="2003-12-18T00:00:00" table:style-name="ce17">
            <text:p>12/18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1-16T00:00:00" table:style-name="ce21">
            <text:p>01/16/2004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9999980" table:style-name="ce25">
            <text:p>999998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849894.0300000003" table:style-name="ce30">
            <text:p>7849894.03</text:p>
          </table:table-cell>
          <table:table-cell office:value-type="float" office:value="7849894.0300000003" table:style-name="ce31">
            <text:p>7849894.0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3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3</text:p>
          </table:table-cell>
          <table:table-cell office:value-type="date" office:date-value="2003-12-11T00:00:00" table:style-name="ce11">
            <text:p>12/11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NOK</text:p>
          </table:table-cell>
          <table:table-cell office:value-type="float" office:value="3010985" table:style-name="ce16">
            <text:p>3010985</text:p>
          </table:table-cell>
          <table:table-cell office:value-type="date" office:date-value="2003-12-11T00:00:00" table:style-name="ce17">
            <text:p>12/11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2-05T00:00:00" table:style-name="ce21">
            <text:p>02/05/2004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3010985" table:style-name="ce25">
            <text:p>3010985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30639.03" table:style-name="ce30">
            <text:p>430639.03</text:p>
          </table:table-cell>
          <table:table-cell office:value-type="float" office:value="430639.03" table:style-name="ce31">
            <text:p>430639.0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6</text:p>
          </table:table-cell>
          <table:table-cell office:value-type="date" office:date-value="2003-12-17T00:00:00" table:style-name="ce11">
            <text:p>12/17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GBP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03-12-17T00:00:00" table:style-name="ce17">
            <text:p>12/17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2-20T00:00:00" table:style-name="ce21">
            <text:p>02/20/2004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3000000" table:style-name="ce25">
            <text:p>3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5722500" table:style-name="ce29">
            <text:p>5722500</text:p>
          </table:table-cell>
          <table:table-cell office:value-type="float" office:value="0" table:style-name="ce30">
            <text:p>0</text:p>
          </table:table-cell>
          <table:table-cell office:value-type="float" office:value="5722500" table:style-name="ce31">
            <text:p>5722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3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4</text:p>
          </table:table-cell>
          <table:table-cell office:value-type="date" office:date-value="2004-01-28T00:00:00" table:style-name="ce11">
            <text:p>01/28/2004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NOK</text:p>
          </table:table-cell>
          <table:table-cell office:value-type="float" office:value="90000000" table:style-name="ce16">
            <text:p>90000000</text:p>
          </table:table-cell>
          <table:table-cell office:value-type="date" office:date-value="2004-01-28T00:00:00" table:style-name="ce17">
            <text:p>01/28/2004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2-23T00:00:00" table:style-name="ce21">
            <text:p>02/23/2004</text:p>
          </table:table-cell>
          <table:table-cell office:value-type="string" table:style-name="ce22">
            <text:p>1382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90000000" table:style-name="ce25">
            <text:p>9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912787.75" table:style-name="ce30">
            <text:p>12912787.75</text:p>
          </table:table-cell>
          <table:table-cell office:value-type="float" office:value="12912787.75" table:style-name="ce31">
            <text:p>12912787.7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7</text:p>
          </table:table-cell>
          <table:table-cell office:value-type="date" office:date-value="2004-03-15T00:00:00" table:style-name="ce11">
            <text:p>03/15/2004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GBP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4-03-15T00:00:00" table:style-name="ce17">
            <text:p>03/15/2004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4-01T00:00:00" table:style-name="ce21">
            <text:p>04/01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8274999.989999998" table:style-name="ce30">
            <text:p>18274999.99</text:p>
          </table:table-cell>
          <table:table-cell office:value-type="float" office:value="18274999.989999998" table:style-name="ce31">
            <text:p>18274999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8</text:p>
          </table:table-cell>
          <table:table-cell office:value-type="date" office:date-value="2004-03-15T00:00:00" table:style-name="ce11">
            <text:p>03/15/2004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GBP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4-03-15T00:00:00" table:style-name="ce17">
            <text:p>03/15/2004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4-06T00:00:00" table:style-name="ce21">
            <text:p>04/06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846700" table:style-name="ce29">
            <text:p>1846700</text:p>
          </table:table-cell>
          <table:table-cell office:value-type="float" office:value="0" table:style-name="ce30">
            <text:p>0</text:p>
          </table:table-cell>
          <table:table-cell office:value-type="float" office:value="1846700" table:style-name="ce31">
            <text:p>18467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6</text:p>
          </table:table-cell>
          <table:table-cell office:value-type="date" office:date-value="2004-03-31T00:00:00" table:style-name="ce11">
            <text:p>03/31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CAD</text:p>
          </table:table-cell>
          <table:table-cell office:value-type="float" office:value="7349955" table:style-name="ce16">
            <text:p>7349955</text:p>
          </table:table-cell>
          <table:table-cell office:value-type="date" office:date-value="2004-03-31T00:00:00" table:style-name="ce17">
            <text:p>03/31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4-15T00:00:00" table:style-name="ce21">
            <text:p>04/15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7349955" table:style-name="ce25">
            <text:p>7349955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5490777.6699999999" table:style-name="ce29">
            <text:p>5490777.67</text:p>
          </table:table-cell>
          <table:table-cell office:value-type="float" office:value="0" table:style-name="ce30">
            <text:p>0</text:p>
          </table:table-cell>
          <table:table-cell office:value-type="float" office:value="5490777.6699999999" table:style-name="ce31">
            <text:p>5490777.6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2</text:p>
          </table:table-cell>
          <table:table-cell office:value-type="date" office:date-value="2004-03-17T00:00:00" table:style-name="ce11">
            <text:p>03/17/2004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1500000" table:style-name="ce16">
            <text:p>1500000</text:p>
          </table:table-cell>
          <table:table-cell office:value-type="date" office:date-value="2004-03-17T00:00:00" table:style-name="ce17">
            <text:p>03/17/2004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5-06T00:00:00" table:style-name="ce21">
            <text:p>05/06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813650" table:style-name="ce30">
            <text:p>1813650</text:p>
          </table:table-cell>
          <table:table-cell office:value-type="float" office:value="1813650" table:style-name="ce31">
            <text:p>18136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3002</text:p>
          </table:table-cell>
          <table:table-cell office:value-type="string" table:style-name="ce8">
            <text:p>Saudi Arabia</text:p>
          </table:table-cell>
          <table:table-cell office:value-type="string" table:style-name="ce9">
            <text:p>SA</text:p>
          </table:table-cell>
          <table:table-cell office:value-type="string" table:style-name="ce10">
            <text:p>SA-3</text:p>
          </table:table-cell>
          <table:table-cell office:value-type="date" office:date-value="2004-04-07T00:00:00" table:style-name="ce11">
            <text:p>04/07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US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4-04-07T00:00:00" table:style-name="ce17">
            <text:p>04/07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5-06T00:00:00" table:style-name="ce21">
            <text:p>05/06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0" table:style-name="ce30">
            <text:p>500000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9</text:p>
          </table:table-cell>
          <table:table-cell office:value-type="date" office:date-value="2004-04-26T00:00:00" table:style-name="ce11">
            <text:p>04/26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GBP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4-04-26T00:00:00" table:style-name="ce17">
            <text:p>04/26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5-24T00:00:00" table:style-name="ce21">
            <text:p>05/24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4335425" table:style-name="ce30">
            <text:p>44335425</text:p>
          </table:table-cell>
          <table:table-cell office:value-type="float" office:value="44335425" table:style-name="ce31">
            <text:p>4433542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</text:p>
          </table:table-cell>
          <table:table-cell office:value-type="date" office:date-value="2004-05-31T00:00:00" table:style-name="ce11">
            <text:p>05/31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AUD</text:p>
          </table:table-cell>
          <table:table-cell office:value-type="float" office:value="9000000" table:style-name="ce16">
            <text:p>9000000</text:p>
          </table:table-cell>
          <table:table-cell office:value-type="date" office:date-value="2004-04-26T00:00:00" table:style-name="ce17">
            <text:p>04/26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6-04T00:00:00" table:style-name="ce21">
            <text:p>06/04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9000000" table:style-name="ce25">
            <text:p>9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267690" table:style-name="ce30">
            <text:p>6267690</text:p>
          </table:table-cell>
          <table:table-cell office:value-type="float" office:value="6267690" table:style-name="ce31">
            <text:p>626769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4003</text:p>
          </table:table-cell>
          <table:table-cell office:value-type="string" table:style-name="ce8">
            <text:p>Portugal</text:p>
          </table:table-cell>
          <table:table-cell office:value-type="string" table:style-name="ce9">
            <text:p>PT</text:p>
          </table:table-cell>
          <table:table-cell office:value-type="string" table:style-name="ce10">
            <text:p>PT-2</text:p>
          </table:table-cell>
          <table:table-cell office:value-type="date" office:date-value="2004-05-20T00:00:00" table:style-name="ce11">
            <text:p>05/20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600000" table:style-name="ce16">
            <text:p>600000</text:p>
          </table:table-cell>
          <table:table-cell office:value-type="date" office:date-value="2004-05-20T00:00:00" table:style-name="ce17">
            <text:p>05/20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6-23T00:00:00" table:style-name="ce21">
            <text:p>06/23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4</text:p>
          </table:table-cell>
          <table:table-cell office:value-type="string" table:style-name="ce24">
            <text:p>2004</text:p>
          </table:table-cell>
          <table:table-cell office:value-type="float" office:value="600000" table:style-name="ce25">
            <text:p>6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25100" table:style-name="ce30">
            <text:p>725100</text:p>
          </table:table-cell>
          <table:table-cell office:value-type="float" office:value="725100" table:style-name="ce31">
            <text:p>725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TFR</text:p>
          </table:table-cell>
          <table:table-cell office:value-type="date" office:date-value="2004-07-07T00:00:00" table:style-name="ce11">
            <text:p>07/07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USD</text:p>
          </table:table-cell>
          <table:table-cell office:value-type="float" office:value="23984.46" table:style-name="ce16">
            <text:p>23984.46</text:p>
          </table:table-cell>
          <table:table-cell office:value-type="date" office:date-value="2004-07-07T00:00:00" table:style-name="ce17">
            <text:p>07/07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07-07T00:00:00" table:style-name="ce21">
            <text:p>07/07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23984.46" table:style-name="ce25">
            <text:p>23984.46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3984.46" table:style-name="ce30">
            <text:p>23984.46</text:p>
          </table:table-cell>
          <table:table-cell office:value-type="float" office:value="23984.46" table:style-name="ce31">
            <text:p>23984.4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6,7,9</text:p>
          </table:table-cell>
          <table:table-cell office:value-type="date" office:date-value="2004-07-16T00:00:00" table:style-name="ce11">
            <text:p>07/16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USD</text:p>
          </table:table-cell>
          <table:table-cell office:value-type="float" office:value="76491195" table:style-name="ce16">
            <text:p>76491195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7-16T00:00:00" table:style-name="ce21">
            <text:p>07/16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0000000" table:style-name="ce29">
            <text:p>10000000</text:p>
          </table:table-cell>
          <table:table-cell office:value-type="float" office:value="0" table:style-name="ce30">
            <text:p>0</text:p>
          </table:table-cell>
          <table:table-cell office:value-type="float" office:value="10000000" table:style-name="ce31">
            <text:p>1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6,7,9</text:p>
          </table:table-cell>
          <table:table-cell office:value-type="date" office:date-value="2004-07-16T00:00:00" table:style-name="ce11">
            <text:p>07/16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USD</text:p>
          </table:table-cell>
          <table:table-cell office:value-type="float" office:value="76491195" table:style-name="ce16">
            <text:p>76491195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7-16T00:00:00" table:style-name="ce21">
            <text:p>07/16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66491195" table:style-name="ce25">
            <text:p>66491195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6491195" table:style-name="ce30">
            <text:p>66491195</text:p>
          </table:table-cell>
          <table:table-cell office:value-type="float" office:value="66491195" table:style-name="ce31">
            <text:p>6649119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3/4847/70734</text:p>
          </table:table-cell>
          <table:table-cell office:value-type="date" office:date-value="2003-07-08T00:00:00" table:style-name="ce11">
            <text:p>07/08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1375987" table:style-name="ce16">
            <text:p>1375987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7-27T00:00:00" table:style-name="ce21">
            <text:p>07/27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1375987" table:style-name="ce25">
            <text:p>1375987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678016.15" table:style-name="ce30">
            <text:p>1678016.15</text:p>
          </table:table-cell>
          <table:table-cell office:value-type="float" office:value="1678016.15" table:style-name="ce31">
            <text:p>1678016.1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2001</text:p>
          </table:table-cell>
          <table:table-cell office:value-type="string" table:style-name="ce8">
            <text:p>Kuwait</text:p>
          </table:table-cell>
          <table:table-cell office:value-type="string" table:style-name="ce9">
            <text:p>KW</text:p>
          </table:table-cell>
          <table:table-cell office:value-type="string" table:style-name="ce10">
            <text:p>KW-Main</text:p>
          </table:table-cell>
          <table:table-cell office:value-type="date" office:date-value="2002-12-10T00:00:00" table:style-name="ce11">
            <text:p>12/10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USD</text:p>
          </table:table-cell>
          <table:table-cell office:value-type="float" office:value="4999975" table:style-name="ce16">
            <text:p>4999975</text:p>
          </table:table-cell>
          <table:table-cell office:value-type="date" office:date-value="2004-06-30T00:00:00" table:style-name="ce17">
            <text:p>06/30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4</text:p>
          </table:table-cell>
          <table:table-cell office:value-type="date" office:date-value="2004-07-29T00:00:00" table:style-name="ce21">
            <text:p>07/29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4999975" table:style-name="ce25">
            <text:p>4999975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999975" table:style-name="ce30">
            <text:p>4999975</text:p>
          </table:table-cell>
          <table:table-cell office:value-type="float" office:value="4999975" table:style-name="ce31">
            <text:p>499997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3/4847/70734</text:p>
          </table:table-cell>
          <table:table-cell office:value-type="date" office:date-value="2003-07-08T00:00:00" table:style-name="ce11">
            <text:p>07/08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EUR</text:p>
          </table:table-cell>
          <table:table-cell office:value-type="float" office:value="224013" table:style-name="ce16">
            <text:p>224013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7-30T00:00:00" table:style-name="ce21">
            <text:p>07/30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224013" table:style-name="ce25">
            <text:p>224013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70137.27" table:style-name="ce30">
            <text:p>270137.27</text:p>
          </table:table-cell>
          <table:table-cell office:value-type="float" office:value="270137.27" table:style-name="ce31">
            <text:p>270137.2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4/6095/084-875</text:p>
          </table:table-cell>
          <table:table-cell office:value-type="date" office:date-value="2004-06-25T00:00:00" table:style-name="ce11">
            <text:p>06/25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09-14T00:00:00" table:style-name="ce21">
            <text:p>09/14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8355499.989999998" table:style-name="ce30">
            <text:p>18355499.99</text:p>
          </table:table-cell>
          <table:table-cell office:value-type="float" office:value="18355499.989999998" table:style-name="ce31">
            <text:p>18355499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1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2</text:p>
          </table:table-cell>
          <table:table-cell office:value-type="date" office:date-value="2004-06-14T00:00:00" table:style-name="ce11">
            <text:p>06/14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13000000" table:style-name="ce16">
            <text:p>13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10-15T00:00:00" table:style-name="ce21">
            <text:p>10/15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6131000" table:style-name="ce29">
            <text:p>6131000</text:p>
          </table:table-cell>
          <table:table-cell office:value-type="float" office:value="0" table:style-name="ce30">
            <text:p>0</text:p>
          </table:table-cell>
          <table:table-cell office:value-type="float" office:value="6131000" table:style-name="ce31">
            <text:p>6131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1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2</text:p>
          </table:table-cell>
          <table:table-cell office:value-type="date" office:date-value="2004-06-14T00:00:00" table:style-name="ce11">
            <text:p>06/14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13000000" table:style-name="ce16">
            <text:p>13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10-15T00:00:00" table:style-name="ce21">
            <text:p>10/15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809600" table:style-name="ce30">
            <text:p>9809600</text:p>
          </table:table-cell>
          <table:table-cell office:value-type="float" office:value="9809600" table:style-name="ce31">
            <text:p>9809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3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5</text:p>
          </table:table-cell>
          <table:table-cell office:value-type="date" office:date-value="2004-09-07T00:00:00" table:style-name="ce11">
            <text:p>09/07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NOK</text:p>
          </table:table-cell>
          <table:table-cell office:value-type="float" office:value="55000000" table:style-name="ce16">
            <text:p>55000000</text:p>
          </table:table-cell>
          <table:table-cell office:value-type="date" office:date-value="2004-09-07T00:00:00" table:style-name="ce17">
            <text:p>09/07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0-26T00:00:00" table:style-name="ce21">
            <text:p>10/26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6000000" table:style-name="ce25">
            <text:p>6000000</text:p>
          </table:table-cell>
          <table:table-cell office:value-type="string" table:style-name="ce26">
            <text:p>Rural water</text:p>
          </table:table-cell>
          <table:table-cell office:value-type="string" table:style-name="ce27">
            <text:p>TF055447</text:p>
          </table:table-cell>
          <table:table-cell office:value-type="string" table:style-name="ce28">
            <text:p>P091038</text:p>
          </table:table-cell>
          <table:table-cell office:value-type="float" office:value="921446.67" table:style-name="ce29">
            <text:p>921446.67</text:p>
          </table:table-cell>
          <table:table-cell office:value-type="float" office:value="0" table:style-name="ce30">
            <text:p>0</text:p>
          </table:table-cell>
          <table:table-cell office:value-type="float" office:value="921446.67" table:style-name="ce31">
            <text:p>921446.6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3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5</text:p>
          </table:table-cell>
          <table:table-cell office:value-type="date" office:date-value="2004-09-07T00:00:00" table:style-name="ce11">
            <text:p>09/07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NOK</text:p>
          </table:table-cell>
          <table:table-cell office:value-type="float" office:value="55000000" table:style-name="ce16">
            <text:p>55000000</text:p>
          </table:table-cell>
          <table:table-cell office:value-type="date" office:date-value="2004-09-07T00:00:00" table:style-name="ce17">
            <text:p>09/07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0-26T00:00:00" table:style-name="ce21">
            <text:p>10/26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4607233.3600000003" table:style-name="ce29">
            <text:p>4607233.36</text:p>
          </table:table-cell>
          <table:table-cell office:value-type="float" office:value="0" table:style-name="ce30">
            <text:p>0</text:p>
          </table:table-cell>
          <table:table-cell office:value-type="float" office:value="4607233.3600000003" table:style-name="ce31">
            <text:p>4607233.3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3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5</text:p>
          </table:table-cell>
          <table:table-cell office:value-type="date" office:date-value="2004-09-07T00:00:00" table:style-name="ce11">
            <text:p>09/07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NOK</text:p>
          </table:table-cell>
          <table:table-cell office:value-type="float" office:value="55000000" table:style-name="ce16">
            <text:p>55000000</text:p>
          </table:table-cell>
          <table:table-cell office:value-type="date" office:date-value="2004-09-07T00:00:00" table:style-name="ce17">
            <text:p>09/07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0-26T00:00:00" table:style-name="ce21">
            <text:p>10/26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19000000" table:style-name="ce25">
            <text:p>19000000</text:p>
          </table:table-cell>
          <table:table-cell office:value-type="string" table:style-name="ce26">
            <text:p>Civil service capacity building</text:p>
          </table:table-cell>
          <table:table-cell office:value-type="string" table:style-name="ce27">
            <text:p>TF053940</text:p>
          </table:table-cell>
          <table:table-cell office:value-type="string" table:style-name="ce28">
            <text:p>P086228</text:p>
          </table:table-cell>
          <table:table-cell office:value-type="float" office:value="2917914.46" table:style-name="ce29">
            <text:p>2917914.46</text:p>
          </table:table-cell>
          <table:table-cell office:value-type="float" office:value="0" table:style-name="ce30">
            <text:p>0</text:p>
          </table:table-cell>
          <table:table-cell office:value-type="float" office:value="2917914.46" table:style-name="ce31">
            <text:p>2917914.4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0</text:p>
          </table:table-cell>
          <table:table-cell office:value-type="date" office:date-value="2004-09-13T00:00:00" table:style-name="ce11">
            <text:p>09/13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GBP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4-09-13T00:00:00" table:style-name="ce17">
            <text:p>09/13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1-03T00:00:00" table:style-name="ce21">
            <text:p>11/03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6670000" table:style-name="ce30">
            <text:p>36670000</text:p>
          </table:table-cell>
          <table:table-cell office:value-type="float" office:value="36670000" table:style-name="ce31">
            <text:p>3667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4/6095/084-906</text:p>
          </table:table-cell>
          <table:table-cell office:value-type="date" office:date-value="2004-08-10T00:00:00" table:style-name="ce11">
            <text:p>08/10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7500000" table:style-name="ce16">
            <text:p>75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11-15T00:00:00" table:style-name="ce21">
            <text:p>11/15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7500000" table:style-name="ce25">
            <text:p>75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9694125" table:style-name="ce29">
            <text:p>9694125</text:p>
          </table:table-cell>
          <table:table-cell office:value-type="float" office:value="0" table:style-name="ce30">
            <text:p>0</text:p>
          </table:table-cell>
          <table:table-cell office:value-type="float" office:value="9694125" table:style-name="ce31">
            <text:p>969412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4</text:p>
          </table:table-cell>
          <table:table-cell office:value-type="date" office:date-value="2004-10-13T00:00:00" table:style-name="ce11">
            <text:p>10/13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2500000" table:style-name="ce16">
            <text:p>2500000</text:p>
          </table:table-cell>
          <table:table-cell office:value-type="date" office:date-value="2004-10-13T00:00:00" table:style-name="ce17">
            <text:p>10/13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1-20T00:00:00" table:style-name="ce21">
            <text:p>11/20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2500000" table:style-name="ce25">
            <text:p>2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259250" table:style-name="ce30">
            <text:p>3259250</text:p>
          </table:table-cell>
          <table:table-cell office:value-type="float" office:value="3259250" table:style-name="ce31">
            <text:p>32592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4/6095/084-875</text:p>
          </table:table-cell>
          <table:table-cell office:value-type="date" office:date-value="2004-06-25T00:00:00" table:style-name="ce11">
            <text:p>06/25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13500000" table:style-name="ce16">
            <text:p>135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4-11-23T00:00:00" table:style-name="ce21">
            <text:p>11/23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13500000" table:style-name="ce25">
            <text:p>13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7597250" table:style-name="ce30">
            <text:p>17597250</text:p>
          </table:table-cell>
          <table:table-cell office:value-type="float" office:value="17597250" table:style-name="ce31">
            <text:p>175972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2</text:p>
          </table:table-cell>
          <table:table-cell office:value-type="date" office:date-value="2004-10-13T00:00:00" table:style-name="ce11">
            <text:p>10/13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35000000" table:style-name="ce16">
            <text:p>35000000</text:p>
          </table:table-cell>
          <table:table-cell office:value-type="date" office:date-value="2004-10-13T00:00:00" table:style-name="ce17">
            <text:p>10/13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2-01T00:00:00" table:style-name="ce21">
            <text:p>12/01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35000000" table:style-name="ce25">
            <text:p>3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6414900" table:style-name="ce30">
            <text:p>46414900</text:p>
          </table:table-cell>
          <table:table-cell office:value-type="float" office:value="46414900" table:style-name="ce31">
            <text:p>46414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2</text:p>
          </table:table-cell>
          <table:table-cell office:value-type="date" office:date-value="2004-12-13T00:00:00" table:style-name="ce11">
            <text:p>12/13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USD</text:p>
          </table:table-cell>
          <table:table-cell office:value-type="float" office:value="2400000" table:style-name="ce16">
            <text:p>2400000</text:p>
          </table:table-cell>
          <table:table-cell office:value-type="date" office:date-value="2004-10-13T00:00:00" table:style-name="ce17">
            <text:p>10/13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2-13T00:00:00" table:style-name="ce21">
            <text:p>12/13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2400000" table:style-name="ce25">
            <text:p>24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400000" table:style-name="ce30">
            <text:p>2400000</text:p>
          </table:table-cell>
          <table:table-cell office:value-type="float" office:value="2400000" table:style-name="ce31">
            <text:p>24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3</text:p>
          </table:table-cell>
          <table:table-cell office:value-type="date" office:date-value="2004-11-17T00:00:00" table:style-name="ce11">
            <text:p>11/17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SEK</text:p>
          </table:table-cell>
          <table:table-cell office:value-type="float" office:value="175000000" table:style-name="ce16">
            <text:p>175000000</text:p>
          </table:table-cell>
          <table:table-cell office:value-type="date" office:date-value="2004-11-17T00:00:00" table:style-name="ce17">
            <text:p>11/17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2-15T00:00:00" table:style-name="ce21">
            <text:p>12/15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2220426.14" table:style-name="ce29">
            <text:p>2220426.14</text:p>
          </table:table-cell>
          <table:table-cell office:value-type="float" office:value="0" table:style-name="ce30">
            <text:p>0</text:p>
          </table:table-cell>
          <table:table-cell office:value-type="float" office:value="2220426.14" table:style-name="ce31">
            <text:p>2220426.1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3</text:p>
          </table:table-cell>
          <table:table-cell office:value-type="date" office:date-value="2004-11-17T00:00:00" table:style-name="ce11">
            <text:p>11/17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SEK</text:p>
          </table:table-cell>
          <table:table-cell office:value-type="float" office:value="175000000" table:style-name="ce16">
            <text:p>175000000</text:p>
          </table:table-cell>
          <table:table-cell office:value-type="date" office:date-value="2004-11-17T00:00:00" table:style-name="ce17">
            <text:p>11/17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2-15T00:00:00" table:style-name="ce21">
            <text:p>12/15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160000000" table:style-name="ce25">
            <text:p>16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3684545.539999999" table:style-name="ce30">
            <text:p>23684545.54</text:p>
          </table:table-cell>
          <table:table-cell office:value-type="float" office:value="23684545.539999999" table:style-name="ce31">
            <text:p>23684545.5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1</text:p>
          </table:table-cell>
          <table:table-cell office:value-type="date" office:date-value="2004-11-01T00:00:00" table:style-name="ce11">
            <text:p>11/01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GBP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4-11-01T00:00:00" table:style-name="ce17">
            <text:p>11/01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4-12-23T00:00:00" table:style-name="ce21">
            <text:p>12/23/2004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4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935250" table:style-name="ce29">
            <text:p>1935250</text:p>
          </table:table-cell>
          <table:table-cell office:value-type="float" office:value="0" table:style-name="ce30">
            <text:p>0</text:p>
          </table:table-cell>
          <table:table-cell office:value-type="float" office:value="1935250" table:style-name="ce31">
            <text:p>19352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2</text:p>
          </table:table-cell>
          <table:table-cell office:value-type="date" office:date-value="2005-01-05T00:00:00" table:style-name="ce11">
            <text:p>01/05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763480" table:style-name="ce16">
            <text:p>763480</text:p>
          </table:table-cell>
          <table:table-cell office:value-type="date" office:date-value="2004-12-31T00:00:00" table:style-name="ce17">
            <text:p>12/31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5-01-05T00:00:00" table:style-name="ce21">
            <text:p>01/05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763480" table:style-name="ce25">
            <text:p>76348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63480" table:style-name="ce30">
            <text:p>763480</text:p>
          </table:table-cell>
          <table:table-cell office:value-type="float" office:value="763480" table:style-name="ce31">
            <text:p>76348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12,13,14</text:p>
          </table:table-cell>
          <table:table-cell office:value-type="date" office:date-value="2005-01-11T00:00:00" table:style-name="ce11">
            <text:p>01/11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13100000" table:style-name="ce16">
            <text:p>131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5-01-11T00:00:00" table:style-name="ce21">
            <text:p>01/11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5000000" table:style-name="ce29">
            <text:p>5000000</text:p>
          </table:table-cell>
          <table:table-cell office:value-type="float" office:value="0" table:style-name="ce30">
            <text:p>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12,13,14</text:p>
          </table:table-cell>
          <table:table-cell office:value-type="date" office:date-value="2005-01-11T00:00:00" table:style-name="ce11">
            <text:p>01/11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13100000" table:style-name="ce16">
            <text:p>131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5-01-11T00:00:00" table:style-name="ce21">
            <text:p>01/11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Technical Feasiblity study</text:p>
          </table:table-cell>
          <table:table-cell office:value-type="string" table:style-name="ce27">
            <text:p>TF050970</text:p>
          </table:table-cell>
          <table:table-cell office:value-type="string" table:style-name="ce28">
            <text:p>P091259</text:p>
          </table:table-cell>
          <table:table-cell office:value-type="float" office:value="1500000" table:style-name="ce29">
            <text:p>1500000</text:p>
          </table:table-cell>
          <table:table-cell office:value-type="float" office:value="0" table:style-name="ce30">
            <text:p>0</text:p>
          </table:table-cell>
          <table:table-cell office:value-type="float" office:value="1500000" table:style-name="ce31">
            <text:p>1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12,13,14</text:p>
          </table:table-cell>
          <table:table-cell office:value-type="date" office:date-value="2005-01-11T00:00:00" table:style-name="ce11">
            <text:p>01/11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13100000" table:style-name="ce16">
            <text:p>131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5-01-11T00:00:00" table:style-name="ce21">
            <text:p>01/11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4300000" table:style-name="ce25">
            <text:p>4300000</text:p>
          </table:table-cell>
          <table:table-cell office:value-type="string" table:style-name="ce26">
            <text:p>Civil service capacity building</text:p>
          </table:table-cell>
          <table:table-cell office:value-type="string" table:style-name="ce27">
            <text:p>TF053940</text:p>
          </table:table-cell>
          <table:table-cell office:value-type="string" table:style-name="ce28">
            <text:p>P086228</text:p>
          </table:table-cell>
          <table:table-cell office:value-type="float" office:value="4300000" table:style-name="ce29">
            <text:p>4300000</text:p>
          </table:table-cell>
          <table:table-cell office:value-type="float" office:value="0" table:style-name="ce30">
            <text:p>0</text:p>
          </table:table-cell>
          <table:table-cell office:value-type="float" office:value="4300000" table:style-name="ce31">
            <text:p>43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12,13,14</text:p>
          </table:table-cell>
          <table:table-cell office:value-type="date" office:date-value="2005-01-11T00:00:00" table:style-name="ce11">
            <text:p>01/11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13100000" table:style-name="ce16">
            <text:p>131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5-01-11T00:00:00" table:style-name="ce21">
            <text:p>01/11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2300000" table:style-name="ce25">
            <text:p>23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300000" table:style-name="ce30">
            <text:p>2300000</text:p>
          </table:table-cell>
          <table:table-cell office:value-type="float" office:value="2300000" table:style-name="ce31">
            <text:p>23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7005</text:p>
          </table:table-cell>
          <table:table-cell office:value-type="string" table:style-name="ce8">
            <text:p>Korea, Republic</text:p>
          </table:table-cell>
          <table:table-cell office:value-type="string" table:style-name="ce9">
            <text:p>KR</text:p>
          </table:table-cell>
          <table:table-cell office:value-type="string" table:style-name="ce10">
            <text:p>KR-3</text:p>
          </table:table-cell>
          <table:table-cell office:value-type="date" office:date-value="2004-12-21T00:00:00" table:style-name="ce11">
            <text:p>12/21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4-12-21T00:00:00" table:style-name="ce17">
            <text:p>12/21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5-01-17T00:00:00" table:style-name="ce21">
            <text:p>01/17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00000" table:style-name="ce30">
            <text:p>500000</text:p>
          </table:table-cell>
          <table:table-cell office:value-type="float" office:value="500000" table:style-name="ce31">
            <text:p>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7005</text:p>
          </table:table-cell>
          <table:table-cell office:value-type="string" table:style-name="ce8">
            <text:p>Korea, Republic</text:p>
          </table:table-cell>
          <table:table-cell office:value-type="string" table:style-name="ce9">
            <text:p>KR</text:p>
          </table:table-cell>
          <table:table-cell office:value-type="string" table:style-name="ce10">
            <text:p>KR-3</text:p>
          </table:table-cell>
          <table:table-cell office:value-type="date" office:date-value="2004-12-21T00:00:00" table:style-name="ce11">
            <text:p>12/21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4-12-21T00:00:00" table:style-name="ce17">
            <text:p>12/21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5-01-17T00:00:00" table:style-name="ce21">
            <text:p>01/17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National EME emp prg</text:p>
          </table:table-cell>
          <table:table-cell office:value-type="string" table:style-name="ce27">
            <text:p>TF050973</text:p>
          </table:table-cell>
          <table:table-cell office:value-type="string" table:style-name="ce28">
            <text:p>P091036</text:p>
          </table:table-cell>
          <table:table-cell office:value-type="float" office:value="500000" table:style-name="ce29">
            <text:p>500000</text:p>
          </table:table-cell>
          <table:table-cell office:value-type="float" office:value="0" table:style-name="ce30">
            <text:p>0</text:p>
          </table:table-cell>
          <table:table-cell office:value-type="float" office:value="500000" table:style-name="ce31">
            <text:p>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7005</text:p>
          </table:table-cell>
          <table:table-cell office:value-type="string" table:style-name="ce8">
            <text:p>Korea, Republic</text:p>
          </table:table-cell>
          <table:table-cell office:value-type="string" table:style-name="ce9">
            <text:p>KR</text:p>
          </table:table-cell>
          <table:table-cell office:value-type="string" table:style-name="ce10">
            <text:p>KR-3</text:p>
          </table:table-cell>
          <table:table-cell office:value-type="date" office:date-value="2004-12-21T00:00:00" table:style-name="ce11">
            <text:p>12/21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4-12-21T00:00:00" table:style-name="ce17">
            <text:p>12/21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5-01-17T00:00:00" table:style-name="ce21">
            <text:p>01/17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Technical Feasiblity study</text:p>
          </table:table-cell>
          <table:table-cell office:value-type="string" table:style-name="ce27">
            <text:p>TF050970</text:p>
          </table:table-cell>
          <table:table-cell office:value-type="string" table:style-name="ce28">
            <text:p>P091259</text:p>
          </table:table-cell>
          <table:table-cell office:value-type="float" office:value="500000" table:style-name="ce29">
            <text:p>500000</text:p>
          </table:table-cell>
          <table:table-cell office:value-type="float" office:value="0" table:style-name="ce30">
            <text:p>0</text:p>
          </table:table-cell>
          <table:table-cell office:value-type="float" office:value="500000" table:style-name="ce31">
            <text:p>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7005</text:p>
          </table:table-cell>
          <table:table-cell office:value-type="string" table:style-name="ce8">
            <text:p>Korea, Republic</text:p>
          </table:table-cell>
          <table:table-cell office:value-type="string" table:style-name="ce9">
            <text:p>KR</text:p>
          </table:table-cell>
          <table:table-cell office:value-type="string" table:style-name="ce10">
            <text:p>KR-3</text:p>
          </table:table-cell>
          <table:table-cell office:value-type="date" office:date-value="2004-12-21T00:00:00" table:style-name="ce11">
            <text:p>12/21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4-12-21T00:00:00" table:style-name="ce17">
            <text:p>12/21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5-01-17T00:00:00" table:style-name="ce21">
            <text:p>01/17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Telcommunication</text:p>
          </table:table-cell>
          <table:table-cell office:value-type="string" table:style-name="ce27">
            <text:p>TF052475</text:p>
          </table:table-cell>
          <table:table-cell office:value-type="string" table:style-name="ce28">
            <text:p>P090933</text:p>
          </table:table-cell>
          <table:table-cell office:value-type="float" office:value="500000" table:style-name="ce29">
            <text:p>500000</text:p>
          </table:table-cell>
          <table:table-cell office:value-type="float" office:value="0" table:style-name="ce30">
            <text:p>0</text:p>
          </table:table-cell>
          <table:table-cell office:value-type="float" office:value="500000" table:style-name="ce31">
            <text:p>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6</text:p>
          </table:table-cell>
          <table:table-cell office:value-type="date" office:date-value="2004-12-09T00:00:00" table:style-name="ce11">
            <text:p>12/09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NOK</text:p>
          </table:table-cell>
          <table:table-cell office:value-type="float" office:value="8931000" table:style-name="ce16">
            <text:p>8931000</text:p>
          </table:table-cell>
          <table:table-cell office:value-type="date" office:date-value="2004-12-09T00:00:00" table:style-name="ce17">
            <text:p>12/09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5-01-17T00:00:00" table:style-name="ce21">
            <text:p>01/17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8931000" table:style-name="ce25">
            <text:p>8931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442810.98" table:style-name="ce30">
            <text:p>1442810.98</text:p>
          </table:table-cell>
          <table:table-cell office:value-type="float" office:value="1442810.98" table:style-name="ce31">
            <text:p>1442810.9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1</text:p>
          </table:table-cell>
          <table:table-cell office:value-type="date" office:date-value="2004-11-24T00:00:00" table:style-name="ce11">
            <text:p>11/24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4-11-24T00:00:00" table:style-name="ce17">
            <text:p>11/24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5-02-22T00:00:00" table:style-name="ce21">
            <text:p>02/22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538500" table:style-name="ce30">
            <text:p>6538500</text:p>
          </table:table-cell>
          <table:table-cell office:value-type="float" office:value="6538500" table:style-name="ce31">
            <text:p>6538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4</text:p>
          </table:table-cell>
          <table:table-cell office:value-type="date" office:date-value="2004-10-13T00:00:00" table:style-name="ce11">
            <text:p>10/13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5-03-01T00:00:00" table:style-name="ce17">
            <text:p>03/01/2005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3-20T00:00:00" table:style-name="ce21">
            <text:p>03/20/2005</text:p>
          </table:table-cell>
          <table:table-cell office:value-type="string" table:style-name="ce22">
            <text:p>1383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687000" table:style-name="ce30">
            <text:p>2687000</text:p>
          </table:table-cell>
          <table:table-cell office:value-type="float" office:value="2687000" table:style-name="ce31">
            <text:p>2687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7</text:p>
          </table:table-cell>
          <table:table-cell office:value-type="date" office:date-value="2005-01-13T00:00:00" table:style-name="ce11">
            <text:p>01/13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CA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5-01-13T00:00:00" table:style-name="ce17">
            <text:p>01/13/2005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4-04T00:00:00" table:style-name="ce21">
            <text:p>04/04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4130524.58" table:style-name="ce29">
            <text:p>4130524.58</text:p>
          </table:table-cell>
          <table:table-cell office:value-type="float" office:value="0" table:style-name="ce30">
            <text:p>0</text:p>
          </table:table-cell>
          <table:table-cell office:value-type="float" office:value="4130524.58" table:style-name="ce31">
            <text:p>4130524.5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9</text:p>
          </table:table-cell>
          <table:table-cell office:value-type="date" office:date-value="2005-03-29T00:00:00" table:style-name="ce11">
            <text:p>03/29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CAD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05-03-29T00:00:00" table:style-name="ce17">
            <text:p>03/29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4-18T00:00:00" table:style-name="ce21">
            <text:p>04/18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7000000" table:style-name="ce25">
            <text:p>7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5610322.9900000002" table:style-name="ce29">
            <text:p>5610322.99</text:p>
          </table:table-cell>
          <table:table-cell office:value-type="float" office:value="0" table:style-name="ce30">
            <text:p>0</text:p>
          </table:table-cell>
          <table:table-cell office:value-type="float" office:value="5610322.9900000002" table:style-name="ce31">
            <text:p>5610322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2</text:p>
          </table:table-cell>
          <table:table-cell office:value-type="date" office:date-value="2005-03-16T00:00:00" table:style-name="ce11">
            <text:p>03/16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GBP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5-03-16T00:00:00" table:style-name="ce17">
            <text:p>03/16/2005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4-20T00:00:00" table:style-name="ce21">
            <text:p>04/20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123000" table:style-name="ce30">
            <text:p>19123000</text:p>
          </table:table-cell>
          <table:table-cell office:value-type="float" office:value="19123000" table:style-name="ce31">
            <text:p>19123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3</text:p>
          </table:table-cell>
          <table:table-cell office:value-type="date" office:date-value="2005-03-18T00:00:00" table:style-name="ce11">
            <text:p>03/18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GBP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5-03-18T00:00:00" table:style-name="ce17">
            <text:p>03/18/2005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4-20T00:00:00" table:style-name="ce21">
            <text:p>04/20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912300" table:style-name="ce29">
            <text:p>1912300</text:p>
          </table:table-cell>
          <table:table-cell office:value-type="float" office:value="0" table:style-name="ce30">
            <text:p>0</text:p>
          </table:table-cell>
          <table:table-cell office:value-type="float" office:value="1912300" table:style-name="ce31">
            <text:p>19123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2</text:p>
          </table:table-cell>
          <table:table-cell office:value-type="date" office:date-value="2005-04-21T00:00:00" table:style-name="ce11">
            <text:p>04/21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1836520" table:style-name="ce16">
            <text:p>1836520</text:p>
          </table:table-cell>
          <table:table-cell office:value-type="date" office:date-value="2004-12-31T00:00:00" table:style-name="ce17">
            <text:p>12/31/2004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4</text:p>
          </table:table-cell>
          <table:table-cell office:value-type="date" office:date-value="2005-04-21T00:00:00" table:style-name="ce21">
            <text:p>04/21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1836538" table:style-name="ce25">
            <text:p>1836538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836538" table:style-name="ce30">
            <text:p>1836538</text:p>
          </table:table-cell>
          <table:table-cell office:value-type="float" office:value="1836538" table:style-name="ce31">
            <text:p>183653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4/6095/084-906</text:p>
          </table:table-cell>
          <table:table-cell office:value-type="date" office:date-value="2004-08-10T00:00:00" table:style-name="ce11">
            <text:p>08/10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6750000" table:style-name="ce16">
            <text:p>675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5-04-21T00:00:00" table:style-name="ce21">
            <text:p>04/21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6750000" table:style-name="ce25">
            <text:p>675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8829000" table:style-name="ce29">
            <text:p>8829000</text:p>
          </table:table-cell>
          <table:table-cell office:value-type="float" office:value="0" table:style-name="ce30">
            <text:p>0</text:p>
          </table:table-cell>
          <table:table-cell office:value-type="float" office:value="8829000" table:style-name="ce31">
            <text:p>8829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0</text:p>
          </table:table-cell>
          <table:table-cell office:value-type="date" office:date-value="2005-03-30T00:00:00" table:style-name="ce11">
            <text:p>03/3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CAD</text:p>
          </table:table-cell>
          <table:table-cell office:value-type="float" office:value="12000000" table:style-name="ce16">
            <text:p>12000000</text:p>
          </table:table-cell>
          <table:table-cell office:value-type="date" office:date-value="2005-03-30T00:00:00" table:style-name="ce17">
            <text:p>03/30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4-23T00:00:00" table:style-name="ce21">
            <text:p>04/23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732853.4499999993" table:style-name="ce30">
            <text:p>9732853.45</text:p>
          </table:table-cell>
          <table:table-cell office:value-type="float" office:value="9732853.4499999993" table:style-name="ce31">
            <text:p>9732853.4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8</text:p>
          </table:table-cell>
          <table:table-cell office:value-type="date" office:date-value="2005-03-30T00:00:00" table:style-name="ce11">
            <text:p>03/3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CAD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5-03-30T00:00:00" table:style-name="ce17">
            <text:p>03/30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4-23T00:00:00" table:style-name="ce21">
            <text:p>04/23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6221422.42" table:style-name="ce30">
            <text:p>16221422.42</text:p>
          </table:table-cell>
          <table:table-cell office:value-type="float" office:value="16221422.42" table:style-name="ce31">
            <text:p>16221422.4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4/6095/084-875</text:p>
          </table:table-cell>
          <table:table-cell office:value-type="date" office:date-value="2004-06-25T00:00:00" table:style-name="ce11">
            <text:p>06/25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4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1500000" table:style-name="ce16">
            <text:p>15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5-04-28T00:00:00" table:style-name="ce21">
            <text:p>04/28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39500.01" table:style-name="ce30">
            <text:p>1939500.01</text:p>
          </table:table-cell>
          <table:table-cell office:value-type="float" office:value="1939500.01" table:style-name="ce31">
            <text:p>1939500.0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2001</text:p>
          </table:table-cell>
          <table:table-cell office:value-type="string" table:style-name="ce8">
            <text:p>India</text:p>
          </table:table-cell>
          <table:table-cell office:value-type="string" table:style-name="ce9">
            <text:p>IN</text:p>
          </table:table-cell>
          <table:table-cell office:value-type="string" table:style-name="ce10">
            <text:p>IN-2</text:p>
          </table:table-cell>
          <table:table-cell office:value-type="date" office:date-value="2005-02-07T00:00:00" table:style-name="ce11">
            <text:p>02/07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05-02-07T00:00:00" table:style-name="ce17">
            <text:p>02/07/2005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4-30T00:00:00" table:style-name="ce21">
            <text:p>04/30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" table:style-name="ce30">
            <text:p>200000</text:p>
          </table:table-cell>
          <table:table-cell office:value-type="float" office:value="200000" table:style-name="ce31">
            <text:p>2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7</text:p>
          </table:table-cell>
          <table:table-cell office:value-type="date" office:date-value="2005-03-17T00:00:00" table:style-name="ce11">
            <text:p>03/17/2005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NOK</text:p>
          </table:table-cell>
          <table:table-cell office:value-type="float" office:value="45000000" table:style-name="ce16">
            <text:p>45000000</text:p>
          </table:table-cell>
          <table:table-cell office:value-type="date" office:date-value="2005-03-17T00:00:00" table:style-name="ce17">
            <text:p>03/17/2005</text:p>
          </table:table-cell>
          <table:table-cell office:value-type="string" table:style-name="ce18">
            <text:p>1383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5-06T00:00:00" table:style-name="ce21">
            <text:p>05/06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45000000" table:style-name="ce25">
            <text:p>4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189646.9100000001" table:style-name="ce30">
            <text:p>7189646.91</text:p>
          </table:table-cell>
          <table:table-cell office:value-type="float" office:value="7189646.9100000001" table:style-name="ce31">
            <text:p>7189646.9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5</text:p>
          </table:table-cell>
          <table:table-cell office:value-type="date" office:date-value="2005-04-27T00:00:00" table:style-name="ce11">
            <text:p>04/27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GBP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5-04-27T00:00:00" table:style-name="ce17">
            <text:p>04/27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5-21T00:00:00" table:style-name="ce21">
            <text:p>05/21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EEP</text:p>
          </table:table-cell>
          <table:table-cell office:value-type="string" table:style-name="ce27">
            <text:p>TF050973</text:p>
          </table:table-cell>
          <table:table-cell office:value-type="string" table:style-name="ce28">
            <text:p>P091036</text:p>
          </table:table-cell>
          <table:table-cell office:value-type="float" office:value="18237900" table:style-name="ce29">
            <text:p>18237900</text:p>
          </table:table-cell>
          <table:table-cell office:value-type="float" office:value="0" table:style-name="ce30">
            <text:p>0</text:p>
          </table:table-cell>
          <table:table-cell office:value-type="float" office:value="18237900" table:style-name="ce31">
            <text:p>18237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4</text:p>
          </table:table-cell>
          <table:table-cell office:value-type="date" office:date-value="2005-04-27T00:00:00" table:style-name="ce11">
            <text:p>04/27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GBP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5-04-27T00:00:00" table:style-name="ce17">
            <text:p>04/27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5-24T00:00:00" table:style-name="ce21">
            <text:p>05/24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7445380" table:style-name="ce30">
            <text:p>27445380</text:p>
          </table:table-cell>
          <table:table-cell office:value-type="float" office:value="27445380" table:style-name="ce31">
            <text:p>2744538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6</text:p>
          </table:table-cell>
          <table:table-cell office:value-type="date" office:date-value="2005-04-27T00:00:00" table:style-name="ce11">
            <text:p>04/27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GBP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5-04-27T00:00:00" table:style-name="ce17">
            <text:p>04/27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5-24T00:00:00" table:style-name="ce21">
            <text:p>05/24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9151000" table:style-name="ce29">
            <text:p>9151000</text:p>
          </table:table-cell>
          <table:table-cell office:value-type="float" office:value="0" table:style-name="ce30">
            <text:p>0</text:p>
          </table:table-cell>
          <table:table-cell office:value-type="float" office:value="9151000" table:style-name="ce31">
            <text:p>9151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7</text:p>
          </table:table-cell>
          <table:table-cell office:value-type="date" office:date-value="2005-04-27T00:00:00" table:style-name="ce11">
            <text:p>04/27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GBP</text:p>
          </table:table-cell>
          <table:table-cell office:value-type="float" office:value="9000000" table:style-name="ce16">
            <text:p>9000000</text:p>
          </table:table-cell>
          <table:table-cell office:value-type="date" office:date-value="2005-04-27T00:00:00" table:style-name="ce17">
            <text:p>04/27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5-27T00:00:00" table:style-name="ce21">
            <text:p>05/27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9000000" table:style-name="ce25">
            <text:p>9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6394400" table:style-name="ce29">
            <text:p>16394400</text:p>
          </table:table-cell>
          <table:table-cell office:value-type="float" office:value="0" table:style-name="ce30">
            <text:p>0</text:p>
          </table:table-cell>
          <table:table-cell office:value-type="float" office:value="16394400" table:style-name="ce31">
            <text:p>16394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1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2</text:p>
          </table:table-cell>
          <table:table-cell office:value-type="date" office:date-value="2005-06-14T00:00:00" table:style-name="ce11">
            <text:p>06/14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5-06-04T00:00:00" table:style-name="ce21">
            <text:p>06/04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30300" table:style-name="ce30">
            <text:p>1230300</text:p>
          </table:table-cell>
          <table:table-cell office:value-type="float" office:value="1230300" table:style-name="ce31">
            <text:p>12303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2</text:p>
          </table:table-cell>
          <table:table-cell office:value-type="date" office:date-value="2005-05-11T00:00:00" table:style-name="ce11">
            <text:p>05/11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AU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5-05-11T00:00:00" table:style-name="ce17">
            <text:p>05/11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5</text:p>
          </table:table-cell>
          <table:table-cell office:value-type="string" table:style-name="ce20">
            <text:p>2005</text:p>
          </table:table-cell>
          <table:table-cell office:value-type="date" office:date-value="2005-06-17T00:00:00" table:style-name="ce21">
            <text:p>06/17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866500" table:style-name="ce30">
            <text:p>3866500</text:p>
          </table:table-cell>
          <table:table-cell office:value-type="float" office:value="3866500" table:style-name="ce31">
            <text:p>3866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LA/AFG/2004/6095/084-906</text:p>
          </table:table-cell>
          <table:table-cell office:value-type="date" office:date-value="2004-08-10T00:00:00" table:style-name="ce11">
            <text:p>08/10/2004</text:p>
          </table:table-cell>
          <table:table-cell office:value-type="string" table:style-name="ce12">
            <text:p>1383</text:p>
          </table:table-cell>
          <table:table-cell office:value-type="string" table:style-name="ce13">
            <text:p>2005</text:p>
          </table:table-cell>
          <table:table-cell office:value-type="string" table:style-name="ce14">
            <text:p>2004</text:p>
          </table:table-cell>
          <table:table-cell office:value-type="string" table:style-name="ce15">
            <text:p>EUR</text:p>
          </table:table-cell>
          <table:table-cell office:value-type="float" office:value="750000" table:style-name="ce16">
            <text:p>750000</text:p>
          </table:table-cell>
          <table:table-cell office:value-type="date" office:date-value="2003-08-22T00:00:00" table:style-name="ce17">
            <text:p>08/22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4</text:p>
          </table:table-cell>
          <table:table-cell office:value-type="string" table:style-name="ce20">
            <text:p>2003</text:p>
          </table:table-cell>
          <table:table-cell office:value-type="date" office:date-value="2005-06-30T00:00:00" table:style-name="ce21">
            <text:p>06/30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5</text:p>
          </table:table-cell>
          <table:table-cell office:value-type="string" table:style-name="ce24">
            <text:p>2005</text:p>
          </table:table-cell>
          <table:table-cell office:value-type="float" office:value="750000" table:style-name="ce25">
            <text:p>75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904950" table:style-name="ce29">
            <text:p>904950</text:p>
          </table:table-cell>
          <table:table-cell office:value-type="float" office:value="0" table:style-name="ce30">
            <text:p>0</text:p>
          </table:table-cell>
          <table:table-cell office:value-type="float" office:value="904950" table:style-name="ce31">
            <text:p>9049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8</text:p>
          </table:table-cell>
          <table:table-cell office:value-type="date" office:date-value="2005-08-30T00:00:00" table:style-name="ce11">
            <text:p>08/3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NOK</text:p>
          </table:table-cell>
          <table:table-cell office:value-type="float" office:value="99000000" table:style-name="ce16">
            <text:p>99000000</text:p>
          </table:table-cell>
          <table:table-cell office:value-type="date" office:date-value="2005-08-02T00:00:00" table:style-name="ce17">
            <text:p>08/02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09-01T00:00:00" table:style-name="ce21">
            <text:p>09/01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44000000" table:style-name="ce25">
            <text:p>44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824350.5199999996" table:style-name="ce30">
            <text:p>6824350.52</text:p>
          </table:table-cell>
          <table:table-cell office:value-type="float" office:value="6824350.5199999996" table:style-name="ce31">
            <text:p>6824350.5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8</text:p>
          </table:table-cell>
          <table:table-cell office:value-type="date" office:date-value="2005-08-30T00:00:00" table:style-name="ce11">
            <text:p>08/3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NOK</text:p>
          </table:table-cell>
          <table:table-cell office:value-type="float" office:value="99000000" table:style-name="ce16">
            <text:p>99000000</text:p>
          </table:table-cell>
          <table:table-cell office:value-type="date" office:date-value="2005-08-02T00:00:00" table:style-name="ce17">
            <text:p>08/02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09-01T00:00:00" table:style-name="ce21">
            <text:p>09/01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lateral entry</text:p>
          </table:table-cell>
          <table:table-cell office:value-type="string" table:style-name="ce27">
            <text:p>lateral entry</text:p>
          </table:table-cell>
          <table:table-cell office:value-type="string" table:style-name="ce28">
            <text:p>N/A</text:p>
          </table:table-cell>
          <table:table-cell office:value-type="float" office:value="3101977.51" table:style-name="ce29">
            <text:p>3101977.51</text:p>
          </table:table-cell>
          <table:table-cell office:value-type="float" office:value="0" table:style-name="ce30">
            <text:p>0</text:p>
          </table:table-cell>
          <table:table-cell office:value-type="float" office:value="3101977.51" table:style-name="ce31">
            <text:p>3101977.5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8</text:p>
          </table:table-cell>
          <table:table-cell office:value-type="date" office:date-value="2005-08-30T00:00:00" table:style-name="ce11">
            <text:p>08/3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NOK</text:p>
          </table:table-cell>
          <table:table-cell office:value-type="float" office:value="99000000" table:style-name="ce16">
            <text:p>99000000</text:p>
          </table:table-cell>
          <table:table-cell office:value-type="date" office:date-value="2005-08-02T00:00:00" table:style-name="ce17">
            <text:p>08/02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09-01T00:00:00" table:style-name="ce21">
            <text:p>09/01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101977.51" table:style-name="ce29">
            <text:p>3101977.51</text:p>
          </table:table-cell>
          <table:table-cell office:value-type="float" office:value="0" table:style-name="ce30">
            <text:p>0</text:p>
          </table:table-cell>
          <table:table-cell office:value-type="float" office:value="3101977.51" table:style-name="ce31">
            <text:p>3101977.5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8</text:p>
          </table:table-cell>
          <table:table-cell office:value-type="date" office:date-value="2005-08-30T00:00:00" table:style-name="ce11">
            <text:p>08/3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NOK</text:p>
          </table:table-cell>
          <table:table-cell office:value-type="float" office:value="99000000" table:style-name="ce16">
            <text:p>99000000</text:p>
          </table:table-cell>
          <table:table-cell office:value-type="date" office:date-value="2005-08-02T00:00:00" table:style-name="ce17">
            <text:p>08/02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09-01T00:00:00" table:style-name="ce21">
            <text:p>09/01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Rural water</text:p>
          </table:table-cell>
          <table:table-cell office:value-type="string" table:style-name="ce27">
            <text:p>TF055447</text:p>
          </table:table-cell>
          <table:table-cell office:value-type="string" table:style-name="ce28">
            <text:p>P091038</text:p>
          </table:table-cell>
          <table:table-cell office:value-type="float" office:value="2326483.13" table:style-name="ce29">
            <text:p>2326483.13</text:p>
          </table:table-cell>
          <table:table-cell office:value-type="float" office:value="0" table:style-name="ce30">
            <text:p>0</text:p>
          </table:table-cell>
          <table:table-cell office:value-type="float" office:value="2326483.13" table:style-name="ce31">
            <text:p>2326483.1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3</text:p>
          </table:table-cell>
          <table:table-cell office:value-type="date" office:date-value="2005-09-19T00:00:00" table:style-name="ce11">
            <text:p>09/19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EUR</text:p>
          </table:table-cell>
          <table:table-cell office:value-type="float" office:value="500000" table:style-name="ce16">
            <text:p>500000</text:p>
          </table:table-cell>
          <table:table-cell office:value-type="date" office:date-value="2005-08-23T00:00:00" table:style-name="ce17">
            <text:p>08/23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09-22T00:00:00" table:style-name="ce21">
            <text:p>09/22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11650" table:style-name="ce30">
            <text:p>611650</text:p>
          </table:table-cell>
          <table:table-cell office:value-type="float" office:value="611650" table:style-name="ce31">
            <text:p>6116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3</text:p>
          </table:table-cell>
          <table:table-cell office:value-type="date" office:date-value="2005-07-20T00:00:00" table:style-name="ce11">
            <text:p>07/2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SEK</text:p>
          </table:table-cell>
          <table:table-cell office:value-type="float" office:value="75000000" table:style-name="ce16">
            <text:p>75000000</text:p>
          </table:table-cell>
          <table:table-cell office:value-type="date" office:date-value="2002-11-12T00:00:00" table:style-name="ce17">
            <text:p>11/12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05-09-30T00:00:00" table:style-name="ce21">
            <text:p>09/30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75000000" table:style-name="ce25">
            <text:p>7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689296.5500000007" table:style-name="ce30">
            <text:p>9689296.55</text:p>
          </table:table-cell>
          <table:table-cell office:value-type="float" office:value="9689296.5500000007" table:style-name="ce31">
            <text:p>9689296.5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4</text:p>
          </table:table-cell>
          <table:table-cell office:value-type="date" office:date-value="2005-09-26T00:00:00" table:style-name="ce11">
            <text:p>09/26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AU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5-09-16T00:00:00" table:style-name="ce17">
            <text:p>09/16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10-06T00:00:00" table:style-name="ce21">
            <text:p>10/06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787650" table:style-name="ce30">
            <text:p>3787650</text:p>
          </table:table-cell>
          <table:table-cell office:value-type="float" office:value="3787650" table:style-name="ce31">
            <text:p>37876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8</text:p>
          </table:table-cell>
          <table:table-cell office:value-type="date" office:date-value="2005-10-24T00:00:00" table:style-name="ce11">
            <text:p>10/24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GBP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5-10-19T00:00:00" table:style-name="ce17">
            <text:p>10/19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10-27T00:00:00" table:style-name="ce21">
            <text:p>10/27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5730000" table:style-name="ce30">
            <text:p>35730000</text:p>
          </table:table-cell>
          <table:table-cell office:value-type="float" office:value="35730000" table:style-name="ce31">
            <text:p>3573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5/17070/109929</text:p>
          </table:table-cell>
          <table:table-cell office:value-type="date" office:date-value="2005-10-24T00:00:00" table:style-name="ce11">
            <text:p>10/24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EUR</text:p>
          </table:table-cell>
          <table:table-cell office:value-type="float" office:value="8000000" table:style-name="ce16">
            <text:p>8000000</text:p>
          </table:table-cell>
          <table:table-cell office:value-type="date" office:date-value="2005-10-19T00:00:00" table:style-name="ce17">
            <text:p>10/19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11-23T00:00:00" table:style-name="ce21">
            <text:p>11/23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9445120" table:style-name="ce29">
            <text:p>9445120</text:p>
          </table:table-cell>
          <table:table-cell office:value-type="float" office:value="0" table:style-name="ce30">
            <text:p>0</text:p>
          </table:table-cell>
          <table:table-cell office:value-type="float" office:value="9445120" table:style-name="ce31">
            <text:p>944512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16</text:p>
          </table:table-cell>
          <table:table-cell office:value-type="date" office:date-value="2005-10-17T00:00:00" table:style-name="ce11">
            <text:p>10/17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5-09-27T00:00:00" table:style-name="ce17">
            <text:p>09/27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11-24T00:00:00" table:style-name="ce21">
            <text:p>11/24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NEEP</text:p>
          </table:table-cell>
          <table:table-cell office:value-type="string" table:style-name="ce27">
            <text:p>TF050973</text:p>
          </table:table-cell>
          <table:table-cell office:value-type="string" table:style-name="ce28">
            <text:p>P091036</text:p>
          </table:table-cell>
          <table:table-cell office:value-type="float" office:value="2000000" table:style-name="ce29">
            <text:p>2000000</text:p>
          </table:table-cell>
          <table:table-cell office:value-type="float" office:value="0" table:style-name="ce30">
            <text:p>0</text:p>
          </table:table-cell>
          <table:table-cell office:value-type="float" office:value="2000000" table:style-name="ce31">
            <text:p>2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5/17070/109916</text:p>
          </table:table-cell>
          <table:table-cell office:value-type="date" office:date-value="2005-10-24T00:00:00" table:style-name="ce11">
            <text:p>10/24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EUR</text:p>
          </table:table-cell>
          <table:table-cell office:value-type="float" office:value="24000000" table:style-name="ce16">
            <text:p>24000000</text:p>
          </table:table-cell>
          <table:table-cell office:value-type="date" office:date-value="2005-10-19T00:00:00" table:style-name="ce17">
            <text:p>10/19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12-02T00:00:00" table:style-name="ce21">
            <text:p>12/02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24000000" table:style-name="ce25">
            <text:p>24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8096800" table:style-name="ce30">
            <text:p>28096800</text:p>
          </table:table-cell>
          <table:table-cell office:value-type="float" office:value="28096800" table:style-name="ce31">
            <text:p>28096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2001</text:p>
          </table:table-cell>
          <table:table-cell office:value-type="string" table:style-name="ce8">
            <text:p>India</text:p>
          </table:table-cell>
          <table:table-cell office:value-type="string" table:style-name="ce9">
            <text:p>IN</text:p>
          </table:table-cell>
          <table:table-cell office:value-type="string" table:style-name="ce10">
            <text:p>IN-3</text:p>
          </table:table-cell>
          <table:table-cell office:value-type="date" office:date-value="2005-12-16T00:00:00" table:style-name="ce11">
            <text:p>12/16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05-12-07T00:00:00" table:style-name="ce17">
            <text:p>12/07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12-16T00:00:00" table:style-name="ce21">
            <text:p>12/16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" table:style-name="ce30">
            <text:p>200000</text:p>
          </table:table-cell>
          <table:table-cell office:value-type="float" office:value="200000" table:style-name="ce31">
            <text:p>2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3</text:p>
          </table:table-cell>
          <table:table-cell office:value-type="date" office:date-value="2005-12-16T00:00:00" table:style-name="ce11">
            <text:p>12/16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5-12-01T00:00:00" table:style-name="ce17">
            <text:p>12/01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12-21T00:00:00" table:style-name="ce21">
            <text:p>12/21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9663750" table:style-name="ce30">
            <text:p>29663750</text:p>
          </table:table-cell>
          <table:table-cell office:value-type="float" office:value="29663750" table:style-name="ce31">
            <text:p>29663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4</text:p>
          </table:table-cell>
          <table:table-cell office:value-type="date" office:date-value="2005-12-13T00:00:00" table:style-name="ce11">
            <text:p>12/13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SEK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5-12-07T00:00:00" table:style-name="ce17">
            <text:p>12/07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5-12-30T00:00:00" table:style-name="ce21">
            <text:p>12/30/2005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5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149249.22" table:style-name="ce30">
            <text:p>3149249.22</text:p>
          </table:table-cell>
          <table:table-cell office:value-type="float" office:value="3149249.22" table:style-name="ce31">
            <text:p>3149249.2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17</text:p>
          </table:table-cell>
          <table:table-cell office:value-type="date" office:date-value="2005-12-23T00:00:00" table:style-name="ce11">
            <text:p>12/23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USD</text:p>
          </table:table-cell>
          <table:table-cell office:value-type="float" office:value="60000000" table:style-name="ce16">
            <text:p>60000000</text:p>
          </table:table-cell>
          <table:table-cell office:value-type="date" office:date-value="2005-11-19T00:00:00" table:style-name="ce17">
            <text:p>11/19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6-01-11T00:00:00" table:style-name="ce21">
            <text:p>01/11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60000000" table:style-name="ce25">
            <text:p>6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0000000" table:style-name="ce30">
            <text:p>60000000</text:p>
          </table:table-cell>
          <table:table-cell office:value-type="float" office:value="60000000" table:style-name="ce31">
            <text:p>6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3</text:p>
          </table:table-cell>
          <table:table-cell office:value-type="date" office:date-value="2006-01-16T00:00:00" table:style-name="ce11">
            <text:p>01/16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DKK</text:p>
          </table:table-cell>
          <table:table-cell office:value-type="float" office:value="12791497" table:style-name="ce16">
            <text:p>12791497</text:p>
          </table:table-cell>
          <table:table-cell office:value-type="date" office:date-value="2005-12-20T00:00:00" table:style-name="ce17">
            <text:p>12/20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6-01-18T00:00:00" table:style-name="ce21">
            <text:p>01/18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625487.65" table:style-name="ce29">
            <text:p>1625487.65</text:p>
          </table:table-cell>
          <table:table-cell office:value-type="float" office:value="0" table:style-name="ce30">
            <text:p>0</text:p>
          </table:table-cell>
          <table:table-cell office:value-type="float" office:value="1625487.65" table:style-name="ce31">
            <text:p>1625487.6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3</text:p>
          </table:table-cell>
          <table:table-cell office:value-type="date" office:date-value="2006-01-16T00:00:00" table:style-name="ce11">
            <text:p>01/16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DKK</text:p>
          </table:table-cell>
          <table:table-cell office:value-type="float" office:value="12791497" table:style-name="ce16">
            <text:p>12791497</text:p>
          </table:table-cell>
          <table:table-cell office:value-type="date" office:date-value="2005-12-20T00:00:00" table:style-name="ce17">
            <text:p>12/20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6-01-18T00:00:00" table:style-name="ce21">
            <text:p>01/18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2791497" table:style-name="ce25">
            <text:p>2791497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53754.39" table:style-name="ce30">
            <text:p>453754.39</text:p>
          </table:table-cell>
          <table:table-cell office:value-type="float" office:value="453754.39" table:style-name="ce31">
            <text:p>453754.3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1</text:p>
          </table:table-cell>
          <table:table-cell office:value-type="date" office:date-value="2006-01-16T00:00:00" table:style-name="ce11">
            <text:p>01/16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500000" table:style-name="ce16">
            <text:p>500000</text:p>
          </table:table-cell>
          <table:table-cell office:value-type="date" office:date-value="2005-12-02T00:00:00" table:style-name="ce17">
            <text:p>12/02/2005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5</text:p>
          </table:table-cell>
          <table:table-cell office:value-type="date" office:date-value="2006-02-03T00:00:00" table:style-name="ce21">
            <text:p>02/03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05100" table:style-name="ce30">
            <text:p>605100</text:p>
          </table:table-cell>
          <table:table-cell office:value-type="float" office:value="605100" table:style-name="ce31">
            <text:p>605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3</text:p>
          </table:table-cell>
          <table:table-cell office:value-type="date" office:date-value="2006-02-01T00:00:00" table:style-name="ce11">
            <text:p>02/01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CAD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6-01-15T00:00:00" table:style-name="ce17">
            <text:p>01/15/2006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2-06T00:00:00" table:style-name="ce21">
            <text:p>02/06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8728288.3800000008" table:style-name="ce29">
            <text:p>8728288.38</text:p>
          </table:table-cell>
          <table:table-cell office:value-type="float" office:value="0" table:style-name="ce30">
            <text:p>0</text:p>
          </table:table-cell>
          <table:table-cell office:value-type="float" office:value="8728288.3800000008" table:style-name="ce31">
            <text:p>8728288.3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1</text:p>
          </table:table-cell>
          <table:table-cell office:value-type="date" office:date-value="2006-02-01T00:00:00" table:style-name="ce11">
            <text:p>02/01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CAD</text:p>
          </table:table-cell>
          <table:table-cell office:value-type="float" office:value="22000000" table:style-name="ce16">
            <text:p>22000000</text:p>
          </table:table-cell>
          <table:table-cell office:value-type="date" office:date-value="2006-01-18T00:00:00" table:style-name="ce17">
            <text:p>01/18/2006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2-06T00:00:00" table:style-name="ce21">
            <text:p>02/06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22000000" table:style-name="ce25">
            <text:p>2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202234.449999999" table:style-name="ce30">
            <text:p>19202234.45</text:p>
          </table:table-cell>
          <table:table-cell office:value-type="float" office:value="19202234.449999999" table:style-name="ce31">
            <text:p>19202234.4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2</text:p>
          </table:table-cell>
          <table:table-cell office:value-type="date" office:date-value="2006-02-01T00:00:00" table:style-name="ce11">
            <text:p>02/01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CAD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6-01-15T00:00:00" table:style-name="ce17">
            <text:p>01/15/2006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2-13T00:00:00" table:style-name="ce21">
            <text:p>02/13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8716875.8800000008" table:style-name="ce29">
            <text:p>8716875.88</text:p>
          </table:table-cell>
          <table:table-cell office:value-type="float" office:value="0" table:style-name="ce30">
            <text:p>0</text:p>
          </table:table-cell>
          <table:table-cell office:value-type="float" office:value="8716875.8800000008" table:style-name="ce31">
            <text:p>8716875.8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19</text:p>
          </table:table-cell>
          <table:table-cell office:value-type="date" office:date-value="2006-01-24T00:00:00" table:style-name="ce11">
            <text:p>01/24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GBP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6-01-12T00:00:00" table:style-name="ce17">
            <text:p>01/12/2006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2-23T00:00:00" table:style-name="ce21">
            <text:p>02/23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3478800" table:style-name="ce29">
            <text:p>3478800</text:p>
          </table:table-cell>
          <table:table-cell office:value-type="float" office:value="0" table:style-name="ce30">
            <text:p>0</text:p>
          </table:table-cell>
          <table:table-cell office:value-type="float" office:value="3478800" table:style-name="ce31">
            <text:p>3478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5/17070/109916</text:p>
          </table:table-cell>
          <table:table-cell office:value-type="date" office:date-value="2006-03-01T00:00:00" table:style-name="ce11">
            <text:p>03/01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06-02-01T00:00:00" table:style-name="ce17">
            <text:p>02/01/2006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3-06T00:00:00" table:style-name="ce21">
            <text:p>03/06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6000000" table:style-name="ce25">
            <text:p>6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167000" table:style-name="ce30">
            <text:p>7167000</text:p>
          </table:table-cell>
          <table:table-cell office:value-type="float" office:value="7167000" table:style-name="ce31">
            <text:p>7167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5/17070/109929</text:p>
          </table:table-cell>
          <table:table-cell office:value-type="date" office:date-value="2006-03-01T00:00:00" table:style-name="ce11">
            <text:p>03/01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6-02-01T00:00:00" table:style-name="ce17">
            <text:p>02/01/2006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3-06T00:00:00" table:style-name="ce21">
            <text:p>03/06/2006</text:p>
          </table:table-cell>
          <table:table-cell office:value-type="string" table:style-name="ce22">
            <text:p>1384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389000" table:style-name="ce29">
            <text:p>2389000</text:p>
          </table:table-cell>
          <table:table-cell office:value-type="float" office:value="0" table:style-name="ce30">
            <text:p>0</text:p>
          </table:table-cell>
          <table:table-cell office:value-type="float" office:value="2389000" table:style-name="ce31">
            <text:p>2389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4</text:p>
          </table:table-cell>
          <table:table-cell office:value-type="date" office:date-value="2005-07-20T00:00:00" table:style-name="ce11">
            <text:p>07/2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6-03-01T00:00:00" table:style-name="ce17">
            <text:p>03/01/2006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3-23T00:00:00" table:style-name="ce21">
            <text:p>03/23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418000" table:style-name="ce30">
            <text:p>2418000</text:p>
          </table:table-cell>
          <table:table-cell office:value-type="float" office:value="2418000" table:style-name="ce31">
            <text:p>2418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0</text:p>
          </table:table-cell>
          <table:table-cell office:value-type="date" office:date-value="2006-03-29T00:00:00" table:style-name="ce11">
            <text:p>03/29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GBP</text:p>
          </table:table-cell>
          <table:table-cell office:value-type="float" office:value="8000000" table:style-name="ce16">
            <text:p>8000000</text:p>
          </table:table-cell>
          <table:table-cell office:value-type="date" office:date-value="2006-03-16T00:00:00" table:style-name="ce17">
            <text:p>03/16/2006</text:p>
          </table:table-cell>
          <table:table-cell office:value-type="string" table:style-name="ce18">
            <text:p>1384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4-04T00:00:00" table:style-name="ce21">
            <text:p>04/04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13909399.99" table:style-name="ce29">
            <text:p>13909399.99</text:p>
          </table:table-cell>
          <table:table-cell office:value-type="float" office:value="0" table:style-name="ce30">
            <text:p>0</text:p>
          </table:table-cell>
          <table:table-cell office:value-type="float" office:value="13909399.99" table:style-name="ce31">
            <text:p>13909399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18</text:p>
          </table:table-cell>
          <table:table-cell office:value-type="date" office:date-value="2006-05-03T00:00:00" table:style-name="ce11">
            <text:p>05/03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USD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6-03-28T00:00:00" table:style-name="ce17">
            <text:p>03/28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5-19T00:00:00" table:style-name="ce21">
            <text:p>05/19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5000000" table:style-name="ce29">
            <text:p>15000000</text:p>
          </table:table-cell>
          <table:table-cell office:value-type="float" office:value="0" table:style-name="ce30">
            <text:p>0</text:p>
          </table:table-cell>
          <table:table-cell office:value-type="float" office:value="15000000" table:style-name="ce31">
            <text:p>1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3002</text:p>
          </table:table-cell>
          <table:table-cell office:value-type="string" table:style-name="ce8">
            <text:p>Saudi Arabia</text:p>
          </table:table-cell>
          <table:table-cell office:value-type="string" table:style-name="ce9">
            <text:p>SA</text:p>
          </table:table-cell>
          <table:table-cell office:value-type="string" table:style-name="ce10">
            <text:p>SA-4</text:p>
          </table:table-cell>
          <table:table-cell office:value-type="date" office:date-value="2006-06-01T00:00:00" table:style-name="ce11">
            <text:p>06/01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USD</text:p>
          </table:table-cell>
          <table:table-cell office:value-type="float" office:value="1250000" table:style-name="ce16">
            <text:p>1250000</text:p>
          </table:table-cell>
          <table:table-cell office:value-type="date" office:date-value="2006-05-02T00:00:00" table:style-name="ce17">
            <text:p>05/02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5-31T00:00:00" table:style-name="ce21">
            <text:p>05/31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1250000" table:style-name="ce25">
            <text:p>12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50000" table:style-name="ce30">
            <text:p>1250000</text:p>
          </table:table-cell>
          <table:table-cell office:value-type="float" office:value="1250000" table:style-name="ce31">
            <text:p>125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1</text:p>
          </table:table-cell>
          <table:table-cell office:value-type="date" office:date-value="2006-05-20T00:00:00" table:style-name="ce11">
            <text:p>05/20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GBP</text:p>
          </table:table-cell>
          <table:table-cell office:value-type="float" office:value="35000000" table:style-name="ce16">
            <text:p>35000000</text:p>
          </table:table-cell>
          <table:table-cell office:value-type="date" office:date-value="2006-05-05T00:00:00" table:style-name="ce17">
            <text:p>05/05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6-07T00:00:00" table:style-name="ce21">
            <text:p>06/07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9312375" table:style-name="ce29">
            <text:p>9312375</text:p>
          </table:table-cell>
          <table:table-cell office:value-type="float" office:value="0" table:style-name="ce30">
            <text:p>0</text:p>
          </table:table-cell>
          <table:table-cell office:value-type="float" office:value="9312375" table:style-name="ce31">
            <text:p>931237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1</text:p>
          </table:table-cell>
          <table:table-cell office:value-type="date" office:date-value="2006-05-20T00:00:00" table:style-name="ce11">
            <text:p>05/20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GBP</text:p>
          </table:table-cell>
          <table:table-cell office:value-type="float" office:value="35000000" table:style-name="ce16">
            <text:p>35000000</text:p>
          </table:table-cell>
          <table:table-cell office:value-type="date" office:date-value="2006-05-05T00:00:00" table:style-name="ce17">
            <text:p>05/05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6-07T00:00:00" table:style-name="ce21">
            <text:p>06/07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9312375" table:style-name="ce29">
            <text:p>9312375</text:p>
          </table:table-cell>
          <table:table-cell office:value-type="float" office:value="0" table:style-name="ce30">
            <text:p>0</text:p>
          </table:table-cell>
          <table:table-cell office:value-type="float" office:value="9312375" table:style-name="ce31">
            <text:p>931237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1</text:p>
          </table:table-cell>
          <table:table-cell office:value-type="date" office:date-value="2006-05-20T00:00:00" table:style-name="ce11">
            <text:p>05/20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GBP</text:p>
          </table:table-cell>
          <table:table-cell office:value-type="float" office:value="35000000" table:style-name="ce16">
            <text:p>35000000</text:p>
          </table:table-cell>
          <table:table-cell office:value-type="date" office:date-value="2006-05-05T00:00:00" table:style-name="ce17">
            <text:p>05/05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6-07T00:00:00" table:style-name="ce21">
            <text:p>06/07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6561875" table:style-name="ce30">
            <text:p>46561875</text:p>
          </table:table-cell>
          <table:table-cell office:value-type="float" office:value="46561875" table:style-name="ce31">
            <text:p>4656187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9</text:p>
          </table:table-cell>
          <table:table-cell office:value-type="date" office:date-value="2006-06-12T00:00:00" table:style-name="ce11">
            <text:p>06/12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NOK</text:p>
          </table:table-cell>
          <table:table-cell office:value-type="float" office:value="90000000" table:style-name="ce16">
            <text:p>90000000</text:p>
          </table:table-cell>
          <table:table-cell office:value-type="date" office:date-value="2006-06-02T00:00:00" table:style-name="ce17">
            <text:p>06/02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6-23T00:00:00" table:style-name="ce21">
            <text:p>06/23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6</text:p>
          </table:table-cell>
          <table:table-cell office:value-type="string" table:style-name="ce24">
            <text:p>2006</text:p>
          </table:table-cell>
          <table:table-cell office:value-type="float" office:value="90000000" table:style-name="ce25">
            <text:p>9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4197375.060000001" table:style-name="ce30">
            <text:p>14197375.06</text:p>
          </table:table-cell>
          <table:table-cell office:value-type="float" office:value="14197375.060000001" table:style-name="ce31">
            <text:p>14197375.0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8001</text:p>
          </table:table-cell>
          <table:table-cell office:value-type="string" table:style-name="ce8">
            <text:p>New Zealand</text:p>
          </table:table-cell>
          <table:table-cell office:value-type="string" table:style-name="ce9">
            <text:p>NZ</text:p>
          </table:table-cell>
          <table:table-cell office:value-type="string" table:style-name="ce10">
            <text:p>NZ-Main</text:p>
          </table:table-cell>
          <table:table-cell office:value-type="date" office:date-value="2006-07-13T00:00:00" table:style-name="ce11">
            <text:p>07/13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NZD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6-06-26T00:00:00" table:style-name="ce17">
            <text:p>06/26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7-20T00:00:00" table:style-name="ce21">
            <text:p>07/20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27700" table:style-name="ce30">
            <text:p>627700</text:p>
          </table:table-cell>
          <table:table-cell office:value-type="float" office:value="627700" table:style-name="ce31">
            <text:p>6277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4</text:p>
          </table:table-cell>
          <table:table-cell office:value-type="date" office:date-value="2006-07-13T00:00:00" table:style-name="ce11">
            <text:p>07/13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6-06-29T00:00:00" table:style-name="ce17">
            <text:p>06/29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7-26T00:00:00" table:style-name="ce21">
            <text:p>07/26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1585000" table:style-name="ce30">
            <text:p>31585000</text:p>
          </table:table-cell>
          <table:table-cell office:value-type="float" office:value="31585000" table:style-name="ce31">
            <text:p>31585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4</text:p>
          </table:table-cell>
          <table:table-cell office:value-type="date" office:date-value="2006-07-24T00:00:00" table:style-name="ce11">
            <text:p>07/24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CAD</text:p>
          </table:table-cell>
          <table:table-cell office:value-type="float" office:value="12000000" table:style-name="ce16">
            <text:p>12000000</text:p>
          </table:table-cell>
          <table:table-cell office:value-type="date" office:date-value="2006-07-16T00:00:00" table:style-name="ce17">
            <text:p>07/16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07-27T00:00:00" table:style-name="ce21">
            <text:p>07/27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0537407.800000001" table:style-name="ce29">
            <text:p>10537407.8</text:p>
          </table:table-cell>
          <table:table-cell office:value-type="float" office:value="0" table:style-name="ce30">
            <text:p>0</text:p>
          </table:table-cell>
          <table:table-cell office:value-type="float" office:value="10537407.800000001" table:style-name="ce31">
            <text:p>10537407.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5</text:p>
          </table:table-cell>
          <table:table-cell office:value-type="date" office:date-value="2006-07-24T00:00:00" table:style-name="ce11">
            <text:p>07/24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CAD</text:p>
          </table:table-cell>
          <table:table-cell office:value-type="float" office:value="13000000" table:style-name="ce16">
            <text:p>13000000</text:p>
          </table:table-cell>
          <table:table-cell office:value-type="date" office:date-value="2006-07-16T00:00:00" table:style-name="ce17">
            <text:p>07/16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07-27T00:00:00" table:style-name="ce21">
            <text:p>07/27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3000000" table:style-name="ce25">
            <text:p>13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1415525.109999999" table:style-name="ce29">
            <text:p>11415525.11</text:p>
          </table:table-cell>
          <table:table-cell office:value-type="float" office:value="0" table:style-name="ce30">
            <text:p>0</text:p>
          </table:table-cell>
          <table:table-cell office:value-type="float" office:value="11415525.109999999" table:style-name="ce31">
            <text:p>11415525.1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0</text:p>
          </table:table-cell>
          <table:table-cell office:value-type="date" office:date-value="2006-06-29T00:00:00" table:style-name="ce11">
            <text:p>06/29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NOK</text:p>
          </table:table-cell>
          <table:table-cell office:value-type="float" office:value="34000000" table:style-name="ce16">
            <text:p>34000000</text:p>
          </table:table-cell>
          <table:table-cell office:value-type="date" office:date-value="2006-06-20T00:00:00" table:style-name="ce17">
            <text:p>06/20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6</text:p>
          </table:table-cell>
          <table:table-cell office:value-type="string" table:style-name="ce20">
            <text:p>2006</text:p>
          </table:table-cell>
          <table:table-cell office:value-type="date" office:date-value="2006-08-01T00:00:00" table:style-name="ce21">
            <text:p>08/01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34000000" table:style-name="ce25">
            <text:p>34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5462724.9400000004" table:style-name="ce29">
            <text:p>5462724.94</text:p>
          </table:table-cell>
          <table:table-cell office:value-type="float" office:value="0" table:style-name="ce30">
            <text:p>0</text:p>
          </table:table-cell>
          <table:table-cell office:value-type="float" office:value="5462724.9400000004" table:style-name="ce31">
            <text:p>5462724.9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3</text:p>
          </table:table-cell>
          <table:table-cell office:value-type="date" office:date-value="2006-08-17T00:00:00" table:style-name="ce11">
            <text:p>08/17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6-07-14T00:00:00" table:style-name="ce17">
            <text:p>07/14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08-22T00:00:00" table:style-name="ce21">
            <text:p>08/22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2500000" table:style-name="ce25">
            <text:p>2500000</text:p>
          </table:table-cell>
          <table:table-cell office:value-type="string" table:style-name="ce26">
            <text:p>Public admin reform</text:p>
          </table:table-cell>
          <table:table-cell office:value-type="string" table:style-name="ce27">
            <text:p>TF056514</text:p>
          </table:table-cell>
          <table:table-cell office:value-type="string" table:style-name="ce28">
            <text:p>N/A</text:p>
          </table:table-cell>
          <table:table-cell office:value-type="float" office:value="3198750" table:style-name="ce29">
            <text:p>3198750</text:p>
          </table:table-cell>
          <table:table-cell office:value-type="float" office:value="0" table:style-name="ce30">
            <text:p>0</text:p>
          </table:table-cell>
          <table:table-cell office:value-type="float" office:value="3198750" table:style-name="ce31">
            <text:p>3198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3</text:p>
          </table:table-cell>
          <table:table-cell office:value-type="date" office:date-value="2006-08-17T00:00:00" table:style-name="ce11">
            <text:p>08/17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6-07-14T00:00:00" table:style-name="ce17">
            <text:p>07/14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08-22T00:00:00" table:style-name="ce21">
            <text:p>08/22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2500000" table:style-name="ce25">
            <text:p>2500000</text:p>
          </table:table-cell>
          <table:table-cell office:value-type="string" table:style-name="ce26">
            <text:p>Private sector developoment</text:p>
          </table:table-cell>
          <table:table-cell office:value-type="string" table:style-name="ce27">
            <text:p>TFT00001</text:p>
          </table:table-cell>
          <table:table-cell office:value-type="string" table:style-name="ce28">
            <text:p>N/A</text:p>
          </table:table-cell>
          <table:table-cell office:value-type="float" office:value="3198750" table:style-name="ce29">
            <text:p>3198750</text:p>
          </table:table-cell>
          <table:table-cell office:value-type="float" office:value="0" table:style-name="ce30">
            <text:p>0</text:p>
          </table:table-cell>
          <table:table-cell office:value-type="float" office:value="3198750" table:style-name="ce31">
            <text:p>3198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3</text:p>
          </table:table-cell>
          <table:table-cell office:value-type="date" office:date-value="2006-08-17T00:00:00" table:style-name="ce11">
            <text:p>08/17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6-07-14T00:00:00" table:style-name="ce17">
            <text:p>07/14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08-22T00:00:00" table:style-name="ce21">
            <text:p>08/22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795000" table:style-name="ce30">
            <text:p>12795000</text:p>
          </table:table-cell>
          <table:table-cell office:value-type="float" office:value="12795000" table:style-name="ce31">
            <text:p>12795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1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2</text:p>
          </table:table-cell>
          <table:table-cell office:value-type="date" office:date-value="2005-07-20T00:00:00" table:style-name="ce11">
            <text:p>07/2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2-06-19T00:00:00" table:style-name="ce17">
            <text:p>06/19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2</text:p>
          </table:table-cell>
          <table:table-cell office:value-type="string" table:style-name="ce20">
            <text:p>2002</text:p>
          </table:table-cell>
          <table:table-cell office:value-type="date" office:date-value="2006-08-24T00:00:00" table:style-name="ce21">
            <text:p>08/24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81100" table:style-name="ce30">
            <text:p>1281100</text:p>
          </table:table-cell>
          <table:table-cell office:value-type="float" office:value="1281100" table:style-name="ce31">
            <text:p>1281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3002</text:p>
          </table:table-cell>
          <table:table-cell office:value-type="string" table:style-name="ce8">
            <text:p>Saudi Arabia</text:p>
          </table:table-cell>
          <table:table-cell office:value-type="string" table:style-name="ce9">
            <text:p>SA</text:p>
          </table:table-cell>
          <table:table-cell office:value-type="string" table:style-name="ce10">
            <text:p>SA-4</text:p>
          </table:table-cell>
          <table:table-cell office:value-type="date" office:date-value="2006-06-01T00:00:00" table:style-name="ce11">
            <text:p>06/01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USD</text:p>
          </table:table-cell>
          <table:table-cell office:value-type="float" office:value="1250000" table:style-name="ce16">
            <text:p>1250000</text:p>
          </table:table-cell>
          <table:table-cell office:value-type="date" office:date-value="2006-08-01T00:00:00" table:style-name="ce17">
            <text:p>08/01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09-13T00:00:00" table:style-name="ce21">
            <text:p>09/13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250000" table:style-name="ce25">
            <text:p>12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50000" table:style-name="ce30">
            <text:p>1250000</text:p>
          </table:table-cell>
          <table:table-cell office:value-type="float" office:value="1250000" table:style-name="ce31">
            <text:p>125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4</text:p>
          </table:table-cell>
          <table:table-cell office:value-type="date" office:date-value="2006-10-31T00:00:00" table:style-name="ce11">
            <text:p>10/31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6-10-18T00:00:00" table:style-name="ce17">
            <text:p>10/18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1-03T00:00:00" table:style-name="ce21">
            <text:p>11/03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76300.01" table:style-name="ce30">
            <text:p>1276300.01</text:p>
          </table:table-cell>
          <table:table-cell office:value-type="float" office:value="1276300.01" table:style-name="ce31">
            <text:p>1276300.0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0</text:p>
          </table:table-cell>
          <table:table-cell office:value-type="date" office:date-value="2006-10-18T00:00:00" table:style-name="ce11">
            <text:p>10/18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USD</text:p>
          </table:table-cell>
          <table:table-cell office:value-type="float" office:value="38900000" table:style-name="ce16">
            <text:p>38900000</text:p>
          </table:table-cell>
          <table:table-cell office:value-type="date" office:date-value="2006-10-11T00:00:00" table:style-name="ce17">
            <text:p>10/11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1-13T00:00:00" table:style-name="ce21">
            <text:p>11/13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28900000" table:style-name="ce25">
            <text:p>289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8900000" table:style-name="ce30">
            <text:p>28900000</text:p>
          </table:table-cell>
          <table:table-cell office:value-type="float" office:value="28900000" table:style-name="ce31">
            <text:p>289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0</text:p>
          </table:table-cell>
          <table:table-cell office:value-type="date" office:date-value="2006-10-18T00:00:00" table:style-name="ce11">
            <text:p>10/18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USD</text:p>
          </table:table-cell>
          <table:table-cell office:value-type="float" office:value="38900000" table:style-name="ce16">
            <text:p>38900000</text:p>
          </table:table-cell>
          <table:table-cell office:value-type="date" office:date-value="2006-10-11T00:00:00" table:style-name="ce17">
            <text:p>10/11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1-13T00:00:00" table:style-name="ce21">
            <text:p>11/13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0000000" table:style-name="ce29">
            <text:p>10000000</text:p>
          </table:table-cell>
          <table:table-cell office:value-type="float" office:value="0" table:style-name="ce30">
            <text:p>0</text:p>
          </table:table-cell>
          <table:table-cell office:value-type="float" office:value="10000000" table:style-name="ce31">
            <text:p>1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6</text:p>
          </table:table-cell>
          <table:table-cell office:value-type="date" office:date-value="2006-11-11T00:00:00" table:style-name="ce11">
            <text:p>11/11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CAD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6-10-30T00:00:00" table:style-name="ce17">
            <text:p>10/30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1-16T00:00:00" table:style-name="ce21">
            <text:p>11/16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8795074.7599999998" table:style-name="ce30">
            <text:p>8795074.76</text:p>
          </table:table-cell>
          <table:table-cell office:value-type="float" office:value="8795074.7599999998" table:style-name="ce31">
            <text:p>8795074.7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5</text:p>
          </table:table-cell>
          <table:table-cell office:value-type="date" office:date-value="2006-10-27T00:00:00" table:style-name="ce11">
            <text:p>10/27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6-10-13T00:00:00" table:style-name="ce17">
            <text:p>10/13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1-22T00:00:00" table:style-name="ce21">
            <text:p>11/22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220400" table:style-name="ce30">
            <text:p>19220400</text:p>
          </table:table-cell>
          <table:table-cell office:value-type="float" office:value="19220400" table:style-name="ce31">
            <text:p>19220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2</text:p>
          </table:table-cell>
          <table:table-cell office:value-type="date" office:date-value="2006-11-22T00:00:00" table:style-name="ce11">
            <text:p>11/22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GBP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6-11-14T00:00:00" table:style-name="ce17">
            <text:p>11/14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2-05T00:00:00" table:style-name="ce21">
            <text:p>12/05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846500" table:style-name="ce30">
            <text:p>9846500</text:p>
          </table:table-cell>
          <table:table-cell office:value-type="float" office:value="9846500" table:style-name="ce31">
            <text:p>9846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2</text:p>
          </table:table-cell>
          <table:table-cell office:value-type="date" office:date-value="2006-11-22T00:00:00" table:style-name="ce11">
            <text:p>11/22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GBP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6-11-14T00:00:00" table:style-name="ce17">
            <text:p>11/14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2-06T00:00:00" table:style-name="ce21">
            <text:p>12/06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9544000" table:style-name="ce30">
            <text:p>39544000</text:p>
          </table:table-cell>
          <table:table-cell office:value-type="float" office:value="39544000" table:style-name="ce31">
            <text:p>39544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2001</text:p>
          </table:table-cell>
          <table:table-cell office:value-type="string" table:style-name="ce8">
            <text:p>India</text:p>
          </table:table-cell>
          <table:table-cell office:value-type="string" table:style-name="ce9">
            <text:p>IN</text:p>
          </table:table-cell>
          <table:table-cell office:value-type="string" table:style-name="ce10">
            <text:p>IN-4</text:p>
          </table:table-cell>
          <table:table-cell office:value-type="date" office:date-value="2006-11-27T00:00:00" table:style-name="ce11">
            <text:p>11/27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USD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06-11-07T00:00:00" table:style-name="ce17">
            <text:p>11/07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2-11T00:00:00" table:style-name="ce21">
            <text:p>12/11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" table:style-name="ce30">
            <text:p>200000</text:p>
          </table:table-cell>
          <table:table-cell office:value-type="float" office:value="200000" table:style-name="ce31">
            <text:p>2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3002</text:p>
          </table:table-cell>
          <table:table-cell office:value-type="string" table:style-name="ce8">
            <text:p>Saudi Arabia</text:p>
          </table:table-cell>
          <table:table-cell office:value-type="string" table:style-name="ce9">
            <text:p>SA</text:p>
          </table:table-cell>
          <table:table-cell office:value-type="string" table:style-name="ce10">
            <text:p>SA-4</text:p>
          </table:table-cell>
          <table:table-cell office:value-type="date" office:date-value="2006-06-01T00:00:00" table:style-name="ce11">
            <text:p>06/01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USD</text:p>
          </table:table-cell>
          <table:table-cell office:value-type="float" office:value="1250000" table:style-name="ce16">
            <text:p>1250000</text:p>
          </table:table-cell>
          <table:table-cell office:value-type="date" office:date-value="2006-11-01T00:00:00" table:style-name="ce17">
            <text:p>11/01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2-14T00:00:00" table:style-name="ce21">
            <text:p>12/14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250000" table:style-name="ce25">
            <text:p>12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50000" table:style-name="ce30">
            <text:p>1250000</text:p>
          </table:table-cell>
          <table:table-cell office:value-type="float" office:value="1250000" table:style-name="ce31">
            <text:p>125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40002</text:p>
          </table:table-cell>
          <table:table-cell office:value-type="string" table:style-name="ce8">
            <text:p>Poland</text:p>
          </table:table-cell>
          <table:table-cell office:value-type="string" table:style-name="ce9">
            <text:p>PL</text:p>
          </table:table-cell>
          <table:table-cell office:value-type="string" table:style-name="ce10">
            <text:p>PL-1</text:p>
          </table:table-cell>
          <table:table-cell office:value-type="date" office:date-value="2007-01-04T00:00:00" table:style-name="ce11">
            <text:p>01/04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USD</text:p>
          </table:table-cell>
          <table:table-cell office:value-type="float" office:value="289500" table:style-name="ce16">
            <text:p>289500</text:p>
          </table:table-cell>
          <table:table-cell office:value-type="date" office:date-value="2006-12-19T00:00:00" table:style-name="ce17">
            <text:p>12/19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2-26T00:00:00" table:style-name="ce21">
            <text:p>12/26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289500" table:style-name="ce25">
            <text:p>2895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89500" table:style-name="ce30">
            <text:p>289500</text:p>
          </table:table-cell>
          <table:table-cell office:value-type="float" office:value="289500" table:style-name="ce31">
            <text:p>289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6/18186/130538</text:p>
          </table:table-cell>
          <table:table-cell office:value-type="date" office:date-value="2006-12-07T00:00:00" table:style-name="ce11">
            <text:p>12/07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06-12-02T00:00:00" table:style-name="ce17">
            <text:p>12/02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2-27T00:00:00" table:style-name="ce21">
            <text:p>12/27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9539999.990000002" table:style-name="ce30">
            <text:p>39539999.99</text:p>
          </table:table-cell>
          <table:table-cell office:value-type="float" office:value="39539999.990000002" table:style-name="ce31">
            <text:p>39539999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6/18186/130345</text:p>
          </table:table-cell>
          <table:table-cell office:value-type="date" office:date-value="2006-12-07T00:00:00" table:style-name="ce11">
            <text:p>12/07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6-12-02T00:00:00" table:style-name="ce17">
            <text:p>12/02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2-27T00:00:00" table:style-name="ce21">
            <text:p>12/27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3180000" table:style-name="ce29">
            <text:p>13180000</text:p>
          </table:table-cell>
          <table:table-cell office:value-type="float" office:value="0" table:style-name="ce30">
            <text:p>0</text:p>
          </table:table-cell>
          <table:table-cell office:value-type="float" office:value="13180000" table:style-name="ce31">
            <text:p>1318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5</text:p>
          </table:table-cell>
          <table:table-cell office:value-type="date" office:date-value="2006-12-20T00:00:00" table:style-name="ce11">
            <text:p>12/20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SEK</text:p>
          </table:table-cell>
          <table:table-cell office:value-type="float" office:value="100000000" table:style-name="ce16">
            <text:p>100000000</text:p>
          </table:table-cell>
          <table:table-cell office:value-type="date" office:date-value="2006-12-07T00:00:00" table:style-name="ce17">
            <text:p>12/07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2-27T00:00:00" table:style-name="ce21">
            <text:p>12/27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670101.88" table:style-name="ce29">
            <text:p>3670101.88</text:p>
          </table:table-cell>
          <table:table-cell office:value-type="float" office:value="0" table:style-name="ce30">
            <text:p>0</text:p>
          </table:table-cell>
          <table:table-cell office:value-type="float" office:value="3670101.88" table:style-name="ce31">
            <text:p>3670101.8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5</text:p>
          </table:table-cell>
          <table:table-cell office:value-type="date" office:date-value="2006-12-20T00:00:00" table:style-name="ce11">
            <text:p>12/20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SEK</text:p>
          </table:table-cell>
          <table:table-cell office:value-type="float" office:value="100000000" table:style-name="ce16">
            <text:p>100000000</text:p>
          </table:table-cell>
          <table:table-cell office:value-type="date" office:date-value="2006-12-07T00:00:00" table:style-name="ce17">
            <text:p>12/07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6-12-27T00:00:00" table:style-name="ce21">
            <text:p>12/27/2006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6</text:p>
          </table:table-cell>
          <table:table-cell office:value-type="float" office:value="75000000" table:style-name="ce25">
            <text:p>7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1010305.65" table:style-name="ce30">
            <text:p>11010305.65</text:p>
          </table:table-cell>
          <table:table-cell office:value-type="float" office:value="11010305.65" table:style-name="ce31">
            <text:p>11010305.6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2</text:p>
          </table:table-cell>
          <table:table-cell office:value-type="date" office:date-value="2006-12-21T00:00:00" table:style-name="ce11">
            <text:p>12/21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06-11-21T00:00:00" table:style-name="ce17">
            <text:p>11/21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7-01-03T00:00:00" table:style-name="ce21">
            <text:p>01/03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4200000" table:style-name="ce25">
            <text:p>4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533752" table:style-name="ce30">
            <text:p>5533752</text:p>
          </table:table-cell>
          <table:table-cell office:value-type="float" office:value="5533752" table:style-name="ce31">
            <text:p>553375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2</text:p>
          </table:table-cell>
          <table:table-cell office:value-type="date" office:date-value="2006-12-21T00:00:00" table:style-name="ce11">
            <text:p>12/21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06-11-21T00:00:00" table:style-name="ce17">
            <text:p>11/21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7-01-03T00:00:00" table:style-name="ce21">
            <text:p>01/03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2800000" table:style-name="ce25">
            <text:p>28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689168" table:style-name="ce30">
            <text:p>3689168</text:p>
          </table:table-cell>
          <table:table-cell office:value-type="float" office:value="3689168" table:style-name="ce31">
            <text:p>368916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4</text:p>
          </table:table-cell>
          <table:table-cell office:value-type="date" office:date-value="2006-12-28T00:00:00" table:style-name="ce11">
            <text:p>12/28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DKK</text:p>
          </table:table-cell>
          <table:table-cell office:value-type="float" office:value="24700000" table:style-name="ce16">
            <text:p>24700000</text:p>
          </table:table-cell>
          <table:table-cell office:value-type="date" office:date-value="2006-12-13T00:00:00" table:style-name="ce17">
            <text:p>12/13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7-01-08T00:00:00" table:style-name="ce21">
            <text:p>01/08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2110075.61" table:style-name="ce29">
            <text:p>2110075.61</text:p>
          </table:table-cell>
          <table:table-cell office:value-type="float" office:value="0" table:style-name="ce30">
            <text:p>0</text:p>
          </table:table-cell>
          <table:table-cell office:value-type="float" office:value="2110075.61" table:style-name="ce31">
            <text:p>2110075.6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4</text:p>
          </table:table-cell>
          <table:table-cell office:value-type="date" office:date-value="2006-12-28T00:00:00" table:style-name="ce11">
            <text:p>12/28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DKK</text:p>
          </table:table-cell>
          <table:table-cell office:value-type="float" office:value="24700000" table:style-name="ce16">
            <text:p>24700000</text:p>
          </table:table-cell>
          <table:table-cell office:value-type="date" office:date-value="2006-12-13T00:00:00" table:style-name="ce17">
            <text:p>12/13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7-01-08T00:00:00" table:style-name="ce21">
            <text:p>01/08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2700000" table:style-name="ce25">
            <text:p>127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233163.36" table:style-name="ce30">
            <text:p>2233163.36</text:p>
          </table:table-cell>
          <table:table-cell office:value-type="float" office:value="2233163.36" table:style-name="ce31">
            <text:p>2233163.3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7</text:p>
          </table:table-cell>
          <table:table-cell office:value-type="date" office:date-value="2007-01-03T00:00:00" table:style-name="ce11">
            <text:p>01/03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1500000" table:style-name="ce16">
            <text:p>1500000</text:p>
          </table:table-cell>
          <table:table-cell office:value-type="date" office:date-value="2006-12-17T00:00:00" table:style-name="ce17">
            <text:p>12/17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7-01-09T00:00:00" table:style-name="ce21">
            <text:p>01/09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1276737" table:style-name="ce29">
            <text:p>1276737</text:p>
          </table:table-cell>
          <table:table-cell office:value-type="float" office:value="0" table:style-name="ce30">
            <text:p>0</text:p>
          </table:table-cell>
          <table:table-cell office:value-type="float" office:value="1276737" table:style-name="ce31">
            <text:p>127673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1</text:p>
          </table:table-cell>
          <table:table-cell office:value-type="date" office:date-value="2007-01-17T00:00:00" table:style-name="ce11">
            <text:p>01/17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NOK</text:p>
          </table:table-cell>
          <table:table-cell office:value-type="float" office:value="23001000" table:style-name="ce16">
            <text:p>23001000</text:p>
          </table:table-cell>
          <table:table-cell office:value-type="date" office:date-value="2006-12-14T00:00:00" table:style-name="ce17">
            <text:p>12/14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7-01-22T00:00:00" table:style-name="ce21">
            <text:p>01/22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23001000" table:style-name="ce25">
            <text:p>23001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555023.18" table:style-name="ce29">
            <text:p>3555023.18</text:p>
          </table:table-cell>
          <table:table-cell office:value-type="float" office:value="0" table:style-name="ce30">
            <text:p>0</text:p>
          </table:table-cell>
          <table:table-cell office:value-type="float" office:value="3555023.18" table:style-name="ce31">
            <text:p>3555023.1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9</text:p>
          </table:table-cell>
          <table:table-cell office:value-type="date" office:date-value="2007-01-31T00:00:00" table:style-name="ce11">
            <text:p>01/31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8000000" table:style-name="ce16">
            <text:p>8000000</text:p>
          </table:table-cell>
          <table:table-cell office:value-type="date" office:date-value="2007-01-17T00:00:00" table:style-name="ce17">
            <text:p>01/17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2-05T00:00:00" table:style-name="ce21">
            <text:p>02/05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796363.9500000002" table:style-name="ce30">
            <text:p>6796363.95</text:p>
          </table:table-cell>
          <table:table-cell office:value-type="float" office:value="6796363.9500000002" table:style-name="ce31">
            <text:p>6796363.9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18</text:p>
          </table:table-cell>
          <table:table-cell office:value-type="date" office:date-value="2007-01-31T00:00:00" table:style-name="ce11">
            <text:p>01/31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7-01-17T00:00:00" table:style-name="ce17">
            <text:p>01/17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2-05T00:00:00" table:style-name="ce21">
            <text:p>02/05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8495454.9199999999" table:style-name="ce29">
            <text:p>8495454.92</text:p>
          </table:table-cell>
          <table:table-cell office:value-type="float" office:value="0" table:style-name="ce30">
            <text:p>0</text:p>
          </table:table-cell>
          <table:table-cell office:value-type="float" office:value="8495454.9199999999" table:style-name="ce31">
            <text:p>8495454.9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0</text:p>
          </table:table-cell>
          <table:table-cell office:value-type="date" office:date-value="2007-01-12T00:00:00" table:style-name="ce11">
            <text:p>01/12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1200000" table:style-name="ce16">
            <text:p>1200000</text:p>
          </table:table-cell>
          <table:table-cell office:value-type="date" office:date-value="2006-12-13T00:00:00" table:style-name="ce17">
            <text:p>12/13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7-02-05T00:00:00" table:style-name="ce21">
            <text:p>02/05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200000" table:style-name="ce25">
            <text:p>1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63000" table:style-name="ce30">
            <text:p>1563000</text:p>
          </table:table-cell>
          <table:table-cell office:value-type="float" office:value="1563000" table:style-name="ce31">
            <text:p>1563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5</text:p>
          </table:table-cell>
          <table:table-cell office:value-type="date" office:date-value="2007-02-06T00:00:00" table:style-name="ce11">
            <text:p>02/06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AUD</text:p>
          </table:table-cell>
          <table:table-cell office:value-type="float" office:value="7500000" table:style-name="ce16">
            <text:p>7500000</text:p>
          </table:table-cell>
          <table:table-cell office:value-type="date" office:date-value="2007-01-25T00:00:00" table:style-name="ce17">
            <text:p>01/25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2-09T00:00:00" table:style-name="ce21">
            <text:p>02/09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778100" table:style-name="ce29">
            <text:p>778100</text:p>
          </table:table-cell>
          <table:table-cell office:value-type="float" office:value="0" table:style-name="ce30">
            <text:p>0</text:p>
          </table:table-cell>
          <table:table-cell office:value-type="float" office:value="778100" table:style-name="ce31">
            <text:p>778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5</text:p>
          </table:table-cell>
          <table:table-cell office:value-type="date" office:date-value="2007-02-06T00:00:00" table:style-name="ce11">
            <text:p>02/06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AUD</text:p>
          </table:table-cell>
          <table:table-cell office:value-type="float" office:value="7500000" table:style-name="ce16">
            <text:p>7500000</text:p>
          </table:table-cell>
          <table:table-cell office:value-type="date" office:date-value="2007-01-25T00:00:00" table:style-name="ce17">
            <text:p>01/25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2-09T00:00:00" table:style-name="ce21">
            <text:p>02/09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778100" table:style-name="ce29">
            <text:p>778100</text:p>
          </table:table-cell>
          <table:table-cell office:value-type="float" office:value="0" table:style-name="ce30">
            <text:p>0</text:p>
          </table:table-cell>
          <table:table-cell office:value-type="float" office:value="778100" table:style-name="ce31">
            <text:p>778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5</text:p>
          </table:table-cell>
          <table:table-cell office:value-type="date" office:date-value="2007-02-06T00:00:00" table:style-name="ce11">
            <text:p>02/06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AUD</text:p>
          </table:table-cell>
          <table:table-cell office:value-type="float" office:value="7500000" table:style-name="ce16">
            <text:p>7500000</text:p>
          </table:table-cell>
          <table:table-cell office:value-type="date" office:date-value="2007-01-25T00:00:00" table:style-name="ce17">
            <text:p>01/25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2-09T00:00:00" table:style-name="ce21">
            <text:p>02/09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778100" table:style-name="ce29">
            <text:p>778100</text:p>
          </table:table-cell>
          <table:table-cell office:value-type="float" office:value="0" table:style-name="ce30">
            <text:p>0</text:p>
          </table:table-cell>
          <table:table-cell office:value-type="float" office:value="778100" table:style-name="ce31">
            <text:p>778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5</text:p>
          </table:table-cell>
          <table:table-cell office:value-type="date" office:date-value="2007-02-06T00:00:00" table:style-name="ce11">
            <text:p>02/06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AUD</text:p>
          </table:table-cell>
          <table:table-cell office:value-type="float" office:value="7500000" table:style-name="ce16">
            <text:p>7500000</text:p>
          </table:table-cell>
          <table:table-cell office:value-type="date" office:date-value="2007-01-25T00:00:00" table:style-name="ce17">
            <text:p>01/25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2-09T00:00:00" table:style-name="ce21">
            <text:p>02/09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4500000" table:style-name="ce25">
            <text:p>4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501450" table:style-name="ce30">
            <text:p>3501450</text:p>
          </table:table-cell>
          <table:table-cell office:value-type="float" office:value="3501450" table:style-name="ce31">
            <text:p>35014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3002</text:p>
          </table:table-cell>
          <table:table-cell office:value-type="string" table:style-name="ce8">
            <text:p>Saudi Arabia</text:p>
          </table:table-cell>
          <table:table-cell office:value-type="string" table:style-name="ce9">
            <text:p>SA</text:p>
          </table:table-cell>
          <table:table-cell office:value-type="string" table:style-name="ce10">
            <text:p>SA-4</text:p>
          </table:table-cell>
          <table:table-cell office:value-type="date" office:date-value="2006-06-01T00:00:00" table:style-name="ce11">
            <text:p>06/01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USD</text:p>
          </table:table-cell>
          <table:table-cell office:value-type="float" office:value="1250000" table:style-name="ce16">
            <text:p>1250000</text:p>
          </table:table-cell>
          <table:table-cell office:value-type="date" office:date-value="2007-02-01T00:00:00" table:style-name="ce17">
            <text:p>02/01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2-28T00:00:00" table:style-name="ce21">
            <text:p>02/28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250000" table:style-name="ce25">
            <text:p>12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50000" table:style-name="ce30">
            <text:p>1250000</text:p>
          </table:table-cell>
          <table:table-cell office:value-type="float" office:value="1250000" table:style-name="ce31">
            <text:p>125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1</text:p>
          </table:table-cell>
          <table:table-cell office:value-type="date" office:date-value="2007-01-31T00:00:00" table:style-name="ce11">
            <text:p>01/31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USD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7-01-22T00:00:00" table:style-name="ce17">
            <text:p>01/22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2-28T00:00:00" table:style-name="ce21">
            <text:p>02/28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00" table:style-name="ce30">
            <text:p>20000000</text:p>
          </table:table-cell>
          <table:table-cell office:value-type="float" office:value="20000000" table:style-name="ce31">
            <text:p>2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1</text:p>
          </table:table-cell>
          <table:table-cell office:value-type="date" office:date-value="2007-03-09T00:00:00" table:style-name="ce11">
            <text:p>03/09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07-02-28T00:00:00" table:style-name="ce17">
            <text:p>02/28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3-15T00:00:00" table:style-name="ce21">
            <text:p>03/15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6000000" table:style-name="ce25">
            <text:p>6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5131858.84" table:style-name="ce29">
            <text:p>5131858.84</text:p>
          </table:table-cell>
          <table:table-cell office:value-type="float" office:value="0" table:style-name="ce30">
            <text:p>0</text:p>
          </table:table-cell>
          <table:table-cell office:value-type="float" office:value="5131858.84" table:style-name="ce31">
            <text:p>5131858.8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0</text:p>
          </table:table-cell>
          <table:table-cell office:value-type="date" office:date-value="2007-03-09T00:00:00" table:style-name="ce11">
            <text:p>03/09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7500000" table:style-name="ce16">
            <text:p>7500000</text:p>
          </table:table-cell>
          <table:table-cell office:value-type="date" office:date-value="2007-02-28T00:00:00" table:style-name="ce17">
            <text:p>02/28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3-15T00:00:00" table:style-name="ce21">
            <text:p>03/15/2007</text:p>
          </table:table-cell>
          <table:table-cell office:value-type="string" table:style-name="ce22">
            <text:p>1385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7500000" table:style-name="ce25">
            <text:p>75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6414823.54" table:style-name="ce29">
            <text:p>6414823.54</text:p>
          </table:table-cell>
          <table:table-cell office:value-type="float" office:value="0" table:style-name="ce30">
            <text:p>0</text:p>
          </table:table-cell>
          <table:table-cell office:value-type="float" office:value="6414823.54" table:style-name="ce31">
            <text:p>6414823.5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4</text:p>
          </table:table-cell>
          <table:table-cell office:value-type="date" office:date-value="2007-01-03T00:00:00" table:style-name="ce11">
            <text:p>01/03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6-12-14T00:00:00" table:style-name="ce17">
            <text:p>12/14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7-03-23T00:00:00" table:style-name="ce21">
            <text:p>03/23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0643200" table:style-name="ce29">
            <text:p>10643200</text:p>
          </table:table-cell>
          <table:table-cell office:value-type="float" office:value="0" table:style-name="ce30">
            <text:p>0</text:p>
          </table:table-cell>
          <table:table-cell office:value-type="float" office:value="10643200" table:style-name="ce31">
            <text:p>10643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4</text:p>
          </table:table-cell>
          <table:table-cell office:value-type="date" office:date-value="2007-01-03T00:00:00" table:style-name="ce11">
            <text:p>01/03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6-12-14T00:00:00" table:style-name="ce17">
            <text:p>12/14/2006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6</text:p>
          </table:table-cell>
          <table:table-cell office:value-type="date" office:date-value="2007-03-23T00:00:00" table:style-name="ce21">
            <text:p>03/23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964800" table:style-name="ce30">
            <text:p>15964800</text:p>
          </table:table-cell>
          <table:table-cell office:value-type="float" office:value="15964800" table:style-name="ce31">
            <text:p>15964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3</text:p>
          </table:table-cell>
          <table:table-cell office:value-type="date" office:date-value="2007-03-19T00:00:00" table:style-name="ce11">
            <text:p>03/19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GBP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7-03-01T00:00:00" table:style-name="ce17">
            <text:p>03/01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4-05T00:00:00" table:style-name="ce21">
            <text:p>04/05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HLP</text:p>
          </table:table-cell>
          <table:table-cell office:value-type="string" table:style-name="ce27">
            <text:p>TF091885</text:p>
          </table:table-cell>
          <table:table-cell office:value-type="string" table:style-name="ce28">
            <text:p>P098256</text:p>
          </table:table-cell>
          <table:table-cell office:value-type="float" office:value="1977000" table:style-name="ce29">
            <text:p>1977000</text:p>
          </table:table-cell>
          <table:table-cell office:value-type="float" office:value="0" table:style-name="ce30">
            <text:p>0</text:p>
          </table:table-cell>
          <table:table-cell office:value-type="float" office:value="1977000" table:style-name="ce31">
            <text:p>1977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0</text:p>
          </table:table-cell>
          <table:table-cell office:value-type="date" office:date-value="2007-01-12T00:00:00" table:style-name="ce11">
            <text:p>01/12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800000" table:style-name="ce16">
            <text:p>800000</text:p>
          </table:table-cell>
          <table:table-cell office:value-type="date" office:date-value="2007-12-31T00:00:00" table:style-name="ce17">
            <text:p>12/3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4-10T00:00:00" table:style-name="ce21">
            <text:p>04/10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800000" table:style-name="ce25">
            <text:p>8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70119.99" table:style-name="ce30">
            <text:p>1070119.99</text:p>
          </table:table-cell>
          <table:table-cell office:value-type="float" office:value="1070119.99" table:style-name="ce31">
            <text:p>1070119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4</text:p>
          </table:table-cell>
          <table:table-cell office:value-type="date" office:date-value="2007-03-29T00:00:00" table:style-name="ce11">
            <text:p>03/29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GBP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7-03-20T00:00:00" table:style-name="ce17">
            <text:p>03/20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4-10T00:00:00" table:style-name="ce21">
            <text:p>04/10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9846000" table:style-name="ce29">
            <text:p>9846000</text:p>
          </table:table-cell>
          <table:table-cell office:value-type="float" office:value="0" table:style-name="ce30">
            <text:p>0</text:p>
          </table:table-cell>
          <table:table-cell office:value-type="float" office:value="9846000" table:style-name="ce31">
            <text:p>9846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4, 22</text:p>
          </table:table-cell>
          <table:table-cell office:value-type="date" office:date-value="2007-04-13T00:00:00" table:style-name="ce11">
            <text:p>04/1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07-03-29T00:00:00" table:style-name="ce17">
            <text:p>03/29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4-18T00:00:00" table:style-name="ce21">
            <text:p>04/18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4000000" table:style-name="ce25">
            <text:p>4000000</text:p>
          </table:table-cell>
          <table:table-cell office:value-type="string" table:style-name="ce26">
            <text:p>HLP</text:p>
          </table:table-cell>
          <table:table-cell office:value-type="string" table:style-name="ce27">
            <text:p>TF091885</text:p>
          </table:table-cell>
          <table:table-cell office:value-type="string" table:style-name="ce28">
            <text:p>P098256</text:p>
          </table:table-cell>
          <table:table-cell office:value-type="float" office:value="3530761.77" table:style-name="ce29">
            <text:p>3530761.77</text:p>
          </table:table-cell>
          <table:table-cell office:value-type="float" office:value="0" table:style-name="ce30">
            <text:p>0</text:p>
          </table:table-cell>
          <table:table-cell office:value-type="float" office:value="3530761.77" table:style-name="ce31">
            <text:p>3530761.7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5</text:p>
          </table:table-cell>
          <table:table-cell office:value-type="date" office:date-value="2007-03-23T00:00:00" table:style-name="ce11">
            <text:p>03/2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DKK</text:p>
          </table:table-cell>
          <table:table-cell office:value-type="float" office:value="46000000" table:style-name="ce16">
            <text:p>46000000</text:p>
          </table:table-cell>
          <table:table-cell office:value-type="date" office:date-value="2007-03-15T00:00:00" table:style-name="ce17">
            <text:p>03/15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4-27T00:00:00" table:style-name="ce21">
            <text:p>04/27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465335.65" table:style-name="ce29">
            <text:p>1465335.65</text:p>
          </table:table-cell>
          <table:table-cell office:value-type="float" office:value="0" table:style-name="ce30">
            <text:p>0</text:p>
          </table:table-cell>
          <table:table-cell office:value-type="float" office:value="1465335.65" table:style-name="ce31">
            <text:p>1465335.6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5</text:p>
          </table:table-cell>
          <table:table-cell office:value-type="date" office:date-value="2007-03-23T00:00:00" table:style-name="ce11">
            <text:p>03/2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DKK</text:p>
          </table:table-cell>
          <table:table-cell office:value-type="float" office:value="46000000" table:style-name="ce16">
            <text:p>46000000</text:p>
          </table:table-cell>
          <table:table-cell office:value-type="date" office:date-value="2007-03-15T00:00:00" table:style-name="ce17">
            <text:p>03/15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4-27T00:00:00" table:style-name="ce21">
            <text:p>04/27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663339.13" table:style-name="ce29">
            <text:p>3663339.13</text:p>
          </table:table-cell>
          <table:table-cell office:value-type="float" office:value="0" table:style-name="ce30">
            <text:p>0</text:p>
          </table:table-cell>
          <table:table-cell office:value-type="float" office:value="3663339.13" table:style-name="ce31">
            <text:p>3663339.1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5</text:p>
          </table:table-cell>
          <table:table-cell office:value-type="date" office:date-value="2007-03-23T00:00:00" table:style-name="ce11">
            <text:p>03/2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DKK</text:p>
          </table:table-cell>
          <table:table-cell office:value-type="float" office:value="46000000" table:style-name="ce16">
            <text:p>46000000</text:p>
          </table:table-cell>
          <table:table-cell office:value-type="date" office:date-value="2007-03-15T00:00:00" table:style-name="ce17">
            <text:p>03/15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4-27T00:00:00" table:style-name="ce21">
            <text:p>04/27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8000000" table:style-name="ce25">
            <text:p>18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297005.22" table:style-name="ce30">
            <text:p>3297005.22</text:p>
          </table:table-cell>
          <table:table-cell office:value-type="float" office:value="3297005.22" table:style-name="ce31">
            <text:p>3297005.2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9</text:p>
          </table:table-cell>
          <table:table-cell office:value-type="date" office:date-value="2007-02-01T00:00:00" table:style-name="ce11">
            <text:p>02/01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NOK</text:p>
          </table:table-cell>
          <table:table-cell office:value-type="float" office:value="90000000" table:style-name="ce16">
            <text:p>90000000</text:p>
          </table:table-cell>
          <table:table-cell office:value-type="date" office:date-value="2007-03-22T00:00:00" table:style-name="ce17">
            <text:p>03/22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5-03T00:00:00" table:style-name="ce21">
            <text:p>05/03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90000000" table:style-name="ce25">
            <text:p>9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122238.1" table:style-name="ce30">
            <text:p>15122238.1</text:p>
          </table:table-cell>
          <table:table-cell office:value-type="float" office:value="15122238.1" table:style-name="ce31">
            <text:p>15122238.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5</text:p>
          </table:table-cell>
          <table:table-cell office:value-type="date" office:date-value="2006-12-20T00:00:00" table:style-name="ce11">
            <text:p>12/20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SEK</text:p>
          </table:table-cell>
          <table:table-cell office:value-type="float" office:value="100000000" table:style-name="ce16">
            <text:p>100000000</text:p>
          </table:table-cell>
          <table:table-cell office:value-type="date" office:date-value="2007-03-21T00:00:00" table:style-name="ce17">
            <text:p>03/2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5-08T00:00:00" table:style-name="ce21">
            <text:p>05/08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702880.84" table:style-name="ce29">
            <text:p>3702880.84</text:p>
          </table:table-cell>
          <table:table-cell office:value-type="float" office:value="0" table:style-name="ce30">
            <text:p>0</text:p>
          </table:table-cell>
          <table:table-cell office:value-type="float" office:value="3702880.84" table:style-name="ce31">
            <text:p>3702880.8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5</text:p>
          </table:table-cell>
          <table:table-cell office:value-type="date" office:date-value="2006-12-20T00:00:00" table:style-name="ce11">
            <text:p>12/20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SEK</text:p>
          </table:table-cell>
          <table:table-cell office:value-type="float" office:value="100000000" table:style-name="ce16">
            <text:p>100000000</text:p>
          </table:table-cell>
          <table:table-cell office:value-type="date" office:date-value="2007-03-21T00:00:00" table:style-name="ce17">
            <text:p>03/2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5-08T00:00:00" table:style-name="ce21">
            <text:p>05/08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75000000" table:style-name="ce25">
            <text:p>7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1108642.529999999" table:style-name="ce30">
            <text:p>11108642.53</text:p>
          </table:table-cell>
          <table:table-cell office:value-type="float" office:value="11108642.529999999" table:style-name="ce31">
            <text:p>11108642.5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4</text:p>
          </table:table-cell>
          <table:table-cell office:value-type="date" office:date-value="2005-07-20T00:00:00" table:style-name="ce11">
            <text:p>07/20/2005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5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7-03-01T00:00:00" table:style-name="ce17">
            <text:p>03/01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6-12T00:00:00" table:style-name="ce21">
            <text:p>06/12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35100" table:style-name="ce30">
            <text:p>1335100</text:p>
          </table:table-cell>
          <table:table-cell office:value-type="float" office:value="1335100" table:style-name="ce31">
            <text:p>1335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5</text:p>
          </table:table-cell>
          <table:table-cell office:value-type="date" office:date-value="2006-02-10T00:00:00" table:style-name="ce11">
            <text:p>02/10/2006</text:p>
          </table:table-cell>
          <table:table-cell office:value-type="string" table:style-name="ce12">
            <text:p>1384</text:p>
          </table:table-cell>
          <table:table-cell office:value-type="string" table:style-name="ce13">
            <text:p>2006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7-01-01T00:00:00" table:style-name="ce17">
            <text:p>01/01/2007</text:p>
          </table:table-cell>
          <table:table-cell office:value-type="string" table:style-name="ce18">
            <text:p>1385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6-12T00:00:00" table:style-name="ce21">
            <text:p>06/12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35100" table:style-name="ce30">
            <text:p>1335100</text:p>
          </table:table-cell>
          <table:table-cell office:value-type="float" office:value="1335100" table:style-name="ce31">
            <text:p>1335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7</text:p>
          </table:table-cell>
          <table:table-cell office:value-type="date" office:date-value="2007-05-23T00:00:00" table:style-name="ce11">
            <text:p>05/2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7-05-07T00:00:00" table:style-name="ce17">
            <text:p>05/07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6-18T00:00:00" table:style-name="ce21">
            <text:p>06/18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3265000" table:style-name="ce30">
            <text:p>33265000</text:p>
          </table:table-cell>
          <table:table-cell office:value-type="float" office:value="33265000" table:style-name="ce31">
            <text:p>33265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6</text:p>
          </table:table-cell>
          <table:table-cell office:value-type="date" office:date-value="2007-06-14T00:00:00" table:style-name="ce11">
            <text:p>06/14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AUD</text:p>
          </table:table-cell>
          <table:table-cell office:value-type="float" office:value="2500000" table:style-name="ce16">
            <text:p>2500000</text:p>
          </table:table-cell>
          <table:table-cell office:value-type="date" office:date-value="2007-06-07T00:00:00" table:style-name="ce17">
            <text:p>06/07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6-19T00:00:00" table:style-name="ce21">
            <text:p>06/19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250000" table:style-name="ce25">
            <text:p>125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044750" table:style-name="ce29">
            <text:p>1044750</text:p>
          </table:table-cell>
          <table:table-cell office:value-type="float" office:value="0" table:style-name="ce30">
            <text:p>0</text:p>
          </table:table-cell>
          <table:table-cell office:value-type="float" office:value="1044750" table:style-name="ce31">
            <text:p>1044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6</text:p>
          </table:table-cell>
          <table:table-cell office:value-type="date" office:date-value="2007-06-14T00:00:00" table:style-name="ce11">
            <text:p>06/14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AUD</text:p>
          </table:table-cell>
          <table:table-cell office:value-type="float" office:value="2500000" table:style-name="ce16">
            <text:p>2500000</text:p>
          </table:table-cell>
          <table:table-cell office:value-type="date" office:date-value="2007-06-07T00:00:00" table:style-name="ce17">
            <text:p>06/07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6-19T00:00:00" table:style-name="ce21">
            <text:p>06/19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1250000" table:style-name="ce25">
            <text:p>12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44750" table:style-name="ce30">
            <text:p>1044750</text:p>
          </table:table-cell>
          <table:table-cell office:value-type="float" office:value="1044750" table:style-name="ce31">
            <text:p>1044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6</text:p>
          </table:table-cell>
          <table:table-cell office:value-type="date" office:date-value="2007-05-23T00:00:00" table:style-name="ce11">
            <text:p>05/2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USD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07-05-07T00:00:00" table:style-name="ce17">
            <text:p>05/07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06-21T00:00:00" table:style-name="ce21">
            <text:p>06/21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7</text:p>
          </table:table-cell>
          <table:table-cell office:value-type="string" table:style-name="ce24">
            <text:p>2007</text:p>
          </table:table-cell>
          <table:table-cell office:value-type="float" office:value="3999970" table:style-name="ce25">
            <text:p>399997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3999970" table:style-name="ce29">
            <text:p>3999970</text:p>
          </table:table-cell>
          <table:table-cell office:value-type="float" office:value="0" table:style-name="ce30">
            <text:p>0</text:p>
          </table:table-cell>
          <table:table-cell office:value-type="float" office:value="3999970" table:style-name="ce31">
            <text:p>399997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3/24</text:p>
          </table:table-cell>
          <table:table-cell office:value-type="date" office:date-value="2007-07-25T00:00:00" table:style-name="ce11">
            <text:p>07/25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7-07-23T00:00:00" table:style-name="ce17">
            <text:p>07/23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7-30T00:00:00" table:style-name="ce21">
            <text:p>07/30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23821321.039999999" table:style-name="ce29">
            <text:p>23821321.04</text:p>
          </table:table-cell>
          <table:table-cell office:value-type="float" office:value="0" table:style-name="ce30">
            <text:p>0</text:p>
          </table:table-cell>
          <table:table-cell office:value-type="float" office:value="23821321.039999999" table:style-name="ce31">
            <text:p>23821321.0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3/24</text:p>
          </table:table-cell>
          <table:table-cell office:value-type="date" office:date-value="2007-07-25T00:00:00" table:style-name="ce11">
            <text:p>07/25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55000000" table:style-name="ce16">
            <text:p>55000000</text:p>
          </table:table-cell>
          <table:table-cell office:value-type="date" office:date-value="2007-07-23T00:00:00" table:style-name="ce17">
            <text:p>07/23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7-30T00:00:00" table:style-name="ce21">
            <text:p>07/30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55000000" table:style-name="ce25">
            <text:p>5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52406906.270000003" table:style-name="ce29">
            <text:p>52406906.27</text:p>
          </table:table-cell>
          <table:table-cell office:value-type="float" office:value="0" table:style-name="ce30">
            <text:p>0</text:p>
          </table:table-cell>
          <table:table-cell office:value-type="float" office:value="52406906.270000003" table:style-name="ce31">
            <text:p>52406906.2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3/24</text:p>
          </table:table-cell>
          <table:table-cell office:value-type="date" office:date-value="2007-07-25T00:00:00" table:style-name="ce11">
            <text:p>07/25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7-07-23T00:00:00" table:style-name="ce17">
            <text:p>07/23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7-31T00:00:00" table:style-name="ce21">
            <text:p>07/31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428625.3100000005" table:style-name="ce30">
            <text:p>9428625.31</text:p>
          </table:table-cell>
          <table:table-cell office:value-type="float" office:value="9428625.3100000005" table:style-name="ce31">
            <text:p>9428625.3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2</text:p>
          </table:table-cell>
          <table:table-cell office:value-type="date" office:date-value="2007-07-27T00:00:00" table:style-name="ce11">
            <text:p>07/27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NOK</text:p>
          </table:table-cell>
          <table:table-cell office:value-type="float" office:value="60000000" table:style-name="ce16">
            <text:p>60000000</text:p>
          </table:table-cell>
          <table:table-cell office:value-type="date" office:date-value="2007-07-18T00:00:00" table:style-name="ce17">
            <text:p>07/18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8-03T00:00:00" table:style-name="ce21">
            <text:p>08/03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5130485.3499999996" table:style-name="ce29">
            <text:p>5130485.35</text:p>
          </table:table-cell>
          <table:table-cell office:value-type="float" office:value="0" table:style-name="ce30">
            <text:p>0</text:p>
          </table:table-cell>
          <table:table-cell office:value-type="float" office:value="5130485.3499999996" table:style-name="ce31">
            <text:p>5130485.3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2</text:p>
          </table:table-cell>
          <table:table-cell office:value-type="date" office:date-value="2007-07-27T00:00:00" table:style-name="ce11">
            <text:p>07/27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NOK</text:p>
          </table:table-cell>
          <table:table-cell office:value-type="float" office:value="60000000" table:style-name="ce16">
            <text:p>60000000</text:p>
          </table:table-cell>
          <table:table-cell office:value-type="date" office:date-value="2007-07-18T00:00:00" table:style-name="ce17">
            <text:p>07/18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8-03T00:00:00" table:style-name="ce21">
            <text:p>08/03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5130485.3499999996" table:style-name="ce29">
            <text:p>5130485.35</text:p>
          </table:table-cell>
          <table:table-cell office:value-type="float" office:value="0" table:style-name="ce30">
            <text:p>0</text:p>
          </table:table-cell>
          <table:table-cell office:value-type="float" office:value="5130485.3499999996" table:style-name="ce31">
            <text:p>5130485.3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6</text:p>
          </table:table-cell>
          <table:table-cell office:value-type="date" office:date-value="2007-08-01T00:00:00" table:style-name="ce11">
            <text:p>08/01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7-07-13T00:00:00" table:style-name="ce17">
            <text:p>07/13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8-06T00:00:00" table:style-name="ce21">
            <text:p>08/06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366900" table:style-name="ce29">
            <text:p>1366900</text:p>
          </table:table-cell>
          <table:table-cell office:value-type="float" office:value="0" table:style-name="ce30">
            <text:p>0</text:p>
          </table:table-cell>
          <table:table-cell office:value-type="float" office:value="1366900" table:style-name="ce31">
            <text:p>1366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6</text:p>
          </table:table-cell>
          <table:table-cell office:value-type="date" office:date-value="2007-08-01T00:00:00" table:style-name="ce11">
            <text:p>08/01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7-07-13T00:00:00" table:style-name="ce17">
            <text:p>07/13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8-06T00:00:00" table:style-name="ce21">
            <text:p>08/06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366900" table:style-name="ce29">
            <text:p>1366900</text:p>
          </table:table-cell>
          <table:table-cell office:value-type="float" office:value="0" table:style-name="ce30">
            <text:p>0</text:p>
          </table:table-cell>
          <table:table-cell office:value-type="float" office:value="1366900" table:style-name="ce31">
            <text:p>1366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2001</text:p>
          </table:table-cell>
          <table:table-cell office:value-type="string" table:style-name="ce8">
            <text:p>India</text:p>
          </table:table-cell>
          <table:table-cell office:value-type="string" table:style-name="ce9">
            <text:p>IN</text:p>
          </table:table-cell>
          <table:table-cell office:value-type="string" table:style-name="ce10">
            <text:p>IN-5</text:p>
          </table:table-cell>
          <table:table-cell office:value-type="date" office:date-value="2007-12-17T00:00:00" table:style-name="ce11">
            <text:p>12/17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USD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07-11-19T00:00:00" table:style-name="ce17">
            <text:p>11/19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9-14T00:00:00" table:style-name="ce21">
            <text:p>09/14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" table:style-name="ce30">
            <text:p>200000</text:p>
          </table:table-cell>
          <table:table-cell office:value-type="float" office:value="200000" table:style-name="ce31">
            <text:p>2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6</text:p>
          </table:table-cell>
          <table:table-cell office:value-type="date" office:date-value="2007-07-20T00:00:00" table:style-name="ce11">
            <text:p>07/20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GBP</text:p>
          </table:table-cell>
          <table:table-cell office:value-type="float" office:value="55000000" table:style-name="ce16">
            <text:p>55000000</text:p>
          </table:table-cell>
          <table:table-cell office:value-type="date" office:date-value="2007-07-12T00:00:00" table:style-name="ce17">
            <text:p>07/12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9-19T00:00:00" table:style-name="ce21">
            <text:p>09/19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55000000" table:style-name="ce25">
            <text:p>5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8977000" table:style-name="ce30">
            <text:p>108977000</text:p>
          </table:table-cell>
          <table:table-cell office:value-type="float" office:value="108977000" table:style-name="ce31">
            <text:p>108977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6</text:p>
          </table:table-cell>
          <table:table-cell office:value-type="date" office:date-value="2007-09-13T00:00:00" table:style-name="ce11">
            <text:p>09/1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7-09-02T00:00:00" table:style-name="ce17">
            <text:p>09/02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9-28T00:00:00" table:style-name="ce21">
            <text:p>09/28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864918.550000001" table:style-name="ce30">
            <text:p>19864918.55</text:p>
          </table:table-cell>
          <table:table-cell office:value-type="float" office:value="19864918.550000001" table:style-name="ce31">
            <text:p>19864918.5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6</text:p>
          </table:table-cell>
          <table:table-cell office:value-type="date" office:date-value="2007-09-13T00:00:00" table:style-name="ce11">
            <text:p>09/1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7-09-02T00:00:00" table:style-name="ce17">
            <text:p>09/02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9-28T00:00:00" table:style-name="ce21">
            <text:p>09/28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4831148.190000001" table:style-name="ce29">
            <text:p>24831148.19</text:p>
          </table:table-cell>
          <table:table-cell office:value-type="float" office:value="0" table:style-name="ce30">
            <text:p>0</text:p>
          </table:table-cell>
          <table:table-cell office:value-type="float" office:value="24831148.190000001" table:style-name="ce31">
            <text:p>24831148.1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5</text:p>
          </table:table-cell>
          <table:table-cell office:value-type="date" office:date-value="2007-09-18T00:00:00" table:style-name="ce11">
            <text:p>09/18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07-08-24T00:00:00" table:style-name="ce17">
            <text:p>08/24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09-28T00:00:00" table:style-name="ce21">
            <text:p>09/28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29797377.84" table:style-name="ce29">
            <text:p>29797377.84</text:p>
          </table:table-cell>
          <table:table-cell office:value-type="float" office:value="0" table:style-name="ce30">
            <text:p>0</text:p>
          </table:table-cell>
          <table:table-cell office:value-type="float" office:value="29797377.84" table:style-name="ce31">
            <text:p>29797377.8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6</text:p>
          </table:table-cell>
          <table:table-cell office:value-type="date" office:date-value="2007-09-13T00:00:00" table:style-name="ce11">
            <text:p>09/1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7-09-02T00:00:00" table:style-name="ce17">
            <text:p>09/02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10-03T00:00:00" table:style-name="ce21">
            <text:p>10/03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5010507.35" table:style-name="ce29">
            <text:p>15010507.35</text:p>
          </table:table-cell>
          <table:table-cell office:value-type="float" office:value="0" table:style-name="ce30">
            <text:p>0</text:p>
          </table:table-cell>
          <table:table-cell office:value-type="float" office:value="15010507.35" table:style-name="ce31">
            <text:p>15010507.3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7</text:p>
          </table:table-cell>
          <table:table-cell office:value-type="date" office:date-value="2007-10-03T00:00:00" table:style-name="ce11">
            <text:p>10/0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3300000" table:style-name="ce16">
            <text:p>3300000</text:p>
          </table:table-cell>
          <table:table-cell office:value-type="date" office:date-value="2007-09-21T00:00:00" table:style-name="ce17">
            <text:p>09/2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10-12T00:00:00" table:style-name="ce21">
            <text:p>10/12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3300000" table:style-name="ce25">
            <text:p>33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3362885.97" table:style-name="ce29">
            <text:p>3362885.97</text:p>
          </table:table-cell>
          <table:table-cell office:value-type="float" office:value="0" table:style-name="ce30">
            <text:p>0</text:p>
          </table:table-cell>
          <table:table-cell office:value-type="float" office:value="3362885.97" table:style-name="ce31">
            <text:p>3362885.9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3/24</text:p>
          </table:table-cell>
          <table:table-cell office:value-type="date" office:date-value="2007-10-25T00:00:00" table:style-name="ce11">
            <text:p>10/25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CAD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07-03-31T00:00:00" table:style-name="ce17">
            <text:p>03/3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7</text:p>
          </table:table-cell>
          <table:table-cell office:value-type="string" table:style-name="ce20">
            <text:p>2007</text:p>
          </table:table-cell>
          <table:table-cell office:value-type="date" office:date-value="2007-11-16T00:00:00" table:style-name="ce21">
            <text:p>11/16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1407035.18" table:style-name="ce30">
            <text:p>31407035.18</text:p>
          </table:table-cell>
          <table:table-cell office:value-type="float" office:value="31407035.18" table:style-name="ce31">
            <text:p>31407035.1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8</text:p>
          </table:table-cell>
          <table:table-cell office:value-type="date" office:date-value="2007-09-13T00:00:00" table:style-name="ce11">
            <text:p>09/1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USD</text:p>
          </table:table-cell>
          <table:table-cell office:value-type="float" office:value="2500000" table:style-name="ce16">
            <text:p>2500000</text:p>
          </table:table-cell>
          <table:table-cell office:value-type="date" office:date-value="2007-09-10T00:00:00" table:style-name="ce17">
            <text:p>09/10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12-11T00:00:00" table:style-name="ce21">
            <text:p>12/11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2499970" table:style-name="ce25">
            <text:p>249997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2499970" table:style-name="ce29">
            <text:p>2499970</text:p>
          </table:table-cell>
          <table:table-cell office:value-type="float" office:value="0" table:style-name="ce30">
            <text:p>0</text:p>
          </table:table-cell>
          <table:table-cell office:value-type="float" office:value="2499970" table:style-name="ce31">
            <text:p>249997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7/18934/144650</text:p>
          </table:table-cell>
          <table:table-cell office:value-type="date" office:date-value="2007-11-26T00:00:00" table:style-name="ce11">
            <text:p>11/26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7-11-21T00:00:00" table:style-name="ce17">
            <text:p>11/2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12-12T00:00:00" table:style-name="ce21">
            <text:p>12/12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2076250" table:style-name="ce29">
            <text:p>22076250</text:p>
          </table:table-cell>
          <table:table-cell office:value-type="float" office:value="0" table:style-name="ce30">
            <text:p>0</text:p>
          </table:table-cell>
          <table:table-cell office:value-type="float" office:value="22076250" table:style-name="ce31">
            <text:p>220762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3</text:p>
          </table:table-cell>
          <table:table-cell office:value-type="date" office:date-value="2007-12-10T00:00:00" table:style-name="ce11">
            <text:p>12/10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07-09-11T00:00:00" table:style-name="ce17">
            <text:p>09/1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12-13T00:00:00" table:style-name="ce21">
            <text:p>12/13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6000000" table:style-name="ce25">
            <text:p>6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8803800" table:style-name="ce30">
            <text:p>8803800</text:p>
          </table:table-cell>
          <table:table-cell office:value-type="float" office:value="8803800" table:style-name="ce31">
            <text:p>8803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40002</text:p>
          </table:table-cell>
          <table:table-cell office:value-type="string" table:style-name="ce8">
            <text:p>Poland</text:p>
          </table:table-cell>
          <table:table-cell office:value-type="string" table:style-name="ce9">
            <text:p>PL</text:p>
          </table:table-cell>
          <table:table-cell office:value-type="string" table:style-name="ce10">
            <text:p>PL-1</text:p>
          </table:table-cell>
          <table:table-cell office:value-type="date" office:date-value="2008-01-24T00:00:00" table:style-name="ce11">
            <text:p>01/24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270000" table:style-name="ce16">
            <text:p>270000</text:p>
          </table:table-cell>
          <table:table-cell office:value-type="date" office:date-value="2007-12-07T00:00:00" table:style-name="ce17">
            <text:p>12/07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7-12-14T00:00:00" table:style-name="ce21">
            <text:p>12/14/2007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7</text:p>
          </table:table-cell>
          <table:table-cell office:value-type="float" office:value="270000" table:style-name="ce25">
            <text:p>27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70000" table:style-name="ce30">
            <text:p>270000</text:p>
          </table:table-cell>
          <table:table-cell office:value-type="float" office:value="270000" table:style-name="ce31">
            <text:p>27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6</text:p>
          </table:table-cell>
          <table:table-cell office:value-type="date" office:date-value="2007-12-06T00:00:00" table:style-name="ce11">
            <text:p>12/06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SEK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7-11-22T00:00:00" table:style-name="ce17">
            <text:p>11/22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1-02T00:00:00" table:style-name="ce21">
            <text:p>01/02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533272" table:style-name="ce29">
            <text:p>1533272</text:p>
          </table:table-cell>
          <table:table-cell office:value-type="float" office:value="0" table:style-name="ce30">
            <text:p>0</text:p>
          </table:table-cell>
          <table:table-cell office:value-type="float" office:value="1533272" table:style-name="ce31">
            <text:p>153327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7</text:p>
          </table:table-cell>
          <table:table-cell office:value-type="date" office:date-value="2007-12-06T00:00:00" table:style-name="ce11">
            <text:p>12/06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SEK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7-12-05T00:00:00" table:style-name="ce17">
            <text:p>12/05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1-02T00:00:00" table:style-name="ce21">
            <text:p>01/02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066544" table:style-name="ce30">
            <text:p>3066544</text:p>
          </table:table-cell>
          <table:table-cell office:value-type="float" office:value="3066544" table:style-name="ce31">
            <text:p>306654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8</text:p>
          </table:table-cell>
          <table:table-cell office:value-type="date" office:date-value="2007-12-06T00:00:00" table:style-name="ce11">
            <text:p>12/06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SEK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7-12-05T00:00:00" table:style-name="ce17">
            <text:p>12/05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1-02T00:00:00" table:style-name="ce21">
            <text:p>01/02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66636" table:style-name="ce30">
            <text:p>766636</text:p>
          </table:table-cell>
          <table:table-cell office:value-type="float" office:value="766636" table:style-name="ce31">
            <text:p>76663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5</text:p>
          </table:table-cell>
          <table:table-cell office:value-type="date" office:date-value="2007-09-28T00:00:00" table:style-name="ce11">
            <text:p>09/28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7-07-31T00:00:00" table:style-name="ce17">
            <text:p>07/3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1-04T00:00:00" table:style-name="ce21">
            <text:p>01/04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1753600" table:style-name="ce29">
            <text:p>11753600</text:p>
          </table:table-cell>
          <table:table-cell office:value-type="float" office:value="0" table:style-name="ce30">
            <text:p>0</text:p>
          </table:table-cell>
          <table:table-cell office:value-type="float" office:value="11753600" table:style-name="ce31">
            <text:p>11753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5</text:p>
          </table:table-cell>
          <table:table-cell office:value-type="date" office:date-value="2007-09-28T00:00:00" table:style-name="ce11">
            <text:p>09/28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7-07-31T00:00:00" table:style-name="ce17">
            <text:p>07/3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1-04T00:00:00" table:style-name="ce21">
            <text:p>01/04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7630400" table:style-name="ce30">
            <text:p>17630400</text:p>
          </table:table-cell>
          <table:table-cell office:value-type="float" office:value="17630400" table:style-name="ce31">
            <text:p>17630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Main</text:p>
          </table:table-cell>
          <table:table-cell office:value-type="date" office:date-value="2007-12-14T00:00:00" table:style-name="ce11">
            <text:p>12/14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7-12-03T00:00:00" table:style-name="ce17">
            <text:p>12/03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1-04T00:00:00" table:style-name="ce21">
            <text:p>01/04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2038000" table:style-name="ce30">
            <text:p>22038000</text:p>
          </table:table-cell>
          <table:table-cell office:value-type="float" office:value="22038000" table:style-name="ce31">
            <text:p>22038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07/18934/145714</text:p>
          </table:table-cell>
          <table:table-cell office:value-type="date" office:date-value="2007-12-11T00:00:00" table:style-name="ce11">
            <text:p>12/11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32501450" table:style-name="ce16">
            <text:p>32501450</text:p>
          </table:table-cell>
          <table:table-cell office:value-type="date" office:date-value="2007-12-11T00:00:00" table:style-name="ce17">
            <text:p>12/1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1-10T00:00:00" table:style-name="ce21">
            <text:p>01/10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32501450" table:style-name="ce25">
            <text:p>3250145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7835634.119999997" table:style-name="ce30">
            <text:p>47835634.12</text:p>
          </table:table-cell>
          <table:table-cell office:value-type="float" office:value="47835634.119999997" table:style-name="ce31">
            <text:p>47835634.1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3</text:p>
          </table:table-cell>
          <table:table-cell office:value-type="date" office:date-value="2008-01-07T00:00:00" table:style-name="ce11">
            <text:p>01/07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07-12-11T00:00:00" table:style-name="ce17">
            <text:p>12/1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1-10T00:00:00" table:style-name="ce21">
            <text:p>01/10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5597014.9199999999" table:style-name="ce29">
            <text:p>5597014.92</text:p>
          </table:table-cell>
          <table:table-cell office:value-type="float" office:value="0" table:style-name="ce30">
            <text:p>0</text:p>
          </table:table-cell>
          <table:table-cell office:value-type="float" office:value="5597014.9199999999" table:style-name="ce31">
            <text:p>5597014.9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5</text:p>
          </table:table-cell>
          <table:table-cell office:value-type="date" office:date-value="2008-01-21T00:00:00" table:style-name="ce11">
            <text:p>01/21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7-12-10T00:00:00" table:style-name="ce17">
            <text:p>12/10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1-25T00:00:00" table:style-name="ce21">
            <text:p>01/25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457700" table:style-name="ce30">
            <text:p>1457700</text:p>
          </table:table-cell>
          <table:table-cell office:value-type="float" office:value="1457700" table:style-name="ce31">
            <text:p>14577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07/18934/145714</text:p>
          </table:table-cell>
          <table:table-cell office:value-type="date" office:date-value="2007-12-11T00:00:00" table:style-name="ce11">
            <text:p>12/11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2498550" table:style-name="ce16">
            <text:p>2498550</text:p>
          </table:table-cell>
          <table:table-cell office:value-type="date" office:date-value="2007-12-11T00:00:00" table:style-name="ce17">
            <text:p>12/11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2-06T00:00:00" table:style-name="ce21">
            <text:p>02/06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2498550" table:style-name="ce25">
            <text:p>249855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703600.66" table:style-name="ce30">
            <text:p>3703600.66</text:p>
          </table:table-cell>
          <table:table-cell office:value-type="float" office:value="3703600.66" table:style-name="ce31">
            <text:p>3703600.6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2</text:p>
          </table:table-cell>
          <table:table-cell office:value-type="date" office:date-value="2008-01-16T00:00:00" table:style-name="ce11">
            <text:p>01/16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-30252000" table:style-name="ce16">
            <text:p>-30252000</text:p>
          </table:table-cell>
          <table:table-cell office:value-type="date" office:date-value="2007-12-18T00:00:00" table:style-name="ce17">
            <text:p>12/18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2-21T00:00:00" table:style-name="ce21">
            <text:p>02/21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table:style-name="ce25"/>
          <table:table-cell office:value-type="string" table:style-name="ce26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8">
            <text:p>N/A</text:p>
          </table:table-cell>
          <table:table-cell table:style-name="ce29"/>
          <table:table-cell table:style-name="ce30"/>
          <table:table-cell table:style-name="ce31"/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5</text:p>
          </table:table-cell>
          <table:table-cell office:value-type="date" office:date-value="2008-02-22T00:00:00" table:style-name="ce11">
            <text:p>02/22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7-12-10T00:00:00" table:style-name="ce17">
            <text:p>12/10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2-22T00:00:00" table:style-name="ce21">
            <text:p>02/22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0252000" table:style-name="ce29">
            <text:p>30252000</text:p>
          </table:table-cell>
          <table:table-cell office:value-type="float" office:value="0" table:style-name="ce30">
            <text:p>0</text:p>
          </table:table-cell>
          <table:table-cell office:value-type="float" office:value="30252000" table:style-name="ce31">
            <text:p>30252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2</text:p>
          </table:table-cell>
          <table:table-cell office:value-type="date" office:date-value="2008-01-16T00:00:00" table:style-name="ce11">
            <text:p>01/16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30252000" table:style-name="ce16">
            <text:p>30252000</text:p>
          </table:table-cell>
          <table:table-cell office:value-type="date" office:date-value="2007-12-18T00:00:00" table:style-name="ce17">
            <text:p>12/18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2-22T00:00:00" table:style-name="ce21">
            <text:p>02/22/2008</text:p>
          </table:table-cell>
          <table:table-cell office:value-type="string" table:style-name="ce22">
            <text:p>1386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table:style-name="ce25"/>
          <table:table-cell office:value-type="string" table:style-name="ce26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8">
            <text:p>N/A</text:p>
          </table:table-cell>
          <table:table-cell table:style-name="ce29"/>
          <table:table-cell table:style-name="ce30"/>
          <table:table-cell table:style-name="ce31"/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3</text:p>
          </table:table-cell>
          <table:table-cell office:value-type="date" office:date-value="2008-03-05T00:00:00" table:style-name="ce11">
            <text:p>03/05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1500000" table:style-name="ce16">
            <text:p>1500000</text:p>
          </table:table-cell>
          <table:table-cell office:value-type="date" office:date-value="2008-02-06T00:00:00" table:style-name="ce17">
            <text:p>02/06/2008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3-20T00:00:00" table:style-name="ce21">
            <text:p>03/2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1000000" table:style-name="ce29">
            <text:p>1000000</text:p>
          </table:table-cell>
          <table:table-cell office:value-type="float" office:value="0" table:style-name="ce30">
            <text:p>0</text:p>
          </table:table-cell>
          <table:table-cell office:value-type="float" office:value="1000000" table:style-name="ce31">
            <text:p>1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3</text:p>
          </table:table-cell>
          <table:table-cell office:value-type="date" office:date-value="2008-03-05T00:00:00" table:style-name="ce11">
            <text:p>03/05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1500000" table:style-name="ce16">
            <text:p>1500000</text:p>
          </table:table-cell>
          <table:table-cell office:value-type="date" office:date-value="2008-02-06T00:00:00" table:style-name="ce17">
            <text:p>02/06/2008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3-20T00:00:00" table:style-name="ce21">
            <text:p>03/2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RWSS</text:p>
          </table:table-cell>
          <table:table-cell office:value-type="string" table:style-name="ce27">
            <text:p>TF055447</text:p>
          </table:table-cell>
          <table:table-cell office:value-type="string" table:style-name="ce28">
            <text:p>P091038</text:p>
          </table:table-cell>
          <table:table-cell office:value-type="float" office:value="500000" table:style-name="ce29">
            <text:p>500000</text:p>
          </table:table-cell>
          <table:table-cell office:value-type="float" office:value="0" table:style-name="ce30">
            <text:p>0</text:p>
          </table:table-cell>
          <table:table-cell office:value-type="float" office:value="500000" table:style-name="ce31">
            <text:p>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2</text:p>
          </table:table-cell>
          <table:table-cell office:value-type="date" office:date-value="2008-01-16T00:00:00" table:style-name="ce11">
            <text:p>01/16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51000000" table:style-name="ce16">
            <text:p>51000000</text:p>
          </table:table-cell>
          <table:table-cell office:value-type="date" office:date-value="2007-12-18T00:00:00" table:style-name="ce17">
            <text:p>12/18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3-20T00:00:00" table:style-name="ce21">
            <text:p>03/2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6000000" table:style-name="ce25">
            <text:p>16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6000000" table:style-name="ce30">
            <text:p>16000000</text:p>
          </table:table-cell>
          <table:table-cell office:value-type="float" office:value="16000000" table:style-name="ce31">
            <text:p>16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2</text:p>
          </table:table-cell>
          <table:table-cell office:value-type="date" office:date-value="2008-01-16T00:00:00" table:style-name="ce11">
            <text:p>01/16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51000000" table:style-name="ce16">
            <text:p>51000000</text:p>
          </table:table-cell>
          <table:table-cell office:value-type="date" office:date-value="2007-12-18T00:00:00" table:style-name="ce17">
            <text:p>12/18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3-20T00:00:00" table:style-name="ce21">
            <text:p>03/2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20000000" table:style-name="ce29">
            <text:p>20000000</text:p>
          </table:table-cell>
          <table:table-cell office:value-type="float" office:value="0" table:style-name="ce30">
            <text:p>0</text:p>
          </table:table-cell>
          <table:table-cell office:value-type="float" office:value="20000000" table:style-name="ce31">
            <text:p>2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2</text:p>
          </table:table-cell>
          <table:table-cell office:value-type="date" office:date-value="2008-01-16T00:00:00" table:style-name="ce11">
            <text:p>01/16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51000000" table:style-name="ce16">
            <text:p>51000000</text:p>
          </table:table-cell>
          <table:table-cell office:value-type="date" office:date-value="2007-12-18T00:00:00" table:style-name="ce17">
            <text:p>12/18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3-20T00:00:00" table:style-name="ce21">
            <text:p>03/2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5000000" table:style-name="ce29">
            <text:p>15000000</text:p>
          </table:table-cell>
          <table:table-cell office:value-type="float" office:value="0" table:style-name="ce30">
            <text:p>0</text:p>
          </table:table-cell>
          <table:table-cell office:value-type="float" office:value="15000000" table:style-name="ce31">
            <text:p>1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7</text:p>
          </table:table-cell>
          <table:table-cell office:value-type="date" office:date-value="2007-12-21T00:00:00" table:style-name="ce11">
            <text:p>12/21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USD</text:p>
          </table:table-cell>
          <table:table-cell office:value-type="float" office:value="13444748.390000001" table:style-name="ce16">
            <text:p>13444748.39</text:p>
          </table:table-cell>
          <table:table-cell office:value-type="date" office:date-value="2007-12-10T00:00:00" table:style-name="ce17">
            <text:p>12/10/2007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7</text:p>
          </table:table-cell>
          <table:table-cell office:value-type="date" office:date-value="2008-03-21T00:00:00" table:style-name="ce21">
            <text:p>03/21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3444648.390000001" table:style-name="ce25">
            <text:p>13444648.39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3444648.390000001" table:style-name="ce29">
            <text:p>13444648.39</text:p>
          </table:table-cell>
          <table:table-cell office:value-type="float" office:value="0" table:style-name="ce30">
            <text:p>0</text:p>
          </table:table-cell>
          <table:table-cell office:value-type="float" office:value="13444648.390000001" table:style-name="ce31">
            <text:p>13444648.3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9</text:p>
          </table:table-cell>
          <table:table-cell office:value-type="date" office:date-value="2008-03-31T00:00:00" table:style-name="ce11">
            <text:p>03/3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8-03-10T00:00:00" table:style-name="ce17">
            <text:p>03/10/2008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4-04T00:00:00" table:style-name="ce21">
            <text:p>04/04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9830000" table:style-name="ce29">
            <text:p>19830000</text:p>
          </table:table-cell>
          <table:table-cell office:value-type="float" office:value="0" table:style-name="ce30">
            <text:p>0</text:p>
          </table:table-cell>
          <table:table-cell office:value-type="float" office:value="19830000" table:style-name="ce31">
            <text:p>1983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0</text:p>
          </table:table-cell>
          <table:table-cell office:value-type="date" office:date-value="2008-03-31T00:00:00" table:style-name="ce11">
            <text:p>03/3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08-03-10T00:00:00" table:style-name="ce17">
            <text:p>03/10/2008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4-04T00:00:00" table:style-name="ce21">
            <text:p>04/04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3000000" table:style-name="ce25">
            <text:p>3000000</text:p>
          </table:table-cell>
          <table:table-cell office:value-type="string" table:style-name="ce26">
            <text:p>MCP</text:p>
          </table:table-cell>
          <table:table-cell office:value-type="string" table:style-name="ce27">
            <text:p>TF090077</text:p>
          </table:table-cell>
          <table:table-cell office:value-type="string" table:style-name="ce28">
            <text:p>P106170</text:p>
          </table:table-cell>
          <table:table-cell office:value-type="float" office:value="5949000" table:style-name="ce29">
            <text:p>5949000</text:p>
          </table:table-cell>
          <table:table-cell office:value-type="float" office:value="0" table:style-name="ce30">
            <text:p>0</text:p>
          </table:table-cell>
          <table:table-cell office:value-type="float" office:value="5949000" table:style-name="ce31">
            <text:p>5949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1</text:p>
          </table:table-cell>
          <table:table-cell office:value-type="date" office:date-value="2008-03-31T00:00:00" table:style-name="ce11">
            <text:p>03/3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8-03-20T00:00:00" table:style-name="ce17">
            <text:p>03/20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4-04T00:00:00" table:style-name="ce21">
            <text:p>04/04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1983000" table:style-name="ce29">
            <text:p>1983000</text:p>
          </table:table-cell>
          <table:table-cell office:value-type="float" office:value="0" table:style-name="ce30">
            <text:p>0</text:p>
          </table:table-cell>
          <table:table-cell office:value-type="float" office:value="1983000" table:style-name="ce31">
            <text:p>1983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6</text:p>
          </table:table-cell>
          <table:table-cell office:value-type="date" office:date-value="2008-03-05T00:00:00" table:style-name="ce11">
            <text:p>03/05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8-02-20T00:00:00" table:style-name="ce17">
            <text:p>02/20/2008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4-10T00:00:00" table:style-name="ce21">
            <text:p>04/1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5716000" table:style-name="ce29">
            <text:p>15716000</text:p>
          </table:table-cell>
          <table:table-cell office:value-type="float" office:value="0" table:style-name="ce30">
            <text:p>0</text:p>
          </table:table-cell>
          <table:table-cell office:value-type="float" office:value="15716000" table:style-name="ce31">
            <text:p>15716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9</text:p>
          </table:table-cell>
          <table:table-cell office:value-type="date" office:date-value="2007-02-01T00:00:00" table:style-name="ce11">
            <text:p>02/01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NOK</text:p>
          </table:table-cell>
          <table:table-cell office:value-type="float" office:value="90000000" table:style-name="ce16">
            <text:p>90000000</text:p>
          </table:table-cell>
          <table:table-cell office:value-type="date" office:date-value="2008-03-22T00:00:00" table:style-name="ce17">
            <text:p>03/22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4-17T00:00:00" table:style-name="ce21">
            <text:p>04/17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90000000" table:style-name="ce25">
            <text:p>9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8003600.719999999" table:style-name="ce30">
            <text:p>18003600.72</text:p>
          </table:table-cell>
          <table:table-cell office:value-type="float" office:value="18003600.719999999" table:style-name="ce31">
            <text:p>18003600.7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9</text:p>
          </table:table-cell>
          <table:table-cell office:value-type="date" office:date-value="2008-05-08T00:00:00" table:style-name="ce11">
            <text:p>05/08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500000" table:style-name="ce16">
            <text:p>500000</text:p>
          </table:table-cell>
          <table:table-cell office:value-type="date" office:date-value="2008-02-20T00:00:00" table:style-name="ce17">
            <text:p>02/20/2008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5-13T00:00:00" table:style-name="ce21">
            <text:p>05/13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72900" table:style-name="ce30">
            <text:p>772900</text:p>
          </table:table-cell>
          <table:table-cell office:value-type="float" office:value="772900" table:style-name="ce31">
            <text:p>772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8</text:p>
          </table:table-cell>
          <table:table-cell office:value-type="date" office:date-value="2008-03-17T00:00:00" table:style-name="ce11">
            <text:p>03/17/2008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1500000" table:style-name="ce16">
            <text:p>1500000</text:p>
          </table:table-cell>
          <table:table-cell office:value-type="date" office:date-value="2008-02-25T00:00:00" table:style-name="ce17">
            <text:p>02/25/2008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5-13T00:00:00" table:style-name="ce21">
            <text:p>05/13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2920950" table:style-name="ce29">
            <text:p>2920950</text:p>
          </table:table-cell>
          <table:table-cell office:value-type="float" office:value="0" table:style-name="ce30">
            <text:p>0</text:p>
          </table:table-cell>
          <table:table-cell office:value-type="float" office:value="2920950" table:style-name="ce31">
            <text:p>29209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10</text:p>
          </table:table-cell>
          <table:table-cell office:value-type="date" office:date-value="2008-05-13T00:00:00" table:style-name="ce11">
            <text:p>05/13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8-04-25T00:00:00" table:style-name="ce17">
            <text:p>04/25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5-19T00:00:00" table:style-name="ce21">
            <text:p>05/19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8690000" table:style-name="ce30">
            <text:p>38690000</text:p>
          </table:table-cell>
          <table:table-cell office:value-type="float" office:value="38690000" table:style-name="ce31">
            <text:p>3869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5</text:p>
          </table:table-cell>
          <table:table-cell office:value-type="date" office:date-value="2008-04-01T00:00:00" table:style-name="ce11">
            <text:p>04/0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13000000" table:style-name="ce16">
            <text:p>13000000</text:p>
          </table:table-cell>
          <table:table-cell office:value-type="date" office:date-value="2008-03-25T00:00:00" table:style-name="ce17">
            <text:p>03/25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6-25T00:00:00" table:style-name="ce21">
            <text:p>06/25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2000000" table:style-name="ce29">
            <text:p>12000000</text:p>
          </table:table-cell>
          <table:table-cell office:value-type="float" office:value="0" table:style-name="ce30">
            <text:p>0</text:p>
          </table:table-cell>
          <table:table-cell office:value-type="float" office:value="12000000" table:style-name="ce31">
            <text:p>12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5</text:p>
          </table:table-cell>
          <table:table-cell office:value-type="date" office:date-value="2008-04-01T00:00:00" table:style-name="ce11">
            <text:p>04/0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13000000" table:style-name="ce16">
            <text:p>13000000</text:p>
          </table:table-cell>
          <table:table-cell office:value-type="date" office:date-value="2008-03-25T00:00:00" table:style-name="ce17">
            <text:p>03/25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6-25T00:00:00" table:style-name="ce21">
            <text:p>06/25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8</text:p>
          </table:table-cell>
          <table:table-cell office:value-type="string" table:style-name="ce24">
            <text:p>2008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MCP</text:p>
          </table:table-cell>
          <table:table-cell office:value-type="string" table:style-name="ce27">
            <text:p>TF090077</text:p>
          </table:table-cell>
          <table:table-cell office:value-type="string" table:style-name="ce28">
            <text:p>P106170</text:p>
          </table:table-cell>
          <table:table-cell office:value-type="float" office:value="1000000" table:style-name="ce29">
            <text:p>1000000</text:p>
          </table:table-cell>
          <table:table-cell office:value-type="float" office:value="0" table:style-name="ce30">
            <text:p>0</text:p>
          </table:table-cell>
          <table:table-cell office:value-type="float" office:value="1000000" table:style-name="ce31">
            <text:p>1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5</text:p>
          </table:table-cell>
          <table:table-cell office:value-type="date" office:date-value="2006-12-20T00:00:00" table:style-name="ce11">
            <text:p>12/20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SEK</text:p>
          </table:table-cell>
          <table:table-cell office:value-type="float" office:value="100000000" table:style-name="ce16">
            <text:p>100000000</text:p>
          </table:table-cell>
          <table:table-cell office:value-type="date" office:date-value="2008-03-21T00:00:00" table:style-name="ce17">
            <text:p>03/2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04T00:00:00" table:style-name="ce21">
            <text:p>07/04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171255.05" table:style-name="ce29">
            <text:p>4171255.05</text:p>
          </table:table-cell>
          <table:table-cell office:value-type="float" office:value="0" table:style-name="ce30">
            <text:p>0</text:p>
          </table:table-cell>
          <table:table-cell office:value-type="float" office:value="4171255.05" table:style-name="ce31">
            <text:p>4171255.0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5</text:p>
          </table:table-cell>
          <table:table-cell office:value-type="date" office:date-value="2006-12-20T00:00:00" table:style-name="ce11">
            <text:p>12/20/2006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6</text:p>
          </table:table-cell>
          <table:table-cell office:value-type="string" table:style-name="ce15">
            <text:p>SEK</text:p>
          </table:table-cell>
          <table:table-cell office:value-type="float" office:value="100000000" table:style-name="ce16">
            <text:p>100000000</text:p>
          </table:table-cell>
          <table:table-cell office:value-type="date" office:date-value="2008-03-21T00:00:00" table:style-name="ce17">
            <text:p>03/2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04T00:00:00" table:style-name="ce21">
            <text:p>07/04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75000000" table:style-name="ce25">
            <text:p>7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513765.140000001" table:style-name="ce30">
            <text:p>12513765.14</text:p>
          </table:table-cell>
          <table:table-cell office:value-type="float" office:value="12513765.140000001" table:style-name="ce31">
            <text:p>12513765.1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6</text:p>
          </table:table-cell>
          <table:table-cell office:value-type="date" office:date-value="2007-12-06T00:00:00" table:style-name="ce11">
            <text:p>12/06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SEK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8-12-31T00:00:00" table:style-name="ce17">
            <text:p>12/3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07-04T00:00:00" table:style-name="ce21">
            <text:p>07/04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668502.02" table:style-name="ce29">
            <text:p>1668502.02</text:p>
          </table:table-cell>
          <table:table-cell office:value-type="float" office:value="0" table:style-name="ce30">
            <text:p>0</text:p>
          </table:table-cell>
          <table:table-cell office:value-type="float" office:value="1668502.02" table:style-name="ce31">
            <text:p>1668502.0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7</text:p>
          </table:table-cell>
          <table:table-cell office:value-type="date" office:date-value="2008-07-01T00:00:00" table:style-name="ce11">
            <text:p>07/0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AUD</text:p>
          </table:table-cell>
          <table:table-cell office:value-type="float" office:value="33000000" table:style-name="ce16">
            <text:p>33000000</text:p>
          </table:table-cell>
          <table:table-cell office:value-type="date" office:date-value="2008-05-29T00:00:00" table:style-name="ce17">
            <text:p>05/29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10T00:00:00" table:style-name="ce21">
            <text:p>07/1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9527000" table:style-name="ce29">
            <text:p>9527000</text:p>
          </table:table-cell>
          <table:table-cell office:value-type="float" office:value="0" table:style-name="ce30">
            <text:p>0</text:p>
          </table:table-cell>
          <table:table-cell office:value-type="float" office:value="9527000" table:style-name="ce31">
            <text:p>9527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7</text:p>
          </table:table-cell>
          <table:table-cell office:value-type="date" office:date-value="2008-07-01T00:00:00" table:style-name="ce11">
            <text:p>07/0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AUD</text:p>
          </table:table-cell>
          <table:table-cell office:value-type="float" office:value="33000000" table:style-name="ce16">
            <text:p>33000000</text:p>
          </table:table-cell>
          <table:table-cell office:value-type="date" office:date-value="2008-05-29T00:00:00" table:style-name="ce17">
            <text:p>05/29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10T00:00:00" table:style-name="ce21">
            <text:p>07/1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7621600" table:style-name="ce29">
            <text:p>7621600</text:p>
          </table:table-cell>
          <table:table-cell office:value-type="float" office:value="0" table:style-name="ce30">
            <text:p>0</text:p>
          </table:table-cell>
          <table:table-cell office:value-type="float" office:value="7621600" table:style-name="ce31">
            <text:p>7621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7</text:p>
          </table:table-cell>
          <table:table-cell office:value-type="date" office:date-value="2008-07-02T00:00:00" table:style-name="ce11">
            <text:p>07/0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AUD</text:p>
          </table:table-cell>
          <table:table-cell office:value-type="float" office:value="33000000" table:style-name="ce16">
            <text:p>33000000</text:p>
          </table:table-cell>
          <table:table-cell office:value-type="date" office:date-value="2008-05-30T00:00:00" table:style-name="ce17">
            <text:p>05/30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10T00:00:00" table:style-name="ce21">
            <text:p>07/1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4763500" table:style-name="ce29">
            <text:p>4763500</text:p>
          </table:table-cell>
          <table:table-cell office:value-type="float" office:value="0" table:style-name="ce30">
            <text:p>0</text:p>
          </table:table-cell>
          <table:table-cell office:value-type="float" office:value="4763500" table:style-name="ce31">
            <text:p>4763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7</text:p>
          </table:table-cell>
          <table:table-cell office:value-type="date" office:date-value="2008-07-03T00:00:00" table:style-name="ce11">
            <text:p>07/03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AUD</text:p>
          </table:table-cell>
          <table:table-cell office:value-type="float" office:value="33000000" table:style-name="ce16">
            <text:p>33000000</text:p>
          </table:table-cell>
          <table:table-cell office:value-type="date" office:date-value="2008-05-31T00:00:00" table:style-name="ce17">
            <text:p>05/3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10T00:00:00" table:style-name="ce21">
            <text:p>07/1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4763500" table:style-name="ce29">
            <text:p>4763500</text:p>
          </table:table-cell>
          <table:table-cell office:value-type="float" office:value="0" table:style-name="ce30">
            <text:p>0</text:p>
          </table:table-cell>
          <table:table-cell office:value-type="float" office:value="4763500" table:style-name="ce31">
            <text:p>4763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7</text:p>
          </table:table-cell>
          <table:table-cell office:value-type="date" office:date-value="2008-07-04T00:00:00" table:style-name="ce11">
            <text:p>07/04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AUD</text:p>
          </table:table-cell>
          <table:table-cell office:value-type="float" office:value="33000000" table:style-name="ce16">
            <text:p>33000000</text:p>
          </table:table-cell>
          <table:table-cell office:value-type="date" office:date-value="2008-06-01T00:00:00" table:style-name="ce17">
            <text:p>06/0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10T00:00:00" table:style-name="ce21">
            <text:p>07/1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763500" table:style-name="ce30">
            <text:p>4763500</text:p>
          </table:table-cell>
          <table:table-cell office:value-type="float" office:value="4763500" table:style-name="ce31">
            <text:p>4763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6</text:p>
          </table:table-cell>
          <table:table-cell office:value-type="date" office:date-value="2008-07-15T00:00:00" table:style-name="ce11">
            <text:p>07/15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DKK</text:p>
          </table:table-cell>
          <table:table-cell office:value-type="float" office:value="80000000" table:style-name="ce16">
            <text:p>80000000</text:p>
          </table:table-cell>
          <table:table-cell office:value-type="date" office:date-value="2008-07-01T00:00:00" table:style-name="ce17">
            <text:p>07/0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18T00:00:00" table:style-name="ce21">
            <text:p>07/18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6400273.0800000001" table:style-name="ce29">
            <text:p>6400273.08</text:p>
          </table:table-cell>
          <table:table-cell office:value-type="float" office:value="0" table:style-name="ce30">
            <text:p>0</text:p>
          </table:table-cell>
          <table:table-cell office:value-type="float" office:value="6400273.0800000001" table:style-name="ce31">
            <text:p>6400273.0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6</text:p>
          </table:table-cell>
          <table:table-cell office:value-type="date" office:date-value="2008-07-15T00:00:00" table:style-name="ce11">
            <text:p>07/15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DKK</text:p>
          </table:table-cell>
          <table:table-cell office:value-type="float" office:value="80000000" table:style-name="ce16">
            <text:p>80000000</text:p>
          </table:table-cell>
          <table:table-cell office:value-type="date" office:date-value="2008-07-01T00:00:00" table:style-name="ce17">
            <text:p>07/0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18T00:00:00" table:style-name="ce21">
            <text:p>07/18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50000000" table:style-name="ce25">
            <text:p>5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667121.800000001" table:style-name="ce30">
            <text:p>10667121.8</text:p>
          </table:table-cell>
          <table:table-cell office:value-type="float" office:value="10667121.800000001" table:style-name="ce31">
            <text:p>10667121.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6</text:p>
          </table:table-cell>
          <table:table-cell office:value-type="date" office:date-value="2008-06-11T00:00:00" table:style-name="ce11">
            <text:p>06/1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180000" table:style-name="ce16">
            <text:p>180000</text:p>
          </table:table-cell>
          <table:table-cell office:value-type="date" office:date-value="2008-01-01T00:00:00" table:style-name="ce17">
            <text:p>01/01/2008</text:p>
          </table:table-cell>
          <table:table-cell office:value-type="string" table:style-name="ce18">
            <text:p>1386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22T00:00:00" table:style-name="ce21">
            <text:p>07/22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80000" table:style-name="ce25">
            <text:p>18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84922" table:style-name="ce30">
            <text:p>284922</text:p>
          </table:table-cell>
          <table:table-cell office:value-type="float" office:value="284922" table:style-name="ce31">
            <text:p>28492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5</text:p>
          </table:table-cell>
          <table:table-cell office:value-type="date" office:date-value="2007-05-30T00:00:00" table:style-name="ce11">
            <text:p>05/30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4820000" table:style-name="ce16">
            <text:p>4820000</text:p>
          </table:table-cell>
          <table:table-cell office:value-type="date" office:date-value="2008-03-22T00:00:00" table:style-name="ce17">
            <text:p>03/22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22T00:00:00" table:style-name="ce21">
            <text:p>07/22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2320000" table:style-name="ce25">
            <text:p>232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672328" table:style-name="ce30">
            <text:p>3672328</text:p>
          </table:table-cell>
          <table:table-cell office:value-type="float" office:value="3672328" table:style-name="ce31">
            <text:p>367232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5</text:p>
          </table:table-cell>
          <table:table-cell office:value-type="date" office:date-value="2007-05-30T00:00:00" table:style-name="ce11">
            <text:p>05/30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4820000" table:style-name="ce16">
            <text:p>4820000</text:p>
          </table:table-cell>
          <table:table-cell office:value-type="date" office:date-value="2008-03-22T00:00:00" table:style-name="ce17">
            <text:p>03/22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22T00:00:00" table:style-name="ce21">
            <text:p>07/22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100000" table:style-name="ce25">
            <text:p>1100000</text:p>
          </table:table-cell>
          <table:table-cell office:value-type="string" table:style-name="ce26">
            <text:p>National Solidarity Project<text:s/></text:p>
          </table:table-cell>
          <table:table-cell office:value-type="string" table:style-name="ce27">
            <text:p>TF090205<text:s/></text:p>
          </table:table-cell>
          <table:table-cell office:value-type="string" table:style-name="ce28">
            <text:p>N/A</text:p>
          </table:table-cell>
          <table:table-cell office:value-type="float" office:value="1741190" table:style-name="ce29">
            <text:p>1741190</text:p>
          </table:table-cell>
          <table:table-cell office:value-type="float" office:value="0" table:style-name="ce30">
            <text:p>0</text:p>
          </table:table-cell>
          <table:table-cell office:value-type="float" office:value="1741190" table:style-name="ce31">
            <text:p>174119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5</text:p>
          </table:table-cell>
          <table:table-cell office:value-type="date" office:date-value="2007-05-30T00:00:00" table:style-name="ce11">
            <text:p>05/30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4820000" table:style-name="ce16">
            <text:p>4820000</text:p>
          </table:table-cell>
          <table:table-cell office:value-type="date" office:date-value="2008-03-22T00:00:00" table:style-name="ce17">
            <text:p>03/22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22T00:00:00" table:style-name="ce21">
            <text:p>07/22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400000" table:style-name="ce25">
            <text:p>14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2216060" table:style-name="ce29">
            <text:p>2216060</text:p>
          </table:table-cell>
          <table:table-cell office:value-type="float" office:value="0" table:style-name="ce30">
            <text:p>0</text:p>
          </table:table-cell>
          <table:table-cell office:value-type="float" office:value="2216060" table:style-name="ce31">
            <text:p>221606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7</text:p>
          </table:table-cell>
          <table:table-cell office:value-type="date" office:date-value="2008-06-19T00:00:00" table:style-name="ce11">
            <text:p>06/19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8-05-10T00:00:00" table:style-name="ce17">
            <text:p>05/10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23T00:00:00" table:style-name="ce21">
            <text:p>07/23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2691200" table:style-name="ce29">
            <text:p>12691200</text:p>
          </table:table-cell>
          <table:table-cell office:value-type="float" office:value="0" table:style-name="ce30">
            <text:p>0</text:p>
          </table:table-cell>
          <table:table-cell office:value-type="float" office:value="12691200" table:style-name="ce31">
            <text:p>12691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7</text:p>
          </table:table-cell>
          <table:table-cell office:value-type="date" office:date-value="2008-06-19T00:00:00" table:style-name="ce11">
            <text:p>06/19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8-05-10T00:00:00" table:style-name="ce17">
            <text:p>05/10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7-23T00:00:00" table:style-name="ce21">
            <text:p>07/23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036800.010000002" table:style-name="ce30">
            <text:p>19036800.01</text:p>
          </table:table-cell>
          <table:table-cell office:value-type="float" office:value="19036800.010000002" table:style-name="ce31">
            <text:p>19036800.0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6</text:p>
          </table:table-cell>
          <table:table-cell office:value-type="date" office:date-value="2008-07-22T00:00:00" table:style-name="ce11">
            <text:p>07/2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8-07-04T00:00:00" table:style-name="ce17">
            <text:p>07/04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07-25T00:00:00" table:style-name="ce21">
            <text:p>07/25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76100" table:style-name="ce30">
            <text:p>1576100</text:p>
          </table:table-cell>
          <table:table-cell office:value-type="float" office:value="1576100" table:style-name="ce31">
            <text:p>1576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4</text:p>
          </table:table-cell>
          <table:table-cell office:value-type="date" office:date-value="2008-08-25T00:00:00" table:style-name="ce11">
            <text:p>08/25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8-06-26T00:00:00" table:style-name="ce17">
            <text:p>06/26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09-02T00:00:00" table:style-name="ce21">
            <text:p>09/02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14790000" table:style-name="ce29">
            <text:p>14790000</text:p>
          </table:table-cell>
          <table:table-cell office:value-type="float" office:value="0" table:style-name="ce30">
            <text:p>0</text:p>
          </table:table-cell>
          <table:table-cell office:value-type="float" office:value="14790000" table:style-name="ce31">
            <text:p>1479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2001</text:p>
          </table:table-cell>
          <table:table-cell office:value-type="string" table:style-name="ce8">
            <text:p>India</text:p>
          </table:table-cell>
          <table:table-cell office:value-type="string" table:style-name="ce9">
            <text:p>IN</text:p>
          </table:table-cell>
          <table:table-cell office:value-type="string" table:style-name="ce10">
            <text:p>IN-6</text:p>
          </table:table-cell>
          <table:table-cell office:value-type="date" office:date-value="2008-12-02T00:00:00" table:style-name="ce11">
            <text:p>12/0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08-10-20T00:00:00" table:style-name="ce17">
            <text:p>10/20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09-15T00:00:00" table:style-name="ce21">
            <text:p>09/15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92750" table:style-name="ce25">
            <text:p>19275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2750" table:style-name="ce30">
            <text:p>192750</text:p>
          </table:table-cell>
          <table:table-cell office:value-type="float" office:value="192750" table:style-name="ce31">
            <text:p>192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0</text:p>
          </table:table-cell>
          <table:table-cell office:value-type="date" office:date-value="2007-01-12T00:00:00" table:style-name="ce11">
            <text:p>01/12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800000" table:style-name="ce16">
            <text:p>800000</text:p>
          </table:table-cell>
          <table:table-cell office:value-type="date" office:date-value="2008-12-31T00:00:00" table:style-name="ce17">
            <text:p>12/3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09-19T00:00:00" table:style-name="ce21">
            <text:p>09/19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800000" table:style-name="ce25">
            <text:p>8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138480" table:style-name="ce30">
            <text:p>1138480</text:p>
          </table:table-cell>
          <table:table-cell office:value-type="float" office:value="1138480" table:style-name="ce31">
            <text:p>113848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52001</text:p>
          </table:table-cell>
          <table:table-cell office:value-type="string" table:style-name="ce8">
            <text:p>Russian Federat</text:p>
          </table:table-cell>
          <table:table-cell office:value-type="string" table:style-name="ce9">
            <text:p>RU</text:p>
          </table:table-cell>
          <table:table-cell office:value-type="string" table:style-name="ce10">
            <text:p>RU-Main</text:p>
          </table:table-cell>
          <table:table-cell office:value-type="date" office:date-value="2008-07-31T00:00:00" table:style-name="ce11">
            <text:p>07/3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8-03-23T00:00:00" table:style-name="ce17">
            <text:p>03/23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10-07T00:00:00" table:style-name="ce21">
            <text:p>10/07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0000" table:style-name="ce30">
            <text:p>1000000</text:p>
          </table:table-cell>
          <table:table-cell office:value-type="float" office:value="1000000" table:style-name="ce31">
            <text:p>1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52001</text:p>
          </table:table-cell>
          <table:table-cell office:value-type="string" table:style-name="ce8">
            <text:p>Russian Federat</text:p>
          </table:table-cell>
          <table:table-cell office:value-type="string" table:style-name="ce9">
            <text:p>RU</text:p>
          </table:table-cell>
          <table:table-cell office:value-type="string" table:style-name="ce10">
            <text:p>RU-Main</text:p>
          </table:table-cell>
          <table:table-cell office:value-type="date" office:date-value="2008-07-31T00:00:00" table:style-name="ce11">
            <text:p>07/3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8-03-23T00:00:00" table:style-name="ce17">
            <text:p>03/23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8-10-07T00:00:00" table:style-name="ce21">
            <text:p>10/07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Stre. Higher Education Prj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000000" table:style-name="ce29">
            <text:p>1000000</text:p>
          </table:table-cell>
          <table:table-cell office:value-type="float" office:value="0" table:style-name="ce30">
            <text:p>0</text:p>
          </table:table-cell>
          <table:table-cell office:value-type="float" office:value="1000000" table:style-name="ce31">
            <text:p>1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2</text:p>
          </table:table-cell>
          <table:table-cell office:value-type="date" office:date-value="2008-10-07T00:00:00" table:style-name="ce11">
            <text:p>10/07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60000000" table:style-name="ce16">
            <text:p>60000000</text:p>
          </table:table-cell>
          <table:table-cell office:value-type="date" office:date-value="2008-09-24T00:00:00" table:style-name="ce17">
            <text:p>09/24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10-10T00:00:00" table:style-name="ce21">
            <text:p>10/10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60000000" table:style-name="ce25">
            <text:p>6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5192000" table:style-name="ce30">
            <text:p>105192000</text:p>
          </table:table-cell>
          <table:table-cell office:value-type="float" office:value="105192000" table:style-name="ce31">
            <text:p>105192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5</text:p>
          </table:table-cell>
          <table:table-cell office:value-type="date" office:date-value="2008-10-21T00:00:00" table:style-name="ce11">
            <text:p>10/2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EUR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8-09-03T00:00:00" table:style-name="ce17">
            <text:p>09/03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10-24T00:00:00" table:style-name="ce21">
            <text:p>10/24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282500" table:style-name="ce30">
            <text:p>19282500</text:p>
          </table:table-cell>
          <table:table-cell office:value-type="float" office:value="19282500" table:style-name="ce31">
            <text:p>19282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4</text:p>
          </table:table-cell>
          <table:table-cell office:value-type="date" office:date-value="2008-10-21T00:00:00" table:style-name="ce11">
            <text:p>10/2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8-10-05T00:00:00" table:style-name="ce17">
            <text:p>10/05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10-27T00:00:00" table:style-name="ce21">
            <text:p>10/27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SDP</text:p>
          </table:table-cell>
          <table:table-cell office:value-type="string" table:style-name="ce27">
            <text:p>TF093854</text:p>
          </table:table-cell>
          <table:table-cell office:value-type="string" table:style-name="ce28">
            <text:p>P102573</text:p>
          </table:table-cell>
          <table:table-cell office:value-type="float" office:value="2796928.97" table:style-name="ce29">
            <text:p>2796928.97</text:p>
          </table:table-cell>
          <table:table-cell office:value-type="float" office:value="0" table:style-name="ce30">
            <text:p>0</text:p>
          </table:table-cell>
          <table:table-cell office:value-type="float" office:value="2796928.97" table:style-name="ce31">
            <text:p>2796928.9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5</text:p>
          </table:table-cell>
          <table:table-cell office:value-type="date" office:date-value="2008-10-21T00:00:00" table:style-name="ce11">
            <text:p>10/2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8-10-05T00:00:00" table:style-name="ce17">
            <text:p>10/05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10-27T00:00:00" table:style-name="ce21">
            <text:p>10/27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2097696.73" table:style-name="ce29">
            <text:p>2097696.73</text:p>
          </table:table-cell>
          <table:table-cell office:value-type="float" office:value="0" table:style-name="ce30">
            <text:p>0</text:p>
          </table:table-cell>
          <table:table-cell office:value-type="float" office:value="2097696.73" table:style-name="ce31">
            <text:p>2097696.7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9</text:p>
          </table:table-cell>
          <table:table-cell office:value-type="date" office:date-value="2008-10-24T00:00:00" table:style-name="ce11">
            <text:p>10/24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CAD</text:p>
          </table:table-cell>
          <table:table-cell office:value-type="float" office:value="6500000" table:style-name="ce16">
            <text:p>6500000</text:p>
          </table:table-cell>
          <table:table-cell office:value-type="date" office:date-value="2008-10-14T00:00:00" table:style-name="ce17">
            <text:p>10/14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11-03T00:00:00" table:style-name="ce21">
            <text:p>11/03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6500000" table:style-name="ce25">
            <text:p>65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5412855.1100000003" table:style-name="ce29">
            <text:p>5412855.11</text:p>
          </table:table-cell>
          <table:table-cell office:value-type="float" office:value="0" table:style-name="ce30">
            <text:p>0</text:p>
          </table:table-cell>
          <table:table-cell office:value-type="float" office:value="5412855.1100000003" table:style-name="ce31">
            <text:p>5412855.1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28</text:p>
          </table:table-cell>
          <table:table-cell office:value-type="date" office:date-value="2008-10-24T00:00:00" table:style-name="ce11">
            <text:p>10/24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CAD</text:p>
          </table:table-cell>
          <table:table-cell office:value-type="float" office:value="8000000" table:style-name="ce16">
            <text:p>8000000</text:p>
          </table:table-cell>
          <table:table-cell office:value-type="date" office:date-value="2008-10-14T00:00:00" table:style-name="ce17">
            <text:p>10/14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11-03T00:00:00" table:style-name="ce21">
            <text:p>11/03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661975.5300000003" table:style-name="ce30">
            <text:p>6661975.53</text:p>
          </table:table-cell>
          <table:table-cell office:value-type="float" office:value="6661975.5300000003" table:style-name="ce31">
            <text:p>6661975.5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0</text:p>
          </table:table-cell>
          <table:table-cell office:value-type="date" office:date-value="2008-10-24T00:00:00" table:style-name="ce11">
            <text:p>10/24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CAD</text:p>
          </table:table-cell>
          <table:table-cell office:value-type="float" office:value="12000000" table:style-name="ce16">
            <text:p>12000000</text:p>
          </table:table-cell>
          <table:table-cell office:value-type="date" office:date-value="2008-10-14T00:00:00" table:style-name="ce17">
            <text:p>10/14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11-03T00:00:00" table:style-name="ce21">
            <text:p>11/03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9992963.2899999991" table:style-name="ce29">
            <text:p>9992963.29</text:p>
          </table:table-cell>
          <table:table-cell office:value-type="float" office:value="0" table:style-name="ce30">
            <text:p>0</text:p>
          </table:table-cell>
          <table:table-cell office:value-type="float" office:value="9992963.2899999991" table:style-name="ce31">
            <text:p>9992963.2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6</text:p>
          </table:table-cell>
          <table:table-cell office:value-type="date" office:date-value="2008-10-07T00:00:00" table:style-name="ce11">
            <text:p>10/07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9000000" table:style-name="ce16">
            <text:p>9000000</text:p>
          </table:table-cell>
          <table:table-cell office:value-type="date" office:date-value="2008-09-29T00:00:00" table:style-name="ce17">
            <text:p>09/29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11-12T00:00:00" table:style-name="ce21">
            <text:p>11/12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9000000" table:style-name="ce25">
            <text:p>9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000000" table:style-name="ce30">
            <text:p>9000000</text:p>
          </table:table-cell>
          <table:table-cell office:value-type="float" office:value="9000000" table:style-name="ce31">
            <text:p>9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40002</text:p>
          </table:table-cell>
          <table:table-cell office:value-type="string" table:style-name="ce8">
            <text:p>Poland</text:p>
          </table:table-cell>
          <table:table-cell office:value-type="string" table:style-name="ce9">
            <text:p>PL</text:p>
          </table:table-cell>
          <table:table-cell office:value-type="string" table:style-name="ce10">
            <text:p>PL-2</text:p>
          </table:table-cell>
          <table:table-cell office:value-type="date" office:date-value="2008-12-17T00:00:00" table:style-name="ce11">
            <text:p>12/17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PLN</text:p>
          </table:table-cell>
          <table:table-cell office:value-type="float" office:value="3120000" table:style-name="ce16">
            <text:p>3120000</text:p>
          </table:table-cell>
          <table:table-cell office:value-type="date" office:date-value="2008-11-24T00:00:00" table:style-name="ce17">
            <text:p>11/24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8-12-15T00:00:00" table:style-name="ce21">
            <text:p>12/15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1170500" table:style-name="ce25">
            <text:p>11705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170500" table:style-name="ce30">
            <text:p>1170500</text:p>
          </table:table-cell>
          <table:table-cell office:value-type="float" office:value="1170500" table:style-name="ce31">
            <text:p>1170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9</text:p>
          </table:table-cell>
          <table:table-cell office:value-type="date" office:date-value="2008-09-19T00:00:00" table:style-name="ce11">
            <text:p>09/19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4980000" table:style-name="ce16">
            <text:p>4980000</text:p>
          </table:table-cell>
          <table:table-cell office:value-type="date" office:date-value="2009-03-31T00:00:00" table:style-name="ce17">
            <text:p>03/31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8-12-19T00:00:00" table:style-name="ce21">
            <text:p>12/19/2008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8</text:p>
          </table:table-cell>
          <table:table-cell office:value-type="float" office:value="4980000" table:style-name="ce25">
            <text:p>498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7622388" table:style-name="ce29">
            <text:p>7622388</text:p>
          </table:table-cell>
          <table:table-cell office:value-type="float" office:value="0" table:style-name="ce30">
            <text:p>0</text:p>
          </table:table-cell>
          <table:table-cell office:value-type="float" office:value="7622388" table:style-name="ce31">
            <text:p>762238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7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08-12-31T00:00:00" table:style-name="ce17">
            <text:p>12/3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9-01-08T00:00:00" table:style-name="ce21">
            <text:p>01/08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263483.2699999996" table:style-name="ce29">
            <text:p>4263483.27</text:p>
          </table:table-cell>
          <table:table-cell office:value-type="float" office:value="0" table:style-name="ce30">
            <text:p>0</text:p>
          </table:table-cell>
          <table:table-cell office:value-type="float" office:value="4263483.2699999996" table:style-name="ce31">
            <text:p>4263483.2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6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08-12-31T00:00:00" table:style-name="ce17">
            <text:p>12/3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9-01-12T00:00:00" table:style-name="ce21">
            <text:p>01/12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307869.03" table:style-name="ce30">
            <text:p>4307869.03</text:p>
          </table:table-cell>
          <table:table-cell office:value-type="float" office:value="4307869.03" table:style-name="ce31">
            <text:p>4307869.0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7</text:p>
          </table:table-cell>
          <table:table-cell office:value-type="date" office:date-value="2009-01-05T00:00:00" table:style-name="ce11">
            <text:p>01/05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USD</text:p>
          </table:table-cell>
          <table:table-cell office:value-type="float" office:value="85000000" table:style-name="ce16">
            <text:p>85000000</text:p>
          </table:table-cell>
          <table:table-cell office:value-type="date" office:date-value="2008-12-29T00:00:00" table:style-name="ce17">
            <text:p>12/29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9-01-12T00:00:00" table:style-name="ce21">
            <text:p>01/12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32000000" table:style-name="ce25">
            <text:p>3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2000000" table:style-name="ce30">
            <text:p>32000000</text:p>
          </table:table-cell>
          <table:table-cell office:value-type="float" office:value="32000000" table:style-name="ce31">
            <text:p>32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7</text:p>
          </table:table-cell>
          <table:table-cell office:value-type="date" office:date-value="2009-01-05T00:00:00" table:style-name="ce11">
            <text:p>01/05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USD</text:p>
          </table:table-cell>
          <table:table-cell office:value-type="float" office:value="85000000" table:style-name="ce16">
            <text:p>85000000</text:p>
          </table:table-cell>
          <table:table-cell office:value-type="date" office:date-value="2008-12-29T00:00:00" table:style-name="ce17">
            <text:p>12/29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9-01-12T00:00:00" table:style-name="ce21">
            <text:p>01/12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50000000" table:style-name="ce25">
            <text:p>5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50000000" table:style-name="ce29">
            <text:p>50000000</text:p>
          </table:table-cell>
          <table:table-cell office:value-type="float" office:value="0" table:style-name="ce30">
            <text:p>0</text:p>
          </table:table-cell>
          <table:table-cell office:value-type="float" office:value="50000000" table:style-name="ce31">
            <text:p>5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7</text:p>
          </table:table-cell>
          <table:table-cell office:value-type="date" office:date-value="2009-01-05T00:00:00" table:style-name="ce11">
            <text:p>01/05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USD</text:p>
          </table:table-cell>
          <table:table-cell office:value-type="float" office:value="85000000" table:style-name="ce16">
            <text:p>85000000</text:p>
          </table:table-cell>
          <table:table-cell office:value-type="date" office:date-value="2008-12-29T00:00:00" table:style-name="ce17">
            <text:p>12/29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9-01-12T00:00:00" table:style-name="ce21">
            <text:p>01/12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3000000" table:style-name="ce25">
            <text:p>3000000</text:p>
          </table:table-cell>
          <table:table-cell office:value-type="string" table:style-name="ce26">
            <text:p>SDP</text:p>
          </table:table-cell>
          <table:table-cell office:value-type="string" table:style-name="ce27">
            <text:p>TF093854</text:p>
          </table:table-cell>
          <table:table-cell office:value-type="string" table:style-name="ce28">
            <text:p>P102573</text:p>
          </table:table-cell>
          <table:table-cell office:value-type="float" office:value="3000000" table:style-name="ce29">
            <text:p>3000000</text:p>
          </table:table-cell>
          <table:table-cell office:value-type="float" office:value="0" table:style-name="ce30">
            <text:p>0</text:p>
          </table:table-cell>
          <table:table-cell office:value-type="float" office:value="3000000" table:style-name="ce31">
            <text:p>3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7</text:p>
          </table:table-cell>
          <table:table-cell office:value-type="date" office:date-value="2009-01-13T00:00:00" table:style-name="ce11">
            <text:p>01/13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DKK</text:p>
          </table:table-cell>
          <table:table-cell office:value-type="float" office:value="21300000" table:style-name="ce16">
            <text:p>21300000</text:p>
          </table:table-cell>
          <table:table-cell office:value-type="date" office:date-value="2009-01-05T00:00:00" table:style-name="ce17">
            <text:p>01/05/2009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1-22T00:00:00" table:style-name="ce21">
            <text:p>01/22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21300000" table:style-name="ce25">
            <text:p>213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794356.56" table:style-name="ce30">
            <text:p>3794356.56</text:p>
          </table:table-cell>
          <table:table-cell office:value-type="float" office:value="3794356.56" table:style-name="ce31">
            <text:p>3794356.5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7/18935/170-455</text:p>
          </table:table-cell>
          <table:table-cell office:value-type="date" office:date-value="2009-01-02T00:00:00" table:style-name="ce11">
            <text:p>01/02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8760000" table:style-name="ce16">
            <text:p>8760000</text:p>
          </table:table-cell>
          <table:table-cell office:value-type="date" office:date-value="2008-12-24T00:00:00" table:style-name="ce17">
            <text:p>12/24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9-01-23T00:00:00" table:style-name="ce21">
            <text:p>01/23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8760000" table:style-name="ce25">
            <text:p>876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11313540" table:style-name="ce29">
            <text:p>11313540</text:p>
          </table:table-cell>
          <table:table-cell office:value-type="float" office:value="0" table:style-name="ce30">
            <text:p>0</text:p>
          </table:table-cell>
          <table:table-cell office:value-type="float" office:value="11313540" table:style-name="ce31">
            <text:p>1131354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8</text:p>
          </table:table-cell>
          <table:table-cell office:value-type="date" office:date-value="2009-01-22T00:00:00" table:style-name="ce11">
            <text:p>01/22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9-01-09T00:00:00" table:style-name="ce17">
            <text:p>01/09/2009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1-30T00:00:00" table:style-name="ce21">
            <text:p>01/30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0622400" table:style-name="ce29">
            <text:p>10622400</text:p>
          </table:table-cell>
          <table:table-cell office:value-type="float" office:value="0" table:style-name="ce30">
            <text:p>0</text:p>
          </table:table-cell>
          <table:table-cell office:value-type="float" office:value="10622400" table:style-name="ce31">
            <text:p>10622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8</text:p>
          </table:table-cell>
          <table:table-cell office:value-type="date" office:date-value="2009-01-22T00:00:00" table:style-name="ce11">
            <text:p>01/22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9-01-09T00:00:00" table:style-name="ce17">
            <text:p>01/09/2009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1-30T00:00:00" table:style-name="ce21">
            <text:p>01/30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933600" table:style-name="ce30">
            <text:p>15933600</text:p>
          </table:table-cell>
          <table:table-cell office:value-type="float" office:value="15933600" table:style-name="ce31">
            <text:p>15933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7001</text:p>
          </table:table-cell>
          <table:table-cell office:value-type="string" table:style-name="ce8">
            <text:p>France</text:p>
          </table:table-cell>
          <table:table-cell office:value-type="string" table:style-name="ce9">
            <text:p>FR</text:p>
          </table:table-cell>
          <table:table-cell office:value-type="string" table:style-name="ce10">
            <text:p>FR-Main</text:p>
          </table:table-cell>
          <table:table-cell office:value-type="date" office:date-value="2009-02-11T00:00:00" table:style-name="ce11">
            <text:p>02/11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08-12-10T00:00:00" table:style-name="ce17">
            <text:p>12/10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8</text:p>
          </table:table-cell>
          <table:table-cell office:value-type="date" office:date-value="2009-02-17T00:00:00" table:style-name="ce21">
            <text:p>02/17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4000000" table:style-name="ce25">
            <text:p>4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132800" table:style-name="ce30">
            <text:p>5132800</text:p>
          </table:table-cell>
          <table:table-cell office:value-type="float" office:value="5132800" table:style-name="ce31">
            <text:p>5132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0</text:p>
          </table:table-cell>
          <table:table-cell office:value-type="date" office:date-value="2008-03-31T00:00:00" table:style-name="ce11">
            <text:p>03/3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9-01-31T00:00:00" table:style-name="ce17">
            <text:p>01/31/2009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2-27T00:00:00" table:style-name="ce21">
            <text:p>02/27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MCP</text:p>
          </table:table-cell>
          <table:table-cell office:value-type="string" table:style-name="ce27">
            <text:p>TF090077</text:p>
          </table:table-cell>
          <table:table-cell office:value-type="string" table:style-name="ce28">
            <text:p>P106170</text:p>
          </table:table-cell>
          <table:table-cell office:value-type="float" office:value="1438200" table:style-name="ce29">
            <text:p>1438200</text:p>
          </table:table-cell>
          <table:table-cell office:value-type="float" office:value="0" table:style-name="ce30">
            <text:p>0</text:p>
          </table:table-cell>
          <table:table-cell office:value-type="float" office:value="1438200" table:style-name="ce31">
            <text:p>1438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5001</text:p>
          </table:table-cell>
          <table:table-cell office:value-type="string" table:style-name="ce8">
            <text:p>Belgium</text:p>
          </table:table-cell>
          <table:table-cell office:value-type="string" table:style-name="ce9">
            <text:p>BE</text:p>
          </table:table-cell>
          <table:table-cell office:value-type="string" table:style-name="ce10">
            <text:p>BE-Main</text:p>
          </table:table-cell>
          <table:table-cell office:value-type="date" office:date-value="2009-01-27T00:00:00" table:style-name="ce11">
            <text:p>01/27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9-01-01T00:00:00" table:style-name="ce17">
            <text:p>01/01/2009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3-20T00:00:00" table:style-name="ce21">
            <text:p>03/20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303100" table:style-name="ce29">
            <text:p>1303100</text:p>
          </table:table-cell>
          <table:table-cell office:value-type="float" office:value="0" table:style-name="ce30">
            <text:p>0</text:p>
          </table:table-cell>
          <table:table-cell office:value-type="float" office:value="1303100" table:style-name="ce31">
            <text:p>1303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5001</text:p>
          </table:table-cell>
          <table:table-cell office:value-type="string" table:style-name="ce8">
            <text:p>Belgium</text:p>
          </table:table-cell>
          <table:table-cell office:value-type="string" table:style-name="ce9">
            <text:p>BE</text:p>
          </table:table-cell>
          <table:table-cell office:value-type="string" table:style-name="ce10">
            <text:p>BE-Main</text:p>
          </table:table-cell>
          <table:table-cell office:value-type="date" office:date-value="2009-01-27T00:00:00" table:style-name="ce11">
            <text:p>01/27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9-01-01T00:00:00" table:style-name="ce17">
            <text:p>01/01/2009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3-20T00:00:00" table:style-name="ce21">
            <text:p>03/20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03100" table:style-name="ce30">
            <text:p>1303100</text:p>
          </table:table-cell>
          <table:table-cell office:value-type="float" office:value="1303100" table:style-name="ce31">
            <text:p>1303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3</text:p>
          </table:table-cell>
          <table:table-cell office:value-type="date" office:date-value="2007-03-19T00:00:00" table:style-name="ce11">
            <text:p>03/19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GBP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08-03-31T00:00:00" table:style-name="ce17">
            <text:p>03/31/2008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8</text:p>
          </table:table-cell>
          <table:table-cell office:value-type="string" table:style-name="ce20">
            <text:p>2008</text:p>
          </table:table-cell>
          <table:table-cell office:value-type="date" office:date-value="2009-03-20T00:00:00" table:style-name="ce21">
            <text:p>03/20/2009</text:p>
          </table:table-cell>
          <table:table-cell office:value-type="string" table:style-name="ce22">
            <text:p>1387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3000000" table:style-name="ce25">
            <text:p>3000000</text:p>
          </table:table-cell>
          <table:table-cell office:value-type="string" table:style-name="ce26">
            <text:p>HLP</text:p>
          </table:table-cell>
          <table:table-cell office:value-type="string" table:style-name="ce27">
            <text:p>TF091885</text:p>
          </table:table-cell>
          <table:table-cell office:value-type="string" table:style-name="ce28">
            <text:p>P098256</text:p>
          </table:table-cell>
          <table:table-cell office:value-type="float" office:value="4163400" table:style-name="ce29">
            <text:p>4163400</text:p>
          </table:table-cell>
          <table:table-cell office:value-type="float" office:value="0" table:style-name="ce30">
            <text:p>0</text:p>
          </table:table-cell>
          <table:table-cell office:value-type="float" office:value="4163400" table:style-name="ce31">
            <text:p>4163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1</text:p>
          </table:table-cell>
          <table:table-cell office:value-type="date" office:date-value="2009-03-09T00:00:00" table:style-name="ce11">
            <text:p>03/09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CAD</text:p>
          </table:table-cell>
          <table:table-cell office:value-type="float" office:value="11500000" table:style-name="ce16">
            <text:p>11500000</text:p>
          </table:table-cell>
          <table:table-cell office:value-type="date" office:date-value="2009-03-02T00:00:00" table:style-name="ce17">
            <text:p>03/02/2009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3-24T00:00:00" table:style-name="ce21">
            <text:p>03/24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1500000" table:style-name="ce25">
            <text:p>115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9289926.4900000002" table:style-name="ce29">
            <text:p>9289926.49</text:p>
          </table:table-cell>
          <table:table-cell office:value-type="float" office:value="0" table:style-name="ce30">
            <text:p>0</text:p>
          </table:table-cell>
          <table:table-cell office:value-type="float" office:value="9289926.4900000002" table:style-name="ce31">
            <text:p>9289926.4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2</text:p>
          </table:table-cell>
          <table:table-cell office:value-type="date" office:date-value="2009-03-18T00:00:00" table:style-name="ce11">
            <text:p>03/18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CA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9-03-09T00:00:00" table:style-name="ce17">
            <text:p>03/09/2009</text:p>
          </table:table-cell>
          <table:table-cell office:value-type="string" table:style-name="ce18">
            <text:p>1387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3-27T00:00:00" table:style-name="ce21">
            <text:p>03/2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056136.94" table:style-name="ce30">
            <text:p>4056136.94</text:p>
          </table:table-cell>
          <table:table-cell office:value-type="float" office:value="4056136.94" table:style-name="ce31">
            <text:p>4056136.9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8</text:p>
          </table:table-cell>
          <table:table-cell office:value-type="date" office:date-value="2009-04-02T00:00:00" table:style-name="ce11">
            <text:p>04/02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09-03-23T00:00:00" table:style-name="ce17">
            <text:p>03/23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4-07T00:00:00" table:style-name="ce21">
            <text:p>04/0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2500000" table:style-name="ce25">
            <text:p>2500000</text:p>
          </table:table-cell>
          <table:table-cell office:value-type="string" table:style-name="ce26">
            <text:p>SHARP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1784750" table:style-name="ce29">
            <text:p>1784750</text:p>
          </table:table-cell>
          <table:table-cell office:value-type="float" office:value="0" table:style-name="ce30">
            <text:p>0</text:p>
          </table:table-cell>
          <table:table-cell office:value-type="float" office:value="1784750" table:style-name="ce31">
            <text:p>1784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8</text:p>
          </table:table-cell>
          <table:table-cell office:value-type="date" office:date-value="2009-04-02T00:00:00" table:style-name="ce11">
            <text:p>04/02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09-03-23T00:00:00" table:style-name="ce17">
            <text:p>03/23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4-07T00:00:00" table:style-name="ce21">
            <text:p>04/0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2500000" table:style-name="ce25">
            <text:p>25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784750" table:style-name="ce29">
            <text:p>1784750</text:p>
          </table:table-cell>
          <table:table-cell office:value-type="float" office:value="0" table:style-name="ce30">
            <text:p>0</text:p>
          </table:table-cell>
          <table:table-cell office:value-type="float" office:value="1784750" table:style-name="ce31">
            <text:p>17847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8</text:p>
          </table:table-cell>
          <table:table-cell office:value-type="date" office:date-value="2009-04-02T00:00:00" table:style-name="ce11">
            <text:p>04/02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09-03-23T00:00:00" table:style-name="ce17">
            <text:p>03/23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4-07T00:00:00" table:style-name="ce21">
            <text:p>04/0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1427800" table:style-name="ce29">
            <text:p>1427800</text:p>
          </table:table-cell>
          <table:table-cell office:value-type="float" office:value="0" table:style-name="ce30">
            <text:p>0</text:p>
          </table:table-cell>
          <table:table-cell office:value-type="float" office:value="1427800" table:style-name="ce31">
            <text:p>1427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8</text:p>
          </table:table-cell>
          <table:table-cell office:value-type="date" office:date-value="2009-04-02T00:00:00" table:style-name="ce11">
            <text:p>04/02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09-03-23T00:00:00" table:style-name="ce17">
            <text:p>03/23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4-07T00:00:00" table:style-name="ce21">
            <text:p>04/0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427800" table:style-name="ce29">
            <text:p>1427800</text:p>
          </table:table-cell>
          <table:table-cell office:value-type="float" office:value="0" table:style-name="ce30">
            <text:p>0</text:p>
          </table:table-cell>
          <table:table-cell office:value-type="float" office:value="1427800" table:style-name="ce31">
            <text:p>1427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8</text:p>
          </table:table-cell>
          <table:table-cell office:value-type="date" office:date-value="2009-04-02T00:00:00" table:style-name="ce11">
            <text:p>04/02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09-03-23T00:00:00" table:style-name="ce17">
            <text:p>03/23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4-07T00:00:00" table:style-name="ce21">
            <text:p>04/0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713900" table:style-name="ce29">
            <text:p>713900</text:p>
          </table:table-cell>
          <table:table-cell office:value-type="float" office:value="0" table:style-name="ce30">
            <text:p>0</text:p>
          </table:table-cell>
          <table:table-cell office:value-type="float" office:value="713900" table:style-name="ce31">
            <text:p>713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8</text:p>
          </table:table-cell>
          <table:table-cell office:value-type="date" office:date-value="2009-04-02T00:00:00" table:style-name="ce11">
            <text:p>04/02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09-03-23T00:00:00" table:style-name="ce17">
            <text:p>03/23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4-07T00:00:00" table:style-name="ce21">
            <text:p>04/0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1000000" table:style-name="ce25">
            <text:p>1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852900" table:style-name="ce30">
            <text:p>7852900</text:p>
          </table:table-cell>
          <table:table-cell office:value-type="float" office:value="7852900" table:style-name="ce31">
            <text:p>7852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6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60000000" table:style-name="ce16">
            <text:p>60000000</text:p>
          </table:table-cell>
          <table:table-cell office:value-type="date" office:date-value="2009-06-30T00:00:00" table:style-name="ce17">
            <text:p>06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4-16T00:00:00" table:style-name="ce21">
            <text:p>04/16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60000000" table:style-name="ce25">
            <text:p>6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052504.5299999993" table:style-name="ce30">
            <text:p>9052504.53</text:p>
          </table:table-cell>
          <table:table-cell office:value-type="float" office:value="9052504.5299999993" table:style-name="ce31">
            <text:p>9052504.5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7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9-06-30T00:00:00" table:style-name="ce17">
            <text:p>06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4-16T00:00:00" table:style-name="ce21">
            <text:p>04/16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263126.13" table:style-name="ce29">
            <text:p>2263126.13</text:p>
          </table:table-cell>
          <table:table-cell office:value-type="float" office:value="0" table:style-name="ce30">
            <text:p>0</text:p>
          </table:table-cell>
          <table:table-cell office:value-type="float" office:value="2263126.13" table:style-name="ce31">
            <text:p>2263126.1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6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3</text:p>
          </table:table-cell>
          <table:table-cell office:value-type="date" office:date-value="2009-04-22T00:00:00" table:style-name="ce11">
            <text:p>04/22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CAD</text:p>
          </table:table-cell>
          <table:table-cell office:value-type="float" office:value="3700000" table:style-name="ce16">
            <text:p>3700000</text:p>
          </table:table-cell>
          <table:table-cell office:value-type="date" office:date-value="2009-03-30T00:00:00" table:style-name="ce17">
            <text:p>03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4-27T00:00:00" table:style-name="ce21">
            <text:p>04/2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3700000" table:style-name="ce25">
            <text:p>37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2995951.42" table:style-name="ce29">
            <text:p>2995951.42</text:p>
          </table:table-cell>
          <table:table-cell office:value-type="float" office:value="0" table:style-name="ce30">
            <text:p>0</text:p>
          </table:table-cell>
          <table:table-cell office:value-type="float" office:value="2995951.42" table:style-name="ce31">
            <text:p>2995951.4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8</text:p>
          </table:table-cell>
          <table:table-cell office:value-type="date" office:date-value="2009-04-16T00:00:00" table:style-name="ce11">
            <text:p>04/16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USD</text:p>
          </table:table-cell>
          <table:table-cell office:value-type="float" office:value="1500000" table:style-name="ce16">
            <text:p>1500000</text:p>
          </table:table-cell>
          <table:table-cell office:value-type="date" office:date-value="2009-03-25T00:00:00" table:style-name="ce17">
            <text:p>03/25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5-20T00:00:00" table:style-name="ce21">
            <text:p>05/20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1500000" table:style-name="ce29">
            <text:p>1500000</text:p>
          </table:table-cell>
          <table:table-cell office:value-type="float" office:value="0" table:style-name="ce30">
            <text:p>0</text:p>
          </table:table-cell>
          <table:table-cell office:value-type="float" office:value="1500000" table:style-name="ce31">
            <text:p>1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0</text:p>
          </table:table-cell>
          <table:table-cell office:value-type="date" office:date-value="2007-01-12T00:00:00" table:style-name="ce11">
            <text:p>01/12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800000" table:style-name="ce16">
            <text:p>800000</text:p>
          </table:table-cell>
          <table:table-cell office:value-type="date" office:date-value="2009-12-31T00:00:00" table:style-name="ce17">
            <text:p>12/31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06-03T00:00:00" table:style-name="ce21">
            <text:p>06/03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800000" table:style-name="ce25">
            <text:p>8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135840.02" table:style-name="ce30">
            <text:p>1135840.02</text:p>
          </table:table-cell>
          <table:table-cell office:value-type="float" office:value="1135840.02" table:style-name="ce31">
            <text:p>1135840.0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7</text:p>
          </table:table-cell>
          <table:table-cell office:value-type="date" office:date-value="2009-06-15T00:00:00" table:style-name="ce11">
            <text:p>06/15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9-06-05T00:00:00" table:style-name="ce17">
            <text:p>06/05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6-18T00:00:00" table:style-name="ce21">
            <text:p>06/18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781600" table:style-name="ce30">
            <text:p>2781600</text:p>
          </table:table-cell>
          <table:table-cell office:value-type="float" office:value="2781600" table:style-name="ce31">
            <text:p>2781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7</text:p>
          </table:table-cell>
          <table:table-cell office:value-type="date" office:date-value="2009-06-04T00:00:00" table:style-name="ce11">
            <text:p>06/04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6400000" table:style-name="ce16">
            <text:p>6400000</text:p>
          </table:table-cell>
          <table:table-cell office:value-type="date" office:date-value="2009-05-26T00:00:00" table:style-name="ce17">
            <text:p>05/26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6-24T00:00:00" table:style-name="ce21">
            <text:p>06/24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600000" table:style-name="ce25">
            <text:p>16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2215200" table:style-name="ce29">
            <text:p>2215200</text:p>
          </table:table-cell>
          <table:table-cell office:value-type="float" office:value="0" table:style-name="ce30">
            <text:p>0</text:p>
          </table:table-cell>
          <table:table-cell office:value-type="float" office:value="2215200" table:style-name="ce31">
            <text:p>2215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7</text:p>
          </table:table-cell>
          <table:table-cell office:value-type="date" office:date-value="2009-06-04T00:00:00" table:style-name="ce11">
            <text:p>06/04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6400000" table:style-name="ce16">
            <text:p>6400000</text:p>
          </table:table-cell>
          <table:table-cell office:value-type="date" office:date-value="2009-05-26T00:00:00" table:style-name="ce17">
            <text:p>05/26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6-24T00:00:00" table:style-name="ce21">
            <text:p>06/24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600000" table:style-name="ce25">
            <text:p>16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215200" table:style-name="ce29">
            <text:p>2215200</text:p>
          </table:table-cell>
          <table:table-cell office:value-type="float" office:value="0" table:style-name="ce30">
            <text:p>0</text:p>
          </table:table-cell>
          <table:table-cell office:value-type="float" office:value="2215200" table:style-name="ce31">
            <text:p>2215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7</text:p>
          </table:table-cell>
          <table:table-cell office:value-type="date" office:date-value="2009-06-04T00:00:00" table:style-name="ce11">
            <text:p>06/04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6400000" table:style-name="ce16">
            <text:p>6400000</text:p>
          </table:table-cell>
          <table:table-cell office:value-type="date" office:date-value="2009-05-26T00:00:00" table:style-name="ce17">
            <text:p>05/26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6-24T00:00:00" table:style-name="ce21">
            <text:p>06/24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3200000" table:style-name="ce25">
            <text:p>3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430400" table:style-name="ce30">
            <text:p>4430400</text:p>
          </table:table-cell>
          <table:table-cell office:value-type="float" office:value="4430400" table:style-name="ce31">
            <text:p>4430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29</text:p>
          </table:table-cell>
          <table:table-cell office:value-type="date" office:date-value="2009-06-25T00:00:00" table:style-name="ce11">
            <text:p>06/25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USD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9-06-17T00:00:00" table:style-name="ce17">
            <text:p>06/17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6-26T00:00:00" table:style-name="ce21">
            <text:p>06/26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5000000" table:style-name="ce30">
            <text:p>25000000</text:p>
          </table:table-cell>
          <table:table-cell office:value-type="float" office:value="25000000" table:style-name="ce31">
            <text:p>2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2</text:p>
          </table:table-cell>
          <table:table-cell office:value-type="date" office:date-value="2009-06-25T00:00:00" table:style-name="ce11">
            <text:p>06/25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9-06-22T00:00:00" table:style-name="ce17">
            <text:p>06/22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6-30T00:00:00" table:style-name="ce21">
            <text:p>06/30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6000000" table:style-name="ce25">
            <text:p>6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8454000" table:style-name="ce29">
            <text:p>8454000</text:p>
          </table:table-cell>
          <table:table-cell office:value-type="float" office:value="0" table:style-name="ce30">
            <text:p>0</text:p>
          </table:table-cell>
          <table:table-cell office:value-type="float" office:value="8454000" table:style-name="ce31">
            <text:p>8454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2</text:p>
          </table:table-cell>
          <table:table-cell office:value-type="date" office:date-value="2009-06-25T00:00:00" table:style-name="ce11">
            <text:p>06/25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9-06-22T00:00:00" table:style-name="ce17">
            <text:p>06/22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6-30T00:00:00" table:style-name="ce21">
            <text:p>06/30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7045000" table:style-name="ce29">
            <text:p>7045000</text:p>
          </table:table-cell>
          <table:table-cell office:value-type="float" office:value="0" table:style-name="ce30">
            <text:p>0</text:p>
          </table:table-cell>
          <table:table-cell office:value-type="float" office:value="7045000" table:style-name="ce31">
            <text:p>7045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2</text:p>
          </table:table-cell>
          <table:table-cell office:value-type="date" office:date-value="2009-06-25T00:00:00" table:style-name="ce11">
            <text:p>06/25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9-06-22T00:00:00" table:style-name="ce17">
            <text:p>06/22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6-30T00:00:00" table:style-name="ce21">
            <text:p>06/30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2113500" table:style-name="ce29">
            <text:p>2113500</text:p>
          </table:table-cell>
          <table:table-cell office:value-type="float" office:value="0" table:style-name="ce30">
            <text:p>0</text:p>
          </table:table-cell>
          <table:table-cell office:value-type="float" office:value="2113500" table:style-name="ce31">
            <text:p>2113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2</text:p>
          </table:table-cell>
          <table:table-cell office:value-type="date" office:date-value="2009-06-25T00:00:00" table:style-name="ce11">
            <text:p>06/25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9-06-22T00:00:00" table:style-name="ce17">
            <text:p>06/22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6-30T00:00:00" table:style-name="ce21">
            <text:p>06/30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12500000" table:style-name="ce25">
            <text:p>12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7612500" table:style-name="ce30">
            <text:p>17612500</text:p>
          </table:table-cell>
          <table:table-cell office:value-type="float" office:value="17612500" table:style-name="ce31">
            <text:p>17612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8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2500000" table:style-name="ce16">
            <text:p>2500000</text:p>
          </table:table-cell>
          <table:table-cell office:value-type="date" office:date-value="2009-06-30T00:00:00" table:style-name="ce17">
            <text:p>06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7-01T00:00:00" table:style-name="ce21">
            <text:p>07/01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09</text:p>
          </table:table-cell>
          <table:table-cell office:value-type="string" table:style-name="ce24">
            <text:p>2009</text:p>
          </table:table-cell>
          <table:table-cell office:value-type="float" office:value="2500000" table:style-name="ce25">
            <text:p>25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2500000" table:style-name="ce29">
            <text:p>2500000</text:p>
          </table:table-cell>
          <table:table-cell office:value-type="float" office:value="0" table:style-name="ce30">
            <text:p>0</text:p>
          </table:table-cell>
          <table:table-cell office:value-type="float" office:value="2500000" table:style-name="ce31">
            <text:p>2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9/20112/207-597</text:p>
          </table:table-cell>
          <table:table-cell office:value-type="date" office:date-value="2009-05-20T00:00:00" table:style-name="ce11">
            <text:p>05/20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8000000" table:style-name="ce16">
            <text:p>8000000</text:p>
          </table:table-cell>
          <table:table-cell office:value-type="date" office:date-value="2009-05-18T00:00:00" table:style-name="ce17">
            <text:p>05/18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7-05T00:00:00" table:style-name="ce21">
            <text:p>07/05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11247200" table:style-name="ce29">
            <text:p>11247200</text:p>
          </table:table-cell>
          <table:table-cell office:value-type="float" office:value="0" table:style-name="ce30">
            <text:p>0</text:p>
          </table:table-cell>
          <table:table-cell office:value-type="float" office:value="11247200" table:style-name="ce31">
            <text:p>11247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5</text:p>
          </table:table-cell>
          <table:table-cell office:value-type="date" office:date-value="2009-04-30T00:00:00" table:style-name="ce11">
            <text:p>04/30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NOK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10-03-10T00:00:00" table:style-name="ce17">
            <text:p>03/10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09-07-09T00:00:00" table:style-name="ce21">
            <text:p>07/09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2323636.0299999998" table:style-name="ce29">
            <text:p>2323636.03</text:p>
          </table:table-cell>
          <table:table-cell office:value-type="float" office:value="0" table:style-name="ce30">
            <text:p>0</text:p>
          </table:table-cell>
          <table:table-cell office:value-type="float" office:value="2323636.0299999998" table:style-name="ce31">
            <text:p>2323636.0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4</text:p>
          </table:table-cell>
          <table:table-cell office:value-type="date" office:date-value="2008-10-21T00:00:00" table:style-name="ce11">
            <text:p>10/2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9-04-30T00:00:00" table:style-name="ce17">
            <text:p>04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7-09T00:00:00" table:style-name="ce21">
            <text:p>07/09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SDP</text:p>
          </table:table-cell>
          <table:table-cell office:value-type="string" table:style-name="ce27">
            <text:p>TF093854</text:p>
          </table:table-cell>
          <table:table-cell office:value-type="string" table:style-name="ce28">
            <text:p>P102573</text:p>
          </table:table-cell>
          <table:table-cell office:value-type="float" office:value="1549090.68" table:style-name="ce29">
            <text:p>1549090.68</text:p>
          </table:table-cell>
          <table:table-cell office:value-type="float" office:value="0" table:style-name="ce30">
            <text:p>0</text:p>
          </table:table-cell>
          <table:table-cell office:value-type="float" office:value="1549090.68" table:style-name="ce31">
            <text:p>1549090.6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4</text:p>
          </table:table-cell>
          <table:table-cell office:value-type="date" office:date-value="2008-10-21T00:00:00" table:style-name="ce11">
            <text:p>10/2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9-11-30T00:00:00" table:style-name="ce17">
            <text:p>11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07-09T00:00:00" table:style-name="ce21">
            <text:p>07/09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SDP</text:p>
          </table:table-cell>
          <table:table-cell office:value-type="string" table:style-name="ce27">
            <text:p>TF093854</text:p>
          </table:table-cell>
          <table:table-cell office:value-type="string" table:style-name="ce28">
            <text:p>P102573</text:p>
          </table:table-cell>
          <table:table-cell office:value-type="float" office:value="2323636.0299999998" table:style-name="ce29">
            <text:p>2323636.03</text:p>
          </table:table-cell>
          <table:table-cell office:value-type="float" office:value="0" table:style-name="ce30">
            <text:p>0</text:p>
          </table:table-cell>
          <table:table-cell office:value-type="float" office:value="2323636.0299999998" table:style-name="ce31">
            <text:p>2323636.0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52001</text:p>
          </table:table-cell>
          <table:table-cell office:value-type="string" table:style-name="ce8">
            <text:p>Russian Federat</text:p>
          </table:table-cell>
          <table:table-cell office:value-type="string" table:style-name="ce9">
            <text:p>RU</text:p>
          </table:table-cell>
          <table:table-cell office:value-type="string" table:style-name="ce10">
            <text:p>RU-Main</text:p>
          </table:table-cell>
          <table:table-cell office:value-type="date" office:date-value="2008-09-22T00:00:00" table:style-name="ce11">
            <text:p>09/2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9-03-31T00:00:00" table:style-name="ce17">
            <text:p>03/31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7-09T00:00:00" table:style-name="ce21">
            <text:p>07/09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0000" table:style-name="ce30">
            <text:p>1000000</text:p>
          </table:table-cell>
          <table:table-cell office:value-type="float" office:value="1000000" table:style-name="ce31">
            <text:p>1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52001</text:p>
          </table:table-cell>
          <table:table-cell office:value-type="string" table:style-name="ce8">
            <text:p>Russian Federat</text:p>
          </table:table-cell>
          <table:table-cell office:value-type="string" table:style-name="ce9">
            <text:p>RU</text:p>
          </table:table-cell>
          <table:table-cell office:value-type="string" table:style-name="ce10">
            <text:p>RU-Main</text:p>
          </table:table-cell>
          <table:table-cell office:value-type="date" office:date-value="2008-09-22T00:00:00" table:style-name="ce11">
            <text:p>09/2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USD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9-03-31T00:00:00" table:style-name="ce17">
            <text:p>03/31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7-09T00:00:00" table:style-name="ce21">
            <text:p>07/09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Stre. Higher Education Prj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000000" table:style-name="ce29">
            <text:p>1000000</text:p>
          </table:table-cell>
          <table:table-cell office:value-type="float" office:value="0" table:style-name="ce30">
            <text:p>0</text:p>
          </table:table-cell>
          <table:table-cell office:value-type="float" office:value="1000000" table:style-name="ce31">
            <text:p>1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5</text:p>
          </table:table-cell>
          <table:table-cell office:value-type="date" office:date-value="2009-07-07T00:00:00" table:style-name="ce11">
            <text:p>07/07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CA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09-06-29T00:00:00" table:style-name="ce17">
            <text:p>06/29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7-20T00:00:00" table:style-name="ce21">
            <text:p>07/20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4470684.38" table:style-name="ce29">
            <text:p>4470684.38</text:p>
          </table:table-cell>
          <table:table-cell office:value-type="float" office:value="0" table:style-name="ce30">
            <text:p>0</text:p>
          </table:table-cell>
          <table:table-cell office:value-type="float" office:value="4470684.38" table:style-name="ce31">
            <text:p>4470684.3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4</text:p>
          </table:table-cell>
          <table:table-cell office:value-type="date" office:date-value="2009-07-07T00:00:00" table:style-name="ce11">
            <text:p>07/07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CAD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09-06-29T00:00:00" table:style-name="ce17">
            <text:p>06/29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7-20T00:00:00" table:style-name="ce21">
            <text:p>07/20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6000000" table:style-name="ce25">
            <text:p>6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364821.26" table:style-name="ce30">
            <text:p>5364821.26</text:p>
          </table:table-cell>
          <table:table-cell office:value-type="float" office:value="5364821.26" table:style-name="ce31">
            <text:p>5364821.2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6</text:p>
          </table:table-cell>
          <table:table-cell office:value-type="date" office:date-value="2009-07-07T00:00:00" table:style-name="ce11">
            <text:p>07/07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CAD</text:p>
          </table:table-cell>
          <table:table-cell office:value-type="float" office:value="9000000" table:style-name="ce16">
            <text:p>9000000</text:p>
          </table:table-cell>
          <table:table-cell office:value-type="date" office:date-value="2009-06-25T00:00:00" table:style-name="ce17">
            <text:p>06/25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07-20T00:00:00" table:style-name="ce21">
            <text:p>07/20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9000000" table:style-name="ce25">
            <text:p>9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8047231.8799999999" table:style-name="ce29">
            <text:p>8047231.88</text:p>
          </table:table-cell>
          <table:table-cell office:value-type="float" office:value="0" table:style-name="ce30">
            <text:p>0</text:p>
          </table:table-cell>
          <table:table-cell office:value-type="float" office:value="8047231.8799999999" table:style-name="ce31">
            <text:p>8047231.8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0</text:p>
          </table:table-cell>
          <table:table-cell office:value-type="date" office:date-value="2009-07-27T00:00:00" table:style-name="ce11">
            <text:p>07/27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USD</text:p>
          </table:table-cell>
          <table:table-cell office:value-type="float" office:value="32500000" table:style-name="ce16">
            <text:p>32500000</text:p>
          </table:table-cell>
          <table:table-cell office:value-type="date" office:date-value="2009-07-23T00:00:00" table:style-name="ce17">
            <text:p>07/23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07-28T00:00:00" table:style-name="ce21">
            <text:p>07/28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32500000" table:style-name="ce25">
            <text:p>32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2500000" table:style-name="ce30">
            <text:p>32500000</text:p>
          </table:table-cell>
          <table:table-cell office:value-type="float" office:value="32500000" table:style-name="ce31">
            <text:p>325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1</text:p>
          </table:table-cell>
          <table:table-cell office:value-type="date" office:date-value="2009-08-17T00:00:00" table:style-name="ce11">
            <text:p>08/17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USD</text:p>
          </table:table-cell>
          <table:table-cell office:value-type="float" office:value="45000000" table:style-name="ce16">
            <text:p>45000000</text:p>
          </table:table-cell>
          <table:table-cell office:value-type="date" office:date-value="2009-08-05T00:00:00" table:style-name="ce17">
            <text:p>08/05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08-19T00:00:00" table:style-name="ce21">
            <text:p>08/19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45000000" table:style-name="ce25">
            <text:p>4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5000000" table:style-name="ce30">
            <text:p>45000000</text:p>
          </table:table-cell>
          <table:table-cell office:value-type="float" office:value="45000000" table:style-name="ce31">
            <text:p>4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6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60000000" table:style-name="ce16">
            <text:p>60000000</text:p>
          </table:table-cell>
          <table:table-cell office:value-type="date" office:date-value="2009-12-31T00:00:00" table:style-name="ce17">
            <text:p>12/31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08-24T00:00:00" table:style-name="ce21">
            <text:p>08/24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60000000" table:style-name="ce25">
            <text:p>6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918666.9299999997" table:style-name="ce30">
            <text:p>9918666.93</text:p>
          </table:table-cell>
          <table:table-cell office:value-type="float" office:value="9918666.9299999997" table:style-name="ce31">
            <text:p>9918666.9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7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09-12-31T00:00:00" table:style-name="ce17">
            <text:p>12/31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08-24T00:00:00" table:style-name="ce21">
            <text:p>08/24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479666.73" table:style-name="ce29">
            <text:p>2479666.73</text:p>
          </table:table-cell>
          <table:table-cell office:value-type="float" office:value="0" table:style-name="ce30">
            <text:p>0</text:p>
          </table:table-cell>
          <table:table-cell office:value-type="float" office:value="2479666.73" table:style-name="ce31">
            <text:p>2479666.7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3</text:p>
          </table:table-cell>
          <table:table-cell office:value-type="date" office:date-value="2009-08-22T00:00:00" table:style-name="ce11">
            <text:p>08/22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GBP</text:p>
          </table:table-cell>
          <table:table-cell office:value-type="float" office:value="60000000" table:style-name="ce16">
            <text:p>60000000</text:p>
          </table:table-cell>
          <table:table-cell office:value-type="date" office:date-value="2009-08-13T00:00:00" table:style-name="ce17">
            <text:p>08/13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09-11T00:00:00" table:style-name="ce21">
            <text:p>09/11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60000000" table:style-name="ce25">
            <text:p>6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9048000" table:style-name="ce30">
            <text:p>99048000</text:p>
          </table:table-cell>
          <table:table-cell office:value-type="float" office:value="99048000" table:style-name="ce31">
            <text:p>99048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8</text:p>
          </table:table-cell>
          <table:table-cell office:value-type="date" office:date-value="2009-09-14T00:00:00" table:style-name="ce11">
            <text:p>09/14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NOK</text:p>
          </table:table-cell>
          <table:table-cell office:value-type="float" office:value="50000000" table:style-name="ce16">
            <text:p>50000000</text:p>
          </table:table-cell>
          <table:table-cell office:value-type="date" office:date-value="2009-09-05T00:00:00" table:style-name="ce17">
            <text:p>09/05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09-17T00:00:00" table:style-name="ce21">
            <text:p>09/1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50000000" table:style-name="ce25">
            <text:p>5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8454228.8100000005" table:style-name="ce29">
            <text:p>8454228.81</text:p>
          </table:table-cell>
          <table:table-cell office:value-type="float" office:value="0" table:style-name="ce30">
            <text:p>0</text:p>
          </table:table-cell>
          <table:table-cell office:value-type="float" office:value="8454228.8100000005" table:style-name="ce31">
            <text:p>8454228.81</text:p>
          </table:table-cell>
          <table:table-cell table:number-columns-repeated="16355"/>
        </table:table-row>
        <table:table-row table:number-rows-repeated="2"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2001</text:p>
          </table:table-cell>
          <table:table-cell office:value-type="string" table:style-name="ce8">
            <text:p>Brazil</text:p>
          </table:table-cell>
          <table:table-cell office:value-type="string" table:style-name="ce9">
            <text:p>BR</text:p>
          </table:table-cell>
          <table:table-cell office:value-type="string" table:style-name="ce10">
            <text:p>BR-Main</text:p>
          </table:table-cell>
          <table:table-cell office:value-type="date" office:date-value="2009-10-28T00:00:00" table:style-name="ce11">
            <text:p>10/28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USD</text:p>
          </table:table-cell>
          <table:table-cell office:value-type="float" office:value="100000" table:style-name="ce16">
            <text:p>100000</text:p>
          </table:table-cell>
          <table:table-cell office:value-type="date" office:date-value="2009-10-14T00:00:00" table:style-name="ce17">
            <text:p>10/14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0-06T00:00:00" table:style-name="ce21">
            <text:p>10/06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00000" table:style-name="ce25">
            <text:p>1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000" table:style-name="ce30">
            <text:p>100000</text:p>
          </table:table-cell>
          <table:table-cell office:value-type="float" office:value="100000" table:style-name="ce31">
            <text:p>1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8</text:p>
          </table:table-cell>
          <table:table-cell office:value-type="date" office:date-value="2009-09-04T00:00:00" table:style-name="ce11">
            <text:p>09/04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DKK</text:p>
          </table:table-cell>
          <table:table-cell office:value-type="float" office:value="31000000" table:style-name="ce16">
            <text:p>31000000</text:p>
          </table:table-cell>
          <table:table-cell office:value-type="date" office:date-value="2009-08-30T00:00:00" table:style-name="ce17">
            <text:p>08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0-28T00:00:00" table:style-name="ce21">
            <text:p>10/28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3027734.04" table:style-name="ce29">
            <text:p>3027734.04</text:p>
          </table:table-cell>
          <table:table-cell office:value-type="float" office:value="0" table:style-name="ce30">
            <text:p>0</text:p>
          </table:table-cell>
          <table:table-cell office:value-type="float" office:value="3027734.04" table:style-name="ce31">
            <text:p>3027734.0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8</text:p>
          </table:table-cell>
          <table:table-cell office:value-type="date" office:date-value="2009-09-04T00:00:00" table:style-name="ce11">
            <text:p>09/04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DKK</text:p>
          </table:table-cell>
          <table:table-cell office:value-type="float" office:value="31000000" table:style-name="ce16">
            <text:p>31000000</text:p>
          </table:table-cell>
          <table:table-cell office:value-type="date" office:date-value="2009-08-30T00:00:00" table:style-name="ce17">
            <text:p>08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0-28T00:00:00" table:style-name="ce21">
            <text:p>10/28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6000000" table:style-name="ce25">
            <text:p>16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229582.98" table:style-name="ce30">
            <text:p>3229582.98</text:p>
          </table:table-cell>
          <table:table-cell office:value-type="float" office:value="3229582.98" table:style-name="ce31">
            <text:p>3229582.9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9/20112/207-597</text:p>
          </table:table-cell>
          <table:table-cell office:value-type="date" office:date-value="2009-06-29T00:00:00" table:style-name="ce11">
            <text:p>06/29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09-06-29T00:00:00" table:style-name="ce17">
            <text:p>06/29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11-02T00:00:00" table:style-name="ce21">
            <text:p>11/02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2945600" table:style-name="ce29">
            <text:p>2945600</text:p>
          </table:table-cell>
          <table:table-cell office:value-type="float" office:value="0" table:style-name="ce30">
            <text:p>0</text:p>
          </table:table-cell>
          <table:table-cell office:value-type="float" office:value="2945600" table:style-name="ce31">
            <text:p>2945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8</text:p>
          </table:table-cell>
          <table:table-cell office:value-type="date" office:date-value="2007-09-13T00:00:00" table:style-name="ce11">
            <text:p>09/13/2007</text:p>
          </table:table-cell>
          <table:table-cell office:value-type="string" table:style-name="ce12">
            <text:p>1386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USD</text:p>
          </table:table-cell>
          <table:table-cell office:value-type="float" office:value="2800000" table:style-name="ce16">
            <text:p>2800000</text:p>
          </table:table-cell>
          <table:table-cell office:value-type="date" office:date-value="2009-06-30T00:00:00" table:style-name="ce17">
            <text:p>06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09-11-02T00:00:00" table:style-name="ce21">
            <text:p>11/02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2800000" table:style-name="ce25">
            <text:p>280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2800000" table:style-name="ce29">
            <text:p>2800000</text:p>
          </table:table-cell>
          <table:table-cell office:value-type="float" office:value="0" table:style-name="ce30">
            <text:p>0</text:p>
          </table:table-cell>
          <table:table-cell office:value-type="float" office:value="2800000" table:style-name="ce31">
            <text:p>28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2</text:p>
          </table:table-cell>
          <table:table-cell office:value-type="date" office:date-value="2009-11-12T00:00:00" table:style-name="ce11">
            <text:p>11/12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USD</text:p>
          </table:table-cell>
          <table:table-cell office:value-type="float" office:value="160000000" table:style-name="ce16">
            <text:p>160000000</text:p>
          </table:table-cell>
          <table:table-cell office:value-type="date" office:date-value="2009-10-26T00:00:00" table:style-name="ce17">
            <text:p>10/26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1-17T00:00:00" table:style-name="ce21">
            <text:p>11/17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60000000" table:style-name="ce25">
            <text:p>16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60000000" table:style-name="ce29">
            <text:p>160000000</text:p>
          </table:table-cell>
          <table:table-cell office:value-type="float" office:value="0" table:style-name="ce30">
            <text:p>0</text:p>
          </table:table-cell>
          <table:table-cell office:value-type="float" office:value="160000000" table:style-name="ce31">
            <text:p>16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9</text:p>
          </table:table-cell>
          <table:table-cell office:value-type="date" office:date-value="2009-11-17T00:00:00" table:style-name="ce11">
            <text:p>11/17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9-09-14T00:00:00" table:style-name="ce17">
            <text:p>09/14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1-23T00:00:00" table:style-name="ce21">
            <text:p>11/23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4861000" table:style-name="ce29">
            <text:p>14861000</text:p>
          </table:table-cell>
          <table:table-cell office:value-type="float" office:value="0" table:style-name="ce30">
            <text:p>0</text:p>
          </table:table-cell>
          <table:table-cell office:value-type="float" office:value="14861000" table:style-name="ce31">
            <text:p>14861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9</text:p>
          </table:table-cell>
          <table:table-cell office:value-type="date" office:date-value="2009-11-17T00:00:00" table:style-name="ce11">
            <text:p>11/17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9-09-14T00:00:00" table:style-name="ce17">
            <text:p>09/14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1-23T00:00:00" table:style-name="ce21">
            <text:p>11/23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2291500" table:style-name="ce30">
            <text:p>22291500</text:p>
          </table:table-cell>
          <table:table-cell office:value-type="float" office:value="22291500" table:style-name="ce31">
            <text:p>22291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11</text:p>
          </table:table-cell>
          <table:table-cell office:value-type="date" office:date-value="2009-12-08T00:00:00" table:style-name="ce11">
            <text:p>12/08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09-11-26T00:00:00" table:style-name="ce17">
            <text:p>11/26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2-16T00:00:00" table:style-name="ce21">
            <text:p>12/16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6595000.009999998" table:style-name="ce30">
            <text:p>36595000.01</text:p>
          </table:table-cell>
          <table:table-cell office:value-type="float" office:value="36595000.009999998" table:style-name="ce31">
            <text:p>36595000.0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0</text:p>
          </table:table-cell>
          <table:table-cell office:value-type="date" office:date-value="2009-12-18T00:00:00" table:style-name="ce11">
            <text:p>12/18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SEK</text:p>
          </table:table-cell>
          <table:table-cell office:value-type="float" office:value="135000000" table:style-name="ce16">
            <text:p>135000000</text:p>
          </table:table-cell>
          <table:table-cell office:value-type="date" office:date-value="2009-12-08T00:00:00" table:style-name="ce17">
            <text:p>12/08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2-28T00:00:00" table:style-name="ce21">
            <text:p>12/28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35000000" table:style-name="ce25">
            <text:p>3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795177.42" table:style-name="ce29">
            <text:p>4795177.42</text:p>
          </table:table-cell>
          <table:table-cell office:value-type="float" office:value="0" table:style-name="ce30">
            <text:p>0</text:p>
          </table:table-cell>
          <table:table-cell office:value-type="float" office:value="4795177.42" table:style-name="ce31">
            <text:p>4795177.4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0</text:p>
          </table:table-cell>
          <table:table-cell office:value-type="date" office:date-value="2009-12-18T00:00:00" table:style-name="ce11">
            <text:p>12/18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SEK</text:p>
          </table:table-cell>
          <table:table-cell office:value-type="float" office:value="135000000" table:style-name="ce16">
            <text:p>135000000</text:p>
          </table:table-cell>
          <table:table-cell office:value-type="date" office:date-value="2009-12-08T00:00:00" table:style-name="ce17">
            <text:p>12/08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2-28T00:00:00" table:style-name="ce21">
            <text:p>12/28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00000000" table:style-name="ce25">
            <text:p>10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700506.92" table:style-name="ce30">
            <text:p>13700506.92</text:p>
          </table:table-cell>
          <table:table-cell office:value-type="float" office:value="13700506.92" table:style-name="ce31">
            <text:p>13700506.9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1</text:p>
          </table:table-cell>
          <table:table-cell office:value-type="date" office:date-value="2009-12-17T00:00:00" table:style-name="ce11">
            <text:p>12/17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SEK</text:p>
          </table:table-cell>
          <table:table-cell office:value-type="float" office:value="50000000" table:style-name="ce16">
            <text:p>50000000</text:p>
          </table:table-cell>
          <table:table-cell office:value-type="date" office:date-value="2009-12-10T00:00:00" table:style-name="ce17">
            <text:p>12/1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2-28T00:00:00" table:style-name="ce21">
            <text:p>12/28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055076.04" table:style-name="ce29">
            <text:p>2055076.04</text:p>
          </table:table-cell>
          <table:table-cell office:value-type="float" office:value="0" table:style-name="ce30">
            <text:p>0</text:p>
          </table:table-cell>
          <table:table-cell office:value-type="float" office:value="2055076.04" table:style-name="ce31">
            <text:p>2055076.0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1</text:p>
          </table:table-cell>
          <table:table-cell office:value-type="date" office:date-value="2009-12-17T00:00:00" table:style-name="ce11">
            <text:p>12/17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SEK</text:p>
          </table:table-cell>
          <table:table-cell office:value-type="float" office:value="50000000" table:style-name="ce16">
            <text:p>50000000</text:p>
          </table:table-cell>
          <table:table-cell office:value-type="date" office:date-value="2009-12-10T00:00:00" table:style-name="ce17">
            <text:p>12/1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09-12-28T00:00:00" table:style-name="ce21">
            <text:p>12/28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35000000" table:style-name="ce25">
            <text:p>3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795177.42" table:style-name="ce30">
            <text:p>4795177.42</text:p>
          </table:table-cell>
          <table:table-cell office:value-type="float" office:value="4795177.42" table:style-name="ce31">
            <text:p>4795177.4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40002</text:p>
          </table:table-cell>
          <table:table-cell office:value-type="string" table:style-name="ce8">
            <text:p>Poland</text:p>
          </table:table-cell>
          <table:table-cell office:value-type="string" table:style-name="ce9">
            <text:p>PL</text:p>
          </table:table-cell>
          <table:table-cell office:value-type="string" table:style-name="ce10">
            <text:p>PL-3</text:p>
          </table:table-cell>
          <table:table-cell office:value-type="date" office:date-value="2010-02-12T00:00:00" table:style-name="ce11">
            <text:p>02/12/2010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USD</text:p>
          </table:table-cell>
          <table:table-cell office:value-type="float" office:value="1200000" table:style-name="ce16">
            <text:p>1200000</text:p>
          </table:table-cell>
          <table:table-cell office:value-type="date" office:date-value="2010-01-14T00:00:00" table:style-name="ce17">
            <text:p>01/14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09-12-30T00:00:00" table:style-name="ce21">
            <text:p>12/30/2009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09</text:p>
          </table:table-cell>
          <table:table-cell office:value-type="float" office:value="1200000" table:style-name="ce25">
            <text:p>1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00000" table:style-name="ce30">
            <text:p>1200000</text:p>
          </table:table-cell>
          <table:table-cell office:value-type="float" office:value="1200000" table:style-name="ce31">
            <text:p>12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7001</text:p>
          </table:table-cell>
          <table:table-cell office:value-type="string" table:style-name="ce8">
            <text:p>France</text:p>
          </table:table-cell>
          <table:table-cell office:value-type="string" table:style-name="ce9">
            <text:p>FR</text:p>
          </table:table-cell>
          <table:table-cell office:value-type="string" table:style-name="ce10">
            <text:p>FR-1</text:p>
          </table:table-cell>
          <table:table-cell office:value-type="date" office:date-value="2010-01-07T00:00:00" table:style-name="ce11">
            <text:p>01/07/2010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09-12-11T00:00:00" table:style-name="ce17">
            <text:p>12/11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10-01-12T00:00:00" table:style-name="ce21">
            <text:p>01/12/2010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PSDP</text:p>
          </table:table-cell>
          <table:table-cell office:value-type="string" table:style-name="ce27">
            <text:p>TF093513</text:p>
          </table:table-cell>
          <table:table-cell office:value-type="string" table:style-name="ce28">
            <text:p>P111943</text:p>
          </table:table-cell>
          <table:table-cell office:value-type="float" office:value="2857600" table:style-name="ce29">
            <text:p>2857600</text:p>
          </table:table-cell>
          <table:table-cell office:value-type="float" office:value="0" table:style-name="ce30">
            <text:p>0</text:p>
          </table:table-cell>
          <table:table-cell office:value-type="float" office:value="2857600" table:style-name="ce31">
            <text:p>2857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7001</text:p>
          </table:table-cell>
          <table:table-cell office:value-type="string" table:style-name="ce8">
            <text:p>France</text:p>
          </table:table-cell>
          <table:table-cell office:value-type="string" table:style-name="ce9">
            <text:p>FR</text:p>
          </table:table-cell>
          <table:table-cell office:value-type="string" table:style-name="ce10">
            <text:p>FR-1</text:p>
          </table:table-cell>
          <table:table-cell office:value-type="date" office:date-value="2010-01-07T00:00:00" table:style-name="ce11">
            <text:p>01/07/2010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09-12-11T00:00:00" table:style-name="ce17">
            <text:p>12/11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10-01-12T00:00:00" table:style-name="ce21">
            <text:p>01/12/2010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857600" table:style-name="ce30">
            <text:p>2857600</text:p>
          </table:table-cell>
          <table:table-cell office:value-type="float" office:value="2857600" table:style-name="ce31">
            <text:p>2857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9</text:p>
          </table:table-cell>
          <table:table-cell office:value-type="date" office:date-value="2010-01-18T00:00:00" table:style-name="ce11">
            <text:p>01/18/2010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DKK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09-12-30T00:00:00" table:style-name="ce17">
            <text:p>12/30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10-01-27T00:00:00" table:style-name="ce21">
            <text:p>01/27/2010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1000000" table:style-name="ce25">
            <text:p>2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993306.46" table:style-name="ce30">
            <text:p>3993306.46</text:p>
          </table:table-cell>
          <table:table-cell office:value-type="float" office:value="3993306.46" table:style-name="ce31">
            <text:p>3993306.4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2001</text:p>
          </table:table-cell>
          <table:table-cell office:value-type="string" table:style-name="ce8">
            <text:p>India</text:p>
          </table:table-cell>
          <table:table-cell office:value-type="string" table:style-name="ce9">
            <text:p>IN</text:p>
          </table:table-cell>
          <table:table-cell office:value-type="string" table:style-name="ce10">
            <text:p>IN-7</text:p>
          </table:table-cell>
          <table:table-cell office:value-type="date" office:date-value="2010-03-19T00:00:00" table:style-name="ce11">
            <text:p>03/19/2010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USD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10-03-16T00:00:00" table:style-name="ce17">
            <text:p>03/16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2-03T00:00:00" table:style-name="ce21">
            <text:p>02/03/2010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" table:style-name="ce30">
            <text:p>200000</text:p>
          </table:table-cell>
          <table:table-cell office:value-type="float" office:value="200000" table:style-name="ce31">
            <text:p>2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0</text:p>
          </table:table-cell>
          <table:table-cell office:value-type="date" office:date-value="2010-02-04T00:00:00" table:style-name="ce11">
            <text:p>02/04/2010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09-12-18T00:00:00" table:style-name="ce17">
            <text:p>12/18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10-02-09T00:00:00" table:style-name="ce21">
            <text:p>02/09/2010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3692999.99" table:style-name="ce29">
            <text:p>13692999.99</text:p>
          </table:table-cell>
          <table:table-cell office:value-type="float" office:value="0" table:style-name="ce30">
            <text:p>0</text:p>
          </table:table-cell>
          <table:table-cell office:value-type="float" office:value="13692999.99" table:style-name="ce31">
            <text:p>13692999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5001</text:p>
          </table:table-cell>
          <table:table-cell office:value-type="string" table:style-name="ce8">
            <text:p>Belgium</text:p>
          </table:table-cell>
          <table:table-cell office:value-type="string" table:style-name="ce9">
            <text:p>BE</text:p>
          </table:table-cell>
          <table:table-cell office:value-type="string" table:style-name="ce10">
            <text:p>BE-Main</text:p>
          </table:table-cell>
          <table:table-cell office:value-type="date" office:date-value="2009-01-27T00:00:00" table:style-name="ce11">
            <text:p>01/27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10-01-01T00:00:00" table:style-name="ce17">
            <text:p>01/01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3-02T00:00:00" table:style-name="ce21">
            <text:p>03/02/2010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358100" table:style-name="ce29">
            <text:p>1358100</text:p>
          </table:table-cell>
          <table:table-cell office:value-type="float" office:value="0" table:style-name="ce30">
            <text:p>0</text:p>
          </table:table-cell>
          <table:table-cell office:value-type="float" office:value="1358100" table:style-name="ce31">
            <text:p>1358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5001</text:p>
          </table:table-cell>
          <table:table-cell office:value-type="string" table:style-name="ce8">
            <text:p>Belgium</text:p>
          </table:table-cell>
          <table:table-cell office:value-type="string" table:style-name="ce9">
            <text:p>BE</text:p>
          </table:table-cell>
          <table:table-cell office:value-type="string" table:style-name="ce10">
            <text:p>BE-Main</text:p>
          </table:table-cell>
          <table:table-cell office:value-type="date" office:date-value="2009-01-27T00:00:00" table:style-name="ce11">
            <text:p>01/27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10-01-01T00:00:00" table:style-name="ce17">
            <text:p>01/01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3-02T00:00:00" table:style-name="ce21">
            <text:p>03/02/2010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58100" table:style-name="ce30">
            <text:p>1358100</text:p>
          </table:table-cell>
          <table:table-cell office:value-type="float" office:value="1358100" table:style-name="ce31">
            <text:p>1358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6</text:p>
          </table:table-cell>
          <table:table-cell office:value-type="date" office:date-value="2010-01-18T00:00:00" table:style-name="ce11">
            <text:p>01/18/2010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09-12-22T00:00:00" table:style-name="ce17">
            <text:p>12/22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10-03-15T00:00:00" table:style-name="ce21">
            <text:p>03/15/2010</text:p>
          </table:table-cell>
          <table:table-cell office:value-type="string" table:style-name="ce22">
            <text:p>1388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3000000" table:style-name="ce25">
            <text:p>3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098900" table:style-name="ce30">
            <text:p>4098900</text:p>
          </table:table-cell>
          <table:table-cell office:value-type="float" office:value="4098900" table:style-name="ce31">
            <text:p>4098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0</text:p>
          </table:table-cell>
          <table:table-cell office:value-type="date" office:date-value="2008-03-31T00:00:00" table:style-name="ce11">
            <text:p>03/3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8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10-01-31T00:00:00" table:style-name="ce17">
            <text:p>01/31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4-06T00:00:00" table:style-name="ce21">
            <text:p>04/06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MCP</text:p>
          </table:table-cell>
          <table:table-cell office:value-type="string" table:style-name="ce27">
            <text:p>TF090077</text:p>
          </table:table-cell>
          <table:table-cell office:value-type="string" table:style-name="ce28">
            <text:p>P106170</text:p>
          </table:table-cell>
          <table:table-cell office:value-type="float" office:value="1516100" table:style-name="ce29">
            <text:p>1516100</text:p>
          </table:table-cell>
          <table:table-cell office:value-type="float" office:value="0" table:style-name="ce30">
            <text:p>0</text:p>
          </table:table-cell>
          <table:table-cell office:value-type="float" office:value="1516100" table:style-name="ce31">
            <text:p>1516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23</text:p>
          </table:table-cell>
          <table:table-cell office:value-type="date" office:date-value="2008-09-22T00:00:00" table:style-name="ce11">
            <text:p>09/2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GBP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09-03-31T00:00:00" table:style-name="ce17">
            <text:p>03/31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09</text:p>
          </table:table-cell>
          <table:table-cell office:value-type="string" table:style-name="ce20">
            <text:p>2009</text:p>
          </table:table-cell>
          <table:table-cell office:value-type="date" office:date-value="2010-04-08T00:00:00" table:style-name="ce21">
            <text:p>04/08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997654.69" table:style-name="ce25">
            <text:p>2997654.69</text:p>
          </table:table-cell>
          <table:table-cell office:value-type="string" table:style-name="ce26">
            <text:p>HLP</text:p>
          </table:table-cell>
          <table:table-cell office:value-type="string" table:style-name="ce27">
            <text:p>TF091885</text:p>
          </table:table-cell>
          <table:table-cell office:value-type="string" table:style-name="ce28">
            <text:p>P098256</text:p>
          </table:table-cell>
          <table:table-cell office:value-type="float" office:value="4547741.93" table:style-name="ce29">
            <text:p>4547741.93</text:p>
          </table:table-cell>
          <table:table-cell office:value-type="float" office:value="0" table:style-name="ce30">
            <text:p>0</text:p>
          </table:table-cell>
          <table:table-cell office:value-type="float" office:value="4547741.93" table:style-name="ce31">
            <text:p>4547741.9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4</text:p>
          </table:table-cell>
          <table:table-cell office:value-type="date" office:date-value="2010-04-05T00:00:00" table:style-name="ce11">
            <text:p>04/05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GBP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10-03-23T00:00:00" table:style-name="ce17">
            <text:p>03/23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4-09T00:00:00" table:style-name="ce21">
            <text:p>04/09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3000000" table:style-name="ce25">
            <text:p>3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554600" table:style-name="ce29">
            <text:p>4554600</text:p>
          </table:table-cell>
          <table:table-cell office:value-type="float" office:value="0" table:style-name="ce30">
            <text:p>0</text:p>
          </table:table-cell>
          <table:table-cell office:value-type="float" office:value="4554600" table:style-name="ce31">
            <text:p>4554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7</text:p>
          </table:table-cell>
          <table:table-cell office:value-type="date" office:date-value="2010-04-07T00:00:00" table:style-name="ce11">
            <text:p>04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CA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10-03-24T00:00:00" table:style-name="ce17">
            <text:p>03/24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4-13T00:00:00" table:style-name="ce21">
            <text:p>04/13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974629.3899999997" table:style-name="ce30">
            <text:p>4974629.39</text:p>
          </table:table-cell>
          <table:table-cell office:value-type="float" office:value="4974629.3899999997" table:style-name="ce31">
            <text:p>4974629.3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8</text:p>
          </table:table-cell>
          <table:table-cell office:value-type="date" office:date-value="2010-04-07T00:00:00" table:style-name="ce11">
            <text:p>04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CAD</text:p>
          </table:table-cell>
          <table:table-cell office:value-type="float" office:value="9000000" table:style-name="ce16">
            <text:p>9000000</text:p>
          </table:table-cell>
          <table:table-cell office:value-type="date" office:date-value="2010-03-24T00:00:00" table:style-name="ce17">
            <text:p>03/24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4-13T00:00:00" table:style-name="ce21">
            <text:p>04/13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9000000" table:style-name="ce25">
            <text:p>9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8954332.9000000004" table:style-name="ce29">
            <text:p>8954332.9</text:p>
          </table:table-cell>
          <table:table-cell office:value-type="float" office:value="0" table:style-name="ce30">
            <text:p>0</text:p>
          </table:table-cell>
          <table:table-cell office:value-type="float" office:value="8954332.9000000004" table:style-name="ce31">
            <text:p>8954332.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39</text:p>
          </table:table-cell>
          <table:table-cell office:value-type="date" office:date-value="2010-04-07T00:00:00" table:style-name="ce11">
            <text:p>04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CAD</text:p>
          </table:table-cell>
          <table:table-cell office:value-type="float" office:value="11500000" table:style-name="ce16">
            <text:p>11500000</text:p>
          </table:table-cell>
          <table:table-cell office:value-type="date" office:date-value="2010-03-24T00:00:00" table:style-name="ce17">
            <text:p>03/24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4-13T00:00:00" table:style-name="ce21">
            <text:p>04/13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1500000" table:style-name="ce25">
            <text:p>115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1441647.6" table:style-name="ce29">
            <text:p>11441647.6</text:p>
          </table:table-cell>
          <table:table-cell office:value-type="float" office:value="0" table:style-name="ce30">
            <text:p>0</text:p>
          </table:table-cell>
          <table:table-cell office:value-type="float" office:value="11441647.6" table:style-name="ce31">
            <text:p>11441647.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5</text:p>
          </table:table-cell>
          <table:table-cell office:value-type="date" office:date-value="2010-04-05T00:00:00" table:style-name="ce11">
            <text:p>04/05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GBP</text:p>
          </table:table-cell>
          <table:table-cell office:value-type="float" office:value="8500000" table:style-name="ce16">
            <text:p>8500000</text:p>
          </table:table-cell>
          <table:table-cell office:value-type="date" office:date-value="2010-03-30T00:00:00" table:style-name="ce17">
            <text:p>03/3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4-15T00:00:00" table:style-name="ce21">
            <text:p>04/15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8500000" table:style-name="ce25">
            <text:p>85000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13103600" table:style-name="ce29">
            <text:p>13103600</text:p>
          </table:table-cell>
          <table:table-cell office:value-type="float" office:value="0" table:style-name="ce30">
            <text:p>0</text:p>
          </table:table-cell>
          <table:table-cell office:value-type="float" office:value="13103600" table:style-name="ce31">
            <text:p>13103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3</text:p>
          </table:table-cell>
          <table:table-cell office:value-type="date" office:date-value="2010-04-06T00:00:00" table:style-name="ce11">
            <text:p>04/06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USD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10-03-29T00:00:00" table:style-name="ce17">
            <text:p>03/29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4-22T00:00:00" table:style-name="ce21">
            <text:p>04/22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00000" table:style-name="ce30">
            <text:p>10000000</text:p>
          </table:table-cell>
          <table:table-cell office:value-type="float" office:value="10000000" table:style-name="ce31">
            <text:p>1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3</text:p>
          </table:table-cell>
          <table:table-cell office:value-type="date" office:date-value="2010-04-06T00:00:00" table:style-name="ce11">
            <text:p>04/06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USD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10-03-29T00:00:00" table:style-name="ce17">
            <text:p>03/29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4-22T00:00:00" table:style-name="ce21">
            <text:p>04/22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5000000" table:style-name="ce29">
            <text:p>5000000</text:p>
          </table:table-cell>
          <table:table-cell office:value-type="float" office:value="0" table:style-name="ce30">
            <text:p>0</text:p>
          </table:table-cell>
          <table:table-cell office:value-type="float" office:value="5000000" table:style-name="ce31">
            <text:p>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9</text:p>
          </table:table-cell>
          <table:table-cell office:value-type="date" office:date-value="2010-05-03T00:00:00" table:style-name="ce11">
            <text:p>05/0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10-04-21T00:00:00" table:style-name="ce17">
            <text:p>04/2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5-07T00:00:00" table:style-name="ce21">
            <text:p>05/07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813800" table:style-name="ce29">
            <text:p>1813800</text:p>
          </table:table-cell>
          <table:table-cell office:value-type="float" office:value="0" table:style-name="ce30">
            <text:p>0</text:p>
          </table:table-cell>
          <table:table-cell office:value-type="float" office:value="1813800" table:style-name="ce31">
            <text:p>1813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9</text:p>
          </table:table-cell>
          <table:table-cell office:value-type="date" office:date-value="2010-05-03T00:00:00" table:style-name="ce11">
            <text:p>05/0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10-04-21T00:00:00" table:style-name="ce17">
            <text:p>04/2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5-07T00:00:00" table:style-name="ce21">
            <text:p>05/07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SHARP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1813800" table:style-name="ce29">
            <text:p>1813800</text:p>
          </table:table-cell>
          <table:table-cell office:value-type="float" office:value="0" table:style-name="ce30">
            <text:p>0</text:p>
          </table:table-cell>
          <table:table-cell office:value-type="float" office:value="1813800" table:style-name="ce31">
            <text:p>1813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9</text:p>
          </table:table-cell>
          <table:table-cell office:value-type="date" office:date-value="2010-05-03T00:00:00" table:style-name="ce11">
            <text:p>05/0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10-04-21T00:00:00" table:style-name="ce17">
            <text:p>04/2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5-07T00:00:00" table:style-name="ce21">
            <text:p>05/07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2720700" table:style-name="ce29">
            <text:p>2720700</text:p>
          </table:table-cell>
          <table:table-cell office:value-type="float" office:value="0" table:style-name="ce30">
            <text:p>0</text:p>
          </table:table-cell>
          <table:table-cell office:value-type="float" office:value="2720700" table:style-name="ce31">
            <text:p>27207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9</text:p>
          </table:table-cell>
          <table:table-cell office:value-type="date" office:date-value="2010-05-03T00:00:00" table:style-name="ce11">
            <text:p>05/0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10-04-21T00:00:00" table:style-name="ce17">
            <text:p>04/2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5-07T00:00:00" table:style-name="ce21">
            <text:p>05/07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813800" table:style-name="ce29">
            <text:p>1813800</text:p>
          </table:table-cell>
          <table:table-cell office:value-type="float" office:value="0" table:style-name="ce30">
            <text:p>0</text:p>
          </table:table-cell>
          <table:table-cell office:value-type="float" office:value="1813800" table:style-name="ce31">
            <text:p>1813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9</text:p>
          </table:table-cell>
          <table:table-cell office:value-type="date" office:date-value="2010-05-03T00:00:00" table:style-name="ce11">
            <text:p>05/0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AUD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10-04-21T00:00:00" table:style-name="ce17">
            <text:p>04/2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5-07T00:00:00" table:style-name="ce21">
            <text:p>05/07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882800" table:style-name="ce30">
            <text:p>10882800</text:p>
          </table:table-cell>
          <table:table-cell office:value-type="float" office:value="10882800" table:style-name="ce31">
            <text:p>10882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8</text:p>
          </table:table-cell>
          <table:table-cell office:value-type="date" office:date-value="2010-05-05T00:00:00" table:style-name="ce11">
            <text:p>05/05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10-04-27T00:00:00" table:style-name="ce17">
            <text:p>04/27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5-14T00:00:00" table:style-name="ce21">
            <text:p>05/14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537400" table:style-name="ce30">
            <text:p>2537400</text:p>
          </table:table-cell>
          <table:table-cell office:value-type="float" office:value="2537400" table:style-name="ce31">
            <text:p>2537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6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0</text:p>
          </table:table-cell>
          <table:table-cell office:value-type="date" office:date-value="2010-05-10T00:00:00" table:style-name="ce11">
            <text:p>05/1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CAD</text:p>
          </table:table-cell>
          <table:table-cell office:value-type="float" office:value="1300000" table:style-name="ce16">
            <text:p>1300000</text:p>
          </table:table-cell>
          <table:table-cell office:value-type="date" office:date-value="2010-03-23T00:00:00" table:style-name="ce17">
            <text:p>03/23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5-17T00:00:00" table:style-name="ce21">
            <text:p>05/17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300000" table:style-name="ce25">
            <text:p>13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1279395.3400000001" table:style-name="ce29">
            <text:p>1279395.34</text:p>
          </table:table-cell>
          <table:table-cell office:value-type="float" office:value="0" table:style-name="ce30">
            <text:p>0</text:p>
          </table:table-cell>
          <table:table-cell office:value-type="float" office:value="1279395.3400000001" table:style-name="ce31">
            <text:p>1279395.3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6</text:p>
          </table:table-cell>
          <table:table-cell office:value-type="date" office:date-value="2010-01-18T00:00:00" table:style-name="ce11">
            <text:p>01/18/2010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09-12-22T00:00:00" table:style-name="ce17">
            <text:p>12/22/2009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09</text:p>
          </table:table-cell>
          <table:table-cell office:value-type="date" office:date-value="2010-06-23T00:00:00" table:style-name="ce21">
            <text:p>06/23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39600" table:style-name="ce30">
            <text:p>1239600</text:p>
          </table:table-cell>
          <table:table-cell office:value-type="float" office:value="1239600" table:style-name="ce31">
            <text:p>1239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0</text:p>
          </table:table-cell>
          <table:table-cell office:value-type="date" office:date-value="2010-06-11T00:00:00" table:style-name="ce11">
            <text:p>06/11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AUD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0-06-07T00:00:00" table:style-name="ce17">
            <text:p>06/07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6-24T00:00:00" table:style-name="ce21">
            <text:p>06/24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875600" table:style-name="ce29">
            <text:p>875600</text:p>
          </table:table-cell>
          <table:table-cell office:value-type="float" office:value="0" table:style-name="ce30">
            <text:p>0</text:p>
          </table:table-cell>
          <table:table-cell office:value-type="float" office:value="875600" table:style-name="ce31">
            <text:p>875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0</text:p>
          </table:table-cell>
          <table:table-cell office:value-type="date" office:date-value="2010-06-11T00:00:00" table:style-name="ce11">
            <text:p>06/11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AUD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0-06-07T00:00:00" table:style-name="ce17">
            <text:p>06/07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6-24T00:00:00" table:style-name="ce21">
            <text:p>06/24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SHARP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875600" table:style-name="ce29">
            <text:p>875600</text:p>
          </table:table-cell>
          <table:table-cell office:value-type="float" office:value="0" table:style-name="ce30">
            <text:p>0</text:p>
          </table:table-cell>
          <table:table-cell office:value-type="float" office:value="875600" table:style-name="ce31">
            <text:p>875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0</text:p>
          </table:table-cell>
          <table:table-cell office:value-type="date" office:date-value="2010-06-11T00:00:00" table:style-name="ce11">
            <text:p>06/11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AUD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0-06-07T00:00:00" table:style-name="ce17">
            <text:p>06/07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6-24T00:00:00" table:style-name="ce21">
            <text:p>06/24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875600" table:style-name="ce29">
            <text:p>875600</text:p>
          </table:table-cell>
          <table:table-cell office:value-type="float" office:value="0" table:style-name="ce30">
            <text:p>0</text:p>
          </table:table-cell>
          <table:table-cell office:value-type="float" office:value="875600" table:style-name="ce31">
            <text:p>875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0</text:p>
          </table:table-cell>
          <table:table-cell office:value-type="date" office:date-value="2010-06-11T00:00:00" table:style-name="ce11">
            <text:p>06/11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AUD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0-06-07T00:00:00" table:style-name="ce17">
            <text:p>06/07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6-24T00:00:00" table:style-name="ce21">
            <text:p>06/24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0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875600" table:style-name="ce30">
            <text:p>875600</text:p>
          </table:table-cell>
          <table:table-cell office:value-type="float" office:value="875600" table:style-name="ce31">
            <text:p>875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8</text:p>
          </table:table-cell>
          <table:table-cell office:value-type="date" office:date-value="2010-06-30T00:00:00" table:style-name="ce11">
            <text:p>06/3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10-06-20T00:00:00" table:style-name="ce17">
            <text:p>06/2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7-29T00:00:00" table:style-name="ce21">
            <text:p>07/29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2250000" table:style-name="ce25">
            <text:p>2250000</text:p>
          </table:table-cell>
          <table:table-cell office:value-type="string" table:style-name="ce26">
            <text:p>Microfinance for Poverty Reduction</text:p>
          </table:table-cell>
          <table:table-cell office:value-type="string" table:style-name="ce27">
            <text:p>TF052081</text:p>
          </table:table-cell>
          <table:table-cell office:value-type="string" table:style-name="ce28">
            <text:p>P091264</text:p>
          </table:table-cell>
          <table:table-cell office:value-type="float" office:value="2933100" table:style-name="ce29">
            <text:p>2933100</text:p>
          </table:table-cell>
          <table:table-cell office:value-type="float" office:value="0" table:style-name="ce30">
            <text:p>0</text:p>
          </table:table-cell>
          <table:table-cell office:value-type="float" office:value="2933100" table:style-name="ce31">
            <text:p>2933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8</text:p>
          </table:table-cell>
          <table:table-cell office:value-type="date" office:date-value="2010-06-30T00:00:00" table:style-name="ce11">
            <text:p>06/3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10-06-20T00:00:00" table:style-name="ce17">
            <text:p>06/2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7-29T00:00:00" table:style-name="ce21">
            <text:p>07/29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2250000" table:style-name="ce25">
            <text:p>225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933100" table:style-name="ce29">
            <text:p>2933100</text:p>
          </table:table-cell>
          <table:table-cell office:value-type="float" office:value="0" table:style-name="ce30">
            <text:p>0</text:p>
          </table:table-cell>
          <table:table-cell office:value-type="float" office:value="2933100" table:style-name="ce31">
            <text:p>2933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8</text:p>
          </table:table-cell>
          <table:table-cell office:value-type="date" office:date-value="2010-06-30T00:00:00" table:style-name="ce11">
            <text:p>06/3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10-06-20T00:00:00" table:style-name="ce17">
            <text:p>06/2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07-29T00:00:00" table:style-name="ce21">
            <text:p>07/29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55400" table:style-name="ce30">
            <text:p>1955400</text:p>
          </table:table-cell>
          <table:table-cell office:value-type="float" office:value="1955400" table:style-name="ce31">
            <text:p>1955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2001</text:p>
          </table:table-cell>
          <table:table-cell office:value-type="string" table:style-name="ce8">
            <text:p>India</text:p>
          </table:table-cell>
          <table:table-cell office:value-type="string" table:style-name="ce9">
            <text:p>IN</text:p>
          </table:table-cell>
          <table:table-cell office:value-type="string" table:style-name="ce10">
            <text:p>IN-8</text:p>
          </table:table-cell>
          <table:table-cell office:value-type="date" office:date-value="2010-12-08T00:00:00" table:style-name="ce11">
            <text:p>12/08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USD</text:p>
          </table:table-cell>
          <table:table-cell office:value-type="float" office:value="200000" table:style-name="ce16">
            <text:p>200000</text:p>
          </table:table-cell>
          <table:table-cell office:value-type="date" office:date-value="2010-10-25T00:00:00" table:style-name="ce17">
            <text:p>10/25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08-20T00:00:00" table:style-name="ce21">
            <text:p>08/20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0000" table:style-name="ce30">
            <text:p>200000</text:p>
          </table:table-cell>
          <table:table-cell office:value-type="float" office:value="200000" table:style-name="ce31">
            <text:p>2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4</text:p>
          </table:table-cell>
          <table:table-cell office:value-type="date" office:date-value="2010-08-18T00:00:00" table:style-name="ce11">
            <text:p>08/18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USD</text:p>
          </table:table-cell>
          <table:table-cell office:value-type="float" office:value="200000000" table:style-name="ce16">
            <text:p>200000000</text:p>
          </table:table-cell>
          <table:table-cell office:value-type="date" office:date-value="2010-08-03T00:00:00" table:style-name="ce17">
            <text:p>08/03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09-08T00:00:00" table:style-name="ce21">
            <text:p>09/08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75000000" table:style-name="ce25">
            <text:p>17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75000000" table:style-name="ce29">
            <text:p>175000000</text:p>
          </table:table-cell>
          <table:table-cell office:value-type="float" office:value="0" table:style-name="ce30">
            <text:p>0</text:p>
          </table:table-cell>
          <table:table-cell office:value-type="float" office:value="175000000" table:style-name="ce31">
            <text:p>17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4</text:p>
          </table:table-cell>
          <table:table-cell office:value-type="date" office:date-value="2010-08-18T00:00:00" table:style-name="ce11">
            <text:p>08/18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USD</text:p>
          </table:table-cell>
          <table:table-cell office:value-type="float" office:value="200000000" table:style-name="ce16">
            <text:p>200000000</text:p>
          </table:table-cell>
          <table:table-cell office:value-type="date" office:date-value="2010-08-03T00:00:00" table:style-name="ce17">
            <text:p>08/03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09-08T00:00:00" table:style-name="ce21">
            <text:p>09/08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5000000" table:style-name="ce30">
            <text:p>25000000</text:p>
          </table:table-cell>
          <table:table-cell office:value-type="float" office:value="25000000" table:style-name="ce31">
            <text:p>2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ASIE/2007/18935/170-455</text:p>
          </table:table-cell>
          <table:table-cell office:value-type="date" office:date-value="2009-06-03T00:00:00" table:style-name="ce11">
            <text:p>06/03/2009</text:p>
          </table:table-cell>
          <table:table-cell office:value-type="string" table:style-name="ce12">
            <text:p>1388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190000" table:style-name="ce16">
            <text:p>2190000</text:p>
          </table:table-cell>
          <table:table-cell office:value-type="date" office:date-value="2020-06-30T00:00:00" table:style-name="ce17">
            <text:p>06/30/2020</text:p>
          </table:table-cell>
          <table:table-cell office:value-type="string" table:style-name="ce18">
            <text:p>1399</text:p>
          </table:table-cell>
          <table:table-cell office:value-type="string" table:style-name="ce19">
            <text:p>2020</text:p>
          </table:table-cell>
          <table:table-cell office:value-type="string" table:style-name="ce20">
            <text:p>2020</text:p>
          </table:table-cell>
          <table:table-cell office:value-type="date" office:date-value="2010-09-09T00:00:00" table:style-name="ce21">
            <text:p>09/09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2190000" table:style-name="ce25">
            <text:p>219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2792907" table:style-name="ce29">
            <text:p>2792907</text:p>
          </table:table-cell>
          <table:table-cell office:value-type="float" office:value="0" table:style-name="ce30">
            <text:p>0</text:p>
          </table:table-cell>
          <table:table-cell office:value-type="float" office:value="2792907" table:style-name="ce31">
            <text:p>279290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12</text:p>
          </table:table-cell>
          <table:table-cell office:value-type="date" office:date-value="2010-09-07T00:00:00" table:style-name="ce11">
            <text:p>09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10-08-31T00:00:00" table:style-name="ce17">
            <text:p>08/3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09-21T00:00:00" table:style-name="ce21">
            <text:p>09/21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2655000" table:style-name="ce30">
            <text:p>32655000</text:p>
          </table:table-cell>
          <table:table-cell office:value-type="float" office:value="32655000" table:style-name="ce31">
            <text:p>32655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2</text:p>
          </table:table-cell>
          <table:table-cell office:value-type="date" office:date-value="2010-08-12T00:00:00" table:style-name="ce11">
            <text:p>08/12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140000000" table:style-name="ce16">
            <text:p>140000000</text:p>
          </table:table-cell>
          <table:table-cell office:value-type="date" office:date-value="2010-07-22T00:00:00" table:style-name="ce17">
            <text:p>07/22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0-05T00:00:00" table:style-name="ce21">
            <text:p>10/05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2975482.03" table:style-name="ce29">
            <text:p>2975482.03</text:p>
          </table:table-cell>
          <table:table-cell office:value-type="float" office:value="0" table:style-name="ce30">
            <text:p>0</text:p>
          </table:table-cell>
          <table:table-cell office:value-type="float" office:value="2975482.03" table:style-name="ce31">
            <text:p>2975482.0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2</text:p>
          </table:table-cell>
          <table:table-cell office:value-type="date" office:date-value="2010-08-12T00:00:00" table:style-name="ce11">
            <text:p>08/12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140000000" table:style-name="ce16">
            <text:p>140000000</text:p>
          </table:table-cell>
          <table:table-cell office:value-type="date" office:date-value="2010-07-22T00:00:00" table:style-name="ce17">
            <text:p>07/22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0-05T00:00:00" table:style-name="ce21">
            <text:p>10/05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20000000" table:style-name="ce25">
            <text:p>1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7852892.16" table:style-name="ce30">
            <text:p>17852892.16</text:p>
          </table:table-cell>
          <table:table-cell office:value-type="float" office:value="17852892.16" table:style-name="ce31">
            <text:p>17852892.1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3</text:p>
          </table:table-cell>
          <table:table-cell office:value-type="date" office:date-value="2010-09-14T00:00:00" table:style-name="ce11">
            <text:p>09/14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10-12-31T00:00:00" table:style-name="ce17">
            <text:p>12/3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1-10T00:00:00" table:style-name="ce21">
            <text:p>11/10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3029761.35" table:style-name="ce29">
            <text:p>3029761.35</text:p>
          </table:table-cell>
          <table:table-cell office:value-type="float" office:value="0" table:style-name="ce30">
            <text:p>0</text:p>
          </table:table-cell>
          <table:table-cell office:value-type="float" office:value="3029761.35" table:style-name="ce31">
            <text:p>3029761.3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Main</text:p>
          </table:table-cell>
          <table:table-cell office:value-type="date" office:date-value="2010-11-10T00:00:00" table:style-name="ce11">
            <text:p>11/1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10-01-28T00:00:00" table:style-name="ce17">
            <text:p>01/28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11-16T00:00:00" table:style-name="ce21">
            <text:p>11/16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742400" table:style-name="ce29">
            <text:p>2742400</text:p>
          </table:table-cell>
          <table:table-cell office:value-type="float" office:value="0" table:style-name="ce30">
            <text:p>0</text:p>
          </table:table-cell>
          <table:table-cell office:value-type="float" office:value="2742400" table:style-name="ce31">
            <text:p>2742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Main</text:p>
          </table:table-cell>
          <table:table-cell office:value-type="date" office:date-value="2010-11-10T00:00:00" table:style-name="ce11">
            <text:p>11/1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10-01-28T00:00:00" table:style-name="ce17">
            <text:p>01/28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11-16T00:00:00" table:style-name="ce21">
            <text:p>11/16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3500000" table:style-name="ce25">
            <text:p>35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4799200" table:style-name="ce29">
            <text:p>4799200</text:p>
          </table:table-cell>
          <table:table-cell office:value-type="float" office:value="0" table:style-name="ce30">
            <text:p>0</text:p>
          </table:table-cell>
          <table:table-cell office:value-type="float" office:value="4799200" table:style-name="ce31">
            <text:p>4799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Main</text:p>
          </table:table-cell>
          <table:table-cell office:value-type="date" office:date-value="2010-11-10T00:00:00" table:style-name="ce11">
            <text:p>11/1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10-01-28T00:00:00" table:style-name="ce17">
            <text:p>01/28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11-16T00:00:00" table:style-name="ce21">
            <text:p>11/16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4500000" table:style-name="ce25">
            <text:p>4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170400" table:style-name="ce30">
            <text:p>6170400</text:p>
          </table:table-cell>
          <table:table-cell office:value-type="float" office:value="6170400" table:style-name="ce31">
            <text:p>61704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Main</text:p>
          </table:table-cell>
          <table:table-cell office:value-type="date" office:date-value="2010-11-10T00:00:00" table:style-name="ce11">
            <text:p>11/1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10-01-28T00:00:00" table:style-name="ce17">
            <text:p>01/28/2010</text:p>
          </table:table-cell>
          <table:table-cell office:value-type="string" table:style-name="ce18">
            <text:p>1388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11-16T00:00:00" table:style-name="ce21">
            <text:p>11/16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71200" table:style-name="ce30">
            <text:p>1371200</text:p>
          </table:table-cell>
          <table:table-cell office:value-type="float" office:value="1371200" table:style-name="ce31">
            <text:p>1371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40002</text:p>
          </table:table-cell>
          <table:table-cell office:value-type="string" table:style-name="ce8">
            <text:p>Poland</text:p>
          </table:table-cell>
          <table:table-cell office:value-type="string" table:style-name="ce9">
            <text:p>PL</text:p>
          </table:table-cell>
          <table:table-cell office:value-type="string" table:style-name="ce10">
            <text:p>PL-4</text:p>
          </table:table-cell>
          <table:table-cell office:value-type="date" office:date-value="2010-11-25T00:00:00" table:style-name="ce11">
            <text:p>11/25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USD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10-10-25T00:00:00" table:style-name="ce17">
            <text:p>10/25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2-14T00:00:00" table:style-name="ce21">
            <text:p>12/14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0000" table:style-name="ce30">
            <text:p>1000000</text:p>
          </table:table-cell>
          <table:table-cell office:value-type="float" office:value="1000000" table:style-name="ce31">
            <text:p>1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1</text:p>
          </table:table-cell>
          <table:table-cell office:value-type="date" office:date-value="2010-11-25T00:00:00" table:style-name="ce11">
            <text:p>11/25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10-10-07T00:00:00" table:style-name="ce17">
            <text:p>10/07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2-16T00:00:00" table:style-name="ce21">
            <text:p>12/16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3472000" table:style-name="ce29">
            <text:p>13472000</text:p>
          </table:table-cell>
          <table:table-cell office:value-type="float" office:value="0" table:style-name="ce30">
            <text:p>0</text:p>
          </table:table-cell>
          <table:table-cell office:value-type="float" office:value="13472000" table:style-name="ce31">
            <text:p>13472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1</text:p>
          </table:table-cell>
          <table:table-cell office:value-type="date" office:date-value="2010-11-25T00:00:00" table:style-name="ce11">
            <text:p>11/25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10-10-07T00:00:00" table:style-name="ce17">
            <text:p>10/07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2-16T00:00:00" table:style-name="ce21">
            <text:p>12/16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6736000" table:style-name="ce29">
            <text:p>6736000</text:p>
          </table:table-cell>
          <table:table-cell office:value-type="float" office:value="0" table:style-name="ce30">
            <text:p>0</text:p>
          </table:table-cell>
          <table:table-cell office:value-type="float" office:value="6736000" table:style-name="ce31">
            <text:p>6736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1</text:p>
          </table:table-cell>
          <table:table-cell office:value-type="date" office:date-value="2010-11-25T00:00:00" table:style-name="ce11">
            <text:p>11/25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10-10-07T00:00:00" table:style-name="ce17">
            <text:p>10/07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2-16T00:00:00" table:style-name="ce21">
            <text:p>12/16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208000" table:style-name="ce30">
            <text:p>20208000</text:p>
          </table:table-cell>
          <table:table-cell office:value-type="float" office:value="20208000" table:style-name="ce31">
            <text:p>20208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8/19</text:p>
          </table:table-cell>
          <table:table-cell office:value-type="date" office:date-value="2010-03-30T00:00:00" table:style-name="ce11">
            <text:p>03/3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NOK</text:p>
          </table:table-cell>
          <table:table-cell office:value-type="float" office:value="55000000" table:style-name="ce16">
            <text:p>55000000</text:p>
          </table:table-cell>
          <table:table-cell office:value-type="date" office:date-value="2010-03-31T00:00:00" table:style-name="ce17">
            <text:p>03/3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12-21T00:00:00" table:style-name="ce21">
            <text:p>12/21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55000000" table:style-name="ce25">
            <text:p>5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224628.0800000001" table:style-name="ce30">
            <text:p>9224628.08</text:p>
          </table:table-cell>
          <table:table-cell office:value-type="float" office:value="9224628.0800000001" table:style-name="ce31">
            <text:p>9224628.0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4/19</text:p>
          </table:table-cell>
          <table:table-cell office:value-type="date" office:date-value="2008-10-21T00:00:00" table:style-name="ce11">
            <text:p>10/21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10-04-30T00:00:00" table:style-name="ce17">
            <text:p>04/3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12-21T00:00:00" table:style-name="ce21">
            <text:p>12/21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515807.66" table:style-name="ce30">
            <text:p>2515807.66</text:p>
          </table:table-cell>
          <table:table-cell office:value-type="float" office:value="2515807.66" table:style-name="ce31">
            <text:p>2515807.6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6/19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65000000" table:style-name="ce16">
            <text:p>65000000</text:p>
          </table:table-cell>
          <table:table-cell office:value-type="date" office:date-value="2010-06-30T00:00:00" table:style-name="ce17">
            <text:p>06/3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12-21T00:00:00" table:style-name="ce21">
            <text:p>12/21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65000000" table:style-name="ce25">
            <text:p>6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901833.189999999" table:style-name="ce30">
            <text:p>10901833.19</text:p>
          </table:table-cell>
          <table:table-cell office:value-type="float" office:value="10901833.189999999" table:style-name="ce31">
            <text:p>10901833.1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7/19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10-06-30T00:00:00" table:style-name="ce17">
            <text:p>06/3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0</text:p>
          </table:table-cell>
          <table:table-cell office:value-type="string" table:style-name="ce20">
            <text:p>2010</text:p>
          </table:table-cell>
          <table:table-cell office:value-type="date" office:date-value="2010-12-21T00:00:00" table:style-name="ce21">
            <text:p>12/21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515807.66" table:style-name="ce30">
            <text:p>2515807.66</text:p>
          </table:table-cell>
          <table:table-cell office:value-type="float" office:value="2515807.66" table:style-name="ce31">
            <text:p>2515807.6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6/19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65000000" table:style-name="ce16">
            <text:p>65000000</text:p>
          </table:table-cell>
          <table:table-cell office:value-type="date" office:date-value="2010-12-31T00:00:00" table:style-name="ce17">
            <text:p>12/3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2-21T00:00:00" table:style-name="ce21">
            <text:p>12/21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65000000" table:style-name="ce25">
            <text:p>6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901833.18" table:style-name="ce30">
            <text:p>10901833.18</text:p>
          </table:table-cell>
          <table:table-cell office:value-type="float" office:value="10901833.18" table:style-name="ce31">
            <text:p>10901833.1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7/19</text:p>
          </table:table-cell>
          <table:table-cell office:value-type="date" office:date-value="2008-12-12T00:00:00" table:style-name="ce11">
            <text:p>12/12/2008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8</text:p>
          </table:table-cell>
          <table:table-cell office:value-type="string" table:style-name="ce15">
            <text:p>NOK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10-12-31T00:00:00" table:style-name="ce17">
            <text:p>12/3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2-21T00:00:00" table:style-name="ce21">
            <text:p>12/21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515807.66" table:style-name="ce30">
            <text:p>2515807.66</text:p>
          </table:table-cell>
          <table:table-cell office:value-type="float" office:value="2515807.66" table:style-name="ce31">
            <text:p>2515807.6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8/19</text:p>
          </table:table-cell>
          <table:table-cell office:value-type="date" office:date-value="2010-03-30T00:00:00" table:style-name="ce11">
            <text:p>03/3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NOK</text:p>
          </table:table-cell>
          <table:table-cell office:value-type="float" office:value="55000000" table:style-name="ce16">
            <text:p>55000000</text:p>
          </table:table-cell>
          <table:table-cell office:value-type="date" office:date-value="2011-03-31T00:00:00" table:style-name="ce17">
            <text:p>03/3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0-12-21T00:00:00" table:style-name="ce21">
            <text:p>12/21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55000000" table:style-name="ce25">
            <text:p>5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224628.0800000001" table:style-name="ce30">
            <text:p>9224628.08</text:p>
          </table:table-cell>
          <table:table-cell office:value-type="float" office:value="9224628.0800000001" table:style-name="ce31">
            <text:p>9224628.0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4</text:p>
          </table:table-cell>
          <table:table-cell office:value-type="date" office:date-value="2010-12-13T00:00:00" table:style-name="ce11">
            <text:p>12/1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60000000" table:style-name="ce16">
            <text:p>60000000</text:p>
          </table:table-cell>
          <table:table-cell office:value-type="date" office:date-value="2010-12-31T00:00:00" table:style-name="ce17">
            <text:p>12/3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2-29T00:00:00" table:style-name="ce21">
            <text:p>12/29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391422.09" table:style-name="ce30">
            <text:p>4391422.09</text:p>
          </table:table-cell>
          <table:table-cell office:value-type="float" office:value="4391422.09" table:style-name="ce31">
            <text:p>4391422.0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4</text:p>
          </table:table-cell>
          <table:table-cell office:value-type="date" office:date-value="2010-12-13T00:00:00" table:style-name="ce11">
            <text:p>12/1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60000000" table:style-name="ce16">
            <text:p>60000000</text:p>
          </table:table-cell>
          <table:table-cell office:value-type="date" office:date-value="2010-12-31T00:00:00" table:style-name="ce17">
            <text:p>12/3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0-12-29T00:00:00" table:style-name="ce21">
            <text:p>12/29/2010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0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391422.09" table:style-name="ce29">
            <text:p>4391422.09</text:p>
          </table:table-cell>
          <table:table-cell office:value-type="float" office:value="0" table:style-name="ce30">
            <text:p>0</text:p>
          </table:table-cell>
          <table:table-cell office:value-type="float" office:value="4391422.09" table:style-name="ce31">
            <text:p>4391422.0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7</text:p>
          </table:table-cell>
          <table:table-cell office:value-type="date" office:date-value="2010-12-07T00:00:00" table:style-name="ce11">
            <text:p>12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483074.64" table:style-name="ce16">
            <text:p>483074.64</text:p>
          </table:table-cell>
          <table:table-cell office:value-type="date" office:date-value="2010-11-30T00:00:00" table:style-name="ce17">
            <text:p>11/3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1-04T00:00:00" table:style-name="ce21">
            <text:p>01/04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483074.64" table:style-name="ce25">
            <text:p>483074.64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40895.12" table:style-name="ce30">
            <text:p>640895.12</text:p>
          </table:table-cell>
          <table:table-cell office:value-type="float" office:value="640895.12" table:style-name="ce31">
            <text:p>640895.1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7</text:p>
          </table:table-cell>
          <table:table-cell office:value-type="date" office:date-value="2010-12-07T00:00:00" table:style-name="ce11">
            <text:p>12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677807.74" table:style-name="ce16">
            <text:p>677807.74</text:p>
          </table:table-cell>
          <table:table-cell office:value-type="date" office:date-value="2010-11-30T00:00:00" table:style-name="ce17">
            <text:p>11/3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1-04T00:00:00" table:style-name="ce21">
            <text:p>01/04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677807.74" table:style-name="ce25">
            <text:p>677807.74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899247.53" table:style-name="ce30">
            <text:p>899247.53</text:p>
          </table:table-cell>
          <table:table-cell office:value-type="float" office:value="899247.53" table:style-name="ce31">
            <text:p>899247.5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7</text:p>
          </table:table-cell>
          <table:table-cell office:value-type="date" office:date-value="2010-12-07T00:00:00" table:style-name="ce11">
            <text:p>12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839117.62" table:style-name="ce16">
            <text:p>839117.62</text:p>
          </table:table-cell>
          <table:table-cell office:value-type="date" office:date-value="2010-11-30T00:00:00" table:style-name="ce17">
            <text:p>11/3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1-04T00:00:00" table:style-name="ce21">
            <text:p>01/04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839117.62" table:style-name="ce25">
            <text:p>839117.62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113257.3500000001" table:style-name="ce30">
            <text:p>1113257.35</text:p>
          </table:table-cell>
          <table:table-cell office:value-type="float" office:value="1113257.3500000001" table:style-name="ce31">
            <text:p>1113257.3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0</text:p>
          </table:table-cell>
          <table:table-cell office:value-type="date" office:date-value="2010-12-20T00:00:00" table:style-name="ce11">
            <text:p>12/2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DKK</text:p>
          </table:table-cell>
          <table:table-cell office:value-type="float" office:value="11300000" table:style-name="ce16">
            <text:p>11300000</text:p>
          </table:table-cell>
          <table:table-cell office:value-type="date" office:date-value="2010-12-15T00:00:00" table:style-name="ce17">
            <text:p>12/15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1-05T00:00:00" table:style-name="ce21">
            <text:p>01/05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1300000" table:style-name="ce25">
            <text:p>113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027414.96" table:style-name="ce30">
            <text:p>2027414.96</text:p>
          </table:table-cell>
          <table:table-cell office:value-type="float" office:value="2027414.96" table:style-name="ce31">
            <text:p>2027414.9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0-12-21T00:00:00" table:style-name="ce11">
            <text:p>12/21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7000000" table:style-name="ce16">
            <text:p>17000000</text:p>
          </table:table-cell>
          <table:table-cell office:value-type="date" office:date-value="2010-12-16T00:00:00" table:style-name="ce17">
            <text:p>12/16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1-06T00:00:00" table:style-name="ce21">
            <text:p>01/06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7220002" table:style-name="ce25">
            <text:p>7220002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9669026.6799999997" table:style-name="ce29">
            <text:p>9669026.68</text:p>
          </table:table-cell>
          <table:table-cell office:value-type="float" office:value="0" table:style-name="ce30">
            <text:p>0</text:p>
          </table:table-cell>
          <table:table-cell office:value-type="float" office:value="9669026.6799999997" table:style-name="ce31">
            <text:p>9669026.6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0-12-21T00:00:00" table:style-name="ce11">
            <text:p>12/21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7000000" table:style-name="ce16">
            <text:p>17000000</text:p>
          </table:table-cell>
          <table:table-cell office:value-type="date" office:date-value="2010-12-16T00:00:00" table:style-name="ce17">
            <text:p>12/16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1-06T00:00:00" table:style-name="ce21">
            <text:p>01/06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6500800" table:style-name="ce25">
            <text:p>6500800</text:p>
          </table:table-cell>
          <table:table-cell office:value-type="string" table:style-name="ce26">
            <text:p>N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8705871.3599999994" table:style-name="ce29">
            <text:p>8705871.36</text:p>
          </table:table-cell>
          <table:table-cell office:value-type="float" office:value="0" table:style-name="ce30">
            <text:p>0</text:p>
          </table:table-cell>
          <table:table-cell office:value-type="float" office:value="8705871.3599999994" table:style-name="ce31">
            <text:p>8705871.3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0-12-21T00:00:00" table:style-name="ce11">
            <text:p>12/21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7000000" table:style-name="ce16">
            <text:p>17000000</text:p>
          </table:table-cell>
          <table:table-cell office:value-type="date" office:date-value="2010-12-16T00:00:00" table:style-name="ce17">
            <text:p>12/16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1-06T00:00:00" table:style-name="ce21">
            <text:p>01/06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3248700" table:style-name="ce25">
            <text:p>32487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4350659.04" table:style-name="ce29">
            <text:p>4350659.04</text:p>
          </table:table-cell>
          <table:table-cell office:value-type="float" office:value="0" table:style-name="ce30">
            <text:p>0</text:p>
          </table:table-cell>
          <table:table-cell office:value-type="float" office:value="4350659.04" table:style-name="ce31">
            <text:p>4350659.0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0-12-21T00:00:00" table:style-name="ce11">
            <text:p>12/21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7000000" table:style-name="ce16">
            <text:p>17000000</text:p>
          </table:table-cell>
          <table:table-cell office:value-type="date" office:date-value="2010-12-16T00:00:00" table:style-name="ce17">
            <text:p>12/16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2-12-11T00:00:00" table:style-name="ce21">
            <text:p>12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30498" table:style-name="ce25">
            <text:p>30498</text:p>
          </table:table-cell>
          <table:table-cell office:value-type="string" table:style-name="ce26">
            <text:p>National Solidarity Project-PENDING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9430.86" table:style-name="ce29">
            <text:p>39430.86</text:p>
          </table:table-cell>
          <table:table-cell office:value-type="float" office:value="0" table:style-name="ce30">
            <text:p>0</text:p>
          </table:table-cell>
          <table:table-cell office:value-type="float" office:value="39430.86" table:style-name="ce31">
            <text:p>39430.8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2</text:p>
          </table:table-cell>
          <table:table-cell office:value-type="date" office:date-value="2010-12-23T00:00:00" table:style-name="ce11">
            <text:p>12/2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18000000" table:style-name="ce16">
            <text:p>18000000</text:p>
          </table:table-cell>
          <table:table-cell office:value-type="date" office:date-value="2010-12-20T00:00:00" table:style-name="ce17">
            <text:p>12/2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1-06T00:00:00" table:style-name="ce21">
            <text:p>01/06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8000000" table:style-name="ce25">
            <text:p>18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24105600" table:style-name="ce29">
            <text:p>24105600</text:p>
          </table:table-cell>
          <table:table-cell office:value-type="float" office:value="0" table:style-name="ce30">
            <text:p>0</text:p>
          </table:table-cell>
          <table:table-cell office:value-type="float" office:value="24105600" table:style-name="ce31">
            <text:p>24105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052452</text:p>
          </table:table-cell>
          <table:table-cell office:value-type="string" table:style-name="ce8">
            <text:p>MISFA Refund</text:p>
          </table:table-cell>
          <table:table-cell office:value-type="string" table:style-name="ce9">
            <text:p>MISFA</text:p>
          </table:table-cell>
          <table:table-cell office:value-type="string" table:style-name="ce10">
            <text:p>N/A</text:p>
          </table:table-cell>
          <table:table-cell table:style-name="ce11"/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5">
            <text:p>USD</text:p>
          </table:table-cell>
          <table:table-cell office:value-type="float" office:value="291100" table:style-name="ce16">
            <text:p>291100</text:p>
          </table:table-cell>
          <table:table-cell table:style-name="ce17"/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0">
            <text:p>N/A</text:p>
          </table:table-cell>
          <table:table-cell office:value-type="date" office:date-value="2011-01-20T00:00:00" table:style-name="ce21">
            <text:p>01/20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291100" table:style-name="ce25">
            <text:p>291100</text:p>
          </table:table-cell>
          <table:table-cell table:style-name="ce26"/>
          <table:table-cell table:style-name="ce27"/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291100" table:style-name="ce31">
            <text:p>2911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1</text:p>
          </table:table-cell>
          <table:table-cell office:value-type="date" office:date-value="2011-01-04T00:00:00" table:style-name="ce11">
            <text:p>01/04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AUD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10-12-23T00:00:00" table:style-name="ce17">
            <text:p>12/23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1-25T00:00:00" table:style-name="ce21">
            <text:p>01/25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6000000" table:style-name="ce25">
            <text:p>6000000</text:p>
          </table:table-cell>
          <table:table-cell office:value-type="string" table:style-name="ce26">
            <text:p>Community recovery</text:p>
          </table:table-cell>
          <table:table-cell office:value-type="string" table:style-name="ce27">
            <text:p>TF000018</text:p>
          </table:table-cell>
          <table:table-cell office:value-type="string" table:style-name="ce28">
            <text:p>N/A</text:p>
          </table:table-cell>
          <table:table-cell office:value-type="float" office:value="5944800" table:style-name="ce29">
            <text:p>5944800</text:p>
          </table:table-cell>
          <table:table-cell office:value-type="float" office:value="0" table:style-name="ce30">
            <text:p>0</text:p>
          </table:table-cell>
          <table:table-cell office:value-type="float" office:value="5944800" table:style-name="ce31">
            <text:p>5944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7001</text:p>
          </table:table-cell>
          <table:table-cell office:value-type="string" table:style-name="ce8">
            <text:p>France</text:p>
          </table:table-cell>
          <table:table-cell office:value-type="string" table:style-name="ce9">
            <text:p>FR</text:p>
          </table:table-cell>
          <table:table-cell office:value-type="string" table:style-name="ce10">
            <text:p>FR-2</text:p>
          </table:table-cell>
          <table:table-cell office:value-type="date" office:date-value="2011-03-04T00:00:00" table:style-name="ce11">
            <text:p>03/04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1-02-01T00:00:00" table:style-name="ce17">
            <text:p>02/01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10T00:00:00" table:style-name="ce21">
            <text:p>03/10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PSDP</text:p>
          </table:table-cell>
          <table:table-cell office:value-type="string" table:style-name="ce27">
            <text:p>TF093513</text:p>
          </table:table-cell>
          <table:table-cell office:value-type="string" table:style-name="ce28">
            <text:p>P111943</text:p>
          </table:table-cell>
          <table:table-cell office:value-type="float" office:value="2779600" table:style-name="ce29">
            <text:p>2779600</text:p>
          </table:table-cell>
          <table:table-cell office:value-type="float" office:value="0" table:style-name="ce30">
            <text:p>0</text:p>
          </table:table-cell>
          <table:table-cell office:value-type="float" office:value="2779600" table:style-name="ce31">
            <text:p>2779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7001</text:p>
          </table:table-cell>
          <table:table-cell office:value-type="string" table:style-name="ce8">
            <text:p>France</text:p>
          </table:table-cell>
          <table:table-cell office:value-type="string" table:style-name="ce9">
            <text:p>FR</text:p>
          </table:table-cell>
          <table:table-cell office:value-type="string" table:style-name="ce10">
            <text:p>FR-2</text:p>
          </table:table-cell>
          <table:table-cell office:value-type="date" office:date-value="2011-03-04T00:00:00" table:style-name="ce11">
            <text:p>03/04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1-02-01T00:00:00" table:style-name="ce17">
            <text:p>02/01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10T00:00:00" table:style-name="ce21">
            <text:p>03/10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779600" table:style-name="ce30">
            <text:p>2779600</text:p>
          </table:table-cell>
          <table:table-cell office:value-type="float" office:value="2779600" table:style-name="ce31">
            <text:p>2779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3</text:p>
          </table:table-cell>
          <table:table-cell office:value-type="date" office:date-value="2011-03-04T00:00:00" table:style-name="ce11">
            <text:p>03/04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9000000" table:style-name="ce16">
            <text:p>9000000</text:p>
          </table:table-cell>
          <table:table-cell office:value-type="date" office:date-value="2011-02-22T00:00:00" table:style-name="ce17">
            <text:p>02/22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10T00:00:00" table:style-name="ce21">
            <text:p>03/10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9000000" table:style-name="ce25">
            <text:p>9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508200" table:style-name="ce30">
            <text:p>12508200</text:p>
          </table:table-cell>
          <table:table-cell office:value-type="float" office:value="12508200" table:style-name="ce31">
            <text:p>12508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5</text:p>
          </table:table-cell>
          <table:table-cell office:value-type="date" office:date-value="2011-02-23T00:00:00" table:style-name="ce11">
            <text:p>02/23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USD</text:p>
          </table:table-cell>
          <table:table-cell office:value-type="float" office:value="50000000" table:style-name="ce16">
            <text:p>50000000</text:p>
          </table:table-cell>
          <table:table-cell office:value-type="date" office:date-value="2011-02-08T00:00:00" table:style-name="ce17">
            <text:p>02/08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13T00:00:00" table:style-name="ce21">
            <text:p>03/13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50000000" table:style-name="ce25">
            <text:p>50000000</text:p>
          </table:table-cell>
          <table:table-cell office:value-type="string" table:style-name="ce26">
            <text:p>Community recovery</text:p>
          </table:table-cell>
          <table:table-cell office:value-type="string" table:style-name="ce27">
            <text:p>TF000018</text:p>
          </table:table-cell>
          <table:table-cell office:value-type="string" table:style-name="ce28">
            <text:p>N/A</text:p>
          </table:table-cell>
          <table:table-cell office:value-type="float" office:value="50000000" table:style-name="ce29">
            <text:p>50000000</text:p>
          </table:table-cell>
          <table:table-cell office:value-type="float" office:value="0" table:style-name="ce30">
            <text:p>0</text:p>
          </table:table-cell>
          <table:table-cell office:value-type="float" office:value="50000000" table:style-name="ce31">
            <text:p>5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0</text:p>
          </table:table-cell>
          <table:table-cell office:value-type="date" office:date-value="2007-01-12T00:00:00" table:style-name="ce11">
            <text:p>01/12/2007</text:p>
          </table:table-cell>
          <table:table-cell office:value-type="string" table:style-name="ce12">
            <text:p>1385</text:p>
          </table:table-cell>
          <table:table-cell office:value-type="string" table:style-name="ce13">
            <text:p>2007</text:p>
          </table:table-cell>
          <table:table-cell office:value-type="string" table:style-name="ce14">
            <text:p>2007</text:p>
          </table:table-cell>
          <table:table-cell office:value-type="string" table:style-name="ce15">
            <text:p>EUR</text:p>
          </table:table-cell>
          <table:table-cell office:value-type="float" office:value="800000" table:style-name="ce16">
            <text:p>800000</text:p>
          </table:table-cell>
          <table:table-cell office:value-type="date" office:date-value="2010-12-31T00:00:00" table:style-name="ce17">
            <text:p>12/31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3-14T00:00:00" table:style-name="ce21">
            <text:p>03/14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800000" table:style-name="ce25">
            <text:p>8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106240" table:style-name="ce30">
            <text:p>1106240</text:p>
          </table:table-cell>
          <table:table-cell office:value-type="float" office:value="1106240" table:style-name="ce31">
            <text:p>110624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1</text:p>
          </table:table-cell>
          <table:table-cell office:value-type="date" office:date-value="2011-02-14T00:00:00" table:style-name="ce11">
            <text:p>02/14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CAD</text:p>
          </table:table-cell>
          <table:table-cell office:value-type="float" office:value="11500000" table:style-name="ce16">
            <text:p>11500000</text:p>
          </table:table-cell>
          <table:table-cell office:value-type="date" office:date-value="2011-02-02T00:00:00" table:style-name="ce17">
            <text:p>02/02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18T00:00:00" table:style-name="ce21">
            <text:p>03/18/2011</text:p>
          </table:table-cell>
          <table:table-cell office:value-type="string" table:style-name="ce22">
            <text:p>1389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1500000" table:style-name="ce25">
            <text:p>115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1704560.609999999" table:style-name="ce29">
            <text:p>11704560.61</text:p>
          </table:table-cell>
          <table:table-cell office:value-type="float" office:value="0" table:style-name="ce30">
            <text:p>0</text:p>
          </table:table-cell>
          <table:table-cell office:value-type="float" office:value="11704560.609999999" table:style-name="ce31">
            <text:p>11704560.6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9</text:p>
          </table:table-cell>
          <table:table-cell office:value-type="date" office:date-value="2011-03-17T00:00:00" table:style-name="ce11">
            <text:p>03/17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1-02-22T00:00:00" table:style-name="ce17">
            <text:p>02/22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23T00:00:00" table:style-name="ce21">
            <text:p>03/2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750000" table:style-name="ce25">
            <text:p>175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473940" table:style-name="ce29">
            <text:p>2473940</text:p>
          </table:table-cell>
          <table:table-cell office:value-type="float" office:value="0" table:style-name="ce30">
            <text:p>0</text:p>
          </table:table-cell>
          <table:table-cell office:value-type="float" office:value="2473940" table:style-name="ce31">
            <text:p>247394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9</text:p>
          </table:table-cell>
          <table:table-cell office:value-type="date" office:date-value="2011-03-17T00:00:00" table:style-name="ce11">
            <text:p>03/17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1-02-22T00:00:00" table:style-name="ce17">
            <text:p>02/22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23T00:00:00" table:style-name="ce21">
            <text:p>03/2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750000" table:style-name="ce25">
            <text:p>17500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2473940" table:style-name="ce29">
            <text:p>2473940</text:p>
          </table:table-cell>
          <table:table-cell office:value-type="float" office:value="0" table:style-name="ce30">
            <text:p>0</text:p>
          </table:table-cell>
          <table:table-cell office:value-type="float" office:value="2473940" table:style-name="ce31">
            <text:p>247394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9</text:p>
          </table:table-cell>
          <table:table-cell office:value-type="date" office:date-value="2011-03-17T00:00:00" table:style-name="ce11">
            <text:p>03/17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1-02-22T00:00:00" table:style-name="ce17">
            <text:p>02/22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23T00:00:00" table:style-name="ce21">
            <text:p>03/2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750000" table:style-name="ce25">
            <text:p>1750000</text:p>
          </table:table-cell>
          <table:table-cell office:value-type="string" table:style-name="ce26">
            <text:p>Community recovery</text:p>
          </table:table-cell>
          <table:table-cell office:value-type="string" table:style-name="ce27">
            <text:p>TF000018</text:p>
          </table:table-cell>
          <table:table-cell office:value-type="string" table:style-name="ce28">
            <text:p>N/A</text:p>
          </table:table-cell>
          <table:table-cell office:value-type="float" office:value="2473940" table:style-name="ce29">
            <text:p>2473940</text:p>
          </table:table-cell>
          <table:table-cell office:value-type="float" office:value="0" table:style-name="ce30">
            <text:p>0</text:p>
          </table:table-cell>
          <table:table-cell office:value-type="float" office:value="2473940" table:style-name="ce31">
            <text:p>247394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9</text:p>
          </table:table-cell>
          <table:table-cell office:value-type="date" office:date-value="2011-03-17T00:00:00" table:style-name="ce11">
            <text:p>03/17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1-02-22T00:00:00" table:style-name="ce17">
            <text:p>02/22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23T00:00:00" table:style-name="ce21">
            <text:p>03/2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750000" table:style-name="ce25">
            <text:p>17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473940" table:style-name="ce30">
            <text:p>2473940</text:p>
          </table:table-cell>
          <table:table-cell office:value-type="float" office:value="2473940" table:style-name="ce31">
            <text:p>247394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1</text:p>
          </table:table-cell>
          <table:table-cell office:value-type="date" office:date-value="2011-03-10T00:00:00" table:style-name="ce11">
            <text:p>03/10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USD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11-03-02T00:00:00" table:style-name="ce17">
            <text:p>03/02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23T00:00:00" table:style-name="ce21">
            <text:p>03/2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10000000" table:style-name="ce29">
            <text:p>10000000</text:p>
          </table:table-cell>
          <table:table-cell office:value-type="float" office:value="0" table:style-name="ce30">
            <text:p>0</text:p>
          </table:table-cell>
          <table:table-cell office:value-type="float" office:value="10000000" table:style-name="ce31">
            <text:p>1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1</text:p>
          </table:table-cell>
          <table:table-cell office:value-type="date" office:date-value="2011-03-10T00:00:00" table:style-name="ce11">
            <text:p>03/10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USD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11-03-02T00:00:00" table:style-name="ce17">
            <text:p>03/02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23T00:00:00" table:style-name="ce21">
            <text:p>03/2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00000" table:style-name="ce30">
            <text:p>10000000</text:p>
          </table:table-cell>
          <table:table-cell office:value-type="float" office:value="10000000" table:style-name="ce31">
            <text:p>1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2</text:p>
          </table:table-cell>
          <table:table-cell office:value-type="date" office:date-value="2011-03-08T00:00:00" table:style-name="ce11">
            <text:p>03/08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CAD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1-03-07T00:00:00" table:style-name="ce17">
            <text:p>03/07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3-28T00:00:00" table:style-name="ce21">
            <text:p>03/28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7000000" table:style-name="ce25">
            <text:p>7000000</text:p>
          </table:table-cell>
          <table:table-cell office:value-type="string" table:style-name="ce26">
            <text:p>SHARP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7163602.3499999996" table:style-name="ce29">
            <text:p>7163602.35</text:p>
          </table:table-cell>
          <table:table-cell office:value-type="float" office:value="0" table:style-name="ce30">
            <text:p>0</text:p>
          </table:table-cell>
          <table:table-cell office:value-type="float" office:value="7163602.3499999996" table:style-name="ce31">
            <text:p>7163602.3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3</text:p>
          </table:table-cell>
          <table:table-cell office:value-type="date" office:date-value="2011-03-21T00:00:00" table:style-name="ce11">
            <text:p>03/21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CAD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11-03-10T00:00:00" table:style-name="ce17">
            <text:p>03/10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4-07T00:00:00" table:style-name="ce21">
            <text:p>04/07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516706.32" table:style-name="ce30">
            <text:p>15516706.32</text:p>
          </table:table-cell>
          <table:table-cell office:value-type="float" office:value="15516706.32" table:style-name="ce31">
            <text:p>15516706.3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4</text:p>
          </table:table-cell>
          <table:table-cell office:value-type="date" office:date-value="2011-03-28T00:00:00" table:style-name="ce11">
            <text:p>03/28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CAD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11-03-25T00:00:00" table:style-name="ce17">
            <text:p>03/25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4-15T00:00:00" table:style-name="ce21">
            <text:p>04/15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41558.17" table:style-name="ce30">
            <text:p>1041558.17</text:p>
          </table:table-cell>
          <table:table-cell office:value-type="float" office:value="1041558.17" table:style-name="ce31">
            <text:p>1041558.1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7</text:p>
          </table:table-cell>
          <table:table-cell office:value-type="date" office:date-value="2010-12-07T00:00:00" table:style-name="ce11">
            <text:p>12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10-11-30T00:00:00" table:style-name="ce17">
            <text:p>11/3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6-13T00:00:00" table:style-name="ce21">
            <text:p>06/1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1459600" table:style-name="ce29">
            <text:p>1459600</text:p>
          </table:table-cell>
          <table:table-cell office:value-type="float" office:value="0" table:style-name="ce30">
            <text:p>0</text:p>
          </table:table-cell>
          <table:table-cell office:value-type="float" office:value="1459600" table:style-name="ce31">
            <text:p>1459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7</text:p>
          </table:table-cell>
          <table:table-cell office:value-type="date" office:date-value="2010-12-07T00:00:00" table:style-name="ce11">
            <text:p>12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10-11-30T00:00:00" table:style-name="ce17">
            <text:p>11/30/2010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0</text:p>
          </table:table-cell>
          <table:table-cell office:value-type="date" office:date-value="2011-06-13T00:00:00" table:style-name="ce21">
            <text:p>06/1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1</text:p>
          </table:table-cell>
          <table:table-cell office:value-type="string" table:style-name="ce24">
            <text:p>2011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459600" table:style-name="ce29">
            <text:p>1459600</text:p>
          </table:table-cell>
          <table:table-cell office:value-type="float" office:value="0" table:style-name="ce30">
            <text:p>0</text:p>
          </table:table-cell>
          <table:table-cell office:value-type="float" office:value="1459600" table:style-name="ce31">
            <text:p>1459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9</text:p>
          </table:table-cell>
          <table:table-cell office:value-type="date" office:date-value="2011-09-13T00:00:00" table:style-name="ce11">
            <text:p>09/13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11-05-18T00:00:00" table:style-name="ce17">
            <text:p>05/18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9-16T00:00:00" table:style-name="ce21">
            <text:p>09/16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450000" table:style-name="ce25">
            <text:p>45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617175" table:style-name="ce29">
            <text:p>617175</text:p>
          </table:table-cell>
          <table:table-cell office:value-type="float" office:value="0" table:style-name="ce30">
            <text:p>0</text:p>
          </table:table-cell>
          <table:table-cell office:value-type="float" office:value="617175" table:style-name="ce31">
            <text:p>61717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3001</text:p>
          </table:table-cell>
          <table:table-cell office:value-type="string" table:style-name="ce8">
            <text:p>Ireland</text:p>
          </table:table-cell>
          <table:table-cell office:value-type="string" table:style-name="ce9">
            <text:p>IE</text:p>
          </table:table-cell>
          <table:table-cell office:value-type="string" table:style-name="ce10">
            <text:p>IE-9</text:p>
          </table:table-cell>
          <table:table-cell office:value-type="date" office:date-value="2011-09-13T00:00:00" table:style-name="ce11">
            <text:p>09/13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office:value-type="date" office:date-value="2011-05-18T00:00:00" table:style-name="ce17">
            <text:p>05/18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09-16T00:00:00" table:style-name="ce21">
            <text:p>09/16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550000" table:style-name="ce25">
            <text:p>5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54325.01" table:style-name="ce30">
            <text:p>754325.01</text:p>
          </table:table-cell>
          <table:table-cell office:value-type="float" office:value="754325.01" table:style-name="ce31">
            <text:p>754325.01</text:p>
          </table:table-cell>
          <table:table-cell table:number-columns-repeated="16355"/>
        </table:table-row>
        <table:table-row table:number-rows-repeated="2"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7</text:p>
          </table:table-cell>
          <table:table-cell office:value-type="date" office:date-value="2011-09-27T00:00:00" table:style-name="ce11">
            <text:p>09/27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USD</text:p>
          </table:table-cell>
          <table:table-cell office:value-type="float" office:value="50000000" table:style-name="ce16">
            <text:p>50000000</text:p>
          </table:table-cell>
          <table:table-cell office:value-type="date" office:date-value="2011-09-21T00:00:00" table:style-name="ce17">
            <text:p>09/2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0-04T00:00:00" table:style-name="ce21">
            <text:p>10/04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50000000" table:style-name="ce25">
            <text:p>5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50000000" table:style-name="ce29">
            <text:p>50000000</text:p>
          </table:table-cell>
          <table:table-cell office:value-type="float" office:value="0" table:style-name="ce30">
            <text:p>0</text:p>
          </table:table-cell>
          <table:table-cell office:value-type="float" office:value="50000000" table:style-name="ce31">
            <text:p>5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5001</text:p>
          </table:table-cell>
          <table:table-cell office:value-type="string" table:style-name="ce8">
            <text:p>Belgium</text:p>
          </table:table-cell>
          <table:table-cell office:value-type="string" table:style-name="ce9">
            <text:p>BE</text:p>
          </table:table-cell>
          <table:table-cell office:value-type="string" table:style-name="ce10">
            <text:p>BE-Main</text:p>
          </table:table-cell>
          <table:table-cell office:value-type="date" office:date-value="2009-01-27T00:00:00" table:style-name="ce11">
            <text:p>01/27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11-01-01T00:00:00" table:style-name="ce17">
            <text:p>01/01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11-17T00:00:00" table:style-name="ce21">
            <text:p>11/17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353600" table:style-name="ce29">
            <text:p>1353600</text:p>
          </table:table-cell>
          <table:table-cell office:value-type="float" office:value="0" table:style-name="ce30">
            <text:p>0</text:p>
          </table:table-cell>
          <table:table-cell office:value-type="float" office:value="1353600" table:style-name="ce31">
            <text:p>1353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5001</text:p>
          </table:table-cell>
          <table:table-cell office:value-type="string" table:style-name="ce8">
            <text:p>Belgium</text:p>
          </table:table-cell>
          <table:table-cell office:value-type="string" table:style-name="ce9">
            <text:p>BE</text:p>
          </table:table-cell>
          <table:table-cell office:value-type="string" table:style-name="ce10">
            <text:p>BE-Main</text:p>
          </table:table-cell>
          <table:table-cell office:value-type="date" office:date-value="2009-01-27T00:00:00" table:style-name="ce11">
            <text:p>01/27/2009</text:p>
          </table:table-cell>
          <table:table-cell office:value-type="string" table:style-name="ce12">
            <text:p>1387</text:p>
          </table:table-cell>
          <table:table-cell office:value-type="string" table:style-name="ce13">
            <text:p>2009</text:p>
          </table:table-cell>
          <table:table-cell office:value-type="string" table:style-name="ce14">
            <text:p>2009</text:p>
          </table:table-cell>
          <table:table-cell office:value-type="string" table:style-name="ce15">
            <text:p>EUR</text:p>
          </table:table-cell>
          <table:table-cell office:value-type="float" office:value="2000000" table:style-name="ce16">
            <text:p>2000000</text:p>
          </table:table-cell>
          <table:table-cell office:value-type="date" office:date-value="2011-01-01T00:00:00" table:style-name="ce17">
            <text:p>01/01/2011</text:p>
          </table:table-cell>
          <table:table-cell office:value-type="string" table:style-name="ce18">
            <text:p>1389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11-17T00:00:00" table:style-name="ce21">
            <text:p>11/17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53600" table:style-name="ce30">
            <text:p>1353600</text:p>
          </table:table-cell>
          <table:table-cell office:value-type="float" office:value="1353600" table:style-name="ce31">
            <text:p>13536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9</text:p>
          </table:table-cell>
          <table:table-cell office:value-type="date" office:date-value="2010-12-07T00:00:00" table:style-name="ce11">
            <text:p>12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NOK</text:p>
          </table:table-cell>
          <table:table-cell office:value-type="float" office:value="285000000" table:style-name="ce16">
            <text:p>285000000</text:p>
          </table:table-cell>
          <table:table-cell office:value-type="date" office:date-value="2011-06-30T00:00:00" table:style-name="ce17">
            <text:p>06/30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12-01T00:00:00" table:style-name="ce21">
            <text:p>12/01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285000000" table:style-name="ce25">
            <text:p>28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8574301.640000001" table:style-name="ce30">
            <text:p>48574301.64</text:p>
          </table:table-cell>
          <table:table-cell office:value-type="float" office:value="48574301.640000001" table:style-name="ce31">
            <text:p>48574301.6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1-10-20T00:00:00" table:style-name="ce11">
            <text:p>10/20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1-10-20T00:00:00" table:style-name="ce17">
            <text:p>10/20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05T00:00:00" table:style-name="ce21">
            <text:p>12/05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2985500" table:style-name="ce25">
            <text:p>29855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025051.1" table:style-name="ce29">
            <text:p>4025051.1</text:p>
          </table:table-cell>
          <table:table-cell office:value-type="float" office:value="0" table:style-name="ce30">
            <text:p>0</text:p>
          </table:table-cell>
          <table:table-cell office:value-type="float" office:value="4025051.1" table:style-name="ce31">
            <text:p>4025051.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1-10-20T00:00:00" table:style-name="ce11">
            <text:p>10/20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1-10-20T00:00:00" table:style-name="ce17">
            <text:p>10/20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05T00:00:00" table:style-name="ce21">
            <text:p>12/05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2676800" table:style-name="ce25">
            <text:p>2676800</text:p>
          </table:table-cell>
          <table:table-cell office:value-type="string" table:style-name="ce26">
            <text:p>N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3608861.76" table:style-name="ce29">
            <text:p>3608861.76</text:p>
          </table:table-cell>
          <table:table-cell office:value-type="float" office:value="0" table:style-name="ce30">
            <text:p>0</text:p>
          </table:table-cell>
          <table:table-cell office:value-type="float" office:value="3608861.76" table:style-name="ce31">
            <text:p>3608861.7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1-10-20T00:00:00" table:style-name="ce11">
            <text:p>10/20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1-10-20T00:00:00" table:style-name="ce17">
            <text:p>10/20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05T00:00:00" table:style-name="ce21">
            <text:p>12/05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1337700" table:style-name="ce25">
            <text:p>13377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1803487.14" table:style-name="ce29">
            <text:p>1803487.14</text:p>
          </table:table-cell>
          <table:table-cell office:value-type="float" office:value="0" table:style-name="ce30">
            <text:p>0</text:p>
          </table:table-cell>
          <table:table-cell office:value-type="float" office:value="1803487.14" table:style-name="ce31">
            <text:p>1803487.1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2</text:p>
          </table:table-cell>
          <table:table-cell office:value-type="date" office:date-value="2011-12-02T00:00:00" table:style-name="ce11">
            <text:p>12/02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AUD</text:p>
          </table:table-cell>
          <table:table-cell office:value-type="float" office:value="36000000" table:style-name="ce16">
            <text:p>36000000</text:p>
          </table:table-cell>
          <table:table-cell office:value-type="date" office:date-value="2011-10-17T00:00:00" table:style-name="ce17">
            <text:p>10/17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07T00:00:00" table:style-name="ce21">
            <text:p>12/07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36000000" table:style-name="ce25">
            <text:p>36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6889200" table:style-name="ce30">
            <text:p>36889200</text:p>
          </table:table-cell>
          <table:table-cell office:value-type="float" office:value="36889200" table:style-name="ce31">
            <text:p>36889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3</text:p>
          </table:table-cell>
          <table:table-cell office:value-type="date" office:date-value="2010-12-13T00:00:00" table:style-name="ce11">
            <text:p>12/1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11-06-30T00:00:00" table:style-name="ce17">
            <text:p>06/30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12-19T00:00:00" table:style-name="ce21">
            <text:p>12/19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4288287.26" table:style-name="ce29">
            <text:p>4288287.26</text:p>
          </table:table-cell>
          <table:table-cell office:value-type="float" office:value="0" table:style-name="ce30">
            <text:p>0</text:p>
          </table:table-cell>
          <table:table-cell office:value-type="float" office:value="4288287.26" table:style-name="ce31">
            <text:p>4288287.2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4</text:p>
          </table:table-cell>
          <table:table-cell office:value-type="date" office:date-value="2010-09-14T00:00:00" table:style-name="ce11">
            <text:p>09/14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11-12-31T00:00:00" table:style-name="ce17">
            <text:p>12/3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19T00:00:00" table:style-name="ce21">
            <text:p>12/19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288287.26" table:style-name="ce29">
            <text:p>4288287.26</text:p>
          </table:table-cell>
          <table:table-cell office:value-type="float" office:value="0" table:style-name="ce30">
            <text:p>0</text:p>
          </table:table-cell>
          <table:table-cell office:value-type="float" office:value="4288287.26" table:style-name="ce31">
            <text:p>4288287.2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2</text:p>
          </table:table-cell>
          <table:table-cell office:value-type="date" office:date-value="2010-08-12T00:00:00" table:style-name="ce11">
            <text:p>08/12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140000000" table:style-name="ce16">
            <text:p>140000000</text:p>
          </table:table-cell>
          <table:table-cell office:value-type="date" office:date-value="2011-06-30T00:00:00" table:style-name="ce17">
            <text:p>06/30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12-19T00:00:00" table:style-name="ce21">
            <text:p>12/19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2858858.17" table:style-name="ce29">
            <text:p>2858858.17</text:p>
          </table:table-cell>
          <table:table-cell office:value-type="float" office:value="0" table:style-name="ce30">
            <text:p>0</text:p>
          </table:table-cell>
          <table:table-cell office:value-type="float" office:value="2858858.17" table:style-name="ce31">
            <text:p>2858858.1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2</text:p>
          </table:table-cell>
          <table:table-cell office:value-type="date" office:date-value="2010-08-12T00:00:00" table:style-name="ce11">
            <text:p>08/12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140000000" table:style-name="ce16">
            <text:p>140000000</text:p>
          </table:table-cell>
          <table:table-cell office:value-type="date" office:date-value="2011-06-30T00:00:00" table:style-name="ce17">
            <text:p>06/30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1</text:p>
          </table:table-cell>
          <table:table-cell office:value-type="string" table:style-name="ce20">
            <text:p>2011</text:p>
          </table:table-cell>
          <table:table-cell office:value-type="date" office:date-value="2011-12-19T00:00:00" table:style-name="ce21">
            <text:p>12/19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120000000" table:style-name="ce25">
            <text:p>1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7153149.030000001" table:style-name="ce30">
            <text:p>17153149.03</text:p>
          </table:table-cell>
          <table:table-cell office:value-type="float" office:value="17153149.030000001" table:style-name="ce31">
            <text:p>17153149.0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13</text:p>
          </table:table-cell>
          <table:table-cell office:value-type="date" office:date-value="2011-12-08T00:00:00" table:style-name="ce11">
            <text:p>12/08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11-12-08T00:00:00" table:style-name="ce17">
            <text:p>12/08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20T00:00:00" table:style-name="ce21">
            <text:p>12/20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2572500" table:style-name="ce30">
            <text:p>32572500</text:p>
          </table:table-cell>
          <table:table-cell office:value-type="float" office:value="32572500" table:style-name="ce31">
            <text:p>325725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40002</text:p>
          </table:table-cell>
          <table:table-cell office:value-type="string" table:style-name="ce8">
            <text:p>Poland</text:p>
          </table:table-cell>
          <table:table-cell office:value-type="string" table:style-name="ce9">
            <text:p>PL</text:p>
          </table:table-cell>
          <table:table-cell office:value-type="string" table:style-name="ce10">
            <text:p>PL-5</text:p>
          </table:table-cell>
          <table:table-cell office:value-type="date" office:date-value="2011-12-06T00:00:00" table:style-name="ce11">
            <text:p>12/06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PLN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1-11-28T00:00:00" table:style-name="ce17">
            <text:p>11/28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21T00:00:00" table:style-name="ce21">
            <text:p>12/21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1404494" table:style-name="ce25">
            <text:p>1404494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404494" table:style-name="ce30">
            <text:p>1404494</text:p>
          </table:table-cell>
          <table:table-cell office:value-type="float" office:value="1404494" table:style-name="ce31">
            <text:p>1404494</text:p>
          </table:table-cell>
          <table:table-cell table:number-columns-repeated="16355"/>
        </table:table-row>
        <table:table-row table:number-rows-repeated="2"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8</text:p>
          </table:table-cell>
          <table:table-cell office:value-type="date" office:date-value="2011-12-21T00:00:00" table:style-name="ce11">
            <text:p>12/21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USD</text:p>
          </table:table-cell>
          <table:table-cell office:value-type="float" office:value="75000000" table:style-name="ce16">
            <text:p>75000000</text:p>
          </table:table-cell>
          <table:table-cell office:value-type="date" office:date-value="2011-12-20T00:00:00" table:style-name="ce17">
            <text:p>12/20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23T00:00:00" table:style-name="ce21">
            <text:p>12/2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75000000" table:style-name="ce25">
            <text:p>7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75000000" table:style-name="ce29">
            <text:p>75000000</text:p>
          </table:table-cell>
          <table:table-cell office:value-type="float" office:value="0" table:style-name="ce30">
            <text:p>0</text:p>
          </table:table-cell>
          <table:table-cell office:value-type="float" office:value="75000000" table:style-name="ce31">
            <text:p>75000000</text:p>
          </table:table-cell>
          <table:table-cell table:number-columns-repeated="16355"/>
        </table:table-row>
        <table:table-row table:number-rows-repeated="2"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8</text:p>
          </table:table-cell>
          <table:table-cell office:value-type="date" office:date-value="2011-12-21T00:00:00" table:style-name="ce11">
            <text:p>12/21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USD</text:p>
          </table:table-cell>
          <table:table-cell office:value-type="float" office:value="75000000" table:style-name="ce16">
            <text:p>75000000</text:p>
          </table:table-cell>
          <table:table-cell office:value-type="date" office:date-value="2011-12-20T00:00:00" table:style-name="ce17">
            <text:p>12/20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23T00:00:00" table:style-name="ce21">
            <text:p>12/23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75000000" table:style-name="ce25">
            <text:p>7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5000000" table:style-name="ce30">
            <text:p>75000000</text:p>
          </table:table-cell>
          <table:table-cell office:value-type="float" office:value="75000000" table:style-name="ce31">
            <text:p>7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4</text:p>
          </table:table-cell>
          <table:table-cell office:value-type="date" office:date-value="2011-12-09T00:00:00" table:style-name="ce11">
            <text:p>12/09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11-12-01T00:00:00" table:style-name="ce17">
            <text:p>12/0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28T00:00:00" table:style-name="ce21">
            <text:p>12/28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26130000" table:style-name="ce29">
            <text:p>26130000</text:p>
          </table:table-cell>
          <table:table-cell office:value-type="float" office:value="0" table:style-name="ce30">
            <text:p>0</text:p>
          </table:table-cell>
          <table:table-cell office:value-type="float" office:value="26130000" table:style-name="ce31">
            <text:p>2613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1</text:p>
          </table:table-cell>
          <table:table-cell office:value-type="date" office:date-value="2011-12-15T00:00:00" table:style-name="ce11">
            <text:p>12/15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DKK</text:p>
          </table:table-cell>
          <table:table-cell office:value-type="float" office:value="58500000" table:style-name="ce16">
            <text:p>58500000</text:p>
          </table:table-cell>
          <table:table-cell office:value-type="date" office:date-value="2011-12-15T00:00:00" table:style-name="ce17">
            <text:p>12/15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29T00:00:00" table:style-name="ce21">
            <text:p>12/29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7000000" table:style-name="ce25">
            <text:p>7000000</text:p>
          </table:table-cell>
          <table:table-cell office:value-type="string" table:style-name="ce26">
            <text:p>PFMR II</text:p>
          </table:table-cell>
          <table:table-cell office:value-type="string" table:style-name="ce27">
            <text:p>TF010024<text:s/></text:p>
          </table:table-cell>
          <table:table-cell office:value-type="string" table:style-name="ce28">
            <text:p>N/A</text:p>
          </table:table-cell>
          <table:table-cell office:value-type="float" office:value="1230336.5900000001" table:style-name="ce29">
            <text:p>1230336.59</text:p>
          </table:table-cell>
          <table:table-cell office:value-type="float" office:value="0" table:style-name="ce30">
            <text:p>0</text:p>
          </table:table-cell>
          <table:table-cell office:value-type="float" office:value="1230336.5900000001" table:style-name="ce31">
            <text:p>1230336.5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1</text:p>
          </table:table-cell>
          <table:table-cell office:value-type="date" office:date-value="2011-12-15T00:00:00" table:style-name="ce11">
            <text:p>12/15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DKK</text:p>
          </table:table-cell>
          <table:table-cell office:value-type="float" office:value="58500000" table:style-name="ce16">
            <text:p>58500000</text:p>
          </table:table-cell>
          <table:table-cell office:value-type="date" office:date-value="2011-12-15T00:00:00" table:style-name="ce17">
            <text:p>12/15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29T00:00:00" table:style-name="ce21">
            <text:p>12/29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51500000" table:style-name="ce25">
            <text:p>51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051762.0199999996" table:style-name="ce30">
            <text:p>9051762.02</text:p>
          </table:table-cell>
          <table:table-cell office:value-type="float" office:value="9051762.0199999996" table:style-name="ce31">
            <text:p>9051762.0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6</text:p>
          </table:table-cell>
          <table:table-cell office:value-type="date" office:date-value="2011-12-09T00:00:00" table:style-name="ce11">
            <text:p>12/09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GBP</text:p>
          </table:table-cell>
          <table:table-cell office:value-type="float" office:value="85000000" table:style-name="ce16">
            <text:p>85000000</text:p>
          </table:table-cell>
          <table:table-cell office:value-type="date" office:date-value="2011-12-07T00:00:00" table:style-name="ce17">
            <text:p>12/07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29T00:00:00" table:style-name="ce21">
            <text:p>12/29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85000000" table:style-name="ce25">
            <text:p>8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2957000" table:style-name="ce30">
            <text:p>132957000</text:p>
          </table:table-cell>
          <table:table-cell office:value-type="float" office:value="132957000" table:style-name="ce31">
            <text:p>132957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3</text:p>
          </table:table-cell>
          <table:table-cell office:value-type="date" office:date-value="2011-12-09T00:00:00" table:style-name="ce11">
            <text:p>12/09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40000000" table:style-name="ce16">
            <text:p>40000000</text:p>
          </table:table-cell>
          <table:table-cell office:value-type="date" office:date-value="2011-12-01T00:00:00" table:style-name="ce17">
            <text:p>12/0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1-12-30T00:00:00" table:style-name="ce21">
            <text:p>12/30/2011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1</text:p>
          </table:table-cell>
          <table:table-cell office:value-type="float" office:value="40000000" table:style-name="ce25">
            <text:p>4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2272000" table:style-name="ce30">
            <text:p>52272000</text:p>
          </table:table-cell>
          <table:table-cell office:value-type="float" office:value="52272000" table:style-name="ce31">
            <text:p>52272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800004</text:p>
          </table:table-cell>
          <table:table-cell office:value-type="string" table:style-name="ce8">
            <text:p>Estonia</text:p>
          </table:table-cell>
          <table:table-cell office:value-type="string" table:style-name="ce9">
            <text:p>EE</text:p>
          </table:table-cell>
          <table:table-cell office:value-type="string" table:style-name="ce10">
            <text:p>EE-Main</text:p>
          </table:table-cell>
          <table:table-cell office:value-type="date" office:date-value="2011-12-22T00:00:00" table:style-name="ce11">
            <text:p>12/22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225000" table:style-name="ce16">
            <text:p>225000</text:p>
          </table:table-cell>
          <table:table-cell office:value-type="date" office:date-value="2011-12-19T00:00:00" table:style-name="ce17">
            <text:p>12/19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1-06T00:00:00" table:style-name="ce21">
            <text:p>01/06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100000" table:style-name="ce25">
            <text:p>100000</text:p>
          </table:table-cell>
          <table:table-cell office:value-type="string" table:style-name="ce26">
            <text:p>SHARP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129760" table:style-name="ce29">
            <text:p>129760</text:p>
          </table:table-cell>
          <table:table-cell office:value-type="float" office:value="0" table:style-name="ce30">
            <text:p>0</text:p>
          </table:table-cell>
          <table:table-cell office:value-type="float" office:value="129760" table:style-name="ce31">
            <text:p>12976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800004</text:p>
          </table:table-cell>
          <table:table-cell office:value-type="string" table:style-name="ce8">
            <text:p>Estonia</text:p>
          </table:table-cell>
          <table:table-cell office:value-type="string" table:style-name="ce9">
            <text:p>EE</text:p>
          </table:table-cell>
          <table:table-cell office:value-type="string" table:style-name="ce10">
            <text:p>EE-Main</text:p>
          </table:table-cell>
          <table:table-cell office:value-type="date" office:date-value="2011-12-22T00:00:00" table:style-name="ce11">
            <text:p>12/22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225000" table:style-name="ce16">
            <text:p>225000</text:p>
          </table:table-cell>
          <table:table-cell office:value-type="date" office:date-value="2011-12-19T00:00:00" table:style-name="ce17">
            <text:p>12/19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1-06T00:00:00" table:style-name="ce21">
            <text:p>01/06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125000" table:style-name="ce25">
            <text:p>125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62200" table:style-name="ce30">
            <text:p>162200</text:p>
          </table:table-cell>
          <table:table-cell office:value-type="float" office:value="162200" table:style-name="ce31">
            <text:p>1622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8</text:p>
          </table:table-cell>
          <table:table-cell office:value-type="date" office:date-value="2011-12-01T00:00:00" table:style-name="ce11">
            <text:p>12/01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4120980" table:style-name="ce16">
            <text:p>4120980</text:p>
          </table:table-cell>
          <table:table-cell office:value-type="date" office:date-value="2011-12-31T00:00:00" table:style-name="ce17">
            <text:p>12/3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1-06T00:00:00" table:style-name="ce21">
            <text:p>01/06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4120980" table:style-name="ce25">
            <text:p>412098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347383.6500000004" table:style-name="ce30">
            <text:p>5347383.65</text:p>
          </table:table-cell>
          <table:table-cell office:value-type="float" office:value="5347383.6500000004" table:style-name="ce31">
            <text:p>5347383.6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8</text:p>
          </table:table-cell>
          <table:table-cell office:value-type="date" office:date-value="2011-12-05T00:00:00" table:style-name="ce11">
            <text:p>12/05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1879020" table:style-name="ce16">
            <text:p>1879020</text:p>
          </table:table-cell>
          <table:table-cell office:value-type="date" office:date-value="2011-12-31T00:00:00" table:style-name="ce17">
            <text:p>12/3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1-06T00:00:00" table:style-name="ce21">
            <text:p>01/06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1879020" table:style-name="ce25">
            <text:p>187902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438216.35" table:style-name="ce30">
            <text:p>2438216.35</text:p>
          </table:table-cell>
          <table:table-cell office:value-type="float" office:value="2438216.35" table:style-name="ce31">
            <text:p>2438216.3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5</text:p>
          </table:table-cell>
          <table:table-cell office:value-type="date" office:date-value="2011-12-22T00:00:00" table:style-name="ce11">
            <text:p>12/22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CAD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11-12-21T00:00:00" table:style-name="ce17">
            <text:p>12/2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1-10T00:00:00" table:style-name="ce21">
            <text:p>01/10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4907132.5199999996" table:style-name="ce29">
            <text:p>4907132.52</text:p>
          </table:table-cell>
          <table:table-cell office:value-type="float" office:value="0" table:style-name="ce30">
            <text:p>0</text:p>
          </table:table-cell>
          <table:table-cell office:value-type="float" office:value="4907132.5199999996" table:style-name="ce31">
            <text:p>4907132.5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5</text:p>
          </table:table-cell>
          <table:table-cell office:value-type="date" office:date-value="2011-12-22T00:00:00" table:style-name="ce11">
            <text:p>12/22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CAD</text:p>
          </table:table-cell>
          <table:table-cell office:value-type="float" office:value="8000000" table:style-name="ce16">
            <text:p>8000000</text:p>
          </table:table-cell>
          <table:table-cell office:value-type="date" office:date-value="2011-12-21T00:00:00" table:style-name="ce17">
            <text:p>12/2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1-10T00:00:00" table:style-name="ce21">
            <text:p>01/10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8000000" table:style-name="ce25">
            <text:p>8000000</text:p>
          </table:table-cell>
          <table:table-cell office:value-type="string" table:style-name="ce26">
            <text:p>SHARP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7851412.0300000003" table:style-name="ce29">
            <text:p>7851412.03</text:p>
          </table:table-cell>
          <table:table-cell office:value-type="float" office:value="0" table:style-name="ce30">
            <text:p>0</text:p>
          </table:table-cell>
          <table:table-cell office:value-type="float" office:value="7851412.0300000003" table:style-name="ce31">
            <text:p>7851412.0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5</text:p>
          </table:table-cell>
          <table:table-cell office:value-type="date" office:date-value="2011-12-22T00:00:00" table:style-name="ce11">
            <text:p>12/22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CAD</text:p>
          </table:table-cell>
          <table:table-cell office:value-type="float" office:value="13000000" table:style-name="ce16">
            <text:p>13000000</text:p>
          </table:table-cell>
          <table:table-cell office:value-type="date" office:date-value="2011-12-21T00:00:00" table:style-name="ce17">
            <text:p>12/2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1-10T00:00:00" table:style-name="ce21">
            <text:p>01/10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13000000" table:style-name="ce25">
            <text:p>13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2758544.539999999" table:style-name="ce30">
            <text:p>12758544.54</text:p>
          </table:table-cell>
          <table:table-cell office:value-type="float" office:value="12758544.539999999" table:style-name="ce31">
            <text:p>12758544.5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4</text:p>
          </table:table-cell>
          <table:table-cell office:value-type="date" office:date-value="2011-12-22T00:00:00" table:style-name="ce11">
            <text:p>12/22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11-12-21T00:00:00" table:style-name="ce17">
            <text:p>12/2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1-11T00:00:00" table:style-name="ce21">
            <text:p>01/11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384000" table:style-name="ce30">
            <text:p>6384000</text:p>
          </table:table-cell>
          <table:table-cell office:value-type="float" office:value="6384000" table:style-name="ce31">
            <text:p>6384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2</text:p>
          </table:table-cell>
          <table:table-cell office:value-type="date" office:date-value="2012-01-10T00:00:00" table:style-name="ce11">
            <text:p>01/10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750000" table:style-name="ce16">
            <text:p>750000</text:p>
          </table:table-cell>
          <table:table-cell office:value-type="date" office:date-value="2011-12-16T00:00:00" table:style-name="ce17">
            <text:p>12/16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1-24T00:00:00" table:style-name="ce21">
            <text:p>01/24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750000" table:style-name="ce25">
            <text:p>7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67875" table:style-name="ce30">
            <text:p>967875</text:p>
          </table:table-cell>
          <table:table-cell office:value-type="float" office:value="967875" table:style-name="ce31">
            <text:p>96787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4</text:p>
          </table:table-cell>
          <table:table-cell office:value-type="date" office:date-value="2012-02-07T00:00:00" table:style-name="ce11">
            <text:p>02/07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-5000000" table:style-name="ce16">
            <text:p>-5000000</text:p>
          </table:table-cell>
          <table:table-cell office:value-type="date" office:date-value="2012-02-07T00:00:00" table:style-name="ce17">
            <text:p>02/07/2012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2-07T00:00:00" table:style-name="ce21">
            <text:p>02/07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-6384000" table:style-name="ce30">
            <text:p>-6384000</text:p>
          </table:table-cell>
          <table:table-cell office:value-type="float" office:value="-6384000" table:style-name="ce31">
            <text:p>-6384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1008</text:p>
          </table:table-cell>
          <table:table-cell office:value-type="string" table:style-name="ce8">
            <text:p>Spain</text:p>
          </table:table-cell>
          <table:table-cell office:value-type="string" table:style-name="ce9">
            <text:p>ES</text:p>
          </table:table-cell>
          <table:table-cell office:value-type="string" table:style-name="ce10">
            <text:p>ES-4</text:p>
          </table:table-cell>
          <table:table-cell office:value-type="date" office:date-value="2011-01-06T00:00:00" table:style-name="ce11">
            <text:p>01/06/2011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EUR</text:p>
          </table:table-cell>
          <table:table-cell office:value-type="float" office:value="5000000" table:style-name="ce16">
            <text:p>5000000</text:p>
          </table:table-cell>
          <table:table-cell office:value-type="date" office:date-value="2011-12-21T00:00:00" table:style-name="ce17">
            <text:p>12/21/2011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1</text:p>
          </table:table-cell>
          <table:table-cell office:value-type="date" office:date-value="2012-02-10T00:00:00" table:style-name="ce21">
            <text:p>02/10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5000000" table:style-name="ce25">
            <text:p>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641000" table:style-name="ce30">
            <text:p>6641000</text:p>
          </table:table-cell>
          <table:table-cell office:value-type="float" office:value="6641000" table:style-name="ce31">
            <text:p>6641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2</text:p>
          </table:table-cell>
          <table:table-cell office:value-type="date" office:date-value="2012-02-28T00:00:00" table:style-name="ce11">
            <text:p>02/28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USD</text:p>
          </table:table-cell>
          <table:table-cell office:value-type="float" office:value="138000000" table:style-name="ce16">
            <text:p>138000000</text:p>
          </table:table-cell>
          <table:table-cell office:value-type="date" office:date-value="2012-02-28T00:00:00" table:style-name="ce17">
            <text:p>02/28/2012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3-21T00:00:00" table:style-name="ce21">
            <text:p>03/2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44000000" table:style-name="ce25">
            <text:p>44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4000000" table:style-name="ce29">
            <text:p>44000000</text:p>
          </table:table-cell>
          <table:table-cell office:value-type="float" office:value="0" table:style-name="ce30">
            <text:p>0</text:p>
          </table:table-cell>
          <table:table-cell office:value-type="float" office:value="44000000" table:style-name="ce31">
            <text:p>44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2</text:p>
          </table:table-cell>
          <table:table-cell office:value-type="date" office:date-value="2012-02-28T00:00:00" table:style-name="ce11">
            <text:p>02/28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USD</text:p>
          </table:table-cell>
          <table:table-cell office:value-type="float" office:value="138000000" table:style-name="ce16">
            <text:p>138000000</text:p>
          </table:table-cell>
          <table:table-cell office:value-type="date" office:date-value="2012-02-28T00:00:00" table:style-name="ce17">
            <text:p>02/28/2012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3-21T00:00:00" table:style-name="ce21">
            <text:p>03/2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40000000" table:style-name="ce25">
            <text:p>40000000</text:p>
          </table:table-cell>
          <table:table-cell office:value-type="string" table:style-name="ce26">
            <text:p>CBRP</text:p>
          </table:table-cell>
          <table:table-cell office:value-type="string" table:style-name="ce27">
            <text:p>TF011447</text:p>
          </table:table-cell>
          <table:table-cell office:value-type="string" table:style-name="ce28">
            <text:p>P123845</text:p>
          </table:table-cell>
          <table:table-cell office:value-type="float" office:value="40000000" table:style-name="ce29">
            <text:p>40000000</text:p>
          </table:table-cell>
          <table:table-cell office:value-type="float" office:value="0" table:style-name="ce30">
            <text:p>0</text:p>
          </table:table-cell>
          <table:table-cell office:value-type="float" office:value="40000000" table:style-name="ce31">
            <text:p>4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2</text:p>
          </table:table-cell>
          <table:table-cell office:value-type="date" office:date-value="2012-02-28T00:00:00" table:style-name="ce11">
            <text:p>02/28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USD</text:p>
          </table:table-cell>
          <table:table-cell office:value-type="float" office:value="138000000" table:style-name="ce16">
            <text:p>138000000</text:p>
          </table:table-cell>
          <table:table-cell office:value-type="date" office:date-value="2012-02-28T00:00:00" table:style-name="ce17">
            <text:p>02/28/2012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3-21T00:00:00" table:style-name="ce21">
            <text:p>03/2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54000000" table:style-name="ce25">
            <text:p>54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4000000" table:style-name="ce30">
            <text:p>54000000</text:p>
          </table:table-cell>
          <table:table-cell office:value-type="float" office:value="54000000" table:style-name="ce31">
            <text:p>54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3</text:p>
          </table:table-cell>
          <table:table-cell office:value-type="date" office:date-value="2012-03-01T00:00:00" table:style-name="ce11">
            <text:p>03/01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AUD</text:p>
          </table:table-cell>
          <table:table-cell office:value-type="float" office:value="50000000" table:style-name="ce16">
            <text:p>50000000</text:p>
          </table:table-cell>
          <table:table-cell office:value-type="date" office:date-value="2012-02-27T00:00:00" table:style-name="ce17">
            <text:p>02/27/2012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3-14T00:00:00" table:style-name="ce21">
            <text:p>03/14/2012</text:p>
          </table:table-cell>
          <table:table-cell office:value-type="string" table:style-name="ce22">
            <text:p>1390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50000000" table:style-name="ce25">
            <text:p>5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2585000" table:style-name="ce30">
            <text:p>52585000</text:p>
          </table:table-cell>
          <table:table-cell office:value-type="float" office:value="52585000" table:style-name="ce31">
            <text:p>52585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0</text:p>
          </table:table-cell>
          <table:table-cell office:value-type="date" office:date-value="2012-03-01T00:00:00" table:style-name="ce11">
            <text:p>03/01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8450000" table:style-name="ce16">
            <text:p>84500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4-19T00:00:00" table:style-name="ce21">
            <text:p>04/19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2112500" table:style-name="ce25">
            <text:p>21125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2774346.25" table:style-name="ce29">
            <text:p>2774346.25</text:p>
          </table:table-cell>
          <table:table-cell office:value-type="float" office:value="0" table:style-name="ce30">
            <text:p>0</text:p>
          </table:table-cell>
          <table:table-cell office:value-type="float" office:value="2774346.25" table:style-name="ce31">
            <text:p>2774346.2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0</text:p>
          </table:table-cell>
          <table:table-cell office:value-type="date" office:date-value="2012-03-01T00:00:00" table:style-name="ce11">
            <text:p>03/01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8450000" table:style-name="ce16">
            <text:p>84500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4-19T00:00:00" table:style-name="ce21">
            <text:p>04/19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2112500" table:style-name="ce25">
            <text:p>21125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774346.25" table:style-name="ce29">
            <text:p>2774346.25</text:p>
          </table:table-cell>
          <table:table-cell office:value-type="float" office:value="0" table:style-name="ce30">
            <text:p>0</text:p>
          </table:table-cell>
          <table:table-cell office:value-type="float" office:value="2774346.25" table:style-name="ce31">
            <text:p>2774346.2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0</text:p>
          </table:table-cell>
          <table:table-cell office:value-type="date" office:date-value="2012-03-01T00:00:00" table:style-name="ce11">
            <text:p>03/01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8450000" table:style-name="ce16">
            <text:p>84500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4-19T00:00:00" table:style-name="ce21">
            <text:p>04/19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4225000" table:style-name="ce25">
            <text:p>4225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548692.5" table:style-name="ce30">
            <text:p>5548692.5</text:p>
          </table:table-cell>
          <table:table-cell office:value-type="float" office:value="5548692.5" table:style-name="ce31">
            <text:p>5548692.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7</text:p>
          </table:table-cell>
          <table:table-cell office:value-type="date" office:date-value="2012-03-13T00:00:00" table:style-name="ce11">
            <text:p>03/13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CAD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12-03-13T00:00:00" table:style-name="ce17">
            <text:p>03/13/2012</text:p>
          </table:table-cell>
          <table:table-cell office:value-type="string" table:style-name="ce18">
            <text:p>1390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4-11T00:00:00" table:style-name="ce21">
            <text:p>04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6000000" table:style-name="ce25">
            <text:p>6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011301.2400000002" table:style-name="ce30">
            <text:p>6011301.24</text:p>
          </table:table-cell>
          <table:table-cell office:value-type="float" office:value="6011301.2400000002" table:style-name="ce31">
            <text:p>6011301.2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9</text:p>
          </table:table-cell>
          <table:table-cell office:value-type="date" office:date-value="2012-04-03T00:00:00" table:style-name="ce11">
            <text:p>04/03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USD</text:p>
          </table:table-cell>
          <table:table-cell office:value-type="float" office:value="371243600" table:style-name="ce16">
            <text:p>3712436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6-15T00:00:00" table:style-name="ce21">
            <text:p>06/15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175000000" table:style-name="ce25">
            <text:p>17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75000000" table:style-name="ce29">
            <text:p>175000000</text:p>
          </table:table-cell>
          <table:table-cell office:value-type="float" office:value="0" table:style-name="ce30">
            <text:p>0</text:p>
          </table:table-cell>
          <table:table-cell office:value-type="float" office:value="92810900" table:style-name="ce31">
            <text:p>92810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9</text:p>
          </table:table-cell>
          <table:table-cell office:value-type="date" office:date-value="2012-04-03T00:00:00" table:style-name="ce11">
            <text:p>04/03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USD</text:p>
          </table:table-cell>
          <table:table-cell office:value-type="float" office:value="371243600" table:style-name="ce16">
            <text:p>3712436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6-15T00:00:00" table:style-name="ce21">
            <text:p>06/15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30000000" table:style-name="ce29">
            <text:p>30000000</text:p>
          </table:table-cell>
          <table:table-cell office:value-type="float" office:value="0" table:style-name="ce30">
            <text:p>0</text:p>
          </table:table-cell>
          <table:table-cell office:value-type="float" office:value="92810900" table:style-name="ce31">
            <text:p>92810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9</text:p>
          </table:table-cell>
          <table:table-cell office:value-type="date" office:date-value="2012-04-03T00:00:00" table:style-name="ce11">
            <text:p>04/03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USD</text:p>
          </table:table-cell>
          <table:table-cell office:value-type="float" office:value="371243600" table:style-name="ce16">
            <text:p>3712436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6-15T00:00:00" table:style-name="ce21">
            <text:p>06/15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166243600" table:style-name="ce25">
            <text:p>1662436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66243600" table:style-name="ce30">
            <text:p>166243600</text:p>
          </table:table-cell>
          <table:table-cell office:value-type="float" office:value="92810900" table:style-name="ce31">
            <text:p>92810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9</text:p>
          </table:table-cell>
          <table:table-cell office:value-type="date" office:date-value="2012-04-03T00:00:00" table:style-name="ce11">
            <text:p>04/03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USD</text:p>
          </table:table-cell>
          <table:table-cell office:value-type="float" office:value="371243600" table:style-name="ce16">
            <text:p>3712436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6-15T00:00:00" table:style-name="ce21">
            <text:p>06/15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table:style-name="ce25"/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92810900" table:style-name="ce31">
            <text:p>928109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5</text:p>
          </table:table-cell>
          <table:table-cell office:value-type="date" office:date-value="2012-06-01T00:00:00" table:style-name="ce11">
            <text:p>06/01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AUD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12-06-01T00:00:00" table:style-name="ce17">
            <text:p>06/0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6-28T00:00:00" table:style-name="ce21">
            <text:p>06/28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2</text:p>
          </table:table-cell>
          <table:table-cell office:value-type="string" table:style-name="ce24">
            <text:p>2012</text:p>
          </table:table-cell>
          <table:table-cell office:value-type="float" office:value="6028800" table:style-name="ce25">
            <text:p>60288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6028800" table:style-name="ce29">
            <text:p>6028800</text:p>
          </table:table-cell>
          <table:table-cell office:value-type="float" office:value="0" table:style-name="ce30">
            <text:p>0</text:p>
          </table:table-cell>
          <table:table-cell office:value-type="float" office:value="6028800" table:style-name="ce31">
            <text:p>6028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9</text:p>
          </table:table-cell>
          <table:table-cell office:value-type="date" office:date-value="2010-12-07T00:00:00" table:style-name="ce11">
            <text:p>12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NOK</text:p>
          </table:table-cell>
          <table:table-cell office:value-type="float" office:value="275000000" table:style-name="ce16">
            <text:p>275000000</text:p>
          </table:table-cell>
          <table:table-cell office:value-type="date" office:date-value="2012-06-30T00:00:00" table:style-name="ce17">
            <text:p>06/30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07-20T00:00:00" table:style-name="ce21">
            <text:p>07/20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40865698.969999999" table:style-name="ce25">
            <text:p>40865698.97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0865698.969999999" table:style-name="ce30">
            <text:p>40865698.97</text:p>
          </table:table-cell>
          <table:table-cell office:value-type="float" office:value="40865698.969999999" table:style-name="ce31">
            <text:p>40865698.9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9</text:p>
          </table:table-cell>
          <table:table-cell office:value-type="date" office:date-value="2010-12-07T00:00:00" table:style-name="ce11">
            <text:p>12/07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NOK</text:p>
          </table:table-cell>
          <table:table-cell office:value-type="float" office:value="275000000" table:style-name="ce16">
            <text:p>275000000</text:p>
          </table:table-cell>
          <table:table-cell office:value-type="date" office:date-value="2012-06-30T00:00:00" table:style-name="ce17">
            <text:p>06/30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12-06T00:00:00" table:style-name="ce21">
            <text:p>12/06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450853.67" table:style-name="ce30">
            <text:p>4450853.67</text:p>
          </table:table-cell>
          <table:table-cell office:value-type="float" office:value="4450853.67" table:style-name="ce31">
            <text:p>4450853.6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19</text:p>
          </table:table-cell>
          <table:table-cell office:value-type="date" office:date-value="2010-03-30T00:00:00" table:style-name="ce11">
            <text:p>03/30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0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NOK</text:p>
          </table:table-cell>
          <table:table-cell office:value-type="float" office:value="55000000" table:style-name="ce16">
            <text:p>550000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12-06T00:00:00" table:style-name="ce21">
            <text:p>12/06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55000000" table:style-name="ce25">
            <text:p>5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9791878.0899999999" table:style-name="ce30">
            <text:p>9791878.09</text:p>
          </table:table-cell>
          <table:table-cell office:value-type="float" office:value="9791878.0899999999" table:style-name="ce31">
            <text:p>9791878.0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2</text:p>
          </table:table-cell>
          <table:table-cell office:value-type="date" office:date-value="2010-08-12T00:00:00" table:style-name="ce11">
            <text:p>08/12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140000000" table:style-name="ce16">
            <text:p>140000000</text:p>
          </table:table-cell>
          <table:table-cell office:value-type="date" office:date-value="2012-06-30T00:00:00" table:style-name="ce17">
            <text:p>06/30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10-11T00:00:00" table:style-name="ce21">
            <text:p>10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3498880.36" table:style-name="ce29">
            <text:p>3498880.36</text:p>
          </table:table-cell>
          <table:table-cell office:value-type="float" office:value="0" table:style-name="ce30">
            <text:p>0</text:p>
          </table:table-cell>
          <table:table-cell office:value-type="float" office:value="3498880.36" table:style-name="ce31">
            <text:p>3498880.3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2</text:p>
          </table:table-cell>
          <table:table-cell office:value-type="date" office:date-value="2010-08-12T00:00:00" table:style-name="ce11">
            <text:p>08/12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140000000" table:style-name="ce16">
            <text:p>140000000</text:p>
          </table:table-cell>
          <table:table-cell office:value-type="date" office:date-value="2012-06-30T00:00:00" table:style-name="ce17">
            <text:p>06/30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10-11T00:00:00" table:style-name="ce21">
            <text:p>10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120000000" table:style-name="ce25">
            <text:p>1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7494401.789999999" table:style-name="ce30">
            <text:p>17494401.79</text:p>
          </table:table-cell>
          <table:table-cell office:value-type="float" office:value="17494401.789999999" table:style-name="ce31">
            <text:p>17494401.7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3</text:p>
          </table:table-cell>
          <table:table-cell office:value-type="date" office:date-value="2010-09-14T00:00:00" table:style-name="ce11">
            <text:p>09/14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40000000" table:style-name="ce16">
            <text:p>40000000</text:p>
          </table:table-cell>
          <table:table-cell office:value-type="date" office:date-value="2012-12-31T00:00:00" table:style-name="ce17">
            <text:p>12/31/2012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0-11T00:00:00" table:style-name="ce21">
            <text:p>10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40000000" table:style-name="ce25">
            <text:p>4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5998080.6100000003" table:style-name="ce29">
            <text:p>5998080.61</text:p>
          </table:table-cell>
          <table:table-cell office:value-type="float" office:value="0" table:style-name="ce30">
            <text:p>0</text:p>
          </table:table-cell>
          <table:table-cell office:value-type="float" office:value="5998080.6100000003" table:style-name="ce31">
            <text:p>5998080.6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4</text:p>
          </table:table-cell>
          <table:table-cell office:value-type="date" office:date-value="2010-12-13T00:00:00" table:style-name="ce11">
            <text:p>12/13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12-06-30T00:00:00" table:style-name="ce17">
            <text:p>06/30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10-11T00:00:00" table:style-name="ce21">
            <text:p>10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498560.46" table:style-name="ce29">
            <text:p>4498560.46</text:p>
          </table:table-cell>
          <table:table-cell office:value-type="float" office:value="0" table:style-name="ce30">
            <text:p>0</text:p>
          </table:table-cell>
          <table:table-cell office:value-type="float" office:value="4498560.46" table:style-name="ce31">
            <text:p>4498560.4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6</text:p>
          </table:table-cell>
          <table:table-cell office:value-type="date" office:date-value="2011-12-09T00:00:00" table:style-name="ce11">
            <text:p>12/09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GBP</text:p>
          </table:table-cell>
          <table:table-cell office:value-type="float" office:value="85000000" table:style-name="ce16">
            <text:p>850000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2-10-12T00:00:00" table:style-name="ce21">
            <text:p>10/12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85000000" table:style-name="ce25">
            <text:p>8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6017000" table:style-name="ce30">
            <text:p>136017000</text:p>
          </table:table-cell>
          <table:table-cell office:value-type="float" office:value="136017000" table:style-name="ce31">
            <text:p>136017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8</text:p>
          </table:table-cell>
          <table:table-cell office:value-type="date" office:date-value="2012-10-03T00:00:00" table:style-name="ce11">
            <text:p>10/03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CAD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12-10-03T00:00:00" table:style-name="ce17">
            <text:p>10/03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1-13T00:00:00" table:style-name="ce21">
            <text:p>11/13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33109.26" table:style-name="ce30">
            <text:p>10033109.26</text:p>
          </table:table-cell>
          <table:table-cell office:value-type="float" office:value="10033109.26" table:style-name="ce31">
            <text:p>10033109.2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49</text:p>
          </table:table-cell>
          <table:table-cell office:value-type="date" office:date-value="2012-10-03T00:00:00" table:style-name="ce11">
            <text:p>10/03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CAD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12-10-03T00:00:00" table:style-name="ce17">
            <text:p>10/03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1-26T00:00:00" table:style-name="ce21">
            <text:p>11/26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0040160.640000001" table:style-name="ce29">
            <text:p>10040160.64</text:p>
          </table:table-cell>
          <table:table-cell office:value-type="float" office:value="0" table:style-name="ce30">
            <text:p>0</text:p>
          </table:table-cell>
          <table:table-cell office:value-type="float" office:value="10040160.640000001" table:style-name="ce31">
            <text:p>10040160.64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10</text:p>
          </table:table-cell>
          <table:table-cell office:value-type="date" office:date-value="2012-10-04T00:00:00" table:style-name="ce11">
            <text:p>10/04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12-10-04T00:00:00" table:style-name="ce17">
            <text:p>10/04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1-29T00:00:00" table:style-name="ce21">
            <text:p>11/29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IRDP</text:p>
          </table:table-cell>
          <table:table-cell office:value-type="string" table:style-name="ce27">
            <text:p>TF012029</text:p>
          </table:table-cell>
          <table:table-cell office:value-type="string" table:style-name="ce28">
            <text:p>P122235</text:p>
          </table:table-cell>
          <table:table-cell office:value-type="float" office:value="1942650" table:style-name="ce29">
            <text:p>1942650</text:p>
          </table:table-cell>
          <table:table-cell office:value-type="float" office:value="0" table:style-name="ce30">
            <text:p>0</text:p>
          </table:table-cell>
          <table:table-cell office:value-type="float" office:value="1942650" table:style-name="ce31">
            <text:p>19426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10</text:p>
          </table:table-cell>
          <table:table-cell office:value-type="date" office:date-value="2012-10-04T00:00:00" table:style-name="ce11">
            <text:p>10/04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12-10-04T00:00:00" table:style-name="ce17">
            <text:p>10/04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1-29T00:00:00" table:style-name="ce21">
            <text:p>11/29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1500000" table:style-name="ce25">
            <text:p>1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942650" table:style-name="ce30">
            <text:p>1942650</text:p>
          </table:table-cell>
          <table:table-cell office:value-type="float" office:value="1942650" table:style-name="ce31">
            <text:p>19426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40002</text:p>
          </table:table-cell>
          <table:table-cell office:value-type="string" table:style-name="ce8">
            <text:p>Poland</text:p>
          </table:table-cell>
          <table:table-cell office:value-type="string" table:style-name="ce9">
            <text:p>PL</text:p>
          </table:table-cell>
          <table:table-cell office:value-type="string" table:style-name="ce10">
            <text:p>PL-7</text:p>
          </table:table-cell>
          <table:table-cell office:value-type="date" office:date-value="2012-10-05T00:00:00" table:style-name="ce11">
            <text:p>10/05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PLN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2-10-05T00:00:00" table:style-name="ce17">
            <text:p>10/05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1-29T00:00:00" table:style-name="ce21">
            <text:p>11/29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629386" table:style-name="ce25">
            <text:p>629386</text:p>
          </table:table-cell>
          <table:table-cell office:value-type="string" table:style-name="ce26">
            <text:p>PFMR</text:p>
          </table:table-cell>
          <table:table-cell office:value-type="string" table:style-name="ce27">
            <text:p>TF010024</text:p>
          </table:table-cell>
          <table:table-cell office:value-type="string" table:style-name="ce28">
            <text:p>P120427</text:p>
          </table:table-cell>
          <table:table-cell office:value-type="float" office:value="629386" table:style-name="ce29">
            <text:p>629386</text:p>
          </table:table-cell>
          <table:table-cell office:value-type="float" office:value="0" table:style-name="ce30">
            <text:p>0</text:p>
          </table:table-cell>
          <table:table-cell office:value-type="float" office:value="629386" table:style-name="ce31">
            <text:p>62938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40002</text:p>
          </table:table-cell>
          <table:table-cell office:value-type="string" table:style-name="ce8">
            <text:p>Poland</text:p>
          </table:table-cell>
          <table:table-cell office:value-type="string" table:style-name="ce9">
            <text:p>PL</text:p>
          </table:table-cell>
          <table:table-cell office:value-type="string" table:style-name="ce10">
            <text:p>PL-7</text:p>
          </table:table-cell>
          <table:table-cell office:value-type="date" office:date-value="2012-10-05T00:00:00" table:style-name="ce11">
            <text:p>10/05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PLN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2-10-05T00:00:00" table:style-name="ce17">
            <text:p>10/05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1-29T00:00:00" table:style-name="ce21">
            <text:p>11/29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629386" table:style-name="ce25">
            <text:p>629386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29386" table:style-name="ce30">
            <text:p>629386</text:p>
          </table:table-cell>
          <table:table-cell office:value-type="float" office:value="629386" table:style-name="ce31">
            <text:p>629386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2-06-20T00:00:00" table:style-name="ce11">
            <text:p>06/20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2-12-01T00:00:00" table:style-name="ce17">
            <text:p>12/0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1T00:00:00" table:style-name="ce21">
            <text:p>12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985500" table:style-name="ce25">
            <text:p>29855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859952.95" table:style-name="ce29">
            <text:p>3859952.95</text:p>
          </table:table-cell>
          <table:table-cell office:value-type="float" office:value="0" table:style-name="ce30">
            <text:p>0</text:p>
          </table:table-cell>
          <table:table-cell office:value-type="float" office:value="3859952.95" table:style-name="ce31">
            <text:p>3859952.9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2-06-20T00:00:00" table:style-name="ce11">
            <text:p>06/20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2-12-01T00:00:00" table:style-name="ce17">
            <text:p>12/0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1T00:00:00" table:style-name="ce21">
            <text:p>12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676800" table:style-name="ce25">
            <text:p>2676800</text:p>
          </table:table-cell>
          <table:table-cell office:value-type="string" table:style-name="ce26">
            <text:p>NRAP</text:p>
          </table:table-cell>
          <table:table-cell office:value-type="string" table:style-name="ce27">
            <text:p>TF095297</text:p>
          </table:table-cell>
          <table:table-cell office:value-type="string" table:style-name="ce28">
            <text:p>P103343</text:p>
          </table:table-cell>
          <table:table-cell office:value-type="float" office:value="3460834.72" table:style-name="ce29">
            <text:p>3460834.72</text:p>
          </table:table-cell>
          <table:table-cell office:value-type="float" office:value="0" table:style-name="ce30">
            <text:p>0</text:p>
          </table:table-cell>
          <table:table-cell office:value-type="float" office:value="3460834.72" table:style-name="ce31">
            <text:p>3460834.72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/2010/258-415</text:p>
          </table:table-cell>
          <table:table-cell office:value-type="date" office:date-value="2012-06-20T00:00:00" table:style-name="ce11">
            <text:p>06/20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7000000" table:style-name="ce16">
            <text:p>7000000</text:p>
          </table:table-cell>
          <table:table-cell office:value-type="date" office:date-value="2012-12-01T00:00:00" table:style-name="ce17">
            <text:p>12/0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1T00:00:00" table:style-name="ce21">
            <text:p>12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1337700" table:style-name="ce25">
            <text:p>13377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1729512.33" table:style-name="ce29">
            <text:p>1729512.33</text:p>
          </table:table-cell>
          <table:table-cell office:value-type="float" office:value="0" table:style-name="ce30">
            <text:p>0</text:p>
          </table:table-cell>
          <table:table-cell office:value-type="float" office:value="1729512.33" table:style-name="ce31">
            <text:p>1729512.33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7001</text:p>
          </table:table-cell>
          <table:table-cell office:value-type="string" table:style-name="ce8">
            <text:p>France</text:p>
          </table:table-cell>
          <table:table-cell office:value-type="string" table:style-name="ce9">
            <text:p>FR</text:p>
          </table:table-cell>
          <table:table-cell office:value-type="string" table:style-name="ce10">
            <text:p>FR-4</text:p>
          </table:table-cell>
          <table:table-cell office:value-type="date" office:date-value="2012-11-27T00:00:00" table:style-name="ce11">
            <text:p>11/27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2-11-29T00:00:00" table:style-name="ce17">
            <text:p>11/29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1T00:00:00" table:style-name="ce21">
            <text:p>12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OFWM</text:p>
          </table:table-cell>
          <table:table-cell office:value-type="string" table:style-name="ce27">
            <text:p>TF099074</text:p>
          </table:table-cell>
          <table:table-cell office:value-type="string" table:style-name="ce28">
            <text:p>P120398</text:p>
          </table:table-cell>
          <table:table-cell office:value-type="float" office:value="2585800" table:style-name="ce29">
            <text:p>2585800</text:p>
          </table:table-cell>
          <table:table-cell office:value-type="float" office:value="0" table:style-name="ce30">
            <text:p>0</text:p>
          </table:table-cell>
          <table:table-cell office:value-type="float" office:value="2585800" table:style-name="ce31">
            <text:p>2585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7001</text:p>
          </table:table-cell>
          <table:table-cell office:value-type="string" table:style-name="ce8">
            <text:p>France</text:p>
          </table:table-cell>
          <table:table-cell office:value-type="string" table:style-name="ce9">
            <text:p>FR</text:p>
          </table:table-cell>
          <table:table-cell office:value-type="string" table:style-name="ce10">
            <text:p>FR-4</text:p>
          </table:table-cell>
          <table:table-cell office:value-type="date" office:date-value="2012-11-27T00:00:00" table:style-name="ce11">
            <text:p>11/27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2-11-29T00:00:00" table:style-name="ce17">
            <text:p>11/29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1T00:00:00" table:style-name="ce21">
            <text:p>12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585800" table:style-name="ce30">
            <text:p>2585800</text:p>
          </table:table-cell>
          <table:table-cell office:value-type="float" office:value="2585800" table:style-name="ce31">
            <text:p>25858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E/2012/307-301</text:p>
          </table:table-cell>
          <table:table-cell office:value-type="date" office:date-value="2012-11-28T00:00:00" table:style-name="ce11">
            <text:p>11/28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19875000" table:style-name="ce16">
            <text:p>19875000</text:p>
          </table:table-cell>
          <table:table-cell office:value-type="date" office:date-value="2012-11-28T00:00:00" table:style-name="ce17">
            <text:p>11/28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1T00:00:00" table:style-name="ce21">
            <text:p>12/11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19875000" table:style-name="ce25">
            <text:p>19875000</text:p>
          </table:table-cell>
          <table:table-cell office:value-type="string" table:style-name="ce26">
            <text:p>CBRP</text:p>
          </table:table-cell>
          <table:table-cell office:value-type="string" table:style-name="ce27">
            <text:p>TF011447</text:p>
          </table:table-cell>
          <table:table-cell office:value-type="string" table:style-name="ce28">
            <text:p>P123845</text:p>
          </table:table-cell>
          <table:table-cell office:value-type="float" office:value="25696387.5" table:style-name="ce29">
            <text:p>25696387.5</text:p>
          </table:table-cell>
          <table:table-cell office:value-type="float" office:value="0" table:style-name="ce30">
            <text:p>0</text:p>
          </table:table-cell>
          <table:table-cell office:value-type="float" office:value="25696387.5" table:style-name="ce31">
            <text:p>25696387.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11</text:p>
          </table:table-cell>
          <table:table-cell office:value-type="date" office:date-value="2012-11-08T00:00:00" table:style-name="ce11">
            <text:p>11/08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2850000" table:style-name="ce16">
            <text:p>2850000</text:p>
          </table:table-cell>
          <table:table-cell office:value-type="date" office:date-value="2012-11-08T00:00:00" table:style-name="ce17">
            <text:p>11/08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3-01-02T00:00:00" table:style-name="ce21">
            <text:p>01/02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2712726" table:style-name="ce25">
            <text:p>2712726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597074.68" table:style-name="ce30">
            <text:p>3597074.68</text:p>
          </table:table-cell>
          <table:table-cell office:value-type="float" office:value="3597074.68" table:style-name="ce31">
            <text:p>3597074.68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6</text:p>
          </table:table-cell>
          <table:table-cell office:value-type="date" office:date-value="2012-11-22T00:00:00" table:style-name="ce11">
            <text:p>11/22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40000000" table:style-name="ce16">
            <text:p>40000000</text:p>
          </table:table-cell>
          <table:table-cell office:value-type="date" office:date-value="2012-11-22T00:00:00" table:style-name="ce17">
            <text:p>11/22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4T00:00:00" table:style-name="ce21">
            <text:p>12/14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40000000" table:style-name="ce25">
            <text:p>4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2107999.990000002" table:style-name="ce30">
            <text:p>52107999.99</text:p>
          </table:table-cell>
          <table:table-cell office:value-type="float" office:value="52107999.990000002" table:style-name="ce31">
            <text:p>52107999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7</text:p>
          </table:table-cell>
          <table:table-cell office:value-type="date" office:date-value="2012-11-22T00:00:00" table:style-name="ce11">
            <text:p>11/22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12-11-22T00:00:00" table:style-name="ce17">
            <text:p>11/22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4T00:00:00" table:style-name="ce21">
            <text:p>12/14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26054000" table:style-name="ce29">
            <text:p>26054000</text:p>
          </table:table-cell>
          <table:table-cell office:value-type="float" office:value="0" table:style-name="ce30">
            <text:p>0</text:p>
          </table:table-cell>
          <table:table-cell office:value-type="float" office:value="26054000" table:style-name="ce31">
            <text:p>26054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3</text:p>
          </table:table-cell>
          <table:table-cell office:value-type="date" office:date-value="2012-11-27T00:00:00" table:style-name="ce11">
            <text:p>11/27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DKK</text:p>
          </table:table-cell>
          <table:table-cell office:value-type="float" office:value="57000000" table:style-name="ce16">
            <text:p>57000000</text:p>
          </table:table-cell>
          <table:table-cell office:value-type="date" office:date-value="2012-11-27T00:00:00" table:style-name="ce17">
            <text:p>11/27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3T00:00:00" table:style-name="ce21">
            <text:p>12/13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4354414.5" table:style-name="ce29">
            <text:p>4354414.5</text:p>
          </table:table-cell>
          <table:table-cell office:value-type="float" office:value="0" table:style-name="ce30">
            <text:p>0</text:p>
          </table:table-cell>
          <table:table-cell office:value-type="float" office:value="4354414.5" table:style-name="ce31">
            <text:p>4354414.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3</text:p>
          </table:table-cell>
          <table:table-cell office:value-type="date" office:date-value="2012-11-27T00:00:00" table:style-name="ce11">
            <text:p>11/27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DKK</text:p>
          </table:table-cell>
          <table:table-cell office:value-type="float" office:value="57000000" table:style-name="ce16">
            <text:p>57000000</text:p>
          </table:table-cell>
          <table:table-cell office:value-type="date" office:date-value="2012-11-27T00:00:00" table:style-name="ce17">
            <text:p>11/27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3T00:00:00" table:style-name="ce21">
            <text:p>12/13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10500000" table:style-name="ce25">
            <text:p>10500000</text:p>
          </table:table-cell>
          <table:table-cell office:value-type="string" table:style-name="ce26">
            <text:p>IRDP</text:p>
          </table:table-cell>
          <table:table-cell office:value-type="string" table:style-name="ce27">
            <text:p>TF012029</text:p>
          </table:table-cell>
          <table:table-cell office:value-type="string" table:style-name="ce28">
            <text:p>P122235</text:p>
          </table:table-cell>
          <table:table-cell office:value-type="float" office:value="1828854.09" table:style-name="ce29">
            <text:p>1828854.09</text:p>
          </table:table-cell>
          <table:table-cell office:value-type="float" office:value="0" table:style-name="ce30">
            <text:p>0</text:p>
          </table:table-cell>
          <table:table-cell office:value-type="float" office:value="1828854.09" table:style-name="ce31">
            <text:p>1828854.0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3</text:p>
          </table:table-cell>
          <table:table-cell office:value-type="date" office:date-value="2012-11-27T00:00:00" table:style-name="ce11">
            <text:p>11/27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DKK</text:p>
          </table:table-cell>
          <table:table-cell office:value-type="float" office:value="57000000" table:style-name="ce16">
            <text:p>57000000</text:p>
          </table:table-cell>
          <table:table-cell office:value-type="date" office:date-value="2012-11-27T00:00:00" table:style-name="ce17">
            <text:p>11/27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3T00:00:00" table:style-name="ce21">
            <text:p>12/13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1500000" table:style-name="ce25">
            <text:p>21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744796.47" table:style-name="ce30">
            <text:p>3744796.47</text:p>
          </table:table-cell>
          <table:table-cell office:value-type="float" office:value="3744796.47" table:style-name="ce31">
            <text:p>3744796.47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15</text:p>
          </table:table-cell>
          <table:table-cell office:value-type="date" office:date-value="2012-11-27T00:00:00" table:style-name="ce11">
            <text:p>11/27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25000000" table:style-name="ce16">
            <text:p>25000000</text:p>
          </table:table-cell>
          <table:table-cell office:value-type="date" office:date-value="2012-11-27T00:00:00" table:style-name="ce17">
            <text:p>11/27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3T00:00:00" table:style-name="ce21">
            <text:p>12/13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2482499.989999998" table:style-name="ce30">
            <text:p>32482499.99</text:p>
          </table:table-cell>
          <table:table-cell office:value-type="float" office:value="32482499.989999998" table:style-name="ce31">
            <text:p>32482499.9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4</text:p>
          </table:table-cell>
          <table:table-cell office:value-type="date" office:date-value="2012-12-04T00:00:00" table:style-name="ce11">
            <text:p>12/04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DKK</text:p>
          </table:table-cell>
          <table:table-cell office:value-type="float" office:value="8250000" table:style-name="ce16">
            <text:p>8250000</text:p>
          </table:table-cell>
          <table:table-cell office:value-type="date" office:date-value="2012-12-04T00:00:00" table:style-name="ce17">
            <text:p>12/04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19T00:00:00" table:style-name="ce21">
            <text:p>12/19/2012</text:p>
          </table:table-cell>
          <table:table-cell office:value-type="string" table:style-name="ce22">
            <text:p>1391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8250000" table:style-name="ce25">
            <text:p>82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454103.21" table:style-name="ce30">
            <text:p>1454103.21</text:p>
          </table:table-cell>
          <table:table-cell office:value-type="float" office:value="1454103.21" table:style-name="ce31">
            <text:p>1454103.2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6</text:p>
          </table:table-cell>
          <table:table-cell office:value-type="date" office:date-value="2012-12-05T00:00:00" table:style-name="ce11">
            <text:p>12/05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SEK</text:p>
          </table:table-cell>
          <table:table-cell office:value-type="float" office:value="21000000" table:style-name="ce16">
            <text:p>21000000</text:p>
          </table:table-cell>
          <table:table-cell office:value-type="date" office:date-value="2012-12-05T00:00:00" table:style-name="ce17">
            <text:p>12/05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2-12-21T00:00:00" table:style-name="ce21">
            <text:p>12/21/2012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2</text:p>
          </table:table-cell>
          <table:table-cell office:value-type="float" office:value="21000000" table:style-name="ce25">
            <text:p>21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212089.69" table:style-name="ce29">
            <text:p>3212089.69</text:p>
          </table:table-cell>
          <table:table-cell office:value-type="float" office:value="0" table:style-name="ce30">
            <text:p>0</text:p>
          </table:table-cell>
          <table:table-cell office:value-type="float" office:value="3212089.69" table:style-name="ce31">
            <text:p>3212089.69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800004</text:p>
          </table:table-cell>
          <table:table-cell office:value-type="string" table:style-name="ce8">
            <text:p>Estonia</text:p>
          </table:table-cell>
          <table:table-cell office:value-type="string" table:style-name="ce9">
            <text:p>EE</text:p>
          </table:table-cell>
          <table:table-cell office:value-type="string" table:style-name="ce10">
            <text:p>EE-2</text:p>
          </table:table-cell>
          <table:table-cell office:value-type="date" office:date-value="2012-12-20T00:00:00" table:style-name="ce11">
            <text:p>12/20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450000" table:style-name="ce16">
            <text:p>450000</text:p>
          </table:table-cell>
          <table:table-cell office:value-type="date" office:date-value="2012-12-20T00:00:00" table:style-name="ce17">
            <text:p>12/20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3-01-04T00:00:00" table:style-name="ce21">
            <text:p>01/04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225000" table:style-name="ce25">
            <text:p>225000</text:p>
          </table:table-cell>
          <table:table-cell office:value-type="string" table:style-name="ce26">
            <text:p>SHARP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298102.5" table:style-name="ce29">
            <text:p>298102.5</text:p>
          </table:table-cell>
          <table:table-cell office:value-type="float" office:value="0" table:style-name="ce30">
            <text:p>0</text:p>
          </table:table-cell>
          <table:table-cell office:value-type="float" office:value="298102.5" table:style-name="ce31">
            <text:p>298102.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800004</text:p>
          </table:table-cell>
          <table:table-cell office:value-type="string" table:style-name="ce8">
            <text:p>Estonia</text:p>
          </table:table-cell>
          <table:table-cell office:value-type="string" table:style-name="ce9">
            <text:p>EE</text:p>
          </table:table-cell>
          <table:table-cell office:value-type="string" table:style-name="ce10">
            <text:p>EE-2</text:p>
          </table:table-cell>
          <table:table-cell office:value-type="date" office:date-value="2012-12-20T00:00:00" table:style-name="ce11">
            <text:p>12/20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450000" table:style-name="ce16">
            <text:p>450000</text:p>
          </table:table-cell>
          <table:table-cell office:value-type="date" office:date-value="2012-12-20T00:00:00" table:style-name="ce17">
            <text:p>12/20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3-01-04T00:00:00" table:style-name="ce21">
            <text:p>01/04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25000" table:style-name="ce25">
            <text:p>25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3122.5" table:style-name="ce30">
            <text:p>33122.5</text:p>
          </table:table-cell>
          <table:table-cell office:value-type="float" office:value="33122.5" table:style-name="ce31">
            <text:p>33122.5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800004</text:p>
          </table:table-cell>
          <table:table-cell office:value-type="string" table:style-name="ce8">
            <text:p>Estonia</text:p>
          </table:table-cell>
          <table:table-cell office:value-type="string" table:style-name="ce9">
            <text:p>EE</text:p>
          </table:table-cell>
          <table:table-cell office:value-type="string" table:style-name="ce10">
            <text:p>EE-2</text:p>
          </table:table-cell>
          <table:table-cell office:value-type="date" office:date-value="2012-12-20T00:00:00" table:style-name="ce11">
            <text:p>12/20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450000" table:style-name="ce16">
            <text:p>450000</text:p>
          </table:table-cell>
          <table:table-cell office:value-type="date" office:date-value="2012-12-20T00:00:00" table:style-name="ce17">
            <text:p>12/20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3-01-07T00:00:00" table:style-name="ce21">
            <text:p>01/07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200000" table:style-name="ce25">
            <text:p>2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62260" table:style-name="ce30">
            <text:p>262260</text:p>
          </table:table-cell>
          <table:table-cell office:value-type="float" office:value="262260" table:style-name="ce31">
            <text:p>26226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6</text:p>
          </table:table-cell>
          <table:table-cell office:value-type="date" office:date-value="2012-12-17T00:00:00" table:style-name="ce11">
            <text:p>12/17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AUD</text:p>
          </table:table-cell>
          <table:table-cell office:value-type="float" office:value="52000000" table:style-name="ce16">
            <text:p>52000000</text:p>
          </table:table-cell>
          <table:table-cell office:value-type="date" office:date-value="2012-12-17T00:00:00" table:style-name="ce17">
            <text:p>12/17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3-01-02T00:00:00" table:style-name="ce21">
            <text:p>01/02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52000000" table:style-name="ce25">
            <text:p>5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3955200.009999998" table:style-name="ce30">
            <text:p>53955200.01</text:p>
          </table:table-cell>
          <table:table-cell office:value-type="float" office:value="53955200.009999998" table:style-name="ce31">
            <text:p>53955200.01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4</text:p>
          </table:table-cell>
          <table:table-cell office:value-type="date" office:date-value="2012-12-13T00:00:00" table:style-name="ce11">
            <text:p>12/13/2012</text:p>
          </table:table-cell>
          <table:table-cell office:value-type="string" table:style-name="ce12">
            <text:p>1391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500000" table:style-name="ce16">
            <text:p>500000</text:p>
          </table:table-cell>
          <table:table-cell office:value-type="date" office:date-value="2012-12-13T00:00:00" table:style-name="ce17">
            <text:p>12/13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3-02-15T00:00:00" table:style-name="ce21">
            <text:p>02/1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500000" table:style-name="ce25">
            <text:p>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74450" table:style-name="ce30">
            <text:p>674450</text:p>
          </table:table-cell>
          <table:table-cell office:value-type="float" office:value="674450" table:style-name="ce31">
            <text:p>67445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6</text:p>
          </table:table-cell>
          <table:table-cell office:value-type="date" office:date-value="2013-03-11T00:00:00" table:style-name="ce11">
            <text:p>03/11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USD</text:p>
          </table:table-cell>
          <table:table-cell office:value-type="float" office:value="110000000" table:style-name="ce16">
            <text:p>110000000</text:p>
          </table:table-cell>
          <table:table-cell office:value-type="date" office:date-value="2013-03-11T00:00:00" table:style-name="ce17">
            <text:p>03/1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3-19T00:00:00" table:style-name="ce21">
            <text:p>03/19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55000000" table:style-name="ce25">
            <text:p>5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5000000" table:style-name="ce30">
            <text:p>55000000</text:p>
          </table:table-cell>
          <table:table-cell office:value-type="float" office:value="55000000" table:style-name="ce31">
            <text:p>5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6</text:p>
          </table:table-cell>
          <table:table-cell office:value-type="date" office:date-value="2013-03-11T00:00:00" table:style-name="ce11">
            <text:p>03/11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USD</text:p>
          </table:table-cell>
          <table:table-cell office:value-type="float" office:value="110000000" table:style-name="ce16">
            <text:p>110000000</text:p>
          </table:table-cell>
          <table:table-cell office:value-type="date" office:date-value="2013-03-11T00:00:00" table:style-name="ce17">
            <text:p>03/1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3-19T00:00:00" table:style-name="ce21">
            <text:p>03/19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National Solidarity Project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5000000" table:style-name="ce29">
            <text:p>25000000</text:p>
          </table:table-cell>
          <table:table-cell office:value-type="float" office:value="0" table:style-name="ce30">
            <text:p>0</text:p>
          </table:table-cell>
          <table:table-cell office:value-type="float" office:value="25000000" table:style-name="ce31">
            <text:p>25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6</text:p>
          </table:table-cell>
          <table:table-cell office:value-type="date" office:date-value="2013-03-11T00:00:00" table:style-name="ce11">
            <text:p>03/11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USD</text:p>
          </table:table-cell>
          <table:table-cell office:value-type="float" office:value="110000000" table:style-name="ce16">
            <text:p>110000000</text:p>
          </table:table-cell>
          <table:table-cell office:value-type="date" office:date-value="2013-03-11T00:00:00" table:style-name="ce17">
            <text:p>03/1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3-19T00:00:00" table:style-name="ce21">
            <text:p>03/19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CBRP</text:p>
          </table:table-cell>
          <table:table-cell office:value-type="string" table:style-name="ce27">
            <text:p>TF011447</text:p>
          </table:table-cell>
          <table:table-cell office:value-type="string" table:style-name="ce28">
            <text:p>P123845</text:p>
          </table:table-cell>
          <table:table-cell office:value-type="float" office:value="20000000" table:style-name="ce29">
            <text:p>20000000</text:p>
          </table:table-cell>
          <table:table-cell office:value-type="float" office:value="0" table:style-name="ce30">
            <text:p>0</text:p>
          </table:table-cell>
          <table:table-cell office:value-type="float" office:value="20000000" table:style-name="ce31">
            <text:p>2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6</text:p>
          </table:table-cell>
          <table:table-cell office:value-type="date" office:date-value="2013-03-11T00:00:00" table:style-name="ce11">
            <text:p>03/11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USD</text:p>
          </table:table-cell>
          <table:table-cell office:value-type="float" office:value="110000000" table:style-name="ce16">
            <text:p>110000000</text:p>
          </table:table-cell>
          <table:table-cell office:value-type="date" office:date-value="2013-03-11T00:00:00" table:style-name="ce17">
            <text:p>03/1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3-19T00:00:00" table:style-name="ce21">
            <text:p>03/19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NHLP</text:p>
          </table:table-cell>
          <table:table-cell office:value-type="string" table:style-name="ce27">
            <text:p>TF091885</text:p>
          </table:table-cell>
          <table:table-cell office:value-type="string" table:style-name="ce28">
            <text:p>P098256</text:p>
          </table:table-cell>
          <table:table-cell office:value-type="float" office:value="10000000" table:style-name="ce29">
            <text:p>10000000</text:p>
          </table:table-cell>
          <table:table-cell office:value-type="float" office:value="0" table:style-name="ce30">
            <text:p>0</text:p>
          </table:table-cell>
          <table:table-cell office:value-type="float" office:value="10000000" table:style-name="ce31">
            <text:p>10000000</text:p>
          </table:table-cell>
          <table:table-cell table:number-columns-repeated="16355"/>
        </table:table-row>
        <table:table-row table:style-name="ro2">
          <table:table-cell office:value-type="date" office:date-value="2013-04-20T00:00:00" table:style-name="ce3">
            <text:p>04/20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50</text:p>
          </table:table-cell>
          <table:table-cell office:value-type="date" office:date-value="2013-03-22T00:00:00" table:style-name="ce11">
            <text:p>03/22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CAD</text:p>
          </table:table-cell>
          <table:table-cell office:value-type="float" office:value="12000000" table:style-name="ce16">
            <text:p>12000000</text:p>
          </table:table-cell>
          <table:table-cell office:value-type="date" office:date-value="2013-03-20T00:00:00" table:style-name="ce17">
            <text:p>03/20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4-05T00:00:00" table:style-name="ce21">
            <text:p>04/0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11836362.289999999" table:style-name="ce29">
            <text:p>11836362.29</text:p>
          </table:table-cell>
          <table:table-cell office:value-type="float" office:value="0" table:style-name="ce30">
            <text:p>0</text:p>
          </table:table-cell>
          <table:table-cell office:value-type="float" office:value="11836362.289999999" table:style-name="ce31">
            <text:p>11836362.29</text:p>
          </table:table-cell>
          <table:table-cell table:number-columns-repeated="16355"/>
        </table:table-row>
        <table:table-row table:style-name="ro2">
          <table:table-cell office:value-type="date" office:date-value="2013-07-22T00:00:00" table:style-name="ce3">
            <text:p>07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7005</text:p>
          </table:table-cell>
          <table:table-cell office:value-type="string" table:style-name="ce8">
            <text:p>Korea</text:p>
          </table:table-cell>
          <table:table-cell office:value-type="string" table:style-name="ce9">
            <text:p>KR</text:p>
          </table:table-cell>
          <table:table-cell office:value-type="string" table:style-name="ce10">
            <text:p>KR-10</text:p>
          </table:table-cell>
          <table:table-cell office:value-type="date" office:date-value="2013-05-16T00:00:00" table:style-name="ce11">
            <text:p>05/16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USD</text:p>
          </table:table-cell>
          <table:table-cell office:value-type="float" office:value="10000000" table:style-name="ce16">
            <text:p>10000000</text:p>
          </table:table-cell>
          <table:table-cell office:value-type="date" office:date-value="2013-05-16T00:00:00" table:style-name="ce17">
            <text:p>05/16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6-28T00:00:00" table:style-name="ce21">
            <text:p>06/28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3</text:p>
          </table:table-cell>
          <table:table-cell office:value-type="string" table:style-name="ce24">
            <text:p>2013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000000" table:style-name="ce30">
            <text:p>10000000</text:p>
          </table:table-cell>
          <table:table-cell office:value-type="float" office:value="10000000" table:style-name="ce31">
            <text:p>10000000</text:p>
          </table:table-cell>
          <table:table-cell table:number-columns-repeated="16355"/>
        </table:table-row>
        <table:table-row table:style-name="ro2">
          <table:table-cell office:value-type="date" office:date-value="2013-07-22T00:00:00" table:style-name="ce3">
            <text:p>07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7</text:p>
          </table:table-cell>
          <table:table-cell office:value-type="date" office:date-value="2013-06-16T00:00:00" table:style-name="ce11">
            <text:p>06/16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AUD</text:p>
          </table:table-cell>
          <table:table-cell office:value-type="float" office:value="9100000" table:style-name="ce16">
            <text:p>9100000</text:p>
          </table:table-cell>
          <table:table-cell office:value-type="date" office:date-value="2013-06-18T00:00:00" table:style-name="ce17">
            <text:p>06/18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7-05T00:00:00" table:style-name="ce21">
            <text:p>07/0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9100000" table:style-name="ce25">
            <text:p>91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8402940" table:style-name="ce30">
            <text:p>8402940</text:p>
          </table:table-cell>
          <table:table-cell office:value-type="float" office:value="8402940" table:style-name="ce31">
            <text:p>8402940</text:p>
          </table:table-cell>
          <table:table-cell table:number-columns-repeated="16355"/>
        </table:table-row>
        <table:table-row table:style-name="ro2">
          <table:table-cell office:value-type="date" office:date-value="2013-07-22T00:00:00" table:style-name="ce3">
            <text:p>07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6</text:p>
          </table:table-cell>
          <table:table-cell office:value-type="date" office:date-value="2011-12-07T00:00:00" table:style-name="ce11">
            <text:p>12/07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GBP</text:p>
          </table:table-cell>
          <table:table-cell office:value-type="float" office:value="42500000" table:style-name="ce16">
            <text:p>42500000</text:p>
          </table:table-cell>
          <table:table-cell office:value-type="date" office:date-value="2013-03-31T00:00:00" table:style-name="ce17">
            <text:p>03/3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7-05T00:00:00" table:style-name="ce21">
            <text:p>07/0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42500000" table:style-name="ce25">
            <text:p>42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4693500" table:style-name="ce30">
            <text:p>64693500</text:p>
          </table:table-cell>
          <table:table-cell office:value-type="float" office:value="64693500" table:style-name="ce31">
            <text:p>64693500</text:p>
          </table:table-cell>
          <table:table-cell table:number-columns-repeated="16355"/>
        </table:table-row>
        <table:table-row table:style-name="ro2">
          <table:table-cell office:value-type="date" office:date-value="2013-07-22T00:00:00" table:style-name="ce3">
            <text:p>07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U</text:p>
          </table:table-cell>
          <table:table-cell office:value-type="string" table:style-name="ce10">
            <text:p>EU-DCI-ASIE/2013/318785</text:p>
          </table:table-cell>
          <table:table-cell office:value-type="date" office:date-value="2013-06-21T00:00:00" table:style-name="ce11">
            <text:p>06/21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30750000" table:style-name="ce16">
            <text:p>30750000</text:p>
          </table:table-cell>
          <table:table-cell office:value-type="date" office:date-value="2013-05-28T00:00:00" table:style-name="ce17">
            <text:p>05/28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7-11T00:00:00" table:style-name="ce21">
            <text:p>07/11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30750000" table:style-name="ce25">
            <text:p>30750000</text:p>
          </table:table-cell>
          <table:table-cell office:value-type="string" table:style-name="ce26">
            <text:p>SEHAT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39550650" table:style-name="ce29">
            <text:p>39550650</text:p>
          </table:table-cell>
          <table:table-cell office:value-type="float" office:value="0" table:style-name="ce30">
            <text:p>0</text:p>
          </table:table-cell>
          <table:table-cell office:value-type="float" office:value="39550650" table:style-name="ce31">
            <text:p>39550650</text:p>
          </table:table-cell>
          <table:table-cell table:number-columns-repeated="16355"/>
        </table:table-row>
        <table:table-row table:style-name="ro2">
          <table:table-cell office:value-type="date" office:date-value="2013-07-22T00:00:00" table:style-name="ce3">
            <text:p>07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5001</text:p>
          </table:table-cell>
          <table:table-cell office:value-type="string" table:style-name="ce8">
            <text:p>Belgium</text:p>
          </table:table-cell>
          <table:table-cell office:value-type="string" table:style-name="ce9">
            <text:p>BE</text:p>
          </table:table-cell>
          <table:table-cell office:value-type="string" table:style-name="ce10">
            <text:p>BE-2</text:p>
          </table:table-cell>
          <table:table-cell office:value-type="date" office:date-value="2013-06-05T00:00:00" table:style-name="ce11">
            <text:p>06/05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office:value-type="date" office:date-value="2013-07-17T00:00:00" table:style-name="ce21">
            <text:p>07/17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1302300" table:style-name="ce29">
            <text:p>1302300</text:p>
          </table:table-cell>
          <table:table-cell office:value-type="float" office:value="0" table:style-name="ce30">
            <text:p>0</text:p>
          </table:table-cell>
          <table:table-cell office:value-type="float" office:value="1302300" table:style-name="ce31">
            <text:p>1302300</text:p>
          </table:table-cell>
          <table:table-cell table:number-columns-repeated="16355"/>
        </table:table-row>
        <table:table-row table:style-name="ro2">
          <table:table-cell office:value-type="date" office:date-value="2013-07-22T00:00:00" table:style-name="ce3">
            <text:p>07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5001</text:p>
          </table:table-cell>
          <table:table-cell office:value-type="string" table:style-name="ce8">
            <text:p>Belgium</text:p>
          </table:table-cell>
          <table:table-cell office:value-type="string" table:style-name="ce9">
            <text:p>BE</text:p>
          </table:table-cell>
          <table:table-cell office:value-type="string" table:style-name="ce10">
            <text:p>BE-2</text:p>
          </table:table-cell>
          <table:table-cell office:value-type="date" office:date-value="2013-06-05T00:00:00" table:style-name="ce11">
            <text:p>06/05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1000000" table:style-name="ce16">
            <text:p>100000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office:value-type="date" office:date-value="2013-07-17T00:00:00" table:style-name="ce21">
            <text:p>07/17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1000000" table:style-name="ce25">
            <text:p>1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302300" table:style-name="ce30">
            <text:p>1302300</text:p>
          </table:table-cell>
          <table:table-cell office:value-type="float" office:value="1302300" table:style-name="ce31">
            <text:p>130230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6</text:p>
          </table:table-cell>
          <table:table-cell office:value-type="date" office:date-value="2014-09-21T00:00:00" table:style-name="ce11">
            <text:p>09/21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5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USD</text:p>
          </table:table-cell>
          <table:table-cell office:value-type="float" office:value="54000000" table:style-name="ce16">
            <text:p>54000000</text:p>
          </table:table-cell>
          <table:table-cell office:value-type="date" office:date-value="2014-09-21T00:00:00" table:style-name="ce17">
            <text:p>09/21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5</text:p>
          </table:table-cell>
          <table:table-cell office:value-type="string" table:style-name="ce20">
            <text:p>2014</text:p>
          </table:table-cell>
          <table:table-cell office:value-type="date" office:date-value="2014-10-10T00:00:00" table:style-name="ce21">
            <text:p>10/10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5</text:p>
          </table:table-cell>
          <table:table-cell office:value-type="string" table:style-name="ce24">
            <text:p>2014</text:p>
          </table:table-cell>
          <table:table-cell office:value-type="float" office:value="54000000" table:style-name="ce25">
            <text:p>54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54000000" table:style-name="ce29">
            <text:p>54000000</text:p>
          </table:table-cell>
          <table:table-cell office:value-type="float" office:value="0" table:style-name="ce30">
            <text:p>0</text:p>
          </table:table-cell>
          <table:table-cell office:value-type="float" office:value="54000000" table:style-name="ce31">
            <text:p>5400000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5</text:p>
          </table:table-cell>
          <table:table-cell office:value-type="date" office:date-value="2013-11-19T00:00:00" table:style-name="ce11">
            <text:p>11/19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DKK</text:p>
          </table:table-cell>
          <table:table-cell office:value-type="float" office:value="38000000" table:style-name="ce16">
            <text:p>38000000</text:p>
          </table:table-cell>
          <table:table-cell office:value-type="date" office:date-value="2014-12-20T00:00:00" table:style-name="ce17">
            <text:p>12/20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5</text:p>
          </table:table-cell>
          <table:table-cell office:value-type="string" table:style-name="ce20">
            <text:p>2014</text:p>
          </table:table-cell>
          <table:table-cell office:value-type="date" office:date-value="2014-10-20T00:00:00" table:style-name="ce21">
            <text:p>10/20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5</text:p>
          </table:table-cell>
          <table:table-cell office:value-type="string" table:style-name="ce24">
            <text:p>2014</text:p>
          </table:table-cell>
          <table:table-cell office:value-type="float" office:value="38000000" table:style-name="ce25">
            <text:p>38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504065.04" table:style-name="ce30">
            <text:p>6504065.04</text:p>
          </table:table-cell>
          <table:table-cell office:value-type="float" office:value="6504065.04" table:style-name="ce31">
            <text:p>6504065.04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DCI-ASIE/2010/258-415</text:p>
          </table:table-cell>
          <table:table-cell office:value-type="date" office:date-value="2014-07-17T00:00:00" table:style-name="ce11">
            <text:p>07/17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5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EUR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14-06-15T00:00:00" table:style-name="ce17">
            <text:p>06/15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7-31T00:00:00" table:style-name="ce21">
            <text:p>07/31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5</text:p>
          </table:table-cell>
          <table:table-cell office:value-type="string" table:style-name="ce24">
            <text:p>2014</text:p>
          </table:table-cell>
          <table:table-cell office:value-type="float" office:value="7500000" table:style-name="ce25">
            <text:p>7500000</text:p>
          </table:table-cell>
          <table:table-cell office:value-type="string" table:style-name="ce26">
            <text:p>ARAP</text:p>
          </table:table-cell>
          <table:table-cell office:value-type="string" table:style-name="ce27">
            <text:p>TF013093</text:p>
          </table:table-cell>
          <table:table-cell office:value-type="string" table:style-name="ce28">
            <text:p>P125961</text:p>
          </table:table-cell>
          <table:table-cell office:value-type="float" office:value="0" table:style-name="ce29">
            <text:p>0</text:p>
          </table:table-cell>
          <table:table-cell office:value-type="float" office:value="10077750" table:style-name="ce30">
            <text:p>10077750</text:p>
          </table:table-cell>
          <table:table-cell office:value-type="float" office:value="10077750" table:style-name="ce31">
            <text:p>1007775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DCI-ASIE/2010/258-415</text:p>
          </table:table-cell>
          <table:table-cell office:value-type="date" office:date-value="2014-07-17T00:00:00" table:style-name="ce11">
            <text:p>07/17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5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EUR</text:p>
          </table:table-cell>
          <table:table-cell office:value-type="float" office:value="26000000" table:style-name="ce16">
            <text:p>26000000</text:p>
          </table:table-cell>
          <table:table-cell office:value-type="date" office:date-value="2014-07-17T00:00:00" table:style-name="ce17">
            <text:p>07/17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5</text:p>
          </table:table-cell>
          <table:table-cell office:value-type="string" table:style-name="ce20">
            <text:p>2014</text:p>
          </table:table-cell>
          <table:table-cell office:value-type="date" office:date-value="2014-07-31T00:00:00" table:style-name="ce21">
            <text:p>07/31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5</text:p>
          </table:table-cell>
          <table:table-cell office:value-type="string" table:style-name="ce24">
            <text:p>2014</text:p>
          </table:table-cell>
          <table:table-cell office:value-type="float" office:value="7500000" table:style-name="ce25">
            <text:p>7500000</text:p>
          </table:table-cell>
          <table:table-cell office:value-type="string" table:style-name="ce26">
            <text:p>NSP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0077750" table:style-name="ce29">
            <text:p>10077750</text:p>
          </table:table-cell>
          <table:table-cell office:value-type="float" office:value="0" table:style-name="ce30">
            <text:p>0</text:p>
          </table:table-cell>
          <table:table-cell office:value-type="float" office:value="10077750" table:style-name="ce31">
            <text:p>1007775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</text:p>
          </table:table-cell>
          <table:table-cell office:value-type="date" office:date-value="2014-05-29T00:00:00" table:style-name="ce11">
            <text:p>05/29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AUD</text:p>
          </table:table-cell>
          <table:table-cell office:value-type="float" office:value="32500000" table:style-name="ce16">
            <text:p>32500000</text:p>
          </table:table-cell>
          <table:table-cell office:value-type="date" office:date-value="2014-05-29T00:00:00" table:style-name="ce17">
            <text:p>05/29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6-19T00:00:00" table:style-name="ce21">
            <text:p>06/19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32500000" table:style-name="ce25">
            <text:p>32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0410250" table:style-name="ce30">
            <text:p>30410250</text:p>
          </table:table-cell>
          <table:table-cell office:value-type="float" office:value="30410250" table:style-name="ce31">
            <text:p>3041025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5</text:p>
          </table:table-cell>
          <table:table-cell office:value-type="date" office:date-value="2003-06-09T00:00:00" table:style-name="ce11">
            <text:p>06/09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3-06-09T00:00:00" table:style-name="ce17">
            <text:p>06/09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14-06-06T00:00:00" table:style-name="ce21">
            <text:p>06/06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4000000" table:style-name="ce25">
            <text:p>4000000</text:p>
          </table:table-cell>
          <table:table-cell office:value-type="string" table:style-name="ce26">
            <text:p>Resource Corridor</text:p>
          </table:table-cell>
          <table:table-cell office:value-type="string" table:style-name="ce27">
            <text:p>TF014845</text:p>
          </table:table-cell>
          <table:table-cell office:value-type="string" table:style-name="ce28">
            <text:p>P145443</text:p>
          </table:table-cell>
          <table:table-cell office:value-type="float" office:value="4000000" table:style-name="ce29">
            <text:p>4000000</text:p>
          </table:table-cell>
          <table:table-cell office:value-type="float" office:value="0" table:style-name="ce30">
            <text:p>0</text:p>
          </table:table-cell>
          <table:table-cell office:value-type="float" office:value="4000000" table:style-name="ce31">
            <text:p>400000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5</text:p>
          </table:table-cell>
          <table:table-cell office:value-type="date" office:date-value="2003-06-09T00:00:00" table:style-name="ce11">
            <text:p>06/09/2003</text:p>
          </table:table-cell>
          <table:table-cell office:value-type="string" table:style-name="ce12">
            <text:p>1382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3</text:p>
          </table:table-cell>
          <table:table-cell office:value-type="string" table:style-name="ce15">
            <text:p>USD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03-06-09T00:00:00" table:style-name="ce17">
            <text:p>06/09/2003</text:p>
          </table:table-cell>
          <table:table-cell office:value-type="string" table:style-name="ce18">
            <text:p>1382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3</text:p>
          </table:table-cell>
          <table:table-cell office:value-type="date" office:date-value="2014-06-06T00:00:00" table:style-name="ce21">
            <text:p>06/06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TMAF ATP</text:p>
          </table:table-cell>
          <table:table-cell office:value-type="string" table:style-name="ce27">
            <text:p>NaN</text:p>
          </table:table-cell>
          <table:table-cell office:value-type="string" table:style-name="ce28">
            <text:p>N/A</text:p>
          </table:table-cell>
          <table:table-cell office:value-type="float" office:value="15000000" table:style-name="ce29">
            <text:p>15000000</text:p>
          </table:table-cell>
          <table:table-cell office:value-type="float" office:value="0" table:style-name="ce30">
            <text:p>0</text:p>
          </table:table-cell>
          <table:table-cell office:value-type="float" office:value="15000000" table:style-name="ce31">
            <text:p>1500000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5</text:p>
          </table:table-cell>
          <table:table-cell office:value-type="date" office:date-value="2014-05-18T00:00:00" table:style-name="ce11">
            <text:p>05/18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USD</text:p>
          </table:table-cell>
          <table:table-cell office:value-type="float" office:value="62228456" table:style-name="ce16">
            <text:p>62228456</text:p>
          </table:table-cell>
          <table:table-cell office:value-type="date" office:date-value="2014-05-18T00:00:00" table:style-name="ce17">
            <text:p>05/18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6-06T00:00:00" table:style-name="ce21">
            <text:p>06/06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43228456" table:style-name="ce25">
            <text:p>43228456</text:p>
          </table:table-cell>
          <table:table-cell office:value-type="string" table:style-name="ce26">
            <text:p>SEHAT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43228456" table:style-name="ce29">
            <text:p>43228456</text:p>
          </table:table-cell>
          <table:table-cell office:value-type="float" office:value="0" table:style-name="ce30">
            <text:p>0</text:p>
          </table:table-cell>
          <table:table-cell office:value-type="float" office:value="43228456" table:style-name="ce31">
            <text:p>43228456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DCI-ASIE/2010/258-415</text:p>
          </table:table-cell>
          <table:table-cell office:value-type="date" office:date-value="2014-05-27T00:00:00" table:style-name="ce11">
            <text:p>05/27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EUR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14-06-15T00:00:00" table:style-name="ce17">
            <text:p>06/15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6-11T00:00:00" table:style-name="ce21">
            <text:p>06/11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573300" table:style-name="ce25">
            <text:p>5733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781063.91808900004" table:style-name="ce29">
            <text:p>781063.9181</text:p>
          </table:table-cell>
          <table:table-cell office:value-type="float" office:value="0" table:style-name="ce30">
            <text:p>0</text:p>
          </table:table-cell>
          <table:table-cell office:value-type="float" office:value="781063.91808900004" table:style-name="ce31">
            <text:p>781063.9181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DCI-ASIE/2010/258-415</text:p>
          </table:table-cell>
          <table:table-cell office:value-type="date" office:date-value="2014-05-27T00:00:00" table:style-name="ce11">
            <text:p>05/27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EUR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14-06-15T00:00:00" table:style-name="ce17">
            <text:p>06/15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6-11T00:00:00" table:style-name="ce21">
            <text:p>06/11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1147200" table:style-name="ce25">
            <text:p>1147200</text:p>
          </table:table-cell>
          <table:table-cell office:value-type="string" table:style-name="ce26">
            <text:p>NERAP</text:p>
          </table:table-cell>
          <table:table-cell office:value-type="string" table:style-name="ce27">
            <text:p>TF050973</text:p>
          </table:table-cell>
          <table:table-cell office:value-type="string" table:style-name="ce28">
            <text:p>P091036</text:p>
          </table:table-cell>
          <table:table-cell office:value-type="float" office:value="1562945.276176" table:style-name="ce29">
            <text:p>1562945.276</text:p>
          </table:table-cell>
          <table:table-cell office:value-type="float" office:value="0" table:style-name="ce30">
            <text:p>0</text:p>
          </table:table-cell>
          <table:table-cell office:value-type="float" office:value="1562945.276176" table:style-name="ce31">
            <text:p>1562945.276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DCI-ASIE/2010/258-415</text:p>
          </table:table-cell>
          <table:table-cell office:value-type="date" office:date-value="2014-05-27T00:00:00" table:style-name="ce11">
            <text:p>05/27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EUR</text:p>
          </table:table-cell>
          <table:table-cell office:value-type="float" office:value="3000000" table:style-name="ce16">
            <text:p>3000000</text:p>
          </table:table-cell>
          <table:table-cell office:value-type="date" office:date-value="2014-06-15T00:00:00" table:style-name="ce17">
            <text:p>06/15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6-11T00:00:00" table:style-name="ce21">
            <text:p>06/11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1279500" table:style-name="ce25">
            <text:p>1279500</text:p>
          </table:table-cell>
          <table:table-cell office:value-type="string" table:style-name="ce26">
            <text:p>NSP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1743190.7957349999" table:style-name="ce29">
            <text:p>1743190.796</text:p>
          </table:table-cell>
          <table:table-cell office:value-type="float" office:value="0" table:style-name="ce30">
            <text:p>0</text:p>
          </table:table-cell>
          <table:table-cell office:value-type="float" office:value="1743190.7957349999" table:style-name="ce31">
            <text:p>1743190.796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DCI-ASIE/2013/318785</text:p>
          </table:table-cell>
          <table:table-cell office:value-type="date" office:date-value="2013-06-21T00:00:00" table:style-name="ce11">
            <text:p>06/21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18450000" table:style-name="ce16">
            <text:p>18450000</text:p>
          </table:table-cell>
          <table:table-cell office:value-type="date" office:date-value="2020-06-20T00:00:00" table:style-name="ce17">
            <text:p>06/20/2020</text:p>
          </table:table-cell>
          <table:table-cell office:value-type="string" table:style-name="ce18">
            <text:p>1399</text:p>
          </table:table-cell>
          <table:table-cell office:value-type="string" table:style-name="ce19">
            <text:p>2020</text:p>
          </table:table-cell>
          <table:table-cell office:value-type="string" table:style-name="ce20">
            <text:p>2020</text:p>
          </table:table-cell>
          <table:table-cell office:value-type="date" office:date-value="2014-06-10T00:00:00" table:style-name="ce21">
            <text:p>06/10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18450000" table:style-name="ce25">
            <text:p>18450000</text:p>
          </table:table-cell>
          <table:table-cell office:value-type="string" table:style-name="ce26">
            <text:p>SEHAT</text:p>
          </table:table-cell>
          <table:table-cell office:value-type="string" table:style-name="ce27">
            <text:p>TF096362</text:p>
          </table:table-cell>
          <table:table-cell office:value-type="string" table:style-name="ce28">
            <text:p>P112446</text:p>
          </table:table-cell>
          <table:table-cell office:value-type="float" office:value="25149195.010000002" table:style-name="ce29">
            <text:p>25149195.01</text:p>
          </table:table-cell>
          <table:table-cell office:value-type="float" office:value="0" table:style-name="ce30">
            <text:p>0</text:p>
          </table:table-cell>
          <table:table-cell office:value-type="float" office:value="25149195.010000002" table:style-name="ce31">
            <text:p>25149195.01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DCI-ASIE/2012/307-301</text:p>
          </table:table-cell>
          <table:table-cell office:value-type="date" office:date-value="2013-07-11T00:00:00" table:style-name="ce11">
            <text:p>07/11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19875000" table:style-name="ce16">
            <text:p>19875000</text:p>
          </table:table-cell>
          <table:table-cell office:value-type="date" office:date-value="2012-11-28T00:00:00" table:style-name="ce17">
            <text:p>11/28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2</text:p>
          </table:table-cell>
          <table:table-cell office:value-type="date" office:date-value="2014-06-12T00:00:00" table:style-name="ce21">
            <text:p>06/12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54650.559999999998" table:style-name="ce25">
            <text:p>54650.56</text:p>
          </table:table-cell>
          <table:table-cell office:value-type="string" table:style-name="ce26">
            <text:p>CBRP</text:p>
          </table:table-cell>
          <table:table-cell office:value-type="string" table:style-name="ce27">
            <text:p>TF011447</text:p>
          </table:table-cell>
          <table:table-cell office:value-type="string" table:style-name="ce28">
            <text:p>P123845</text:p>
          </table:table-cell>
          <table:table-cell office:value-type="float" office:value="74373.95" table:style-name="ce29">
            <text:p>74373.95</text:p>
          </table:table-cell>
          <table:table-cell office:value-type="float" office:value="0" table:style-name="ce30">
            <text:p>0</text:p>
          </table:table-cell>
          <table:table-cell office:value-type="float" office:value="74373.95" table:style-name="ce31">
            <text:p>74373.95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DCI-ASIE/2012/307-301</text:p>
          </table:table-cell>
          <table:table-cell office:value-type="date" office:date-value="2013-07-11T00:00:00" table:style-name="ce11">
            <text:p>07/11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7950000" table:style-name="ce16">
            <text:p>7950000</text:p>
          </table:table-cell>
          <table:table-cell office:value-type="date" office:date-value="2013-07-11T00:00:00" table:style-name="ce17">
            <text:p>07/1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4-06-09T00:00:00" table:style-name="ce21">
            <text:p>06/09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7895349.4400000004" table:style-name="ce25">
            <text:p>7895349.44</text:p>
          </table:table-cell>
          <table:table-cell office:value-type="string" table:style-name="ce26">
            <text:p>CBRP</text:p>
          </table:table-cell>
          <table:table-cell office:value-type="string" table:style-name="ce27">
            <text:p>TF011447</text:p>
          </table:table-cell>
          <table:table-cell office:value-type="string" table:style-name="ce28">
            <text:p>P123845</text:p>
          </table:table-cell>
          <table:table-cell office:value-type="float" office:value="10744781.050000001" table:style-name="ce29">
            <text:p>10744781.05</text:p>
          </table:table-cell>
          <table:table-cell office:value-type="float" office:value="0" table:style-name="ce30">
            <text:p>0</text:p>
          </table:table-cell>
          <table:table-cell office:value-type="float" office:value="10744781.050000001" table:style-name="ce31">
            <text:p>10744781.05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2</text:p>
          </table:table-cell>
          <table:table-cell office:value-type="date" office:date-value="2014-03-06T00:00:00" table:style-name="ce11">
            <text:p>03/06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EUR</text:p>
          </table:table-cell>
          <table:table-cell office:value-type="float" office:value="9000000" table:style-name="ce16">
            <text:p>9000000</text:p>
          </table:table-cell>
          <table:table-cell office:value-type="date" office:date-value="2014-03-06T00:00:00" table:style-name="ce17">
            <text:p>03/06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4-09T00:00:00" table:style-name="ce21">
            <text:p>04/09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2250000" table:style-name="ce25">
            <text:p>225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3087675" table:style-name="ce29">
            <text:p>3087675</text:p>
          </table:table-cell>
          <table:table-cell office:value-type="float" office:value="0" table:style-name="ce30">
            <text:p>0</text:p>
          </table:table-cell>
          <table:table-cell office:value-type="float" office:value="3087675" table:style-name="ce31">
            <text:p>3087675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2</text:p>
          </table:table-cell>
          <table:table-cell office:value-type="date" office:date-value="2014-03-06T00:00:00" table:style-name="ce11">
            <text:p>03/06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EUR</text:p>
          </table:table-cell>
          <table:table-cell office:value-type="float" office:value="9000000" table:style-name="ce16">
            <text:p>9000000</text:p>
          </table:table-cell>
          <table:table-cell office:value-type="date" office:date-value="2014-03-06T00:00:00" table:style-name="ce17">
            <text:p>03/06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4-09T00:00:00" table:style-name="ce21">
            <text:p>04/09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2250000" table:style-name="ce25">
            <text:p>2250000</text:p>
          </table:table-cell>
          <table:table-cell office:value-type="string" table:style-name="ce26">
            <text:p>NSP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087675" table:style-name="ce29">
            <text:p>3087675</text:p>
          </table:table-cell>
          <table:table-cell office:value-type="float" office:value="0" table:style-name="ce30">
            <text:p>0</text:p>
          </table:table-cell>
          <table:table-cell office:value-type="float" office:value="3087675" table:style-name="ce31">
            <text:p>3087675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2</text:p>
          </table:table-cell>
          <table:table-cell office:value-type="date" office:date-value="2014-03-06T00:00:00" table:style-name="ce11">
            <text:p>03/06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EUR</text:p>
          </table:table-cell>
          <table:table-cell office:value-type="float" office:value="9000000" table:style-name="ce16">
            <text:p>9000000</text:p>
          </table:table-cell>
          <table:table-cell office:value-type="date" office:date-value="2014-03-06T00:00:00" table:style-name="ce17">
            <text:p>03/06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4-09T00:00:00" table:style-name="ce21">
            <text:p>04/09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4500000" table:style-name="ce25">
            <text:p>4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175350" table:style-name="ce30">
            <text:p>6175350</text:p>
          </table:table-cell>
          <table:table-cell office:value-type="float" office:value="6175350" table:style-name="ce31">
            <text:p>617535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1001</text:p>
          </table:table-cell>
          <table:table-cell office:value-type="string" table:style-name="ce8">
            <text:p>Australia</text:p>
          </table:table-cell>
          <table:table-cell office:value-type="string" table:style-name="ce9">
            <text:p>AU</text:p>
          </table:table-cell>
          <table:table-cell office:value-type="string" table:style-name="ce10">
            <text:p>AU-18</text:p>
          </table:table-cell>
          <table:table-cell office:value-type="date" office:date-value="2014-03-25T00:00:00" table:style-name="ce11">
            <text:p>03/25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AUD</text:p>
          </table:table-cell>
          <table:table-cell office:value-type="float" office:value="30000000" table:style-name="ce16">
            <text:p>30000000</text:p>
          </table:table-cell>
          <table:table-cell office:value-type="date" office:date-value="2014-03-25T00:00:00" table:style-name="ce17">
            <text:p>03/25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4-08T00:00:00" table:style-name="ce21">
            <text:p>04/08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30000000" table:style-name="ce25">
            <text:p>3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7729000" table:style-name="ce30">
            <text:p>27729000</text:p>
          </table:table-cell>
          <table:table-cell office:value-type="float" office:value="27729000" table:style-name="ce31">
            <text:p>2772900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52</text:p>
          </table:table-cell>
          <table:table-cell office:value-type="date" office:date-value="2014-03-19T00:00:00" table:style-name="ce11">
            <text:p>03/19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CAD</text:p>
          </table:table-cell>
          <table:table-cell office:value-type="float" office:value="8500000" table:style-name="ce16">
            <text:p>8500000</text:p>
          </table:table-cell>
          <table:table-cell office:value-type="date" office:date-value="2014-03-19T00:00:00" table:style-name="ce17">
            <text:p>03/19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4-03T00:00:00" table:style-name="ce21">
            <text:p>04/03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8500000" table:style-name="ce25">
            <text:p>8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684484.1200000001" table:style-name="ce30">
            <text:p>7684484.12</text:p>
          </table:table-cell>
          <table:table-cell office:value-type="float" office:value="7684484.1200000001" table:style-name="ce31">
            <text:p>7684484.12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7</text:p>
          </table:table-cell>
          <table:table-cell office:value-type="date" office:date-value="2014-02-24T00:00:00" table:style-name="ce11">
            <text:p>02/24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USD</text:p>
          </table:table-cell>
          <table:table-cell office:value-type="float" office:value="70000000" table:style-name="ce16">
            <text:p>70000000</text:p>
          </table:table-cell>
          <table:table-cell office:value-type="date" office:date-value="2014-02-24T00:00:00" table:style-name="ce17">
            <text:p>02/24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3-18T00:00:00" table:style-name="ce21">
            <text:p>03/18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35000000" table:style-name="ce25">
            <text:p>3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35000000" table:style-name="ce30">
            <text:p>35000000</text:p>
          </table:table-cell>
          <table:table-cell office:value-type="float" office:value="35000000" table:style-name="ce31">
            <text:p>3500000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7</text:p>
          </table:table-cell>
          <table:table-cell office:value-type="date" office:date-value="2014-02-24T00:00:00" table:style-name="ce11">
            <text:p>02/24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USD</text:p>
          </table:table-cell>
          <table:table-cell office:value-type="float" office:value="70000000" table:style-name="ce16">
            <text:p>70000000</text:p>
          </table:table-cell>
          <table:table-cell office:value-type="date" office:date-value="2014-02-24T00:00:00" table:style-name="ce17">
            <text:p>02/24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3-18T00:00:00" table:style-name="ce21">
            <text:p>03/18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10000000" table:style-name="ce25">
            <text:p>10000000</text:p>
          </table:table-cell>
          <table:table-cell office:value-type="string" table:style-name="ce26">
            <text:p>PFMR II</text:p>
          </table:table-cell>
          <table:table-cell office:value-type="string" table:style-name="ce27">
            <text:p>TF010024</text:p>
          </table:table-cell>
          <table:table-cell office:value-type="string" table:style-name="ce28">
            <text:p>P120427</text:p>
          </table:table-cell>
          <table:table-cell office:value-type="float" office:value="10000000" table:style-name="ce29">
            <text:p>10000000</text:p>
          </table:table-cell>
          <table:table-cell office:value-type="float" office:value="0" table:style-name="ce30">
            <text:p>0</text:p>
          </table:table-cell>
          <table:table-cell office:value-type="float" office:value="10000000" table:style-name="ce31">
            <text:p>1000000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3004</text:p>
          </table:table-cell>
          <table:table-cell office:value-type="string" table:style-name="ce8">
            <text:p>Japan</text:p>
          </table:table-cell>
          <table:table-cell office:value-type="string" table:style-name="ce9">
            <text:p>JP</text:p>
          </table:table-cell>
          <table:table-cell office:value-type="string" table:style-name="ce10">
            <text:p>JP-7</text:p>
          </table:table-cell>
          <table:table-cell office:value-type="date" office:date-value="2014-02-24T00:00:00" table:style-name="ce11">
            <text:p>02/24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USD</text:p>
          </table:table-cell>
          <table:table-cell office:value-type="float" office:value="70000000" table:style-name="ce16">
            <text:p>70000000</text:p>
          </table:table-cell>
          <table:table-cell office:value-type="date" office:date-value="2014-02-24T00:00:00" table:style-name="ce17">
            <text:p>02/24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3-18T00:00:00" table:style-name="ce21">
            <text:p>03/18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25000000" table:style-name="ce25">
            <text:p>25000000</text:p>
          </table:table-cell>
          <table:table-cell office:value-type="string" table:style-name="ce26">
            <text:p>HLP</text:p>
          </table:table-cell>
          <table:table-cell office:value-type="string" table:style-name="ce27">
            <text:p>TF091885</text:p>
          </table:table-cell>
          <table:table-cell office:value-type="string" table:style-name="ce28">
            <text:p>P098256</text:p>
          </table:table-cell>
          <table:table-cell office:value-type="float" office:value="25000000" table:style-name="ce29">
            <text:p>25000000</text:p>
          </table:table-cell>
          <table:table-cell office:value-type="float" office:value="0" table:style-name="ce30">
            <text:p>0</text:p>
          </table:table-cell>
          <table:table-cell office:value-type="float" office:value="25000000" table:style-name="ce31">
            <text:p>25000000</text:p>
          </table:table-cell>
          <table:table-cell table:number-columns-repeated="16355"/>
        </table:table-row>
        <table:table-row table:style-name="ro2">
          <table:table-cell office:value-type="date" office:date-value="2014-10-22T00:00:00" table:style-name="ce3">
            <text:p>10/22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4</text:p>
          </table:table-cell>
          <table:table-cell office:value-type="date" office:date-value="2014-01-08T00:00:00" table:style-name="ce11">
            <text:p>01/08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USD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14-01-08T00:00:00" table:style-name="ce17">
            <text:p>01/08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3-07T00:00:00" table:style-name="ce21">
            <text:p>03/07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000000" table:style-name="ce30">
            <text:p>15000000</text:p>
          </table:table-cell>
          <table:table-cell office:value-type="float" office:value="15000000" table:style-name="ce31">
            <text:p>15000000</text:p>
          </table:table-cell>
          <table:table-cell table:number-columns-repeated="16355"/>
        </table:table-row>
        <table:table-row table:style-name="ro2">
          <table:table-cell office:value-type="date" office:date-value="2013-08-22T00:00:00" table:style-name="ce3">
            <text:p>08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Main</text:p>
          </table:table-cell>
          <table:table-cell office:value-type="date" office:date-value="2002-12-12T00:00:00" table:style-name="ce11">
            <text:p>12/12/2002</text:p>
          </table:table-cell>
          <table:table-cell office:value-type="string" table:style-name="ce12">
            <text:p>1381</text:p>
          </table:table-cell>
          <table:table-cell office:value-type="string" table:style-name="ce13">
            <text:p>2003</text:p>
          </table:table-cell>
          <table:table-cell office:value-type="string" table:style-name="ce14">
            <text:p>2002</text:p>
          </table:table-cell>
          <table:table-cell office:value-type="string" table:style-name="ce15">
            <text:p>EUR</text:p>
          </table:table-cell>
          <table:table-cell office:value-type="float" office:value="18.5" table:style-name="ce16">
            <text:p>18.5</text:p>
          </table:table-cell>
          <table:table-cell office:value-type="date" office:date-value="2002-12-12T00:00:00" table:style-name="ce17">
            <text:p>12/12/2002</text:p>
          </table:table-cell>
          <table:table-cell office:value-type="string" table:style-name="ce18">
            <text:p>1381</text:p>
          </table:table-cell>
          <table:table-cell office:value-type="string" table:style-name="ce19">
            <text:p>2003</text:p>
          </table:table-cell>
          <table:table-cell office:value-type="string" table:style-name="ce20">
            <text:p>2002</text:p>
          </table:table-cell>
          <table:table-cell office:value-type="date" office:date-value="2013-08-05T00:00:00" table:style-name="ce21">
            <text:p>08/0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18.54" table:style-name="ce25">
            <text:p>18.54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4.48" table:style-name="ce30">
            <text:p>24.48</text:p>
          </table:table-cell>
          <table:table-cell office:value-type="float" office:value="24.48" table:style-name="ce31">
            <text:p>24.48</text:p>
          </table:table-cell>
          <table:table-cell table:number-columns-repeated="16355"/>
        </table:table-row>
        <table:table-row table:style-name="ro2">
          <table:table-cell office:value-type="date" office:date-value="2013-08-22T00:00:00" table:style-name="ce3">
            <text:p>08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0</text:p>
          </table:table-cell>
          <table:table-cell office:value-type="date" office:date-value="2012-03-01T00:00:00" table:style-name="ce11">
            <text:p>03/01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8450000" table:style-name="ce16">
            <text:p>84500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3-08-05T00:00:00" table:style-name="ce21">
            <text:p>08/0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5025000" table:style-name="ce25">
            <text:p>5025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649582.5" table:style-name="ce30">
            <text:p>6649582.5</text:p>
          </table:table-cell>
          <table:table-cell office:value-type="float" office:value="6649582.5" table:style-name="ce31">
            <text:p>6649582.5</text:p>
          </table:table-cell>
          <table:table-cell table:number-columns-repeated="16355"/>
        </table:table-row>
        <table:table-row table:style-name="ro2">
          <table:table-cell office:value-type="date" office:date-value="2013-08-22T00:00:00" table:style-name="ce3">
            <text:p>08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0</text:p>
          </table:table-cell>
          <table:table-cell office:value-type="date" office:date-value="2012-03-01T00:00:00" table:style-name="ce11">
            <text:p>03/01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8450000" table:style-name="ce16">
            <text:p>8450000</text:p>
          </table:table-cell>
          <table:table-cell office:value-type="date" office:date-value="2012-03-31T00:00:00" table:style-name="ce17">
            <text:p>03/31/2012</text:p>
          </table:table-cell>
          <table:table-cell office:value-type="string" table:style-name="ce18">
            <text:p>1391</text:p>
          </table:table-cell>
          <table:table-cell office:value-type="string" table:style-name="ce19">
            <text:p>2012</text:p>
          </table:table-cell>
          <table:table-cell office:value-type="string" table:style-name="ce20">
            <text:p>2012</text:p>
          </table:table-cell>
          <table:table-cell office:value-type="date" office:date-value="2013-08-05T00:00:00" table:style-name="ce21">
            <text:p>08/0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2512500" table:style-name="ce25">
            <text:p>2512500</text:p>
          </table:table-cell>
          <table:table-cell office:value-type="string" table:style-name="ce26">
            <text:p>NSP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324791.25" table:style-name="ce29">
            <text:p>3324791.25</text:p>
          </table:table-cell>
          <table:table-cell office:value-type="float" office:value="0" table:style-name="ce30">
            <text:p>0</text:p>
          </table:table-cell>
          <table:table-cell office:value-type="float" office:value="3324791.25" table:style-name="ce31">
            <text:p>3324791.25</text:p>
          </table:table-cell>
          <table:table-cell table:number-columns-repeated="16355"/>
        </table:table-row>
        <table:table-row table:style-name="ro2">
          <table:table-cell office:value-type="date" office:date-value="2013-08-22T00:00:00" table:style-name="ce3">
            <text:p>08/22/2013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20001</text:p>
          </table:table-cell>
          <table:table-cell office:value-type="string" table:style-name="ce8">
            <text:p>Finland</text:p>
          </table:table-cell>
          <table:table-cell office:value-type="string" table:style-name="ce9">
            <text:p>FI</text:p>
          </table:table-cell>
          <table:table-cell office:value-type="string" table:style-name="ce10">
            <text:p>FI-10</text:p>
          </table:table-cell>
          <table:table-cell office:value-type="date" office:date-value="2012-03-01T00:00:00" table:style-name="ce11">
            <text:p>03/01/2012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2</text:p>
          </table:table-cell>
          <table:table-cell office:value-type="string" table:style-name="ce15">
            <text:p>EUR</text:p>
          </table:table-cell>
          <table:table-cell office:value-type="float" office:value="10050000" table:style-name="ce16">
            <text:p>10050000</text:p>
          </table:table-cell>
          <table:table-cell office:value-type="date" office:date-value="2013-03-31T00:00:00" table:style-name="ce17">
            <text:p>03/3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8-05T00:00:00" table:style-name="ce21">
            <text:p>08/0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2512500" table:style-name="ce25">
            <text:p>2512500</text:p>
          </table:table-cell>
          <table:table-cell office:value-type="string" table:style-name="ce26">
            <text:p>AREDP</text:p>
          </table:table-cell>
          <table:table-cell office:value-type="string" table:style-name="ce27">
            <text:p>TF098045</text:p>
          </table:table-cell>
          <table:table-cell office:value-type="string" table:style-name="ce28">
            <text:p>P110407</text:p>
          </table:table-cell>
          <table:table-cell office:value-type="float" office:value="3324791.25" table:style-name="ce29">
            <text:p>3324791.25</text:p>
          </table:table-cell>
          <table:table-cell office:value-type="float" office:value="0" table:style-name="ce30">
            <text:p>0</text:p>
          </table:table-cell>
          <table:table-cell office:value-type="float" office:value="3324791.25" table:style-name="ce31">
            <text:p>3324791.25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5001</text:p>
          </table:table-cell>
          <table:table-cell office:value-type="string" table:style-name="ce8">
            <text:p>United Kingdom</text:p>
          </table:table-cell>
          <table:table-cell office:value-type="string" table:style-name="ce9">
            <text:p>GB</text:p>
          </table:table-cell>
          <table:table-cell office:value-type="string" table:style-name="ce10">
            <text:p>GB-36</text:p>
          </table:table-cell>
          <table:table-cell office:value-type="date" office:date-value="2011-12-07T00:00:00" table:style-name="ce11">
            <text:p>12/07/2011</text:p>
          </table:table-cell>
          <table:table-cell office:value-type="string" table:style-name="ce12">
            <text:p>1390</text:p>
          </table:table-cell>
          <table:table-cell office:value-type="string" table:style-name="ce13">
            <text:p>2012</text:p>
          </table:table-cell>
          <table:table-cell office:value-type="string" table:style-name="ce14">
            <text:p>2011</text:p>
          </table:table-cell>
          <table:table-cell office:value-type="string" table:style-name="ce15">
            <text:p>GBP</text:p>
          </table:table-cell>
          <table:table-cell office:value-type="float" office:value="42500000" table:style-name="ce16">
            <text:p>42500000</text:p>
          </table:table-cell>
          <table:table-cell office:value-type="date" office:date-value="2013-03-31T00:00:00" table:style-name="ce17">
            <text:p>03/3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8-30T00:00:00" table:style-name="ce21">
            <text:p>08/30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42500000" table:style-name="ce25">
            <text:p>42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5717750.009999998" table:style-name="ce30">
            <text:p>65717750.01</text:p>
          </table:table-cell>
          <table:table-cell office:value-type="float" office:value="65717750.009999998" table:style-name="ce31">
            <text:p>65717750.01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2</text:p>
          </table:table-cell>
          <table:table-cell office:value-type="date" office:date-value="2010-08-12T00:00:00" table:style-name="ce11">
            <text:p>08/12/2010</text:p>
          </table:table-cell>
          <table:table-cell office:value-type="string" table:style-name="ce12">
            <text:p>1389</text:p>
          </table:table-cell>
          <table:table-cell office:value-type="string" table:style-name="ce13">
            <text:p>2011</text:p>
          </table:table-cell>
          <table:table-cell office:value-type="string" table:style-name="ce14">
            <text:p>2010</text:p>
          </table:table-cell>
          <table:table-cell office:value-type="string" table:style-name="ce15">
            <text:p>SEK</text:p>
          </table:table-cell>
          <table:table-cell office:value-type="float" office:value="140000000" table:style-name="ce16">
            <text:p>140000000</text:p>
          </table:table-cell>
          <table:table-cell office:value-type="date" office:date-value="2013-06-30T00:00:00" table:style-name="ce17">
            <text:p>06/30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08-30T00:00:00" table:style-name="ce21">
            <text:p>08/30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120000000" table:style-name="ce25">
            <text:p>1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8437994.559999999" table:style-name="ce30">
            <text:p>18437994.56</text:p>
          </table:table-cell>
          <table:table-cell office:value-type="float" office:value="18437994.559999999" table:style-name="ce31">
            <text:p>18437994.56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</text:p>
          </table:table-cell>
          <table:table-cell office:value-type="date" office:date-value="2013-07-05T00:00:00" table:style-name="ce11">
            <text:p>07/05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USD</text:p>
          </table:table-cell>
          <table:table-cell office:value-type="float" office:value="218585500" table:style-name="ce16">
            <text:p>218585500</text:p>
          </table:table-cell>
          <table:table-cell office:value-type="date" office:date-value="2013-06-19T00:00:00" table:style-name="ce17">
            <text:p>06/19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10-21T00:00:00" table:style-name="ce21">
            <text:p>10/21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50000000" table:style-name="ce25">
            <text:p>5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50000000" table:style-name="ce29">
            <text:p>50000000</text:p>
          </table:table-cell>
          <table:table-cell office:value-type="float" office:value="0" table:style-name="ce30">
            <text:p>0</text:p>
          </table:table-cell>
          <table:table-cell office:value-type="float" office:value="50000000" table:style-name="ce31">
            <text:p>50000000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</text:p>
          </table:table-cell>
          <table:table-cell office:value-type="date" office:date-value="2013-07-05T00:00:00" table:style-name="ce11">
            <text:p>07/05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USD</text:p>
          </table:table-cell>
          <table:table-cell office:value-type="float" office:value="218585500" table:style-name="ce16">
            <text:p>218585500</text:p>
          </table:table-cell>
          <table:table-cell office:value-type="date" office:date-value="2013-06-19T00:00:00" table:style-name="ce17">
            <text:p>06/19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10-21T00:00:00" table:style-name="ce21">
            <text:p>10/21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6000000" table:style-name="ce25">
            <text:p>6000000</text:p>
          </table:table-cell>
          <table:table-cell office:value-type="string" table:style-name="ce26">
            <text:p>PFMR II</text:p>
          </table:table-cell>
          <table:table-cell office:value-type="string" table:style-name="ce27">
            <text:p>TF010024</text:p>
          </table:table-cell>
          <table:table-cell office:value-type="string" table:style-name="ce28">
            <text:p>P120427</text:p>
          </table:table-cell>
          <table:table-cell office:value-type="float" office:value="6000000" table:style-name="ce29">
            <text:p>6000000</text:p>
          </table:table-cell>
          <table:table-cell office:value-type="float" office:value="0" table:style-name="ce30">
            <text:p>0</text:p>
          </table:table-cell>
          <table:table-cell office:value-type="float" office:value="6000000" table:style-name="ce31">
            <text:p>6000000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3</text:p>
          </table:table-cell>
          <table:table-cell office:value-type="date" office:date-value="2013-07-05T00:00:00" table:style-name="ce11">
            <text:p>07/05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USD</text:p>
          </table:table-cell>
          <table:table-cell office:value-type="float" office:value="218585500" table:style-name="ce16">
            <text:p>218585500</text:p>
          </table:table-cell>
          <table:table-cell office:value-type="date" office:date-value="2013-06-19T00:00:00" table:style-name="ce17">
            <text:p>06/19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3</text:p>
          </table:table-cell>
          <table:table-cell office:value-type="string" table:style-name="ce20">
            <text:p>2013</text:p>
          </table:table-cell>
          <table:table-cell office:value-type="date" office:date-value="2013-10-21T00:00:00" table:style-name="ce21">
            <text:p>10/21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162585500" table:style-name="ce25">
            <text:p>1625855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62585500" table:style-name="ce30">
            <text:p>162585500</text:p>
          </table:table-cell>
          <table:table-cell office:value-type="float" office:value="162585500" table:style-name="ce31">
            <text:p>162585500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800004</text:p>
          </table:table-cell>
          <table:table-cell office:value-type="string" table:style-name="ce8">
            <text:p>Estonia</text:p>
          </table:table-cell>
          <table:table-cell office:value-type="string" table:style-name="ce9">
            <text:p>EE</text:p>
          </table:table-cell>
          <table:table-cell office:value-type="string" table:style-name="ce10">
            <text:p>EE-3</text:p>
          </table:table-cell>
          <table:table-cell office:value-type="date" office:date-value="2013-10-24T00:00:00" table:style-name="ce11">
            <text:p>10/24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500000" table:style-name="ce16">
            <text:p>500000</text:p>
          </table:table-cell>
          <table:table-cell office:value-type="date" office:date-value="2013-10-11T00:00:00" table:style-name="ce17">
            <text:p>10/1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1-15T00:00:00" table:style-name="ce21">
            <text:p>11/1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250000" table:style-name="ce25">
            <text:p>25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335425" table:style-name="ce29">
            <text:p>335425</text:p>
          </table:table-cell>
          <table:table-cell office:value-type="float" office:value="0" table:style-name="ce30">
            <text:p>0</text:p>
          </table:table-cell>
          <table:table-cell office:value-type="float" office:value="335425" table:style-name="ce31">
            <text:p>335425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800004</text:p>
          </table:table-cell>
          <table:table-cell office:value-type="string" table:style-name="ce8">
            <text:p>Estonia</text:p>
          </table:table-cell>
          <table:table-cell office:value-type="string" table:style-name="ce9">
            <text:p>EE</text:p>
          </table:table-cell>
          <table:table-cell office:value-type="string" table:style-name="ce10">
            <text:p>EE-3</text:p>
          </table:table-cell>
          <table:table-cell office:value-type="date" office:date-value="2013-10-24T00:00:00" table:style-name="ce11">
            <text:p>10/24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500000" table:style-name="ce16">
            <text:p>500000</text:p>
          </table:table-cell>
          <table:table-cell office:value-type="date" office:date-value="2013-10-11T00:00:00" table:style-name="ce17">
            <text:p>10/11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1-15T00:00:00" table:style-name="ce21">
            <text:p>11/15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250000" table:style-name="ce25">
            <text:p>25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0" table:style-name="ce29">
            <text:p>0</text:p>
          </table:table-cell>
          <table:table-cell office:value-type="float" office:value="335425" table:style-name="ce30">
            <text:p>335425</text:p>
          </table:table-cell>
          <table:table-cell office:value-type="float" office:value="335425" table:style-name="ce31">
            <text:p>335425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21</text:p>
          </table:table-cell>
          <table:table-cell office:value-type="date" office:date-value="2013-11-05T00:00:00" table:style-name="ce11">
            <text:p>11/05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NOK</text:p>
          </table:table-cell>
          <table:table-cell office:value-type="float" office:value="300000000" table:style-name="ce16">
            <text:p>300000000</text:p>
          </table:table-cell>
          <table:table-cell office:value-type="date" office:date-value="2013-12-21T00:00:00" table:style-name="ce17">
            <text:p>12/21/2013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1-19T00:00:00" table:style-name="ce21">
            <text:p>11/19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300000000" table:style-name="ce25">
            <text:p>30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8842434.310000002" table:style-name="ce30">
            <text:p>48842434.31</text:p>
          </table:table-cell>
          <table:table-cell office:value-type="float" office:value="48842434.310000002" table:style-name="ce31">
            <text:p>48842434.31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5</text:p>
          </table:table-cell>
          <table:table-cell office:value-type="date" office:date-value="2013-11-19T00:00:00" table:style-name="ce11">
            <text:p>11/19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DKK</text:p>
          </table:table-cell>
          <table:table-cell office:value-type="float" office:value="18000000" table:style-name="ce16">
            <text:p>18000000</text:p>
          </table:table-cell>
          <table:table-cell office:value-type="date" office:date-value="2013-12-20T00:00:00" table:style-name="ce17">
            <text:p>12/20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09T00:00:00" table:style-name="ce21">
            <text:p>12/09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18000000" table:style-name="ce25">
            <text:p>18000000</text:p>
          </table:table-cell>
          <table:table-cell office:value-type="string" table:style-name="ce26">
            <text:p>NSP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3278389.95" table:style-name="ce29">
            <text:p>3278389.95</text:p>
          </table:table-cell>
          <table:table-cell office:value-type="float" office:value="0" table:style-name="ce30">
            <text:p>0</text:p>
          </table:table-cell>
          <table:table-cell office:value-type="float" office:value="3278389.95" table:style-name="ce31">
            <text:p>3278389.95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9001</text:p>
          </table:table-cell>
          <table:table-cell office:value-type="string" table:style-name="ce8">
            <text:p>Denmark</text:p>
          </table:table-cell>
          <table:table-cell office:value-type="string" table:style-name="ce9">
            <text:p>DK</text:p>
          </table:table-cell>
          <table:table-cell office:value-type="string" table:style-name="ce10">
            <text:p>DK-15</text:p>
          </table:table-cell>
          <table:table-cell office:value-type="date" office:date-value="2013-11-19T00:00:00" table:style-name="ce11">
            <text:p>11/19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DKK</text:p>
          </table:table-cell>
          <table:table-cell office:value-type="float" office:value="40770000" table:style-name="ce16">
            <text:p>40770000</text:p>
          </table:table-cell>
          <table:table-cell office:value-type="date" office:date-value="2013-12-20T00:00:00" table:style-name="ce17">
            <text:p>12/20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09T00:00:00" table:style-name="ce21">
            <text:p>12/09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40770000" table:style-name="ce25">
            <text:p>4077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7425553.2199999997" table:style-name="ce30">
            <text:p>7425553.22</text:p>
          </table:table-cell>
          <table:table-cell office:value-type="float" office:value="7425553.2199999997" table:style-name="ce31">
            <text:p>7425553.22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0001</text:p>
          </table:table-cell>
          <table:table-cell office:value-type="string" table:style-name="ce8">
            <text:p>Netherlands</text:p>
          </table:table-cell>
          <table:table-cell office:value-type="string" table:style-name="ce9">
            <text:p>NL</text:p>
          </table:table-cell>
          <table:table-cell office:value-type="string" table:style-name="ce10">
            <text:p>NL-16</text:p>
          </table:table-cell>
          <table:table-cell office:value-type="date" office:date-value="2013-11-27T00:00:00" table:style-name="ce11">
            <text:p>11/27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17500000" table:style-name="ce16">
            <text:p>17500000</text:p>
          </table:table-cell>
          <table:table-cell office:value-type="date" office:date-value="2013-11-25T00:00:00" table:style-name="ce17">
            <text:p>11/25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06T00:00:00" table:style-name="ce21">
            <text:p>12/06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17500000" table:style-name="ce25">
            <text:p>17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3780750" table:style-name="ce30">
            <text:p>23780750</text:p>
          </table:table-cell>
          <table:table-cell office:value-type="float" office:value="23780750" table:style-name="ce31">
            <text:p>23780750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7001</text:p>
          </table:table-cell>
          <table:table-cell office:value-type="string" table:style-name="ce8">
            <text:p>France</text:p>
          </table:table-cell>
          <table:table-cell office:value-type="string" table:style-name="ce9">
            <text:p>FR</text:p>
          </table:table-cell>
          <table:table-cell office:value-type="string" table:style-name="ce10">
            <text:p>FR-5</text:p>
          </table:table-cell>
          <table:table-cell office:value-type="date" office:date-value="2013-12-03T00:00:00" table:style-name="ce11">
            <text:p>12/03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4000000" table:style-name="ce16">
            <text:p>4000000</text:p>
          </table:table-cell>
          <table:table-cell office:value-type="date" office:date-value="2013-11-29T00:00:00" table:style-name="ce17">
            <text:p>11/29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16T00:00:00" table:style-name="ce21">
            <text:p>12/16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4000000" table:style-name="ce25">
            <text:p>4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515200" table:style-name="ce30">
            <text:p>5515200</text:p>
          </table:table-cell>
          <table:table-cell office:value-type="float" office:value="5515200" table:style-name="ce31">
            <text:p>5515200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1001</text:p>
          </table:table-cell>
          <table:table-cell office:value-type="string" table:style-name="ce8">
            <text:p>Norway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NO-21</text:p>
          </table:table-cell>
          <table:table-cell office:value-type="date" office:date-value="2013-11-05T00:00:00" table:style-name="ce11">
            <text:p>11/05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NOK</text:p>
          </table:table-cell>
          <table:table-cell office:value-type="float" office:value="225000000" table:style-name="ce16">
            <text:p>225000000</text:p>
          </table:table-cell>
          <table:table-cell office:value-type="date" office:date-value="2014-12-21T00:00:00" table:style-name="ce17">
            <text:p>12/21/2014</text:p>
          </table:table-cell>
          <table:table-cell office:value-type="string" table:style-name="ce18">
            <text:p>1394</text:p>
          </table:table-cell>
          <table:table-cell office:value-type="string" table:style-name="ce19">
            <text:p>2015</text:p>
          </table:table-cell>
          <table:table-cell office:value-type="string" table:style-name="ce20">
            <text:p>2014</text:p>
          </table:table-cell>
          <table:table-cell office:value-type="date" office:date-value="2013-12-16T00:00:00" table:style-name="ce21">
            <text:p>12/16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14733000" table:style-name="ce25">
            <text:p>14733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395960.39" table:style-name="ce30">
            <text:p>2395960.39</text:p>
          </table:table-cell>
          <table:table-cell office:value-type="float" office:value="2395960.39" table:style-name="ce31">
            <text:p>2395960.39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8</text:p>
          </table:table-cell>
          <table:table-cell office:value-type="date" office:date-value="2013-12-06T00:00:00" table:style-name="ce11">
            <text:p>12/06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13-12-04T00:00:00" table:style-name="ce17">
            <text:p>12/04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20T00:00:00" table:style-name="ce21">
            <text:p>12/20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7498000.010000002" table:style-name="ce30">
            <text:p>27498000.01</text:p>
          </table:table-cell>
          <table:table-cell office:value-type="float" office:value="27498000.010000002" table:style-name="ce31">
            <text:p>27498000.01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2005</text:p>
          </table:table-cell>
          <table:table-cell office:value-type="string" table:style-name="ce8">
            <text:p>Germany</text:p>
          </table:table-cell>
          <table:table-cell office:value-type="string" table:style-name="ce9">
            <text:p>DE</text:p>
          </table:table-cell>
          <table:table-cell office:value-type="string" table:style-name="ce10">
            <text:p>DE-19</text:p>
          </table:table-cell>
          <table:table-cell office:value-type="date" office:date-value="2013-12-06T00:00:00" table:style-name="ce11">
            <text:p>12/06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20000000" table:style-name="ce16">
            <text:p>20000000</text:p>
          </table:table-cell>
          <table:table-cell office:value-type="date" office:date-value="2013-12-04T00:00:00" table:style-name="ce17">
            <text:p>12/04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19T00:00:00" table:style-name="ce21">
            <text:p>12/19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20000000" table:style-name="ce25">
            <text:p>2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7510000" table:style-name="ce30">
            <text:p>27510000</text:p>
          </table:table-cell>
          <table:table-cell office:value-type="float" office:value="27510000" table:style-name="ce31">
            <text:p>27510000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7</text:p>
          </table:table-cell>
          <table:table-cell office:value-type="date" office:date-value="2013-11-20T00:00:00" table:style-name="ce11">
            <text:p>11/20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SEK</text:p>
          </table:table-cell>
          <table:table-cell office:value-type="float" office:value="120000000" table:style-name="ce16">
            <text:p>120000000</text:p>
          </table:table-cell>
          <table:table-cell office:value-type="date" office:date-value="2013-11-27T00:00:00" table:style-name="ce17">
            <text:p>11/27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20T00:00:00" table:style-name="ce21">
            <text:p>12/20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40000000" table:style-name="ce25">
            <text:p>40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6111068.6733333301" table:style-name="ce30">
            <text:p>6111068.673</text:p>
          </table:table-cell>
          <table:table-cell office:value-type="float" office:value="6111068.6733333301" table:style-name="ce31">
            <text:p>6111068.673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7</text:p>
          </table:table-cell>
          <table:table-cell office:value-type="date" office:date-value="2013-11-20T00:00:00" table:style-name="ce11">
            <text:p>11/20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SEK</text:p>
          </table:table-cell>
          <table:table-cell office:value-type="float" office:value="120000000" table:style-name="ce16">
            <text:p>120000000</text:p>
          </table:table-cell>
          <table:table-cell office:value-type="date" office:date-value="2013-11-27T00:00:00" table:style-name="ce17">
            <text:p>11/27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20T00:00:00" table:style-name="ce21">
            <text:p>12/20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40000000" table:style-name="ce25">
            <text:p>40000000</text:p>
          </table:table-cell>
          <table:table-cell office:value-type="string" table:style-name="ce26">
            <text:p>NSP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6111068.6733333301" table:style-name="ce29">
            <text:p>6111068.673</text:p>
          </table:table-cell>
          <table:table-cell office:value-type="float" office:value="0" table:style-name="ce30">
            <text:p>0</text:p>
          </table:table-cell>
          <table:table-cell office:value-type="float" office:value="6111068.6733333301" table:style-name="ce31">
            <text:p>6111068.673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4001</text:p>
          </table:table-cell>
          <table:table-cell office:value-type="string" table:style-name="ce8">
            <text:p>Sweden</text:p>
          </table:table-cell>
          <table:table-cell office:value-type="string" table:style-name="ce9">
            <text:p>SE</text:p>
          </table:table-cell>
          <table:table-cell office:value-type="string" table:style-name="ce10">
            <text:p>SE-17</text:p>
          </table:table-cell>
          <table:table-cell office:value-type="date" office:date-value="2013-11-20T00:00:00" table:style-name="ce11">
            <text:p>11/20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SEK</text:p>
          </table:table-cell>
          <table:table-cell office:value-type="float" office:value="120000000" table:style-name="ce16">
            <text:p>120000000</text:p>
          </table:table-cell>
          <table:table-cell office:value-type="date" office:date-value="2013-11-27T00:00:00" table:style-name="ce17">
            <text:p>11/27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20T00:00:00" table:style-name="ce21">
            <text:p>12/20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40000000" table:style-name="ce25">
            <text:p>40000000</text:p>
          </table:table-cell>
          <table:table-cell office:value-type="string" table:style-name="ce26">
            <text:p>EQUIP</text:p>
          </table:table-cell>
          <table:table-cell office:value-type="string" table:style-name="ce27">
            <text:p>TF054730</text:p>
          </table:table-cell>
          <table:table-cell office:value-type="string" table:style-name="ce28">
            <text:p>P083964</text:p>
          </table:table-cell>
          <table:table-cell office:value-type="float" office:value="6111068.6733333301" table:style-name="ce29">
            <text:p>6111068.673</text:p>
          </table:table-cell>
          <table:table-cell office:value-type="float" office:value="0" table:style-name="ce30">
            <text:p>0</text:p>
          </table:table-cell>
          <table:table-cell office:value-type="float" office:value="6111068.6733333301" table:style-name="ce31">
            <text:p>6111068.673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40002</text:p>
          </table:table-cell>
          <table:table-cell office:value-type="string" table:style-name="ce8">
            <text:p>Poland</text:p>
          </table:table-cell>
          <table:table-cell office:value-type="string" table:style-name="ce9">
            <text:p>PL</text:p>
          </table:table-cell>
          <table:table-cell office:value-type="string" table:style-name="ce10">
            <text:p>PL-8</text:p>
          </table:table-cell>
          <table:table-cell office:value-type="date" office:date-value="2013-11-22T00:00:00" table:style-name="ce11">
            <text:p>11/22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PLN</text:p>
          </table:table-cell>
          <table:table-cell office:value-type="float" office:value="1800000" table:style-name="ce16">
            <text:p>1800000</text:p>
          </table:table-cell>
          <table:table-cell office:value-type="date" office:date-value="2013-11-27T00:00:00" table:style-name="ce17">
            <text:p>11/27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3-12-17T00:00:00" table:style-name="ce21">
            <text:p>12/17/2013</text:p>
          </table:table-cell>
          <table:table-cell office:value-type="string" table:style-name="ce22">
            <text:p>1392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3</text:p>
          </table:table-cell>
          <table:table-cell office:value-type="float" office:value="587697" table:style-name="ce25">
            <text:p>587697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87697" table:style-name="ce30">
            <text:p>587697</text:p>
          </table:table-cell>
          <table:table-cell office:value-type="float" office:value="587697" table:style-name="ce31">
            <text:p>587697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12</text:p>
          </table:table-cell>
          <table:table-cell office:value-type="date" office:date-value="2013-03-12T00:00:00" table:style-name="ce11">
            <text:p>03/12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13-11-29T00:00:00" table:style-name="ce17">
            <text:p>11/29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4-01-08T00:00:00" table:style-name="ce21">
            <text:p>01/08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2000000" table:style-name="ce25">
            <text:p>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2721000" table:style-name="ce30">
            <text:p>2721000</text:p>
          </table:table-cell>
          <table:table-cell office:value-type="float" office:value="2721000" table:style-name="ce31">
            <text:p>2721000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18001</text:p>
          </table:table-cell>
          <table:table-cell office:value-type="string" table:style-name="ce8">
            <text:p>Italy</text:p>
          </table:table-cell>
          <table:table-cell office:value-type="string" table:style-name="ce9">
            <text:p>IT</text:p>
          </table:table-cell>
          <table:table-cell office:value-type="string" table:style-name="ce10">
            <text:p>IT-12</text:p>
          </table:table-cell>
          <table:table-cell office:value-type="date" office:date-value="2013-03-12T00:00:00" table:style-name="ce11">
            <text:p>03/12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3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6000000" table:style-name="ce16">
            <text:p>6000000</text:p>
          </table:table-cell>
          <table:table-cell office:value-type="date" office:date-value="2013-11-29T00:00:00" table:style-name="ce17">
            <text:p>11/29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4-01-06T00:00:00" table:style-name="ce21">
            <text:p>01/06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4000000" table:style-name="ce25">
            <text:p>4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5475600" table:style-name="ce30">
            <text:p>5475600</text:p>
          </table:table-cell>
          <table:table-cell office:value-type="float" office:value="5475600" table:style-name="ce31">
            <text:p>5475600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DCI-ASIE/2013/331-133</text:p>
          </table:table-cell>
          <table:table-cell office:value-type="date" office:date-value="2013-12-09T00:00:00" table:style-name="ce11">
            <text:p>12/09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1900000" table:style-name="ce16">
            <text:p>1900000</text:p>
          </table:table-cell>
          <table:table-cell office:value-type="date" office:date-value="2013-12-04T00:00:00" table:style-name="ce17">
            <text:p>12/04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4-01-02T00:00:00" table:style-name="ce21">
            <text:p>01/02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1900000" table:style-name="ce25">
            <text:p>1900000</text:p>
          </table:table-cell>
          <table:table-cell office:value-type="string" table:style-name="ce26">
            <text:p>NSP</text:p>
          </table:table-cell>
          <table:table-cell office:value-type="string" table:style-name="ce27">
            <text:p>TF090205</text:p>
          </table:table-cell>
          <table:table-cell office:value-type="string" table:style-name="ce28">
            <text:p>P102288</text:p>
          </table:table-cell>
          <table:table-cell office:value-type="float" office:value="2633172" table:style-name="ce29">
            <text:p>2633172</text:p>
          </table:table-cell>
          <table:table-cell office:value-type="float" office:value="0" table:style-name="ce30">
            <text:p>0</text:p>
          </table:table-cell>
          <table:table-cell office:value-type="float" office:value="2633172" table:style-name="ce31">
            <text:p>2633172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9001</text:p>
          </table:table-cell>
          <table:table-cell office:value-type="string" table:style-name="ce8">
            <text:p>Canada</text:p>
          </table:table-cell>
          <table:table-cell office:value-type="string" table:style-name="ce9">
            <text:p>CA</text:p>
          </table:table-cell>
          <table:table-cell office:value-type="string" table:style-name="ce10">
            <text:p>CA-51</text:p>
          </table:table-cell>
          <table:table-cell office:value-type="date" office:date-value="2013-12-17T00:00:00" table:style-name="ce11">
            <text:p>12/17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CAD</text:p>
          </table:table-cell>
          <table:table-cell office:value-type="float" office:value="12000000" table:style-name="ce16">
            <text:p>12000000</text:p>
          </table:table-cell>
          <table:table-cell office:value-type="date" office:date-value="2013-12-17T00:00:00" table:style-name="ce17">
            <text:p>12/17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4-01-15T00:00:00" table:style-name="ce21">
            <text:p>01/15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12000000" table:style-name="ce25">
            <text:p>12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0984715.689999999" table:style-name="ce30">
            <text:p>10984715.69</text:p>
          </table:table-cell>
          <table:table-cell office:value-type="float" office:value="10984715.689999999" table:style-name="ce31">
            <text:p>10984715.69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35003</text:p>
          </table:table-cell>
          <table:table-cell office:value-type="string" table:style-name="ce8">
            <text:p>Luxembourg</text:p>
          </table:table-cell>
          <table:table-cell office:value-type="string" table:style-name="ce9">
            <text:p>LU</text:p>
          </table:table-cell>
          <table:table-cell office:value-type="string" table:style-name="ce10">
            <text:p>LU-</text:p>
          </table:table-cell>
          <table:table-cell office:value-type="date" office:date-value="2014-01-09T00:00:00" table:style-name="ce11">
            <text:p>01/09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EUR</text:p>
          </table:table-cell>
          <table:table-cell office:value-type="float" office:value="350000" table:style-name="ce16">
            <text:p>350000</text:p>
          </table:table-cell>
          <table:table-cell office:value-type="date" office:date-value="2013-12-24T00:00:00" table:style-name="ce17">
            <text:p>12/24/2013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4-01-30T00:00:00" table:style-name="ce21">
            <text:p>01/30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3500000" table:style-name="ce25">
            <text:p>35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477470" table:style-name="ce30">
            <text:p>477470</text:p>
          </table:table-cell>
          <table:table-cell office:value-type="float" office:value="477470" table:style-name="ce31">
            <text:p>477470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612001</text:p>
          </table:table-cell>
          <table:table-cell office:value-type="string" table:style-name="ce8">
            <text:p>EC/EU</text:p>
          </table:table-cell>
          <table:table-cell office:value-type="string" table:style-name="ce9">
            <text:p>EC/EU</text:p>
          </table:table-cell>
          <table:table-cell office:value-type="string" table:style-name="ce10">
            <text:p>EC/EU-TF050576</text:p>
          </table:table-cell>
          <table:table-cell office:value-type="date" office:date-value="2013-12-16T00:00:00" table:style-name="ce11">
            <text:p>12/16/2013</text:p>
          </table:table-cell>
          <table:table-cell office:value-type="string" table:style-name="ce12">
            <text:p>1392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3</text:p>
          </table:table-cell>
          <table:table-cell office:value-type="string" table:style-name="ce15">
            <text:p>EUR</text:p>
          </table:table-cell>
          <table:table-cell office:value-type="float" office:value="9875000" table:style-name="ce16">
            <text:p>9875000</text:p>
          </table:table-cell>
          <table:table-cell office:value-type="date" office:date-value="2013-12-04T00:00:00" table:style-name="ce17">
            <text:p>12/04/2013</text:p>
          </table:table-cell>
          <table:table-cell office:value-type="string" table:style-name="ce18">
            <text:p>1392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3</text:p>
          </table:table-cell>
          <table:table-cell office:value-type="date" office:date-value="2014-02-06T00:00:00" table:style-name="ce21">
            <text:p>02/06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9875000" table:style-name="ce25">
            <text:p>9875000</text:p>
          </table:table-cell>
          <table:table-cell office:value-type="string" table:style-name="ce26">
            <text:p>JSRP</text:p>
          </table:table-cell>
          <table:table-cell office:value-type="string" table:style-name="ce27">
            <text:p>TF092160</text:p>
          </table:table-cell>
          <table:table-cell office:value-type="string" table:style-name="ce28">
            <text:p>P107372</text:p>
          </table:table-cell>
          <table:table-cell office:value-type="float" office:value="13344087.49" table:style-name="ce29">
            <text:p>13344087.49</text:p>
          </table:table-cell>
          <table:table-cell office:value-type="float" office:value="0" table:style-name="ce30">
            <text:p>0</text:p>
          </table:table-cell>
          <table:table-cell office:value-type="float" office:value="13344087.49" table:style-name="ce31">
            <text:p>13344087.49</text:p>
          </table:table-cell>
          <table:table-cell table:number-columns-repeated="16355"/>
        </table:table-row>
        <table:table-row table:style-name="ro2">
          <table:table-cell office:value-type="date" office:date-value="2014-03-20T00:00:00" table:style-name="ce3">
            <text:p>03/20/2014</text:p>
          </table:table-cell>
          <table:table-cell office:value-type="string" table:style-name="ce4">
            <text:p>TF050576</text:p>
          </table:table-cell>
          <table:table-cell office:value-type="string" table:style-name="ce5">
            <text:p>Afghanistan Reconstruction Trust Fund</text:p>
          </table:table-cell>
          <table:table-cell office:value-type="string" table:style-name="ce6">
            <text:p>ARTF</text:p>
          </table:table-cell>
          <table:table-cell office:value-type="string" table:style-name="ce7">
            <text:p>TF506001</text:p>
          </table:table-cell>
          <table:table-cell office:value-type="string" table:style-name="ce8">
            <text:p>United States</text:p>
          </table:table-cell>
          <table:table-cell office:value-type="string" table:style-name="ce9">
            <text:p>US</text:p>
          </table:table-cell>
          <table:table-cell office:value-type="string" table:style-name="ce10">
            <text:p>US-4</text:p>
          </table:table-cell>
          <table:table-cell office:value-type="date" office:date-value="2014-01-08T00:00:00" table:style-name="ce11">
            <text:p>01/08/2014</text:p>
          </table:table-cell>
          <table:table-cell office:value-type="string" table:style-name="ce12">
            <text:p>1393</text:p>
          </table:table-cell>
          <table:table-cell office:value-type="string" table:style-name="ce13">
            <text:p>2014</text:p>
          </table:table-cell>
          <table:table-cell office:value-type="string" table:style-name="ce14">
            <text:p>2014</text:p>
          </table:table-cell>
          <table:table-cell office:value-type="string" table:style-name="ce15">
            <text:p>USD</text:p>
          </table:table-cell>
          <table:table-cell office:value-type="float" office:value="15000000" table:style-name="ce16">
            <text:p>15000000</text:p>
          </table:table-cell>
          <table:table-cell office:value-type="date" office:date-value="2014-01-08T00:00:00" table:style-name="ce17">
            <text:p>01/08/2014</text:p>
          </table:table-cell>
          <table:table-cell office:value-type="string" table:style-name="ce18">
            <text:p>1393</text:p>
          </table:table-cell>
          <table:table-cell office:value-type="string" table:style-name="ce19">
            <text:p>2014</text:p>
          </table:table-cell>
          <table:table-cell office:value-type="string" table:style-name="ce20">
            <text:p>2014</text:p>
          </table:table-cell>
          <table:table-cell office:value-type="date" office:date-value="2014-03-07T00:00:00" table:style-name="ce21">
            <text:p>03/07/2014</text:p>
          </table:table-cell>
          <table:table-cell office:value-type="string" table:style-name="ce22">
            <text:p>1393</text:p>
          </table:table-cell>
          <table:table-cell office:value-type="string" table:style-name="ce23">
            <text:p>2014</text:p>
          </table:table-cell>
          <table:table-cell office:value-type="string" table:style-name="ce24">
            <text:p>2014</text:p>
          </table:table-cell>
          <table:table-cell office:value-type="float" office:value="15000000" table:style-name="ce25">
            <text:p>15000000</text:p>
          </table:table-cell>
          <table:table-cell office:value-type="string" table:style-name="ce26">
            <text:p>Unpreference</text:p>
          </table:table-cell>
          <table:table-cell office:value-type="string" table:style-name="ce27">
            <text:p>TF000000</text:p>
          </table:table-cell>
          <table:table-cell office:value-type="string" table:style-name="ce28">
            <text:p>N/A</text:p>
          </table:table-cell>
          <table:table-cell office:value-type="float" office:value="0" table:style-name="ce29">
            <text:p>0</text:p>
          </table:table-cell>
          <table:table-cell office:value-type="float" office:value="15000000" table:style-name="ce30">
            <text:p>15000000</text:p>
          </table:table-cell>
          <table:table-cell office:value-type="float" office:value="15000000" table:style-name="ce31">
            <text:p>15000000</text:p>
          </table:table-cell>
          <table:table-cell table:number-columns-repeated="16355"/>
        </table:table-row>
        <table:table-row table:number-rows-repeated="1047977" table:style-name="ro1">
          <table:table-cell table:number-columns-repeated="16384"/>
        </table:table-row>
      </table:table>
      <table:table table:name="Multi_donor_trust_funds_data" table:style-name="ta1"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onor nam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mount contributed per year in US$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2014" table:style-name="ce1">
            <text:p>2014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OVERNMENT OF UNITED STATES OF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305789003" table:style-name="ce40">
            <text:p>305,789,003</text:p>
          </table:table-cell>
          <table:table-cell table:style-name="ce1"/>
          <table:table-cell office:value-type="float" office:value="580127828" table:formula="msoxl:=SUM(B8,B10,B12,B14,B16,B18,B20,B22,B24,B26)" table:style-name="ce40">
            <text:p>580,127,82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OVERNMENT OF POLAND</text:p>
          </table:table-cell>
          <table:table-cell table:style-name="ce1"/>
          <table:table-cell office:value-type="float" office:value="580.12782800000002" table:formula="msoxl:=D8/1000000" table:style-name="ce42">
            <text:p><text:s/>$580.1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4489" table:style-name="ce40">
            <text:p>44,48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OVERNMENT OF NORWA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9578544" table:style-name="ce40">
            <text:p>9,578,544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OVERNMENT OF NETHERLAND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18649087" table:style-name="ce40">
            <text:p>18,649,087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OVERNMENT OF JAP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132000000" table:style-name="ce40">
            <text:p>132,000,00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OVERNMENT OF GERMANY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4535316" table:style-name="ce40">
            <text:p>24,535,31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FINLAN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204395" table:style-name="ce40">
            <text:p>6,204,39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DENMARK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166391" table:style-name="ce40">
            <text:p>6,166,39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CZECH REPUBLIC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9480" table:style-name="ce40">
            <text:p>49,4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UROPEAN UNION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7111123" table:style-name="ce40">
            <text:p>77,111,12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013" table:style-name="ce1">
            <text:p>201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DENMARK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005167" table:style-name="ce40">
            <text:p>8,005,16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FINLAN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241379" table:style-name="ce40">
            <text:p>3,241,379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GERMANY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6346225" table:style-name="ce40">
            <text:p>46,346,22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JAPAN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5000000" table:style-name="ce40">
            <text:p>135,000,0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NETHERLANDS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586957" table:style-name="ce40">
            <text:p>13,586,95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REPUBLIC OF KOREA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0000000" table:style-name="ce40">
            <text:p>50,000,0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UNITED KINGDOM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71661" table:style-name="ce40">
            <text:p>4,071,66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UNITED STATES OF AMERICA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8497713" table:style-name="ce40">
            <text:p>88,497,71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012" table:style-name="ce1">
            <text:p>201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UROPEAN UNION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414406" table:style-name="ce40">
            <text:p>2,414,40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CZECH REPUBLIC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1589" table:style-name="ce40">
            <text:p>51,589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FINLAN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882058" table:style-name="ce40">
            <text:p>1,882,05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GERMANY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6560425" table:style-name="ce40">
            <text:p>26,560,42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JAPAN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36512751" table:style-name="ce40">
            <text:p>236,512,75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POLAN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58143" table:style-name="ce40">
            <text:p>158,14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REPUBLIC OF KOREA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0000000" table:style-name="ce40">
            <text:p>50,000,0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UNITED KINGDOM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6483516" table:style-name="ce40">
            <text:p>16,483,51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UNITED STATES OF AMERICA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63986290" table:style-name="ce40">
            <text:p>163,986,29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011" table:style-name="ce1">
            <text:p>201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CANADA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2337397" table:style-name="ce40">
            <text:p>12,337,39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UROPEAN UNION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1616667" table:style-name="ce40">
            <text:p>51,616,66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DENMARK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939844" table:style-name="ce40">
            <text:p>6,939,84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FINLAN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139800" table:style-name="ce40">
            <text:p>2,139,8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GERMANY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6511628" table:style-name="ce40">
            <text:p>46,511,62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JAPAN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48659805" table:style-name="ce40">
            <text:p>248,659,80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NETHERLANDS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4666667" table:style-name="ce40">
            <text:p>14,666,66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NORWAY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5938297" table:style-name="ce40">
            <text:p>15,938,29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SWITZERLAN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8752" table:style-name="ce40">
            <text:p>878,75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UNITED KINGDOM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1727103" table:style-name="ce40">
            <text:p>11,727,10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VERNMENT OF UNITED STATES OF AMERICA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57074432" table:style-name="ce40">
            <text:p>257,074,43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elivery in previous fiscal year US$</text:p>
          </table:table-cell>
          <table:table-cell table:number-columns-repeated="16382"/>
        </table:table-row>
        <table:table-row table:style-name="ro1">
          <table:table-cell/>
          <table:table-cell office:value-type="date" office:date-value="2014-12-01T00:00:00" table:style-name="ce41">
            <text:p>Dec-1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94106626" table:style-name="ce40">
            <text:p>494,106,626</text:p>
          </table:table-cell>
          <table:table-cell table:number-columns-repeated="16382"/>
        </table:table-row>
        <table:table-row table:style-name="ro1">
          <table:table-cell/>
          <table:table-cell office:value-type="date" office:date-value="2013-12-01T00:00:00" table:style-name="ce41">
            <text:p>Dec-1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24003130" table:style-name="ce40">
            <text:p>524,003,130</text:p>
          </table:table-cell>
          <table:table-cell table:number-columns-repeated="16382"/>
        </table:table-row>
        <table:table-row table:style-name="ro1">
          <table:table-cell/>
          <table:table-cell office:value-type="date" office:date-value="2012-12-01T00:00:00" table:style-name="ce41">
            <text:p>Dec-1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93403788" table:style-name="ce40">
            <text:p>493,403,788</text:p>
          </table:table-cell>
          <table:table-cell table:number-columns-repeated="16382"/>
        </table:table-row>
        <table:table-row table:style-name="ro1">
          <table:table-cell/>
          <table:table-cell office:value-type="date" office:date-value="2011-12-01T00:00:00" table:style-name="ce41">
            <text:p>Dec-1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96820614" table:style-name="ce40">
            <text:p>596,820,614</text:p>
          </table:table-cell>
          <table:table-cell table:number-columns-repeated="16382"/>
        </table:table-row>
        <table:table-row table:number-rows-repeated="1048482" table:style-name="ro1">
          <table:table-cell table:number-columns-repeated="16384"/>
        </table:table-row>
      </table:table>
      <table:data-pilot-tables>
        <table:data-pilot-table table:name="PivotTable1" table:target-range-address="ARTF_Pivot.A3:ARTF_Pivot.B10" table:show-filter-button="false" table:buttons="ARTF_Pivot.A4">
          <table:source-cell-range table:cell-range-address="Afghanistan_Reconstruction_Tru.A1:Afghanistan_Reconstruction_Tru.AC599"/>
          <table:data-pilot-field table:source-field-name="As Of 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otal Receipt Amount (in USD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rustee Fund Number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rustee Fund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FUN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onor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onor 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onor Cod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Ammendment unique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Installment Posting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Installment Posting year S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Installment Posting year F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Installment Posting year 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onor or Grant Agreement Curr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ontribution Commitment Amou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Installment Due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Installment Due Year S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Installment Due Year F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Installment Due Year 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Foreign Exchange Receipt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Foreign Exchange Receipt Year S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Foreign Exchange Receipt Year F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Foreign Exchange Receipt Year 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Receipt Amount (In Donation Currenc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roject Prefer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roject Preference Trust Fund Grant Numb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roject Preference Project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reference Amount (in USD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No Preference Amount (in USD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number-style style:name="N43P0">
      <number:text> $</number:text>
      <number:number number:decimal-places="2" number:min-integer-digits="1" number:grouping="true"/>
      <number:text> </number:text>
    </number:number-style>
    <number:number-style style:name="N43P1">
      <number:text> $(</number:text>
      <number:number number:decimal-places="2" number:min-integer-digits="1" number:grouping="true"/>
      <number:text>)</number:text>
    </number:number-style>
    <number:number-style style:name="N43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date-style style:name="N44">
      <number:month number:style="long"/>
      <number:text>/</number:text>
      <number:day number:style="long"/>
      <number:text>/</number:text>
      <number:year number:style="long"/>
    </number:date-style>
    <number:number-style style:name="N45P0">
      <number:text> $</number:text>
      <number:number number:decimal-places="1" number:min-integer-digits="1" number:grouping="true"/>
      <number:text> </number:text>
    </number:number-style>
    <number:number-style style:name="N45P1">
      <number:text> $(</number:text>
      <number:number number:decimal-places="1" number:min-integer-digits="1" number:grouping="true"/>
      <number:text>)</number:text>
    </number:number-style>
    <number:number-style style:name="N45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style:style style:name="Comma" style:family="table-cell" style:data-style-name="N4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uminita Tuchel</meta:initial-creator>
    <dc:creator>beckyc</dc:creator>
    <meta:creation-date>2015-10-12T09:00:17Z</meta:creation-date>
    <dc:date>2015-10-13T13:38:57Z</dc:date>
  </office:meta>
</office:document-meta>
</file>